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3.967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1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5" style:family="table-cell" style:parent-style-name="Default">
      <style:table-cell-properties fo:border-bottom="0.018cm solid #000000" style:text-align-source="fix" style:repeat-content="false" fo:border-left="0.088cm solid #000000" fo:border-right="none" fo:border-top="0.018cm solid #000000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18cm solid #000000"/>
      <style:paragraph-properties fo:text-align="center" fo:margin-left="0cm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0.018cm solid #000000" style:text-align-source="fix" style:repeat-content="false" fo:border-left="none" fo:border-right="0.088cm solid #000000" fo:border-top="0.018cm solid #000000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0.088cm solid #000000" fo:border-top="0.018cm solid #000000"/>
      <style:paragraph-properties fo:text-align="center" fo:margin-left="0cm"/>
    </style:style>
    <style:style style:name="ce10" style:family="table-cell" style:parent-style-name="Default">
      <style:table-cell-properties fo:border-bottom="0.018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18cm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Zapojeni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[.B1]+1"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D1]+1" office:value-type="float" office:value="2">
            <text:p>2</text:p>
          </table:table-cell>
          <table:table-cell office:value-type="string">
            <text:p><text:s/></text:p>
          </table:table-cell>
          <table:table-cell table:formula="of:=[.F1]+1" office:value-type="float" office:value="3">
            <text:p>3</text:p>
          </table:table-cell>
          <table:table-cell office:value-type="string">
            <text:p><text:s/></text:p>
          </table:table-cell>
          <table:table-cell table:formula="of:=[.H1]+1" office:value-type="float" office:value="4">
            <text:p>4</text:p>
          </table:table-cell>
          <table:table-cell office:value-type="string">
            <text:p><text:s/></text:p>
          </table:table-cell>
          <table:table-cell table:formula="of:=[.J1]+1" office:value-type="float" office:value="5">
            <text:p>5</text:p>
          </table:table-cell>
          <table:table-cell office:value-type="string">
            <text:p><text:s/></text:p>
          </table:table-cell>
          <table:table-cell table:formula="of:=[.L1]+1" office:value-type="float" office:value="6">
            <text:p>6</text:p>
          </table:table-cell>
          <table:table-cell office:value-type="string">
            <text:p><text:s/></text:p>
          </table:table-cell>
          <table:table-cell table:formula="of:=[.N1]+1" office:value-type="float" office:value="7">
            <text:p>7</text:p>
          </table:table-cell>
          <table:table-cell office:value-type="string">
            <text:p><text:s/></text:p>
          </table:table-cell>
          <table:table-cell table:formula="of:=[.P1]+1" office:value-type="float" office:value="8">
            <text:p>8</text:p>
          </table:table-cell>
          <table:table-cell office:value-type="string">
            <text:p><text:s/></text:p>
          </table:table-cell>
          <table:table-cell table:formula="of:=[.R1]+1" office:value-type="float" office:value="9">
            <text:p>9</text:p>
          </table:table-cell>
          <table:table-cell office:value-type="string">
            <text:p><text:s/></text:p>
          </table:table-cell>
          <table:table-cell table:formula="of:=[.T1]+1" office:value-type="float" office:value="10">
            <text:p>10</text:p>
          </table:table-cell>
          <table:table-cell office:value-type="string">
            <text:p><text:s/></text:p>
          </table:table-cell>
          <table:table-cell table:formula="of:=[.V1]+1" office:value-type="float" office:value="11">
            <text:p>11</text:p>
          </table:table-cell>
          <table:table-cell office:value-type="string">
            <text:p><text:s/></text:p>
          </table:table-cell>
          <table:table-cell table:formula="of:=[.X1]+1" office:value-type="float" office:value="12">
            <text:p>12</text:p>
          </table:table-cell>
          <table:table-cell office:value-type="string">
            <text:p><text:s/></text:p>
          </table:table-cell>
          <table:table-cell table:formula="of:=[.Z1]+1" office:value-type="float" office:value="13">
            <text:p>13</text:p>
          </table:table-cell>
          <table:table-cell office:value-type="string">
            <text:p><text:s/></text:p>
          </table:table-cell>
          <table:table-cell table:formula="of:=[.AB1]+1" office:value-type="float" office:value="14">
            <text:p>14</text:p>
          </table:table-cell>
          <table:table-cell office:value-type="string">
            <text:p><text:s/></text:p>
          </table:table-cell>
          <table:table-cell table:formula="of:=[.AD1]+1" office:value-type="float" office:value="15">
            <text:p>15</text:p>
          </table:table-cell>
          <table:table-cell office:value-type="string">
            <text:p><text:s/></text:p>
          </table:table-cell>
          <table:table-cell table:formula="of:=[.AF1]+1" office:value-type="float" office:value="16">
            <text:p>16</text:p>
          </table:table-cell>
          <table:table-cell office:value-type="string">
            <text:p><text:s/></text:p>
          </table:table-cell>
          <table:table-cell table:formula="of:=[.AH1]+1" office:value-type="float" office:value="17">
            <text:p>17</text:p>
          </table:table-cell>
          <table:table-cell office:value-type="string">
            <text:p><text:s/></text:p>
          </table:table-cell>
          <table:table-cell table:formula="of:=[.AJ1]+1" office:value-type="float" office:value="18">
            <text:p>18</text:p>
          </table:table-cell>
          <table:table-cell office:value-type="string">
            <text:p><text:s/></text:p>
          </table:table-cell>
          <table:table-cell table:formula="of:=[.AL1]+1" office:value-type="float" office:value="19">
            <text:p>19</text:p>
          </table:table-cell>
          <table:table-cell office:value-type="string">
            <text:p><text:s/></text:p>
          </table:table-cell>
          <table:table-cell table:formula="of:=[.AN1]+1" office:value-type="float" office:value="20">
            <text:p>20</text:p>
          </table:table-cell>
          <table:table-cell office:value-type="string">
            <text:p><text:s/></text:p>
          </table:table-cell>
          <table:table-cell table:formula="of:=[.AP1]+1" office:value-type="float" office:value="21">
            <text:p>21</text:p>
          </table:table-cell>
          <table:table-cell office:value-type="string">
            <text:p><text:s/></text:p>
          </table:table-cell>
          <table:table-cell table:formula="of:=[.AR1]+1" office:value-type="float" office:value="22">
            <text:p>22</text:p>
          </table:table-cell>
          <table:table-cell office:value-type="string">
            <text:p><text:s/></text:p>
          </table:table-cell>
          <table:table-cell table:formula="of:=[.AT1]+1" office:value-type="float" office:value="23">
            <text:p>23</text:p>
          </table:table-cell>
          <table:table-cell office:value-type="string">
            <text:p><text:s/></text:p>
          </table:table-cell>
          <table:table-cell table:formula="of:=[.AV1]+1" office:value-type="float" office:value="24">
            <text:p>24</text:p>
          </table:table-cell>
          <table:table-cell office:value-type="string">
            <text:p><text:s/></text:p>
          </table:table-cell>
          <table:table-cell table:formula="of:=[.AX1]+1" office:value-type="float" office:value="25">
            <text:p>25</text:p>
          </table:table-cell>
          <table:table-cell office:value-type="string">
            <text:p><text:s/></text:p>
          </table:table-cell>
          <table:table-cell table:formula="of:=[.AZ1]+1" office:value-type="float" office:value="26">
            <text:p>26</text:p>
          </table:table-cell>
          <table:table-cell office:value-type="string">
            <text:p><text:s/></text:p>
          </table:table-cell>
          <table:table-cell table:formula="of:=[.BB1]+1" office:value-type="float" office:value="27">
            <text:p>27</text:p>
          </table:table-cell>
          <table:table-cell office:value-type="string">
            <text:p><text:s/></text:p>
          </table:table-cell>
          <table:table-cell table:formula="of:=[.BD1]+1" office:value-type="float" office:value="28">
            <text:p>28</text:p>
          </table:table-cell>
          <table:table-cell office:value-type="string">
            <text:p><text:s/></text:p>
          </table:table-cell>
          <table:table-cell table:formula="of:=[.BF1]+1" office:value-type="float" office:value="29">
            <text:p>29</text:p>
          </table:table-cell>
          <table:table-cell office:value-type="string">
            <text:p><text:s/></text:p>
          </table:table-cell>
          <table:table-cell table:formula="of:=[.BH1]+1" office:value-type="float" office:value="30">
            <text:p>30</text:p>
          </table:table-cell>
          <table:table-cell office:value-type="string">
            <text:p><text:s/></text:p>
          </table:table-cell>
          <table:table-cell table:formula="of:=[.BJ1]+1" office:value-type="float" office:value="31">
            <text:p>31</text:p>
          </table:table-cell>
          <table:table-cell office:value-type="string">
            <text:p><text:s/></text:p>
          </table:table-cell>
          <table:table-cell table:formula="of:=[.BL1]+1" office:value-type="float" office:value="32">
            <text:p>32</text:p>
          </table:table-cell>
          <table:table-cell office:value-type="string">
            <text:p><text:s/></text:p>
          </table:table-cell>
          <table:table-cell table:formula="of:=[.BN1]+1" office:value-type="float" office:value="33">
            <text:p>33</text:p>
          </table:table-cell>
          <table:table-cell office:value-type="string">
            <text:p><text:s/></text:p>
          </table:table-cell>
          <table:table-cell table:formula="of:=[.BP1]+1" office:value-type="float" office:value="34">
            <text:p>34</text:p>
          </table:table-cell>
          <table:table-cell office:value-type="string">
            <text:p><text:s/></text:p>
          </table:table-cell>
          <table:table-cell table:formula="of:=[.BR1]+1" office:value-type="float" office:value="35">
            <text:p>35</text:p>
          </table:table-cell>
          <table:table-cell office:value-type="string">
            <text:p><text:s/></text:p>
          </table:table-cell>
          <table:table-cell table:formula="of:=[.BT1]+1" office:value-type="float" office:value="36">
            <text:p>36</text:p>
          </table:table-cell>
          <table:table-cell office:value-type="string">
            <text:p><text:s/></text:p>
          </table:table-cell>
          <table:table-cell table:formula="of:=[.BV1]+1" office:value-type="float" office:value="37">
            <text:p>37</text:p>
          </table:table-cell>
          <table:table-cell office:value-type="string">
            <text:p><text:s/></text:p>
          </table:table-cell>
          <table:table-cell table:formula="of:=[.BX1]+1" office:value-type="float" office:value="38">
            <text:p>38</text:p>
          </table:table-cell>
          <table:table-cell office:value-type="string">
            <text:p><text:s/></text:p>
          </table:table-cell>
          <table:table-cell table:formula="of:=[.BZ1]+1" office:value-type="float" office:value="39">
            <text:p>39</text:p>
          </table:table-cell>
          <table:table-cell office:value-type="string">
            <text:p><text:s/></text:p>
          </table:table-cell>
          <table:table-cell table:formula="of:=[.CB1]+1" office:value-type="float" office:value="40">
            <text:p>40</text:p>
          </table:table-cell>
          <table:table-cell office:value-type="string">
            <text:p><text:s/></text:p>
          </table:table-cell>
          <table:table-cell table:formula="of:=[.CD1]+1" office:value-type="float" office:value="41">
            <text:p>41</text:p>
          </table:table-cell>
          <table:table-cell office:value-type="string">
            <text:p><text:s/></text:p>
          </table:table-cell>
          <table:table-cell table:formula="of:=[.CF1]+1" office:value-type="float" office:value="42">
            <text:p>42</text:p>
          </table:table-cell>
          <table:table-cell office:value-type="string">
            <text:p><text:s/></text:p>
          </table:table-cell>
          <table:table-cell table:formula="of:=[.CH1]+1" office:value-type="float" office:value="43">
            <text:p>43</text:p>
          </table:table-cell>
          <table:table-cell office:value-type="string">
            <text:p><text:s/></text:p>
          </table:table-cell>
          <table:table-cell table:formula="of:=[.CJ1]+1" office:value-type="float" office:value="44">
            <text:p>44</text:p>
          </table:table-cell>
          <table:table-cell office:value-type="string">
            <text:p><text:s/></text:p>
          </table:table-cell>
          <table:table-cell table:formula="of:=[.CL1]+1" office:value-type="float" office:value="45">
            <text:p>45</text:p>
          </table:table-cell>
          <table:table-cell office:value-type="string">
            <text:p><text:s/></text:p>
          </table:table-cell>
          <table:table-cell table:formula="of:=[.CN1]+1" office:value-type="float" office:value="46">
            <text:p>46</text:p>
          </table:table-cell>
          <table:table-cell office:value-type="string">
            <text:p><text:s/></text:p>
          </table:table-cell>
          <table:table-cell table:formula="of:=[.CP1]+1" office:value-type="float" office:value="47">
            <text:p>47</text:p>
          </table:table-cell>
          <table:table-cell office:value-type="string">
            <text:p><text:s/></text:p>
          </table:table-cell>
          <table:table-cell table:formula="of:=[.CR1]+1" office:value-type="float" office:value="48">
            <text:p>48</text:p>
          </table:table-cell>
          <table:table-cell office:value-type="string">
            <text:p><text:s/></text:p>
          </table:table-cell>
          <table:table-cell table:formula="of:=[.CT1]+1" office:value-type="float" office:value="49">
            <text:p>49</text:p>
          </table:table-cell>
          <table:table-cell office:value-type="string">
            <text:p><text:s/></text:p>
          </table:table-cell>
          <table:table-cell table:formula="of:=[.CV1]+1" office:value-type="float" office:value="50">
            <text:p>50</text:p>
          </table:table-cell>
          <table:table-cell office:value-type="string">
            <text:p><text:s/></text:p>
          </table:table-cell>
          <table:table-cell table:formula="of:=[.CX1]+1" office:value-type="float" office:value="51">
            <text:p>51</text:p>
          </table:table-cell>
          <table:table-cell office:value-type="string">
            <text:p><text:s/></text:p>
          </table:table-cell>
          <table:table-cell table:formula="of:=[.CZ1]+1" office:value-type="float" office:value="52">
            <text:p>52</text:p>
          </table:table-cell>
          <table:table-cell office:value-type="string">
            <text:p><text:s/></text:p>
          </table:table-cell>
          <table:table-cell table:formula="of:=[.DB1]+1" office:value-type="float" office:value="53">
            <text:p>53</text:p>
          </table:table-cell>
          <table:table-cell office:value-type="string">
            <text:p><text:s/></text:p>
          </table:table-cell>
          <table:table-cell table:formula="of:=[.DD1]+1" office:value-type="float" office:value="54">
            <text:p>54</text:p>
          </table:table-cell>
          <table:table-cell office:value-type="string">
            <text:p><text:s/></text:p>
          </table:table-cell>
          <table:table-cell table:formula="of:=[.DF1]+1" office:value-type="float" office:value="55">
            <text:p>55</text:p>
          </table:table-cell>
          <table:table-cell office:value-type="string">
            <text:p><text:s/></text:p>
          </table:table-cell>
          <table:table-cell table:formula="of:=[.DH1]+1" office:value-type="float" office:value="56">
            <text:p>56</text:p>
          </table:table-cell>
          <table:table-cell office:value-type="string">
            <text:p><text:s/></text:p>
          </table:table-cell>
          <table:table-cell table:formula="of:=[.DJ1]+1" office:value-type="float" office:value="57">
            <text:p>57</text:p>
          </table:table-cell>
          <table:table-cell office:value-type="string">
            <text:p><text:s/></text:p>
          </table:table-cell>
          <table:table-cell table:formula="of:=[.DL1]+1" office:value-type="float" office:value="58">
            <text:p>58</text:p>
          </table:table-cell>
          <table:table-cell office:value-type="string">
            <text:p><text:s/></text:p>
          </table:table-cell>
          <table:table-cell table:formula="of:=[.DN1]+1" office:value-type="float" office:value="59">
            <text:p>59</text:p>
          </table:table-cell>
          <table:table-cell table:number-columns-repeated="9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[.B3]+1"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D3]+1" office:value-type="float" office:value="2">
            <text:p>2</text:p>
          </table:table-cell>
          <table:table-cell office:value-type="string">
            <text:p><text:s/></text:p>
          </table:table-cell>
          <table:table-cell table:formula="of:=[.F3]+1" office:value-type="float" office:value="3">
            <text:p>3</text:p>
          </table:table-cell>
          <table:table-cell office:value-type="string">
            <text:p><text:s/></text:p>
          </table:table-cell>
          <table:table-cell table:formula="of:=[.H3]+1" office:value-type="float" office:value="4">
            <text:p>4</text:p>
          </table:table-cell>
          <table:table-cell office:value-type="string">
            <text:p><text:s/></text:p>
          </table:table-cell>
          <table:table-cell table:formula="of:=[.J3]+1" office:value-type="float" office:value="5">
            <text:p>5</text:p>
          </table:table-cell>
          <table:table-cell office:value-type="string">
            <text:p><text:s/></text:p>
          </table:table-cell>
          <table:table-cell table:formula="of:=[.L3]+1" office:value-type="float" office:value="6">
            <text:p>6</text:p>
          </table:table-cell>
          <table:table-cell office:value-type="string">
            <text:p><text:s/></text:p>
          </table:table-cell>
          <table:table-cell table:formula="of:=[.N3]+1" office:value-type="float" office:value="7">
            <text:p>7</text:p>
          </table:table-cell>
          <table:table-cell office:value-type="string">
            <text:p><text:s/></text:p>
          </table:table-cell>
          <table:table-cell table:formula="of:=[.P3]+1" office:value-type="float" office:value="8">
            <text:p>8</text:p>
          </table:table-cell>
          <table:table-cell office:value-type="string">
            <text:p><text:s/></text:p>
          </table:table-cell>
          <table:table-cell table:formula="of:=[.R3]+1" office:value-type="float" office:value="9">
            <text:p>9</text:p>
          </table:table-cell>
          <table:table-cell office:value-type="string">
            <text:p><text:s/></text:p>
          </table:table-cell>
          <table:table-cell table:formula="of:=[.T3]+1" office:value-type="float" office:value="10">
            <text:p>10</text:p>
          </table:table-cell>
          <table:table-cell office:value-type="string">
            <text:p><text:s/></text:p>
          </table:table-cell>
          <table:table-cell table:formula="of:=[.V3]+1" office:value-type="float" office:value="11">
            <text:p>11</text:p>
          </table:table-cell>
          <table:table-cell office:value-type="string">
            <text:p><text:s/></text:p>
          </table:table-cell>
          <table:table-cell table:formula="of:=[.X3]+1" office:value-type="float" office:value="12">
            <text:p>12</text:p>
          </table:table-cell>
          <table:table-cell office:value-type="string">
            <text:p><text:s/></text:p>
          </table:table-cell>
          <table:table-cell table:formula="of:=[.Z3]+1" office:value-type="float" office:value="13">
            <text:p>13</text:p>
          </table:table-cell>
          <table:table-cell office:value-type="string">
            <text:p><text:s/></text:p>
          </table:table-cell>
          <table:table-cell table:formula="of:=[.AB3]+1" office:value-type="float" office:value="14">
            <text:p>14</text:p>
          </table:table-cell>
          <table:table-cell office:value-type="string">
            <text:p><text:s/></text:p>
          </table:table-cell>
          <table:table-cell table:formula="of:=[.AD3]+1" office:value-type="float" office:value="15">
            <text:p>15</text:p>
          </table:table-cell>
          <table:table-cell office:value-type="string">
            <text:p><text:s/></text:p>
          </table:table-cell>
          <table:table-cell table:formula="of:=[.AF3]+1" office:value-type="float" office:value="16">
            <text:p>16</text:p>
          </table:table-cell>
          <table:table-cell office:value-type="string">
            <text:p><text:s/></text:p>
          </table:table-cell>
          <table:table-cell table:formula="of:=[.AH3]+1" office:value-type="float" office:value="17">
            <text:p>17</text:p>
          </table:table-cell>
          <table:table-cell office:value-type="string">
            <text:p><text:s/></text:p>
          </table:table-cell>
          <table:table-cell table:formula="of:=[.AJ3]+1" office:value-type="float" office:value="18">
            <text:p>18</text:p>
          </table:table-cell>
          <table:table-cell office:value-type="string">
            <text:p><text:s/></text:p>
          </table:table-cell>
          <table:table-cell table:formula="of:=[.AL3]+1" office:value-type="float" office:value="19">
            <text:p>19</text:p>
          </table:table-cell>
          <table:table-cell office:value-type="string">
            <text:p><text:s/></text:p>
          </table:table-cell>
          <table:table-cell table:formula="of:=[.AN3]+1" office:value-type="float" office:value="20">
            <text:p>20</text:p>
          </table:table-cell>
          <table:table-cell office:value-type="string">
            <text:p><text:s/></text:p>
          </table:table-cell>
          <table:table-cell table:formula="of:=[.AP3]+1" office:value-type="float" office:value="21">
            <text:p>21</text:p>
          </table:table-cell>
          <table:table-cell office:value-type="string">
            <text:p><text:s/></text:p>
          </table:table-cell>
          <table:table-cell table:formula="of:=[.AR3]+1" office:value-type="float" office:value="22">
            <text:p>22</text:p>
          </table:table-cell>
          <table:table-cell office:value-type="string">
            <text:p><text:s/></text:p>
          </table:table-cell>
          <table:table-cell table:formula="of:=[.AT3]+1" office:value-type="float" office:value="23">
            <text:p>23</text:p>
          </table:table-cell>
          <table:table-cell office:value-type="string">
            <text:p><text:s/></text:p>
          </table:table-cell>
          <table:table-cell table:formula="of:=[.AV3]+1" office:value-type="float" office:value="24">
            <text:p>24</text:p>
          </table:table-cell>
          <table:table-cell office:value-type="string">
            <text:p><text:s/></text:p>
          </table:table-cell>
          <table:table-cell table:formula="of:=[.AX3]+1" office:value-type="float" office:value="25">
            <text:p>25</text:p>
          </table:table-cell>
          <table:table-cell office:value-type="string">
            <text:p><text:s/></text:p>
          </table:table-cell>
          <table:table-cell table:formula="of:=[.AZ3]+1" office:value-type="float" office:value="26">
            <text:p>26</text:p>
          </table:table-cell>
          <table:table-cell office:value-type="string">
            <text:p><text:s/></text:p>
          </table:table-cell>
          <table:table-cell table:formula="of:=[.BB3]+1" office:value-type="float" office:value="27">
            <text:p>27</text:p>
          </table:table-cell>
          <table:table-cell office:value-type="string">
            <text:p><text:s/></text:p>
          </table:table-cell>
          <table:table-cell table:formula="of:=[.BD3]+1" office:value-type="float" office:value="28">
            <text:p>28</text:p>
          </table:table-cell>
          <table:table-cell office:value-type="string">
            <text:p><text:s/></text:p>
          </table:table-cell>
          <table:table-cell table:formula="of:=[.BF3]+1" office:value-type="float" office:value="29">
            <text:p>29</text:p>
          </table:table-cell>
          <table:table-cell office:value-type="string">
            <text:p><text:s/></text:p>
          </table:table-cell>
          <table:table-cell table:formula="of:=[.BH3]+1" office:value-type="float" office:value="30">
            <text:p>30</text:p>
          </table:table-cell>
          <table:table-cell office:value-type="string">
            <text:p><text:s/></text:p>
          </table:table-cell>
          <table:table-cell table:formula="of:=[.BJ3]+1" office:value-type="float" office:value="31">
            <text:p>31</text:p>
          </table:table-cell>
          <table:table-cell office:value-type="string">
            <text:p><text:s/></text:p>
          </table:table-cell>
          <table:table-cell table:formula="of:=[.BL3]+1" office:value-type="float" office:value="32">
            <text:p>32</text:p>
          </table:table-cell>
          <table:table-cell office:value-type="string">
            <text:p><text:s/></text:p>
          </table:table-cell>
          <table:table-cell table:formula="of:=[.BN3]+1" office:value-type="float" office:value="33">
            <text:p>33</text:p>
          </table:table-cell>
          <table:table-cell office:value-type="string">
            <text:p><text:s/></text:p>
          </table:table-cell>
          <table:table-cell table:formula="of:=[.BP3]+1" office:value-type="float" office:value="34">
            <text:p>34</text:p>
          </table:table-cell>
          <table:table-cell office:value-type="string">
            <text:p><text:s/></text:p>
          </table:table-cell>
          <table:table-cell table:formula="of:=[.BR3]+1" office:value-type="float" office:value="35">
            <text:p>35</text:p>
          </table:table-cell>
          <table:table-cell office:value-type="string">
            <text:p><text:s/></text:p>
          </table:table-cell>
          <table:table-cell table:formula="of:=[.BT3]+1" office:value-type="float" office:value="36">
            <text:p>36</text:p>
          </table:table-cell>
          <table:table-cell office:value-type="string">
            <text:p><text:s/></text:p>
          </table:table-cell>
          <table:table-cell table:formula="of:=[.BV3]+1" office:value-type="float" office:value="37">
            <text:p>37</text:p>
          </table:table-cell>
          <table:table-cell office:value-type="string">
            <text:p><text:s/></text:p>
          </table:table-cell>
          <table:table-cell table:formula="of:=[.BX3]+1" office:value-type="float" office:value="38">
            <text:p>38</text:p>
          </table:table-cell>
          <table:table-cell office:value-type="string">
            <text:p><text:s/></text:p>
          </table:table-cell>
          <table:table-cell table:formula="of:=[.BZ3]+1" office:value-type="float" office:value="39">
            <text:p>39</text:p>
          </table:table-cell>
          <table:table-cell office:value-type="string">
            <text:p><text:s/></text:p>
          </table:table-cell>
          <table:table-cell table:formula="of:=[.CB3]+1" office:value-type="float" office:value="40">
            <text:p>40</text:p>
          </table:table-cell>
          <table:table-cell office:value-type="string">
            <text:p><text:s/></text:p>
          </table:table-cell>
          <table:table-cell table:formula="of:=[.CD3]+1" office:value-type="float" office:value="41">
            <text:p>41</text:p>
          </table:table-cell>
          <table:table-cell office:value-type="string">
            <text:p><text:s/></text:p>
          </table:table-cell>
          <table:table-cell table:formula="of:=[.CF3]+1" office:value-type="float" office:value="42">
            <text:p>42</text:p>
          </table:table-cell>
          <table:table-cell office:value-type="string">
            <text:p><text:s/></text:p>
          </table:table-cell>
          <table:table-cell table:formula="of:=[.CH3]+1" office:value-type="float" office:value="43">
            <text:p>43</text:p>
          </table:table-cell>
          <table:table-cell office:value-type="string">
            <text:p><text:s/></text:p>
          </table:table-cell>
          <table:table-cell table:formula="of:=[.CJ3]+1" office:value-type="float" office:value="44">
            <text:p>44</text:p>
          </table:table-cell>
          <table:table-cell office:value-type="string">
            <text:p><text:s/></text:p>
          </table:table-cell>
          <table:table-cell table:formula="of:=[.CL3]+1" office:value-type="float" office:value="45">
            <text:p>45</text:p>
          </table:table-cell>
          <table:table-cell office:value-type="string">
            <text:p><text:s/></text:p>
          </table:table-cell>
          <table:table-cell table:formula="of:=[.CN3]+1" office:value-type="float" office:value="46">
            <text:p>46</text:p>
          </table:table-cell>
          <table:table-cell office:value-type="string">
            <text:p><text:s/></text:p>
          </table:table-cell>
          <table:table-cell table:formula="of:=[.CP3]+1" office:value-type="float" office:value="47">
            <text:p>47</text:p>
          </table:table-cell>
          <table:table-cell office:value-type="string">
            <text:p><text:s/></text:p>
          </table:table-cell>
          <table:table-cell table:formula="of:=[.CR3]+1" office:value-type="float" office:value="48">
            <text:p>48</text:p>
          </table:table-cell>
          <table:table-cell office:value-type="string">
            <text:p><text:s/></text:p>
          </table:table-cell>
          <table:table-cell table:formula="of:=[.CT3]+1" office:value-type="float" office:value="49">
            <text:p>49</text:p>
          </table:table-cell>
          <table:table-cell office:value-type="string">
            <text:p><text:s/></text:p>
          </table:table-cell>
          <table:table-cell table:formula="of:=[.CV3]+1" office:value-type="float" office:value="50">
            <text:p>50</text:p>
          </table:table-cell>
          <table:table-cell office:value-type="string">
            <text:p><text:s/></text:p>
          </table:table-cell>
          <table:table-cell table:formula="of:=[.CX3]+1" office:value-type="float" office:value="51">
            <text:p>51</text:p>
          </table:table-cell>
          <table:table-cell office:value-type="string">
            <text:p><text:s/></text:p>
          </table:table-cell>
          <table:table-cell table:formula="of:=[.CZ3]+1" office:value-type="float" office:value="52">
            <text:p>52</text:p>
          </table:table-cell>
          <table:table-cell office:value-type="string">
            <text:p><text:s/></text:p>
          </table:table-cell>
          <table:table-cell table:formula="of:=[.DB3]+1" office:value-type="float" office:value="53">
            <text:p>53</text:p>
          </table:table-cell>
          <table:table-cell office:value-type="string">
            <text:p><text:s/></text:p>
          </table:table-cell>
          <table:table-cell table:formula="of:=[.DD3]+1" office:value-type="float" office:value="54">
            <text:p>54</text:p>
          </table:table-cell>
          <table:table-cell office:value-type="string">
            <text:p><text:s/></text:p>
          </table:table-cell>
          <table:table-cell table:formula="of:=[.DF3]+1" office:value-type="float" office:value="55">
            <text:p>55</text:p>
          </table:table-cell>
          <table:table-cell office:value-type="string">
            <text:p><text:s/></text:p>
          </table:table-cell>
          <table:table-cell table:formula="of:=[.DH3]+1" office:value-type="float" office:value="56">
            <text:p>56</text:p>
          </table:table-cell>
          <table:table-cell office:value-type="string">
            <text:p><text:s/></text:p>
          </table:table-cell>
          <table:table-cell table:formula="of:=[.DJ3]+1" office:value-type="float" office:value="57">
            <text:p>57</text:p>
          </table:table-cell>
          <table:table-cell office:value-type="string">
            <text:p><text:s/></text:p>
          </table:table-cell>
          <table:table-cell table:formula="of:=[.DL3]+1" office:value-type="float" office:value="58">
            <text:p>58</text:p>
          </table:table-cell>
          <table:table-cell office:value-type="string">
            <text:p><text:s/></text:p>
          </table:table-cell>
          <table:table-cell table:formula="of:=[.DN3]+1" office:value-type="float" office:value="59">
            <text:p>59</text:p>
          </table:table-cell>
          <table:table-cell table:number-columns-repeated="9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[.B5]+1"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D5]+1" office:value-type="float" office:value="2">
            <text:p>2</text:p>
          </table:table-cell>
          <table:table-cell office:value-type="string">
            <text:p><text:s/></text:p>
          </table:table-cell>
          <table:table-cell table:formula="of:=[.F5]+1" office:value-type="float" office:value="3">
            <text:p>3</text:p>
          </table:table-cell>
          <table:table-cell office:value-type="string">
            <text:p><text:s/></text:p>
          </table:table-cell>
          <table:table-cell table:formula="of:=[.H5]+1" office:value-type="float" office:value="4">
            <text:p>4</text:p>
          </table:table-cell>
          <table:table-cell office:value-type="string">
            <text:p><text:s/></text:p>
          </table:table-cell>
          <table:table-cell table:formula="of:=[.J5]+1" office:value-type="float" office:value="5">
            <text:p>5</text:p>
          </table:table-cell>
          <table:table-cell office:value-type="string">
            <text:p><text:s/></text:p>
          </table:table-cell>
          <table:table-cell table:formula="of:=[.L5]+1" office:value-type="float" office:value="6">
            <text:p>6</text:p>
          </table:table-cell>
          <table:table-cell office:value-type="string">
            <text:p><text:s/></text:p>
          </table:table-cell>
          <table:table-cell table:formula="of:=[.N5]+1" office:value-type="float" office:value="7">
            <text:p>7</text:p>
          </table:table-cell>
          <table:table-cell office:value-type="string">
            <text:p><text:s/></text:p>
          </table:table-cell>
          <table:table-cell table:formula="of:=[.P5]+1" office:value-type="float" office:value="8">
            <text:p>8</text:p>
          </table:table-cell>
          <table:table-cell office:value-type="string">
            <text:p><text:s/></text:p>
          </table:table-cell>
          <table:table-cell table:formula="of:=[.R5]+1" office:value-type="float" office:value="9">
            <text:p>9</text:p>
          </table:table-cell>
          <table:table-cell office:value-type="string">
            <text:p><text:s/></text:p>
          </table:table-cell>
          <table:table-cell table:formula="of:=[.T5]+1" office:value-type="float" office:value="10">
            <text:p>10</text:p>
          </table:table-cell>
          <table:table-cell office:value-type="string">
            <text:p><text:s/></text:p>
          </table:table-cell>
          <table:table-cell table:formula="of:=[.V5]+1" office:value-type="float" office:value="11">
            <text:p>11</text:p>
          </table:table-cell>
          <table:table-cell office:value-type="string">
            <text:p><text:s/></text:p>
          </table:table-cell>
          <table:table-cell table:formula="of:=[.X5]+1" office:value-type="float" office:value="12">
            <text:p>12</text:p>
          </table:table-cell>
          <table:table-cell office:value-type="string">
            <text:p><text:s/></text:p>
          </table:table-cell>
          <table:table-cell table:formula="of:=[.Z5]+1" office:value-type="float" office:value="13">
            <text:p>13</text:p>
          </table:table-cell>
          <table:table-cell office:value-type="string">
            <text:p><text:s/></text:p>
          </table:table-cell>
          <table:table-cell table:formula="of:=[.AB5]+1" office:value-type="float" office:value="14">
            <text:p>14</text:p>
          </table:table-cell>
          <table:table-cell office:value-type="string">
            <text:p><text:s/></text:p>
          </table:table-cell>
          <table:table-cell table:formula="of:=[.AD5]+1" office:value-type="float" office:value="15">
            <text:p>15</text:p>
          </table:table-cell>
          <table:table-cell office:value-type="string">
            <text:p><text:s/></text:p>
          </table:table-cell>
          <table:table-cell table:formula="of:=[.AF5]+1" office:value-type="float" office:value="16">
            <text:p>16</text:p>
          </table:table-cell>
          <table:table-cell office:value-type="string">
            <text:p><text:s/></text:p>
          </table:table-cell>
          <table:table-cell table:formula="of:=[.AH5]+1" office:value-type="float" office:value="17">
            <text:p>17</text:p>
          </table:table-cell>
          <table:table-cell office:value-type="string">
            <text:p><text:s/></text:p>
          </table:table-cell>
          <table:table-cell table:formula="of:=[.AJ5]+1" office:value-type="float" office:value="18">
            <text:p>18</text:p>
          </table:table-cell>
          <table:table-cell office:value-type="string">
            <text:p><text:s/></text:p>
          </table:table-cell>
          <table:table-cell table:formula="of:=[.AL5]+1" office:value-type="float" office:value="19">
            <text:p>19</text:p>
          </table:table-cell>
          <table:table-cell office:value-type="string">
            <text:p><text:s/></text:p>
          </table:table-cell>
          <table:table-cell table:formula="of:=[.AN5]+1" office:value-type="float" office:value="20">
            <text:p>20</text:p>
          </table:table-cell>
          <table:table-cell office:value-type="string">
            <text:p><text:s/></text:p>
          </table:table-cell>
          <table:table-cell table:formula="of:=[.AP5]+1" office:value-type="float" office:value="21">
            <text:p>21</text:p>
          </table:table-cell>
          <table:table-cell office:value-type="string">
            <text:p><text:s/></text:p>
          </table:table-cell>
          <table:table-cell table:formula="of:=[.AR5]+1" office:value-type="float" office:value="22">
            <text:p>22</text:p>
          </table:table-cell>
          <table:table-cell office:value-type="string">
            <text:p><text:s/></text:p>
          </table:table-cell>
          <table:table-cell table:formula="of:=[.AT5]+1" office:value-type="float" office:value="23">
            <text:p>23</text:p>
          </table:table-cell>
          <table:table-cell office:value-type="string">
            <text:p><text:s/></text:p>
          </table:table-cell>
          <table:table-cell table:formula="of:=[.AV5]+1" office:value-type="float" office:value="24">
            <text:p>24</text:p>
          </table:table-cell>
          <table:table-cell office:value-type="string">
            <text:p><text:s/></text:p>
          </table:table-cell>
          <table:table-cell table:formula="of:=[.AX5]+1" office:value-type="float" office:value="25">
            <text:p>25</text:p>
          </table:table-cell>
          <table:table-cell office:value-type="string">
            <text:p><text:s/></text:p>
          </table:table-cell>
          <table:table-cell table:formula="of:=[.AZ5]+1" office:value-type="float" office:value="26">
            <text:p>26</text:p>
          </table:table-cell>
          <table:table-cell office:value-type="string">
            <text:p><text:s/></text:p>
          </table:table-cell>
          <table:table-cell table:formula="of:=[.BB5]+1" office:value-type="float" office:value="27">
            <text:p>27</text:p>
          </table:table-cell>
          <table:table-cell office:value-type="string">
            <text:p><text:s/></text:p>
          </table:table-cell>
          <table:table-cell table:formula="of:=[.BD5]+1" office:value-type="float" office:value="28">
            <text:p>28</text:p>
          </table:table-cell>
          <table:table-cell office:value-type="string">
            <text:p><text:s/></text:p>
          </table:table-cell>
          <table:table-cell table:formula="of:=[.BF5]+1" office:value-type="float" office:value="29">
            <text:p>29</text:p>
          </table:table-cell>
          <table:table-cell office:value-type="string">
            <text:p><text:s/></text:p>
          </table:table-cell>
          <table:table-cell table:formula="of:=[.BH5]+1" office:value-type="float" office:value="30">
            <text:p>30</text:p>
          </table:table-cell>
          <table:table-cell office:value-type="string">
            <text:p><text:s/></text:p>
          </table:table-cell>
          <table:table-cell table:formula="of:=[.BJ5]+1" office:value-type="float" office:value="31">
            <text:p>31</text:p>
          </table:table-cell>
          <table:table-cell office:value-type="string">
            <text:p><text:s/></text:p>
          </table:table-cell>
          <table:table-cell table:formula="of:=[.BL5]+1" office:value-type="float" office:value="32">
            <text:p>32</text:p>
          </table:table-cell>
          <table:table-cell office:value-type="string">
            <text:p><text:s/></text:p>
          </table:table-cell>
          <table:table-cell table:formula="of:=[.BN5]+1" office:value-type="float" office:value="33">
            <text:p>33</text:p>
          </table:table-cell>
          <table:table-cell office:value-type="string">
            <text:p><text:s/></text:p>
          </table:table-cell>
          <table:table-cell table:formula="of:=[.BP5]+1" office:value-type="float" office:value="34">
            <text:p>34</text:p>
          </table:table-cell>
          <table:table-cell office:value-type="string">
            <text:p><text:s/></text:p>
          </table:table-cell>
          <table:table-cell table:formula="of:=[.BR5]+1" office:value-type="float" office:value="35">
            <text:p>35</text:p>
          </table:table-cell>
          <table:table-cell office:value-type="string">
            <text:p><text:s/></text:p>
          </table:table-cell>
          <table:table-cell table:formula="of:=[.BT5]+1" office:value-type="float" office:value="36">
            <text:p>36</text:p>
          </table:table-cell>
          <table:table-cell office:value-type="string">
            <text:p><text:s/></text:p>
          </table:table-cell>
          <table:table-cell table:formula="of:=[.BV5]+1" office:value-type="float" office:value="37">
            <text:p>37</text:p>
          </table:table-cell>
          <table:table-cell office:value-type="string">
            <text:p><text:s/></text:p>
          </table:table-cell>
          <table:table-cell table:formula="of:=[.BX5]+1" office:value-type="float" office:value="38">
            <text:p>38</text:p>
          </table:table-cell>
          <table:table-cell office:value-type="string">
            <text:p><text:s/></text:p>
          </table:table-cell>
          <table:table-cell table:formula="of:=[.BZ5]+1" office:value-type="float" office:value="39">
            <text:p>39</text:p>
          </table:table-cell>
          <table:table-cell office:value-type="string">
            <text:p><text:s/></text:p>
          </table:table-cell>
          <table:table-cell table:formula="of:=[.CB5]+1" office:value-type="float" office:value="40">
            <text:p>40</text:p>
          </table:table-cell>
          <table:table-cell office:value-type="string">
            <text:p><text:s/></text:p>
          </table:table-cell>
          <table:table-cell table:formula="of:=[.CD5]+1" office:value-type="float" office:value="41">
            <text:p>41</text:p>
          </table:table-cell>
          <table:table-cell office:value-type="string">
            <text:p><text:s/></text:p>
          </table:table-cell>
          <table:table-cell table:formula="of:=[.CF5]+1" office:value-type="float" office:value="42">
            <text:p>42</text:p>
          </table:table-cell>
          <table:table-cell office:value-type="string">
            <text:p><text:s/></text:p>
          </table:table-cell>
          <table:table-cell table:formula="of:=[.CH5]+1" office:value-type="float" office:value="43">
            <text:p>43</text:p>
          </table:table-cell>
          <table:table-cell office:value-type="string">
            <text:p><text:s/></text:p>
          </table:table-cell>
          <table:table-cell table:formula="of:=[.CJ5]+1" office:value-type="float" office:value="44">
            <text:p>44</text:p>
          </table:table-cell>
          <table:table-cell office:value-type="string">
            <text:p><text:s/></text:p>
          </table:table-cell>
          <table:table-cell table:formula="of:=[.CL5]+1" office:value-type="float" office:value="45">
            <text:p>45</text:p>
          </table:table-cell>
          <table:table-cell office:value-type="string">
            <text:p><text:s/></text:p>
          </table:table-cell>
          <table:table-cell table:formula="of:=[.CN5]+1" office:value-type="float" office:value="46">
            <text:p>46</text:p>
          </table:table-cell>
          <table:table-cell office:value-type="string">
            <text:p><text:s/></text:p>
          </table:table-cell>
          <table:table-cell table:formula="of:=[.CP5]+1" office:value-type="float" office:value="47">
            <text:p>47</text:p>
          </table:table-cell>
          <table:table-cell office:value-type="string">
            <text:p><text:s/></text:p>
          </table:table-cell>
          <table:table-cell table:formula="of:=[.CR5]+1" office:value-type="float" office:value="48">
            <text:p>48</text:p>
          </table:table-cell>
          <table:table-cell office:value-type="string">
            <text:p><text:s/></text:p>
          </table:table-cell>
          <table:table-cell table:formula="of:=[.CT5]+1" office:value-type="float" office:value="49">
            <text:p>49</text:p>
          </table:table-cell>
          <table:table-cell office:value-type="string">
            <text:p><text:s/></text:p>
          </table:table-cell>
          <table:table-cell table:formula="of:=[.CV5]+1" office:value-type="float" office:value="50">
            <text:p>50</text:p>
          </table:table-cell>
          <table:table-cell office:value-type="string">
            <text:p><text:s/></text:p>
          </table:table-cell>
          <table:table-cell table:formula="of:=[.CX5]+1" office:value-type="float" office:value="51">
            <text:p>51</text:p>
          </table:table-cell>
          <table:table-cell office:value-type="string">
            <text:p><text:s/></text:p>
          </table:table-cell>
          <table:table-cell table:formula="of:=[.CZ5]+1" office:value-type="float" office:value="52">
            <text:p>52</text:p>
          </table:table-cell>
          <table:table-cell office:value-type="string">
            <text:p><text:s/></text:p>
          </table:table-cell>
          <table:table-cell table:formula="of:=[.DB5]+1" office:value-type="float" office:value="53">
            <text:p>53</text:p>
          </table:table-cell>
          <table:table-cell office:value-type="string">
            <text:p><text:s/></text:p>
          </table:table-cell>
          <table:table-cell table:formula="of:=[.DD5]+1" office:value-type="float" office:value="54">
            <text:p>54</text:p>
          </table:table-cell>
          <table:table-cell office:value-type="string">
            <text:p><text:s/></text:p>
          </table:table-cell>
          <table:table-cell table:formula="of:=[.DF5]+1" office:value-type="float" office:value="55">
            <text:p>55</text:p>
          </table:table-cell>
          <table:table-cell office:value-type="string">
            <text:p><text:s/></text:p>
          </table:table-cell>
          <table:table-cell table:formula="of:=[.DH5]+1" office:value-type="float" office:value="56">
            <text:p>56</text:p>
          </table:table-cell>
          <table:table-cell office:value-type="string">
            <text:p><text:s/></text:p>
          </table:table-cell>
          <table:table-cell table:formula="of:=[.DJ5]+1" office:value-type="float" office:value="57">
            <text:p>57</text:p>
          </table:table-cell>
          <table:table-cell office:value-type="string">
            <text:p><text:s/></text:p>
          </table:table-cell>
          <table:table-cell table:formula="of:=[.DL5]+1" office:value-type="float" office:value="58">
            <text:p>58</text:p>
          </table:table-cell>
          <table:table-cell office:value-type="string">
            <text:p><text:s/></text:p>
          </table:table-cell>
          <table:table-cell table:formula="of:=[.DN5]+1" office:value-type="float" office:value="59">
            <text:p>59</text:p>
          </table:table-cell>
          <table:table-cell table:number-columns-repeated="9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CONCATENATE(&quot;M&quot;;[.F$3])" office:value-type="string" office:string-value="M2">
            <text:p>M2</text:p>
          </table:table-cell>
          <table:table-cell table:number-columns-repeated="3"/>
          <table:table-cell table:formula="of:=CONCATENATE(&quot;S&quot;;[.J$1])" office:value-type="string" office:string-value="S4">
            <text:p>S4</text:p>
          </table:table-cell>
          <table:table-cell table:number-columns-repeated="5"/>
          <table:table-cell table:formula="of:=CONCATENATE(&quot;M&quot;;[.P$3])" office:value-type="string" office:string-value="M7">
            <text:p>M7</text:p>
          </table:table-cell>
          <table:table-cell table:number-columns-repeated="3"/>
          <table:table-cell table:formula="of:=CONCATENATE(&quot;S&quot;;[.T$1])" office:value-type="string" office:string-value="S9">
            <text:p>S9</text:p>
          </table:table-cell>
          <table:table-cell table:number-columns-repeated="5"/>
          <table:table-cell table:formula="of:=CONCATENATE(&quot;M&quot;;[.Z$3])" office:value-type="string" office:string-value="M12">
            <text:p>M12</text:p>
          </table:table-cell>
          <table:table-cell table:number-columns-repeated="3"/>
          <table:table-cell table:formula="of:=CONCATENATE(&quot;S&quot;;[.AD$1])" office:value-type="string" office:string-value="S14">
            <text:p>S14</text:p>
          </table:table-cell>
          <table:table-cell table:number-columns-repeated="5"/>
          <table:table-cell table:formula="of:=CONCATENATE(&quot;M&quot;;[.AJ$3])" office:value-type="string" office:string-value="M17">
            <text:p>M17</text:p>
          </table:table-cell>
          <table:table-cell table:number-columns-repeated="3"/>
          <table:table-cell table:formula="of:=CONCATENATE(&quot;S&quot;;[.AN$1])" office:value-type="string" office:string-value="S19">
            <text:p>S19</text:p>
          </table:table-cell>
          <table:table-cell table:number-columns-repeated="5"/>
          <table:table-cell table:formula="of:=CONCATENATE(&quot;M&quot;;[.AT$3])" office:value-type="string" office:string-value="M22">
            <text:p>M22</text:p>
          </table:table-cell>
          <table:table-cell table:number-columns-repeated="3"/>
          <table:table-cell table:formula="of:=CONCATENATE(&quot;S&quot;;[.AX$1])" office:value-type="string" office:string-value="S24">
            <text:p>S24</text:p>
          </table:table-cell>
          <table:table-cell table:number-columns-repeated="5"/>
          <table:table-cell table:formula="of:=CONCATENATE(&quot;M&quot;;[.BD$3])" office:value-type="string" office:string-value="M27">
            <text:p>M27</text:p>
          </table:table-cell>
          <table:table-cell table:number-columns-repeated="3"/>
          <table:table-cell table:formula="of:=CONCATENATE(&quot;S&quot;;[.BH$1])" office:value-type="string" office:string-value="S29">
            <text:p>S29</text:p>
          </table:table-cell>
          <table:table-cell table:number-columns-repeated="5"/>
          <table:table-cell table:formula="of:=CONCATENATE(&quot;M&quot;;[.BN$3])" office:value-type="string" office:string-value="M32">
            <text:p>M32</text:p>
          </table:table-cell>
          <table:table-cell table:number-columns-repeated="3"/>
          <table:table-cell table:formula="of:=CONCATENATE(&quot;S&quot;;[.BR$1])" office:value-type="string" office:string-value="S34">
            <text:p>S34</text:p>
          </table:table-cell>
          <table:table-cell table:number-columns-repeated="5"/>
          <table:table-cell table:formula="of:=CONCATENATE(&quot;M&quot;;[.BX$3])" office:value-type="string" office:string-value="M37">
            <text:p>M37</text:p>
          </table:table-cell>
          <table:table-cell table:number-columns-repeated="3"/>
          <table:table-cell table:formula="of:=CONCATENATE(&quot;S&quot;;[.CB$1])" office:value-type="string" office:string-value="S39">
            <text:p>S39</text:p>
          </table:table-cell>
          <table:table-cell table:number-columns-repeated="5"/>
          <table:table-cell table:formula="of:=CONCATENATE(&quot;M&quot;;[.CH$3])" office:value-type="string" office:string-value="M42">
            <text:p>M42</text:p>
          </table:table-cell>
          <table:table-cell table:number-columns-repeated="3"/>
          <table:table-cell table:formula="of:=CONCATENATE(&quot;S&quot;;[.CL$1])" office:value-type="string" office:string-value="S44">
            <text:p>S44</text:p>
          </table:table-cell>
          <table:table-cell table:number-columns-repeated="5"/>
          <table:table-cell table:formula="of:=CONCATENATE(&quot;M&quot;;[.CR$3])" office:value-type="string" office:string-value="M47">
            <text:p>M47</text:p>
          </table:table-cell>
          <table:table-cell table:number-columns-repeated="3"/>
          <table:table-cell table:formula="of:=CONCATENATE(&quot;S&quot;;[.CV$1])" office:value-type="string" office:string-value="S49">
            <text:p>S49</text:p>
          </table:table-cell>
          <table:table-cell table:number-columns-repeated="5"/>
          <table:table-cell table:formula="of:=CONCATENATE(&quot;M&quot;;[.DB$3])" office:value-type="string" office:string-value="M52">
            <text:p>M52</text:p>
          </table:table-cell>
          <table:table-cell table:number-columns-repeated="3"/>
          <table:table-cell table:formula="of:=CONCATENATE(&quot;S&quot;;[.DF$1])" office:value-type="string" office:string-value="S54">
            <text:p>S54</text:p>
          </table:table-cell>
          <table:table-cell table:number-columns-repeated="5"/>
          <table:table-cell table:formula="of:=CONCATENATE(&quot;M&quot;;[.DL$3])" office:value-type="string" office:string-value="M57">
            <text:p>M57</text:p>
          </table:table-cell>
          <table:table-cell table:number-columns-repeated="3"/>
          <table:table-cell table:formula="of:=CONCATENATE(&quot;S&quot;;[.DP$1])" office:value-type="string" office:string-value="S59">
            <text:p>S59</text:p>
          </table:table-cell>
          <table:table-cell table:number-columns-repeated="904"/>
        </table:table-row>
        <table:table-row table:style-name="ro1">
          <table:table-cell table:number-columns-repeated="5"/>
          <table:table-cell table:formula="of:=CONCATENATE(&quot;S&quot;;[.F$1])" office:value-type="string" office:string-value="S2">
            <text:p>S2</text:p>
          </table:table-cell>
          <table:table-cell table:number-columns-repeated="3"/>
          <table:table-cell table:formula="of:=CONCATENATE(&quot;M&quot;;[.J$3])" office:value-type="string" office:string-value="M4">
            <text:p>M4</text:p>
          </table:table-cell>
          <table:table-cell table:number-columns-repeated="5"/>
          <table:table-cell table:formula="of:=CONCATENATE(&quot;S&quot;;[.P$1])" office:value-type="string" office:string-value="S7">
            <text:p>S7</text:p>
          </table:table-cell>
          <table:table-cell table:number-columns-repeated="3"/>
          <table:table-cell table:formula="of:=CONCATENATE(&quot;M&quot;;[.T$3])" office:value-type="string" office:string-value="M9">
            <text:p>M9</text:p>
          </table:table-cell>
          <table:table-cell table:number-columns-repeated="5"/>
          <table:table-cell table:formula="of:=CONCATENATE(&quot;S&quot;;[.Z$1])" office:value-type="string" office:string-value="S12">
            <text:p>S12</text:p>
          </table:table-cell>
          <table:table-cell table:number-columns-repeated="3"/>
          <table:table-cell table:formula="of:=CONCATENATE(&quot;M&quot;;[.AD$3])" office:value-type="string" office:string-value="M14">
            <text:p>M14</text:p>
          </table:table-cell>
          <table:table-cell table:number-columns-repeated="5"/>
          <table:table-cell table:formula="of:=CONCATENATE(&quot;S&quot;;[.AJ$1])" office:value-type="string" office:string-value="S17">
            <text:p>S17</text:p>
          </table:table-cell>
          <table:table-cell table:number-columns-repeated="3"/>
          <table:table-cell table:formula="of:=CONCATENATE(&quot;M&quot;;[.AN$3])" office:value-type="string" office:string-value="M19">
            <text:p>M19</text:p>
          </table:table-cell>
          <table:table-cell table:number-columns-repeated="5"/>
          <table:table-cell table:formula="of:=CONCATENATE(&quot;S&quot;;[.AT$1])" office:value-type="string" office:string-value="S22">
            <text:p>S22</text:p>
          </table:table-cell>
          <table:table-cell table:number-columns-repeated="3"/>
          <table:table-cell table:formula="of:=CONCATENATE(&quot;M&quot;;[.AX$3])" office:value-type="string" office:string-value="M24">
            <text:p>M24</text:p>
          </table:table-cell>
          <table:table-cell table:number-columns-repeated="5"/>
          <table:table-cell table:formula="of:=CONCATENATE(&quot;S&quot;;[.BD$1])" office:value-type="string" office:string-value="S27">
            <text:p>S27</text:p>
          </table:table-cell>
          <table:table-cell table:number-columns-repeated="3"/>
          <table:table-cell table:formula="of:=CONCATENATE(&quot;M&quot;;[.BH$3])" office:value-type="string" office:string-value="M29">
            <text:p>M29</text:p>
          </table:table-cell>
          <table:table-cell table:number-columns-repeated="5"/>
          <table:table-cell table:formula="of:=CONCATENATE(&quot;S&quot;;[.BN$1])" office:value-type="string" office:string-value="S32">
            <text:p>S32</text:p>
          </table:table-cell>
          <table:table-cell table:number-columns-repeated="3"/>
          <table:table-cell table:formula="of:=CONCATENATE(&quot;M&quot;;[.BR$3])" office:value-type="string" office:string-value="M34">
            <text:p>M34</text:p>
          </table:table-cell>
          <table:table-cell table:number-columns-repeated="5"/>
          <table:table-cell table:formula="of:=CONCATENATE(&quot;S&quot;;[.BX$1])" office:value-type="string" office:string-value="S37">
            <text:p>S37</text:p>
          </table:table-cell>
          <table:table-cell table:number-columns-repeated="3"/>
          <table:table-cell table:formula="of:=CONCATENATE(&quot;M&quot;;[.CB$3])" office:value-type="string" office:string-value="M39">
            <text:p>M39</text:p>
          </table:table-cell>
          <table:table-cell table:number-columns-repeated="5"/>
          <table:table-cell table:formula="of:=CONCATENATE(&quot;S&quot;;[.CH$1])" office:value-type="string" office:string-value="S42">
            <text:p>S42</text:p>
          </table:table-cell>
          <table:table-cell table:number-columns-repeated="3"/>
          <table:table-cell table:formula="of:=CONCATENATE(&quot;M&quot;;[.CL$3])" office:value-type="string" office:string-value="M44">
            <text:p>M44</text:p>
          </table:table-cell>
          <table:table-cell table:number-columns-repeated="5"/>
          <table:table-cell table:formula="of:=CONCATENATE(&quot;S&quot;;[.CR$1])" office:value-type="string" office:string-value="S47">
            <text:p>S47</text:p>
          </table:table-cell>
          <table:table-cell table:number-columns-repeated="3"/>
          <table:table-cell table:formula="of:=CONCATENATE(&quot;M&quot;;[.CV$3])" office:value-type="string" office:string-value="M49">
            <text:p>M49</text:p>
          </table:table-cell>
          <table:table-cell table:number-columns-repeated="5"/>
          <table:table-cell table:formula="of:=CONCATENATE(&quot;S&quot;;[.DB$1])" office:value-type="string" office:string-value="S52">
            <text:p>S52</text:p>
          </table:table-cell>
          <table:table-cell table:number-columns-repeated="3"/>
          <table:table-cell table:formula="of:=CONCATENATE(&quot;M&quot;;[.DF$3])" office:value-type="string" office:string-value="M54">
            <text:p>M54</text:p>
          </table:table-cell>
          <table:table-cell table:number-columns-repeated="5"/>
          <table:table-cell table:formula="of:=CONCATENATE(&quot;S&quot;;[.DL$1])" office:value-type="string" office:string-value="S57">
            <text:p>S57</text:p>
          </table:table-cell>
          <table:table-cell table:number-columns-repeated="3"/>
          <table:table-cell table:formula="of:=CONCATENATE(&quot;M&quot;;[.DP$3])" office:value-type="string" office:string-value="M59">
            <text:p>M59</text:p>
          </table:table-cell>
          <table:table-cell table:number-columns-repeated="904"/>
        </table:table-row>
        <table:table-row table:style-name="ro1">
          <table:table-cell table:number-columns-repeated="3"/>
          <table:table-cell table:formula="of:=CONCATENATE(&quot;H&quot;;[.D$5])" office:value-type="string" office:string-value="H1">
            <text:p>H1</text:p>
          </table:table-cell>
          <table:table-cell table:number-columns-repeated="5"/>
          <table:table-cell table:formula="of:=CONCATENATE(&quot;H&quot;;[.J$5])" office:value-type="string" office:string-value="H4">
            <text:p>H4</text:p>
          </table:table-cell>
          <table:table-cell table:number-columns-repeated="3"/>
          <table:table-cell table:formula="of:=CONCATENATE(&quot;H&quot;;[.N$5])" office:value-type="string" office:string-value="H6">
            <text:p>H6</text:p>
          </table:table-cell>
          <table:table-cell table:number-columns-repeated="5"/>
          <table:table-cell table:formula="of:=CONCATENATE(&quot;H&quot;;[.T$5])" office:value-type="string" office:string-value="H9">
            <text:p>H9</text:p>
          </table:table-cell>
          <table:table-cell table:number-columns-repeated="3"/>
          <table:table-cell table:formula="of:=CONCATENATE(&quot;H&quot;;[.X$5])" office:value-type="string" office:string-value="H11">
            <text:p>H11</text:p>
          </table:table-cell>
          <table:table-cell table:number-columns-repeated="5"/>
          <table:table-cell table:formula="of:=CONCATENATE(&quot;H&quot;;[.AD$5])" office:value-type="string" office:string-value="H14">
            <text:p>H14</text:p>
          </table:table-cell>
          <table:table-cell table:number-columns-repeated="3"/>
          <table:table-cell table:formula="of:=CONCATENATE(&quot;H&quot;;[.AH$5])" office:value-type="string" office:string-value="H16">
            <text:p>H16</text:p>
          </table:table-cell>
          <table:table-cell table:number-columns-repeated="5"/>
          <table:table-cell table:formula="of:=CONCATENATE(&quot;H&quot;;[.AN$5])" office:value-type="string" office:string-value="H19">
            <text:p>H19</text:p>
          </table:table-cell>
          <table:table-cell table:number-columns-repeated="3"/>
          <table:table-cell table:formula="of:=CONCATENATE(&quot;H&quot;;[.AR$5])" office:value-type="string" office:string-value="H21">
            <text:p>H21</text:p>
          </table:table-cell>
          <table:table-cell table:number-columns-repeated="5"/>
          <table:table-cell table:formula="of:=CONCATENATE(&quot;H&quot;;[.AX$5])" office:value-type="string" office:string-value="H24">
            <text:p>H24</text:p>
          </table:table-cell>
          <table:table-cell table:number-columns-repeated="3"/>
          <table:table-cell table:formula="of:=CONCATENATE(&quot;H&quot;;[.BB$5])" office:value-type="string" office:string-value="H26">
            <text:p>H26</text:p>
          </table:table-cell>
          <table:table-cell table:number-columns-repeated="5"/>
          <table:table-cell table:formula="of:=CONCATENATE(&quot;H&quot;;[.BH$5])" office:value-type="string" office:string-value="H29">
            <text:p>H29</text:p>
          </table:table-cell>
          <table:table-cell table:number-columns-repeated="3"/>
          <table:table-cell table:formula="of:=CONCATENATE(&quot;H&quot;;[.BL$5])" office:value-type="string" office:string-value="H31">
            <text:p>H31</text:p>
          </table:table-cell>
          <table:table-cell table:number-columns-repeated="5"/>
          <table:table-cell table:formula="of:=CONCATENATE(&quot;H&quot;;[.BR$5])" office:value-type="string" office:string-value="H34">
            <text:p>H34</text:p>
          </table:table-cell>
          <table:table-cell table:number-columns-repeated="3"/>
          <table:table-cell table:formula="of:=CONCATENATE(&quot;H&quot;;[.BV$5])" office:value-type="string" office:string-value="H36">
            <text:p>H36</text:p>
          </table:table-cell>
          <table:table-cell table:number-columns-repeated="5"/>
          <table:table-cell table:formula="of:=CONCATENATE(&quot;H&quot;;[.CB$5])" office:value-type="string" office:string-value="H39">
            <text:p>H39</text:p>
          </table:table-cell>
          <table:table-cell table:number-columns-repeated="3"/>
          <table:table-cell table:formula="of:=CONCATENATE(&quot;H&quot;;[.CF$5])" office:value-type="string" office:string-value="H41">
            <text:p>H41</text:p>
          </table:table-cell>
          <table:table-cell table:number-columns-repeated="5"/>
          <table:table-cell table:formula="of:=CONCATENATE(&quot;H&quot;;[.CL$5])" office:value-type="string" office:string-value="H44">
            <text:p>H44</text:p>
          </table:table-cell>
          <table:table-cell table:number-columns-repeated="3"/>
          <table:table-cell table:formula="of:=CONCATENATE(&quot;H&quot;;[.CP$5])" office:value-type="string" office:string-value="H46">
            <text:p>H46</text:p>
          </table:table-cell>
          <table:table-cell table:number-columns-repeated="5"/>
          <table:table-cell table:formula="of:=CONCATENATE(&quot;H&quot;;[.CV$5])" office:value-type="string" office:string-value="H49">
            <text:p>H49</text:p>
          </table:table-cell>
          <table:table-cell table:number-columns-repeated="3"/>
          <table:table-cell table:formula="of:=CONCATENATE(&quot;H&quot;;[.CZ$5])" office:value-type="string" office:string-value="H51">
            <text:p>H51</text:p>
          </table:table-cell>
          <table:table-cell table:number-columns-repeated="5"/>
          <table:table-cell table:formula="of:=CONCATENATE(&quot;H&quot;;[.DF$5])" office:value-type="string" office:string-value="H54">
            <text:p>H54</text:p>
          </table:table-cell>
          <table:table-cell table:number-columns-repeated="3"/>
          <table:table-cell table:formula="of:=CONCATENATE(&quot;H&quot;;[.DJ$5])" office:value-type="string" office:string-value="H56">
            <text:p>H56</text:p>
          </table:table-cell>
          <table:table-cell table:number-columns-repeated="5"/>
          <table:table-cell table:formula="of:=CONCATENATE(&quot;H&quot;;[.DP$5])" office:value-type="string" office:string-value="H59">
            <text:p>H59</text:p>
          </table:table-cell>
          <table:table-cell table:number-columns-repeated="904"/>
        </table:table-row>
        <table:table-row table:style-name="ro1">
          <table:table-cell table:number-columns-repeated="3"/>
          <table:table-cell table:formula="of:=CONCATENATE(&quot;M&quot;;[.D$3])" office:value-type="string" office:string-value="M1">
            <text:p>M1</text:p>
          </table:table-cell>
          <table:table-cell table:number-columns-repeated="3"/>
          <table:table-cell table:formula="of:=CONCATENATE(&quot;H&quot;;[.H$5])" office:value-type="string" office:string-value="H3">
            <text:p>H3</text:p>
          </table:table-cell>
          <table:table-cell table:number-columns-repeated="5"/>
          <table:table-cell table:formula="of:=CONCATENATE(&quot;M&quot;;[.N$3])" office:value-type="string" office:string-value="M6">
            <text:p>M6</text:p>
          </table:table-cell>
          <table:table-cell table:number-columns-repeated="3"/>
          <table:table-cell table:formula="of:=CONCATENATE(&quot;H&quot;;[.R$5])" office:value-type="string" office:string-value="H8">
            <text:p>H8</text:p>
          </table:table-cell>
          <table:table-cell table:number-columns-repeated="5"/>
          <table:table-cell table:formula="of:=CONCATENATE(&quot;M&quot;;[.X$3])" office:value-type="string" office:string-value="M11">
            <text:p>M11</text:p>
          </table:table-cell>
          <table:table-cell table:number-columns-repeated="3"/>
          <table:table-cell table:formula="of:=CONCATENATE(&quot;H&quot;;[.AB$5])" office:value-type="string" office:string-value="H13">
            <text:p>H13</text:p>
          </table:table-cell>
          <table:table-cell table:number-columns-repeated="5"/>
          <table:table-cell table:formula="of:=CONCATENATE(&quot;M&quot;;[.AH$3])" office:value-type="string" office:string-value="M16">
            <text:p>M16</text:p>
          </table:table-cell>
          <table:table-cell table:number-columns-repeated="3"/>
          <table:table-cell table:formula="of:=CONCATENATE(&quot;H&quot;;[.AL$5])" office:value-type="string" office:string-value="H18">
            <text:p>H18</text:p>
          </table:table-cell>
          <table:table-cell table:number-columns-repeated="5"/>
          <table:table-cell table:formula="of:=CONCATENATE(&quot;M&quot;;[.AR$3])" office:value-type="string" office:string-value="M21">
            <text:p>M21</text:p>
          </table:table-cell>
          <table:table-cell table:number-columns-repeated="3"/>
          <table:table-cell table:formula="of:=CONCATENATE(&quot;H&quot;;[.AV$5])" office:value-type="string" office:string-value="H23">
            <text:p>H23</text:p>
          </table:table-cell>
          <table:table-cell table:number-columns-repeated="5"/>
          <table:table-cell table:formula="of:=CONCATENATE(&quot;M&quot;;[.BB$3])" office:value-type="string" office:string-value="M26">
            <text:p>M26</text:p>
          </table:table-cell>
          <table:table-cell table:number-columns-repeated="3"/>
          <table:table-cell table:formula="of:=CONCATENATE(&quot;H&quot;;[.BF$5])" office:value-type="string" office:string-value="H28">
            <text:p>H28</text:p>
          </table:table-cell>
          <table:table-cell table:number-columns-repeated="5"/>
          <table:table-cell table:formula="of:=CONCATENATE(&quot;M&quot;;[.BL$3])" office:value-type="string" office:string-value="M31">
            <text:p>M31</text:p>
          </table:table-cell>
          <table:table-cell table:number-columns-repeated="3"/>
          <table:table-cell table:formula="of:=CONCATENATE(&quot;H&quot;;[.BP$5])" office:value-type="string" office:string-value="H33">
            <text:p>H33</text:p>
          </table:table-cell>
          <table:table-cell table:number-columns-repeated="5"/>
          <table:table-cell table:formula="of:=CONCATENATE(&quot;M&quot;;[.BV$3])" office:value-type="string" office:string-value="M36">
            <text:p>M36</text:p>
          </table:table-cell>
          <table:table-cell table:number-columns-repeated="3"/>
          <table:table-cell table:formula="of:=CONCATENATE(&quot;H&quot;;[.BZ$5])" office:value-type="string" office:string-value="H38">
            <text:p>H38</text:p>
          </table:table-cell>
          <table:table-cell table:number-columns-repeated="5"/>
          <table:table-cell table:formula="of:=CONCATENATE(&quot;M&quot;;[.CF$3])" office:value-type="string" office:string-value="M41">
            <text:p>M41</text:p>
          </table:table-cell>
          <table:table-cell table:number-columns-repeated="3"/>
          <table:table-cell table:formula="of:=CONCATENATE(&quot;H&quot;;[.CJ$5])" office:value-type="string" office:string-value="H43">
            <text:p>H43</text:p>
          </table:table-cell>
          <table:table-cell table:number-columns-repeated="5"/>
          <table:table-cell table:formula="of:=CONCATENATE(&quot;M&quot;;[.CP$3])" office:value-type="string" office:string-value="M46">
            <text:p>M46</text:p>
          </table:table-cell>
          <table:table-cell table:number-columns-repeated="3"/>
          <table:table-cell table:formula="of:=CONCATENATE(&quot;H&quot;;[.CT$5])" office:value-type="string" office:string-value="H48">
            <text:p>H48</text:p>
          </table:table-cell>
          <table:table-cell table:number-columns-repeated="5"/>
          <table:table-cell table:formula="of:=CONCATENATE(&quot;M&quot;;[.CZ$3])" office:value-type="string" office:string-value="M51">
            <text:p>M51</text:p>
          </table:table-cell>
          <table:table-cell table:number-columns-repeated="3"/>
          <table:table-cell table:formula="of:=CONCATENATE(&quot;H&quot;;[.DD$5])" office:value-type="string" office:string-value="H53">
            <text:p>H53</text:p>
          </table:table-cell>
          <table:table-cell table:number-columns-repeated="5"/>
          <table:table-cell table:formula="of:=CONCATENATE(&quot;M&quot;;[.DJ$3])" office:value-type="string" office:string-value="M56">
            <text:p>M56</text:p>
          </table:table-cell>
          <table:table-cell table:number-columns-repeated="3"/>
          <table:table-cell table:formula="of:=CONCATENATE(&quot;H&quot;;[.DN$5])" office:value-type="string" office:string-value="H58">
            <text:p>H58</text:p>
          </table:table-cell>
          <table:table-cell table:number-columns-repeated="906"/>
        </table:table-row>
        <table:table-row table:style-name="ro1">
          <table:table-cell table:number-columns-repeated="3"/>
          <table:table-cell table:formula="of:=CONCATENATE(&quot;S&quot;;[.D$1])" office:value-type="string" office:string-value="S1">
            <text:p>S1</text:p>
          </table:table-cell>
          <table:table-cell table:number-columns-repeated="3"/>
          <table:table-cell table:formula="of:=CONCATENATE(&quot;M&quot;;[.H$3])" office:value-type="string" office:string-value="M3">
            <text:p>M3</text:p>
          </table:table-cell>
          <table:table-cell table:number-columns-repeated="5"/>
          <table:table-cell table:formula="of:=CONCATENATE(&quot;S&quot;;[.N$1])" office:value-type="string" office:string-value="S6">
            <text:p>S6</text:p>
          </table:table-cell>
          <table:table-cell table:number-columns-repeated="3"/>
          <table:table-cell table:formula="of:=CONCATENATE(&quot;M&quot;;[.R$3])" office:value-type="string" office:string-value="M8">
            <text:p>M8</text:p>
          </table:table-cell>
          <table:table-cell table:number-columns-repeated="5"/>
          <table:table-cell table:formula="of:=CONCATENATE(&quot;S&quot;;[.X$1])" office:value-type="string" office:string-value="S11">
            <text:p>S11</text:p>
          </table:table-cell>
          <table:table-cell table:number-columns-repeated="3"/>
          <table:table-cell table:formula="of:=CONCATENATE(&quot;M&quot;;[.AB$3])" office:value-type="string" office:string-value="M13">
            <text:p>M13</text:p>
          </table:table-cell>
          <table:table-cell table:number-columns-repeated="5"/>
          <table:table-cell table:formula="of:=CONCATENATE(&quot;S&quot;;[.AH$1])" office:value-type="string" office:string-value="S16">
            <text:p>S16</text:p>
          </table:table-cell>
          <table:table-cell table:number-columns-repeated="3"/>
          <table:table-cell table:formula="of:=CONCATENATE(&quot;M&quot;;[.AL$3])" office:value-type="string" office:string-value="M18">
            <text:p>M18</text:p>
          </table:table-cell>
          <table:table-cell table:number-columns-repeated="5"/>
          <table:table-cell table:formula="of:=CONCATENATE(&quot;S&quot;;[.AR$1])" office:value-type="string" office:string-value="S21">
            <text:p>S21</text:p>
          </table:table-cell>
          <table:table-cell table:number-columns-repeated="3"/>
          <table:table-cell table:formula="of:=CONCATENATE(&quot;M&quot;;[.AV$3])" office:value-type="string" office:string-value="M23">
            <text:p>M23</text:p>
          </table:table-cell>
          <table:table-cell table:number-columns-repeated="5"/>
          <table:table-cell table:formula="of:=CONCATENATE(&quot;S&quot;;[.BB$1])" office:value-type="string" office:string-value="S26">
            <text:p>S26</text:p>
          </table:table-cell>
          <table:table-cell table:number-columns-repeated="3"/>
          <table:table-cell table:formula="of:=CONCATENATE(&quot;M&quot;;[.BF$3])" office:value-type="string" office:string-value="M28">
            <text:p>M28</text:p>
          </table:table-cell>
          <table:table-cell table:number-columns-repeated="5"/>
          <table:table-cell table:formula="of:=CONCATENATE(&quot;S&quot;;[.BL$1])" office:value-type="string" office:string-value="S31">
            <text:p>S31</text:p>
          </table:table-cell>
          <table:table-cell table:number-columns-repeated="3"/>
          <table:table-cell table:formula="of:=CONCATENATE(&quot;M&quot;;[.BP$3])" office:value-type="string" office:string-value="M33">
            <text:p>M33</text:p>
          </table:table-cell>
          <table:table-cell table:number-columns-repeated="5"/>
          <table:table-cell table:formula="of:=CONCATENATE(&quot;S&quot;;[.BV$1])" office:value-type="string" office:string-value="S36">
            <text:p>S36</text:p>
          </table:table-cell>
          <table:table-cell table:number-columns-repeated="3"/>
          <table:table-cell table:formula="of:=CONCATENATE(&quot;M&quot;;[.BZ$3])" office:value-type="string" office:string-value="M38">
            <text:p>M38</text:p>
          </table:table-cell>
          <table:table-cell table:number-columns-repeated="5"/>
          <table:table-cell table:formula="of:=CONCATENATE(&quot;S&quot;;[.CF$1])" office:value-type="string" office:string-value="S41">
            <text:p>S41</text:p>
          </table:table-cell>
          <table:table-cell table:number-columns-repeated="3"/>
          <table:table-cell table:formula="of:=CONCATENATE(&quot;M&quot;;[.CJ$3])" office:value-type="string" office:string-value="M43">
            <text:p>M43</text:p>
          </table:table-cell>
          <table:table-cell table:number-columns-repeated="5"/>
          <table:table-cell table:formula="of:=CONCATENATE(&quot;S&quot;;[.CP$1])" office:value-type="string" office:string-value="S46">
            <text:p>S46</text:p>
          </table:table-cell>
          <table:table-cell table:number-columns-repeated="3"/>
          <table:table-cell table:formula="of:=CONCATENATE(&quot;M&quot;;[.CT$3])" office:value-type="string" office:string-value="M48">
            <text:p>M48</text:p>
          </table:table-cell>
          <table:table-cell table:number-columns-repeated="5"/>
          <table:table-cell table:formula="of:=CONCATENATE(&quot;S&quot;;[.CZ$1])" office:value-type="string" office:string-value="S51">
            <text:p>S51</text:p>
          </table:table-cell>
          <table:table-cell table:number-columns-repeated="3"/>
          <table:table-cell table:formula="of:=CONCATENATE(&quot;M&quot;;[.DD$3])" office:value-type="string" office:string-value="M53">
            <text:p>M53</text:p>
          </table:table-cell>
          <table:table-cell table:number-columns-repeated="5"/>
          <table:table-cell table:formula="of:=CONCATENATE(&quot;S&quot;;[.DJ$1])" office:value-type="string" office:string-value="S56">
            <text:p>S56</text:p>
          </table:table-cell>
          <table:table-cell table:number-columns-repeated="3"/>
          <table:table-cell table:formula="of:=CONCATENATE(&quot;M&quot;;[.DN$3])" office:value-type="string" office:string-value="M58">
            <text:p>M58</text:p>
          </table:table-cell>
          <table:table-cell table:number-columns-repeated="906"/>
        </table:table-row>
        <table:table-row table:style-name="ro1">
          <table:table-cell/>
          <table:table-cell table:formula="of:=CONCATENATE(&quot;H&quot;;[.B$5])" office:value-type="string" office:string-value="H0">
            <text:p>H0</text:p>
          </table:table-cell>
          <table:table-cell table:number-columns-repeated="5"/>
          <table:table-cell table:formula="of:=CONCATENATE(&quot;S&quot;;[.H$1])" office:value-type="string" office:string-value="S3">
            <text:p>S3</text:p>
          </table:table-cell>
          <table:table-cell table:number-columns-repeated="3"/>
          <table:table-cell table:formula="of:=CONCATENATE(&quot;H&quot;;[.L$5])" office:value-type="string" office:string-value="H5">
            <text:p>H5</text:p>
          </table:table-cell>
          <table:table-cell table:number-columns-repeated="5"/>
          <table:table-cell table:formula="of:=CONCATENATE(&quot;S&quot;;[.R$1])" office:value-type="string" office:string-value="S8">
            <text:p>S8</text:p>
          </table:table-cell>
          <table:table-cell table:number-columns-repeated="3"/>
          <table:table-cell table:formula="of:=CONCATENATE(&quot;H&quot;;[.V$5])" office:value-type="string" office:string-value="H10">
            <text:p>H10</text:p>
          </table:table-cell>
          <table:table-cell table:number-columns-repeated="5"/>
          <table:table-cell table:formula="of:=CONCATENATE(&quot;S&quot;;[.AB$1])" office:value-type="string" office:string-value="S13">
            <text:p>S13</text:p>
          </table:table-cell>
          <table:table-cell table:number-columns-repeated="3"/>
          <table:table-cell table:formula="of:=CONCATENATE(&quot;H&quot;;[.AF$5])" office:value-type="string" office:string-value="H15">
            <text:p>H15</text:p>
          </table:table-cell>
          <table:table-cell table:number-columns-repeated="5"/>
          <table:table-cell table:formula="of:=CONCATENATE(&quot;S&quot;;[.AL$1])" office:value-type="string" office:string-value="S18">
            <text:p>S18</text:p>
          </table:table-cell>
          <table:table-cell table:number-columns-repeated="3"/>
          <table:table-cell table:formula="of:=CONCATENATE(&quot;H&quot;;[.AP$5])" office:value-type="string" office:string-value="H20">
            <text:p>H20</text:p>
          </table:table-cell>
          <table:table-cell table:number-columns-repeated="5"/>
          <table:table-cell table:formula="of:=CONCATENATE(&quot;S&quot;;[.AV$1])" office:value-type="string" office:string-value="S23">
            <text:p>S23</text:p>
          </table:table-cell>
          <table:table-cell table:number-columns-repeated="3"/>
          <table:table-cell table:formula="of:=CONCATENATE(&quot;H&quot;;[.AZ$5])" office:value-type="string" office:string-value="H25">
            <text:p>H25</text:p>
          </table:table-cell>
          <table:table-cell table:number-columns-repeated="5"/>
          <table:table-cell table:formula="of:=CONCATENATE(&quot;S&quot;;[.BF$1])" office:value-type="string" office:string-value="S28">
            <text:p>S28</text:p>
          </table:table-cell>
          <table:table-cell table:number-columns-repeated="3"/>
          <table:table-cell table:formula="of:=CONCATENATE(&quot;H&quot;;[.BJ$5])" office:value-type="string" office:string-value="H30">
            <text:p>H30</text:p>
          </table:table-cell>
          <table:table-cell table:number-columns-repeated="5"/>
          <table:table-cell table:formula="of:=CONCATENATE(&quot;S&quot;;[.BP$1])" office:value-type="string" office:string-value="S33">
            <text:p>S33</text:p>
          </table:table-cell>
          <table:table-cell table:number-columns-repeated="3"/>
          <table:table-cell table:formula="of:=CONCATENATE(&quot;H&quot;;[.BT$5])" office:value-type="string" office:string-value="H35">
            <text:p>H35</text:p>
          </table:table-cell>
          <table:table-cell table:number-columns-repeated="5"/>
          <table:table-cell table:formula="of:=CONCATENATE(&quot;S&quot;;[.BZ$1])" office:value-type="string" office:string-value="S38">
            <text:p>S38</text:p>
          </table:table-cell>
          <table:table-cell table:number-columns-repeated="3"/>
          <table:table-cell table:formula="of:=CONCATENATE(&quot;H&quot;;[.CD$5])" office:value-type="string" office:string-value="H40">
            <text:p>H40</text:p>
          </table:table-cell>
          <table:table-cell table:number-columns-repeated="5"/>
          <table:table-cell table:formula="of:=CONCATENATE(&quot;S&quot;;[.CJ$1])" office:value-type="string" office:string-value="S43">
            <text:p>S43</text:p>
          </table:table-cell>
          <table:table-cell table:number-columns-repeated="3"/>
          <table:table-cell table:formula="of:=CONCATENATE(&quot;H&quot;;[.CN$5])" office:value-type="string" office:string-value="H45">
            <text:p>H45</text:p>
          </table:table-cell>
          <table:table-cell table:number-columns-repeated="5"/>
          <table:table-cell table:formula="of:=CONCATENATE(&quot;S&quot;;[.CT$1])" office:value-type="string" office:string-value="S48">
            <text:p>S48</text:p>
          </table:table-cell>
          <table:table-cell table:number-columns-repeated="3"/>
          <table:table-cell table:formula="of:=CONCATENATE(&quot;H&quot;;[.CX$5])" office:value-type="string" office:string-value="H50">
            <text:p>H50</text:p>
          </table:table-cell>
          <table:table-cell table:number-columns-repeated="5"/>
          <table:table-cell table:formula="of:=CONCATENATE(&quot;S&quot;;[.DD$1])" office:value-type="string" office:string-value="S53">
            <text:p>S53</text:p>
          </table:table-cell>
          <table:table-cell table:number-columns-repeated="3"/>
          <table:table-cell table:formula="of:=CONCATENATE(&quot;H&quot;;[.DH$5])" office:value-type="string" office:string-value="H55">
            <text:p>H55</text:p>
          </table:table-cell>
          <table:table-cell table:number-columns-repeated="5"/>
          <table:table-cell table:formula="of:=CONCATENATE(&quot;S&quot;;[.DN$1])" office:value-type="string" office:string-value="S58">
            <text:p>S58</text:p>
          </table:table-cell>
          <table:table-cell table:number-columns-repeated="906"/>
        </table:table-row>
        <table:table-row table:style-name="ro1">
          <table:table-cell/>
          <table:table-cell table:formula="of:=CONCATENATE(&quot;M&quot;;[.B$3])" office:value-type="string" office:string-value="M0">
            <text:p>M0</text:p>
          </table:table-cell>
          <table:table-cell table:number-columns-repeated="3"/>
          <table:table-cell table:formula="of:=CONCATENATE(&quot;H&quot;;[.F$5])" office:value-type="string" office:string-value="H2">
            <text:p>H2</text:p>
          </table:table-cell>
          <table:table-cell table:number-columns-repeated="5"/>
          <table:table-cell table:formula="of:=CONCATENATE(&quot;M&quot;;[.L$3])" office:value-type="string" office:string-value="M5">
            <text:p>M5</text:p>
          </table:table-cell>
          <table:table-cell table:number-columns-repeated="3"/>
          <table:table-cell table:formula="of:=CONCATENATE(&quot;H&quot;;[.P$5])" office:value-type="string" office:string-value="H7">
            <text:p>H7</text:p>
          </table:table-cell>
          <table:table-cell table:number-columns-repeated="5"/>
          <table:table-cell table:formula="of:=CONCATENATE(&quot;M&quot;;[.V$3])" office:value-type="string" office:string-value="M10">
            <text:p>M10</text:p>
          </table:table-cell>
          <table:table-cell table:number-columns-repeated="3"/>
          <table:table-cell table:formula="of:=CONCATENATE(&quot;H&quot;;[.Z$5])" office:value-type="string" office:string-value="H12">
            <text:p>H12</text:p>
          </table:table-cell>
          <table:table-cell table:number-columns-repeated="5"/>
          <table:table-cell table:formula="of:=CONCATENATE(&quot;M&quot;;[.AF$3])" office:value-type="string" office:string-value="M15">
            <text:p>M15</text:p>
          </table:table-cell>
          <table:table-cell table:number-columns-repeated="3"/>
          <table:table-cell table:formula="of:=CONCATENATE(&quot;H&quot;;[.AJ$5])" office:value-type="string" office:string-value="H17">
            <text:p>H17</text:p>
          </table:table-cell>
          <table:table-cell table:number-columns-repeated="5"/>
          <table:table-cell table:formula="of:=CONCATENATE(&quot;M&quot;;[.AP$3])" office:value-type="string" office:string-value="M20">
            <text:p>M20</text:p>
          </table:table-cell>
          <table:table-cell table:number-columns-repeated="3"/>
          <table:table-cell table:formula="of:=CONCATENATE(&quot;H&quot;;[.AT$5])" office:value-type="string" office:string-value="H22">
            <text:p>H22</text:p>
          </table:table-cell>
          <table:table-cell table:number-columns-repeated="5"/>
          <table:table-cell table:formula="of:=CONCATENATE(&quot;M&quot;;[.AZ$3])" office:value-type="string" office:string-value="M25">
            <text:p>M25</text:p>
          </table:table-cell>
          <table:table-cell table:number-columns-repeated="3"/>
          <table:table-cell table:formula="of:=CONCATENATE(&quot;H&quot;;[.BD$5])" office:value-type="string" office:string-value="H27">
            <text:p>H27</text:p>
          </table:table-cell>
          <table:table-cell table:number-columns-repeated="5"/>
          <table:table-cell table:formula="of:=CONCATENATE(&quot;M&quot;;[.BJ$3])" office:value-type="string" office:string-value="M30">
            <text:p>M30</text:p>
          </table:table-cell>
          <table:table-cell table:number-columns-repeated="3"/>
          <table:table-cell table:formula="of:=CONCATENATE(&quot;H&quot;;[.BN$5])" office:value-type="string" office:string-value="H32">
            <text:p>H32</text:p>
          </table:table-cell>
          <table:table-cell table:number-columns-repeated="5"/>
          <table:table-cell table:formula="of:=CONCATENATE(&quot;M&quot;;[.BT$3])" office:value-type="string" office:string-value="M35">
            <text:p>M35</text:p>
          </table:table-cell>
          <table:table-cell table:number-columns-repeated="3"/>
          <table:table-cell table:formula="of:=CONCATENATE(&quot;H&quot;;[.BX$5])" office:value-type="string" office:string-value="H37">
            <text:p>H37</text:p>
          </table:table-cell>
          <table:table-cell table:number-columns-repeated="5"/>
          <table:table-cell table:formula="of:=CONCATENATE(&quot;M&quot;;[.CD$3])" office:value-type="string" office:string-value="M40">
            <text:p>M40</text:p>
          </table:table-cell>
          <table:table-cell table:number-columns-repeated="3"/>
          <table:table-cell table:formula="of:=CONCATENATE(&quot;H&quot;;[.CH$5])" office:value-type="string" office:string-value="H42">
            <text:p>H42</text:p>
          </table:table-cell>
          <table:table-cell table:number-columns-repeated="5"/>
          <table:table-cell table:formula="of:=CONCATENATE(&quot;M&quot;;[.CN$3])" office:value-type="string" office:string-value="M45">
            <text:p>M45</text:p>
          </table:table-cell>
          <table:table-cell table:number-columns-repeated="3"/>
          <table:table-cell table:formula="of:=CONCATENATE(&quot;H&quot;;[.CR$5])" office:value-type="string" office:string-value="H47">
            <text:p>H47</text:p>
          </table:table-cell>
          <table:table-cell table:number-columns-repeated="5"/>
          <table:table-cell table:formula="of:=CONCATENATE(&quot;M&quot;;[.CX$3])" office:value-type="string" office:string-value="M50">
            <text:p>M50</text:p>
          </table:table-cell>
          <table:table-cell table:number-columns-repeated="3"/>
          <table:table-cell table:formula="of:=CONCATENATE(&quot;H&quot;;[.DB$5])" office:value-type="string" office:string-value="H52">
            <text:p>H52</text:p>
          </table:table-cell>
          <table:table-cell table:number-columns-repeated="5"/>
          <table:table-cell table:formula="of:=CONCATENATE(&quot;M&quot;;[.DH$3])" office:value-type="string" office:string-value="M55">
            <text:p>M55</text:p>
          </table:table-cell>
          <table:table-cell table:number-columns-repeated="3"/>
          <table:table-cell table:formula="of:=CONCATENATE(&quot;H&quot;;[.DL$5])" office:value-type="string" office:string-value="H57">
            <text:p>H57</text:p>
          </table:table-cell>
          <table:table-cell table:number-columns-repeated="908"/>
        </table:table-row>
        <table:table-row table:style-name="ro1">
          <table:table-cell/>
          <table:table-cell table:formula="of:=CONCATENATE(&quot;S&quot;;[.B$1])" office:value-type="string" office:string-value="S0">
            <text:p>S0</text:p>
          </table:table-cell>
          <table:table-cell table:number-columns-repeated="7"/>
          <table:table-cell/>
          <table:table-cell/>
          <table:table-cell table:formula="of:=CONCATENATE(&quot;S&quot;;[.L$1])" office:value-type="string" office:string-value="S5">
            <text:p>S5</text:p>
          </table:table-cell>
          <table:table-cell table:number-columns-repeated="7"/>
          <table:table-cell/>
          <table:table-cell/>
          <table:table-cell table:formula="of:=CONCATENATE(&quot;S&quot;;[.V$1])" office:value-type="string" office:string-value="S10">
            <text:p>S10</text:p>
          </table:table-cell>
          <table:table-cell table:number-columns-repeated="7"/>
          <table:table-cell/>
          <table:table-cell/>
          <table:table-cell table:formula="of:=CONCATENATE(&quot;S&quot;;[.AF$1])" office:value-type="string" office:string-value="S15">
            <text:p>S15</text:p>
          </table:table-cell>
          <table:table-cell table:number-columns-repeated="7"/>
          <table:table-cell/>
          <table:table-cell/>
          <table:table-cell table:formula="of:=CONCATENATE(&quot;S&quot;;[.AP$1])" office:value-type="string" office:string-value="S20">
            <text:p>S20</text:p>
          </table:table-cell>
          <table:table-cell table:number-columns-repeated="7"/>
          <table:table-cell/>
          <table:table-cell/>
          <table:table-cell table:formula="of:=CONCATENATE(&quot;S&quot;;[.AZ$1])" office:value-type="string" office:string-value="S25">
            <text:p>S25</text:p>
          </table:table-cell>
          <table:table-cell table:number-columns-repeated="7"/>
          <table:table-cell/>
          <table:table-cell/>
          <table:table-cell table:formula="of:=CONCATENATE(&quot;S&quot;;[.BJ$1])" office:value-type="string" office:string-value="S30">
            <text:p>S30</text:p>
          </table:table-cell>
          <table:table-cell table:number-columns-repeated="7"/>
          <table:table-cell/>
          <table:table-cell/>
          <table:table-cell table:formula="of:=CONCATENATE(&quot;S&quot;;[.BT$1])" office:value-type="string" office:string-value="S35">
            <text:p>S35</text:p>
          </table:table-cell>
          <table:table-cell table:number-columns-repeated="7"/>
          <table:table-cell/>
          <table:table-cell/>
          <table:table-cell table:formula="of:=CONCATENATE(&quot;S&quot;;[.CD$1])" office:value-type="string" office:string-value="S40">
            <text:p>S40</text:p>
          </table:table-cell>
          <table:table-cell table:number-columns-repeated="7"/>
          <table:table-cell/>
          <table:table-cell/>
          <table:table-cell table:formula="of:=CONCATENATE(&quot;S&quot;;[.CN$1])" office:value-type="string" office:string-value="S45">
            <text:p>S45</text:p>
          </table:table-cell>
          <table:table-cell table:number-columns-repeated="7"/>
          <table:table-cell/>
          <table:table-cell/>
          <table:table-cell table:formula="of:=CONCATENATE(&quot;S&quot;;[.CX$1])" office:value-type="string" office:string-value="S50">
            <text:p>S50</text:p>
          </table:table-cell>
          <table:table-cell table:number-columns-repeated="7"/>
          <table:table-cell/>
          <table:table-cell/>
          <table:table-cell table:formula="of:=CONCATENATE(&quot;S&quot;;[.DH$1])" office:value-type="string" office:string-value="S55">
            <text:p>S55</text:p>
          </table:table-cell>
          <table:table-cell table:number-columns-repeated="7"/>
          <table:table-cell/>
          <table:table-cell table:number-columns-repeated="9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906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906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906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06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F22]+1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P22]+1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Z22]+1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AJ22]+1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AT22]+1"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BD22]+1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BN22]+1"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BX22]+1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CH22]+1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CR22]+1"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2">
            <text:p>12</text:p>
          </table:table-cell>
          <table:table-cell/>
          <table:table-cell table:formula="of:=[.DB22]+1"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table:number-columns-repeated="906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06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06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CONCATENATE(&quot;IC&quot;;[.F22];&quot;:&quot;)" office:value-type="string" office:string-value="IC1:">
            <text:p>IC1:</text:p>
          </table:table-cell>
          <table:table-cell table:number-columns-repeated="9"/>
          <table:table-cell table:formula="of:=CONCATENATE(&quot;IC&quot;;[.P22];&quot;:&quot;)" office:value-type="string" office:string-value="IC2:">
            <text:p>IC2:</text:p>
          </table:table-cell>
          <table:table-cell table:number-columns-repeated="9"/>
          <table:table-cell table:formula="of:=CONCATENATE(&quot;IC&quot;;[.Z22];&quot;:&quot;)" office:value-type="string" office:string-value="IC3:">
            <text:p>IC3:</text:p>
          </table:table-cell>
          <table:table-cell table:number-columns-repeated="9"/>
          <table:table-cell table:formula="of:=CONCATENATE(&quot;IC&quot;;[.AJ22];&quot;:&quot;)" office:value-type="string" office:string-value="IC4:">
            <text:p>IC4:</text:p>
          </table:table-cell>
          <table:table-cell table:number-columns-repeated="9"/>
          <table:table-cell table:formula="of:=CONCATENATE(&quot;IC&quot;;[.AT22];&quot;:&quot;)" office:value-type="string" office:string-value="IC5:">
            <text:p>IC5:</text:p>
          </table:table-cell>
          <table:table-cell table:number-columns-repeated="9"/>
          <table:table-cell table:formula="of:=CONCATENATE(&quot;IC&quot;;[.BD22];&quot;:&quot;)" office:value-type="string" office:string-value="IC6:">
            <text:p>IC6:</text:p>
          </table:table-cell>
          <table:table-cell table:number-columns-repeated="9"/>
          <table:table-cell table:formula="of:=CONCATENATE(&quot;IC&quot;;[.BN22];&quot;:&quot;)" office:value-type="string" office:string-value="IC7:">
            <text:p>IC7:</text:p>
          </table:table-cell>
          <table:table-cell table:number-columns-repeated="9"/>
          <table:table-cell table:formula="of:=CONCATENATE(&quot;IC&quot;;[.BX22];&quot;:&quot;)" office:value-type="string" office:string-value="IC8:">
            <text:p>IC8:</text:p>
          </table:table-cell>
          <table:table-cell table:number-columns-repeated="9"/>
          <table:table-cell table:formula="of:=CONCATENATE(&quot;IC&quot;;[.CH22];&quot;:&quot;)" office:value-type="string" office:string-value="IC9:">
            <text:p>IC9:</text:p>
          </table:table-cell>
          <table:table-cell table:number-columns-repeated="9"/>
          <table:table-cell table:formula="of:=CONCATENATE(&quot;IC&quot;;[.CR22];&quot;:&quot;)" office:value-type="string" office:string-value="IC10:">
            <text:p>IC10:</text:p>
          </table:table-cell>
          <table:table-cell table:number-columns-repeated="9"/>
          <table:table-cell table:formula="of:=CONCATENATE(&quot;IC&quot;;[.DB22];&quot;:&quot;)" office:value-type="string" office:string-value="IC11:">
            <text:p>IC11:</text:p>
          </table:table-cell>
          <table:table-cell table:number-columns-repeated="9"/>
          <table:table-cell table:formula="of:=CONCATENATE(&quot;IC&quot;;[.DL22];&quot;:&quot;)" office:value-type="string" office:string-value="IC12:">
            <text:p>IC12:</text:p>
          </table:table-cell>
          <table:table-cell table:number-columns-repeated="912"/>
        </table:table-row>
        <table:table-row table:style-name="ro1">
          <table:table-cell/>
          <table:table-cell table:formula="of:=CONCATENATE([.D18];&quot;:&quot;;[.F7])" office:value-type="string" office:string-value="8:M2">
            <text:p>8:M2</text:p>
          </table:table-cell>
          <table:table-cell table:number-columns-repeated="3"/>
          <table:table-cell table:formula="of:=CONCATENATE([.H18];&quot;:&quot;;[.J7])" office:value-type="string" office:string-value="7:S4">
            <text:p>7:S4</text:p>
          </table:table-cell>
          <table:table-cell table:number-columns-repeated="5"/>
          <table:table-cell table:formula="of:=CONCATENATE([.N18];&quot;:&quot;;[.P7])" office:value-type="string" office:string-value="8:M7">
            <text:p>8:M7</text:p>
          </table:table-cell>
          <table:table-cell table:number-columns-repeated="3"/>
          <table:table-cell table:formula="of:=CONCATENATE([.R18];&quot;:&quot;;[.T7])" office:value-type="string" office:string-value="7:S9">
            <text:p>7:S9</text:p>
          </table:table-cell>
          <table:table-cell table:number-columns-repeated="5"/>
          <table:table-cell table:formula="of:=CONCATENATE([.X18];&quot;:&quot;;[.Z7])" office:value-type="string" office:string-value="8:M12">
            <text:p>8:M12</text:p>
          </table:table-cell>
          <table:table-cell table:number-columns-repeated="3"/>
          <table:table-cell table:formula="of:=CONCATENATE([.AB18];&quot;:&quot;;[.AD7])" office:value-type="string" office:string-value="7:S14">
            <text:p>7:S14</text:p>
          </table:table-cell>
          <table:table-cell table:number-columns-repeated="5"/>
          <table:table-cell table:formula="of:=CONCATENATE([.AH18];&quot;:&quot;;[.AJ7])" office:value-type="string" office:string-value="8:M17">
            <text:p>8:M17</text:p>
          </table:table-cell>
          <table:table-cell table:number-columns-repeated="3"/>
          <table:table-cell table:formula="of:=CONCATENATE([.AL18];&quot;:&quot;;[.AN7])" office:value-type="string" office:string-value="7:S19">
            <text:p>7:S19</text:p>
          </table:table-cell>
          <table:table-cell table:number-columns-repeated="5"/>
          <table:table-cell table:formula="of:=CONCATENATE([.AR18];&quot;:&quot;;[.AT7])" office:value-type="string" office:string-value="8:M22">
            <text:p>8:M22</text:p>
          </table:table-cell>
          <table:table-cell table:number-columns-repeated="3"/>
          <table:table-cell table:formula="of:=CONCATENATE([.AV18];&quot;:&quot;;[.AX7])" office:value-type="string" office:string-value="7:S24">
            <text:p>7:S24</text:p>
          </table:table-cell>
          <table:table-cell table:number-columns-repeated="5"/>
          <table:table-cell table:formula="of:=CONCATENATE([.BB18];&quot;:&quot;;[.BD7])" office:value-type="string" office:string-value="8:M27">
            <text:p>8:M27</text:p>
          </table:table-cell>
          <table:table-cell table:number-columns-repeated="3"/>
          <table:table-cell table:formula="of:=CONCATENATE([.BF18];&quot;:&quot;;[.BH7])" office:value-type="string" office:string-value="7:S29">
            <text:p>7:S29</text:p>
          </table:table-cell>
          <table:table-cell table:number-columns-repeated="5"/>
          <table:table-cell table:formula="of:=CONCATENATE([.BL18];&quot;:&quot;;[.BN7])" office:value-type="string" office:string-value="8:M32">
            <text:p>8:M32</text:p>
          </table:table-cell>
          <table:table-cell table:number-columns-repeated="3"/>
          <table:table-cell table:formula="of:=CONCATENATE([.BP18];&quot;:&quot;;[.BR7])" office:value-type="string" office:string-value="7:S34">
            <text:p>7:S34</text:p>
          </table:table-cell>
          <table:table-cell table:number-columns-repeated="5"/>
          <table:table-cell table:formula="of:=CONCATENATE([.BV18];&quot;:&quot;;[.BX7])" office:value-type="string" office:string-value="8:M37">
            <text:p>8:M37</text:p>
          </table:table-cell>
          <table:table-cell table:number-columns-repeated="3"/>
          <table:table-cell table:formula="of:=CONCATENATE([.BZ18];&quot;:&quot;;[.CB7])" office:value-type="string" office:string-value="7:S39">
            <text:p>7:S39</text:p>
          </table:table-cell>
          <table:table-cell table:number-columns-repeated="5"/>
          <table:table-cell table:formula="of:=CONCATENATE([.CF18];&quot;:&quot;;[.CH7])" office:value-type="string" office:string-value="8:M42">
            <text:p>8:M42</text:p>
          </table:table-cell>
          <table:table-cell table:number-columns-repeated="3"/>
          <table:table-cell table:formula="of:=CONCATENATE([.CJ18];&quot;:&quot;;[.CL7])" office:value-type="string" office:string-value="7:S44">
            <text:p>7:S44</text:p>
          </table:table-cell>
          <table:table-cell table:number-columns-repeated="5"/>
          <table:table-cell table:formula="of:=CONCATENATE([.CP18];&quot;:&quot;;[.CR7])" office:value-type="string" office:string-value="8:M47">
            <text:p>8:M47</text:p>
          </table:table-cell>
          <table:table-cell table:number-columns-repeated="3"/>
          <table:table-cell table:formula="of:=CONCATENATE([.CT18];&quot;:&quot;;[.CV7])" office:value-type="string" office:string-value="7:S49">
            <text:p>7:S49</text:p>
          </table:table-cell>
          <table:table-cell table:number-columns-repeated="5"/>
          <table:table-cell table:formula="of:=CONCATENATE([.CZ18];&quot;:&quot;;[.DB7])" office:value-type="string" office:string-value="8:M52">
            <text:p>8:M52</text:p>
          </table:table-cell>
          <table:table-cell table:number-columns-repeated="3"/>
          <table:table-cell table:formula="of:=CONCATENATE([.DD18];&quot;:&quot;;[.DF7])" office:value-type="string" office:string-value="7:S54">
            <text:p>7:S54</text:p>
          </table:table-cell>
          <table:table-cell table:number-columns-repeated="5"/>
          <table:table-cell table:formula="of:=CONCATENATE([.DJ18];&quot;:&quot;;[.DL7])" office:value-type="string" office:string-value="8:M57">
            <text:p>8:M57</text:p>
          </table:table-cell>
          <table:table-cell table:number-columns-repeated="3"/>
          <table:table-cell table:formula="of:=CONCATENATE([.DN18];&quot;:&quot;;[.DP7])" office:value-type="string" office:string-value="7:S59">
            <text:p>7:S59</text:p>
          </table:table-cell>
          <table:table-cell table:number-columns-repeated="908"/>
        </table:table-row>
        <table:table-row table:style-name="ro1">
          <table:table-cell/>
          <table:table-cell table:formula="of:=CONCATENATE([.D19];&quot;:&quot;;[.F8])" office:value-type="string" office:string-value="9:S2">
            <text:p>9:S2</text:p>
          </table:table-cell>
          <table:table-cell table:number-columns-repeated="3"/>
          <table:table-cell table:formula="of:=CONCATENATE([.H19];&quot;:&quot;;[.J8])" office:value-type="string" office:string-value="6:M4">
            <text:p>6:M4</text:p>
          </table:table-cell>
          <table:table-cell table:number-columns-repeated="5"/>
          <table:table-cell table:formula="of:=CONCATENATE([.N19];&quot;:&quot;;[.P8])" office:value-type="string" office:string-value="9:S7">
            <text:p>9:S7</text:p>
          </table:table-cell>
          <table:table-cell table:number-columns-repeated="3"/>
          <table:table-cell table:formula="of:=CONCATENATE([.R19];&quot;:&quot;;[.T8])" office:value-type="string" office:string-value="6:M9">
            <text:p>6:M9</text:p>
          </table:table-cell>
          <table:table-cell table:number-columns-repeated="5"/>
          <table:table-cell table:formula="of:=CONCATENATE([.X19];&quot;:&quot;;[.Z8])" office:value-type="string" office:string-value="9:S12">
            <text:p>9:S12</text:p>
          </table:table-cell>
          <table:table-cell table:number-columns-repeated="3"/>
          <table:table-cell table:formula="of:=CONCATENATE([.AB19];&quot;:&quot;;[.AD8])" office:value-type="string" office:string-value="6:M14">
            <text:p>6:M14</text:p>
          </table:table-cell>
          <table:table-cell table:number-columns-repeated="5"/>
          <table:table-cell table:formula="of:=CONCATENATE([.AH19];&quot;:&quot;;[.AJ8])" office:value-type="string" office:string-value="9:S17">
            <text:p>9:S17</text:p>
          </table:table-cell>
          <table:table-cell table:number-columns-repeated="3"/>
          <table:table-cell table:formula="of:=CONCATENATE([.AL19];&quot;:&quot;;[.AN8])" office:value-type="string" office:string-value="6:M19">
            <text:p>6:M19</text:p>
          </table:table-cell>
          <table:table-cell table:number-columns-repeated="5"/>
          <table:table-cell table:formula="of:=CONCATENATE([.AR19];&quot;:&quot;;[.AT8])" office:value-type="string" office:string-value="9:S22">
            <text:p>9:S22</text:p>
          </table:table-cell>
          <table:table-cell table:number-columns-repeated="3"/>
          <table:table-cell table:formula="of:=CONCATENATE([.AV19];&quot;:&quot;;[.AX8])" office:value-type="string" office:string-value="6:M24">
            <text:p>6:M24</text:p>
          </table:table-cell>
          <table:table-cell table:number-columns-repeated="5"/>
          <table:table-cell table:formula="of:=CONCATENATE([.BB19];&quot;:&quot;;[.BD8])" office:value-type="string" office:string-value="9:S27">
            <text:p>9:S27</text:p>
          </table:table-cell>
          <table:table-cell table:number-columns-repeated="3"/>
          <table:table-cell table:formula="of:=CONCATENATE([.BF19];&quot;:&quot;;[.BH8])" office:value-type="string" office:string-value="6:M29">
            <text:p>6:M29</text:p>
          </table:table-cell>
          <table:table-cell table:number-columns-repeated="5"/>
          <table:table-cell table:formula="of:=CONCATENATE([.BL19];&quot;:&quot;;[.BN8])" office:value-type="string" office:string-value="9:S32">
            <text:p>9:S32</text:p>
          </table:table-cell>
          <table:table-cell table:number-columns-repeated="3"/>
          <table:table-cell table:formula="of:=CONCATENATE([.BP19];&quot;:&quot;;[.BR8])" office:value-type="string" office:string-value="6:M34">
            <text:p>6:M34</text:p>
          </table:table-cell>
          <table:table-cell table:number-columns-repeated="5"/>
          <table:table-cell table:formula="of:=CONCATENATE([.BV19];&quot;:&quot;;[.BX8])" office:value-type="string" office:string-value="9:S37">
            <text:p>9:S37</text:p>
          </table:table-cell>
          <table:table-cell table:number-columns-repeated="3"/>
          <table:table-cell table:formula="of:=CONCATENATE([.BZ19];&quot;:&quot;;[.CB8])" office:value-type="string" office:string-value="6:M39">
            <text:p>6:M39</text:p>
          </table:table-cell>
          <table:table-cell table:number-columns-repeated="5"/>
          <table:table-cell table:formula="of:=CONCATENATE([.CF19];&quot;:&quot;;[.CH8])" office:value-type="string" office:string-value="9:S42">
            <text:p>9:S42</text:p>
          </table:table-cell>
          <table:table-cell table:number-columns-repeated="3"/>
          <table:table-cell table:formula="of:=CONCATENATE([.CJ19];&quot;:&quot;;[.CL8])" office:value-type="string" office:string-value="6:M44">
            <text:p>6:M44</text:p>
          </table:table-cell>
          <table:table-cell table:number-columns-repeated="5"/>
          <table:table-cell table:formula="of:=CONCATENATE([.CP19];&quot;:&quot;;[.CR8])" office:value-type="string" office:string-value="9:S47">
            <text:p>9:S47</text:p>
          </table:table-cell>
          <table:table-cell table:number-columns-repeated="3"/>
          <table:table-cell table:formula="of:=CONCATENATE([.CT19];&quot;:&quot;;[.CV8])" office:value-type="string" office:string-value="6:M49">
            <text:p>6:M49</text:p>
          </table:table-cell>
          <table:table-cell table:number-columns-repeated="5"/>
          <table:table-cell table:formula="of:=CONCATENATE([.CZ19];&quot;:&quot;;[.DB8])" office:value-type="string" office:string-value="9:S52">
            <text:p>9:S52</text:p>
          </table:table-cell>
          <table:table-cell table:number-columns-repeated="3"/>
          <table:table-cell table:formula="of:=CONCATENATE([.DD19];&quot;:&quot;;[.DF8])" office:value-type="string" office:string-value="6:M54">
            <text:p>6:M54</text:p>
          </table:table-cell>
          <table:table-cell table:number-columns-repeated="5"/>
          <table:table-cell table:formula="of:=CONCATENATE([.DJ19];&quot;:&quot;;[.DL8])" office:value-type="string" office:string-value="9:S57">
            <text:p>9:S57</text:p>
          </table:table-cell>
          <table:table-cell table:number-columns-repeated="3"/>
          <table:table-cell table:formula="of:=CONCATENATE([.DN19];&quot;:&quot;;[.DP8])" office:value-type="string" office:string-value="6:M59">
            <text:p>6:M59</text:p>
          </table:table-cell>
          <table:table-cell table:number-columns-repeated="908"/>
        </table:table-row>
        <table:table-row table:style-name="ro1">
          <table:table-cell/>
          <table:table-cell table:formula="of:=CONCATENATE([.D20];&quot;:&quot;;[.D9])" office:value-type="string" office:string-value="10:H1">
            <text:p>10:H1</text:p>
          </table:table-cell>
          <table:table-cell table:number-columns-repeated="3"/>
          <table:table-cell table:formula="of:=CONCATENATE([.H20];&quot;:&quot;;[.J9])" office:value-type="string" office:string-value="5:H4">
            <text:p>5:H4</text:p>
          </table:table-cell>
          <table:table-cell table:number-columns-repeated="5"/>
          <table:table-cell table:formula="of:=CONCATENATE([.N20];&quot;:&quot;;[.N9])" office:value-type="string" office:string-value="10:H6">
            <text:p>10:H6</text:p>
          </table:table-cell>
          <table:table-cell table:number-columns-repeated="3"/>
          <table:table-cell table:formula="of:=CONCATENATE([.R20];&quot;:&quot;;[.T9])" office:value-type="string" office:string-value="5:H9">
            <text:p>5:H9</text:p>
          </table:table-cell>
          <table:table-cell table:number-columns-repeated="5"/>
          <table:table-cell table:formula="of:=CONCATENATE([.X20];&quot;:&quot;;[.X9])" office:value-type="string" office:string-value="10:H11">
            <text:p>10:H11</text:p>
          </table:table-cell>
          <table:table-cell table:number-columns-repeated="3"/>
          <table:table-cell table:formula="of:=CONCATENATE([.AB20];&quot;:&quot;;[.AD9])" office:value-type="string" office:string-value="5:H14">
            <text:p>5:H14</text:p>
          </table:table-cell>
          <table:table-cell table:number-columns-repeated="5"/>
          <table:table-cell table:formula="of:=CONCATENATE([.AH20];&quot;:&quot;;[.AH9])" office:value-type="string" office:string-value="10:H16">
            <text:p>10:H16</text:p>
          </table:table-cell>
          <table:table-cell table:number-columns-repeated="3"/>
          <table:table-cell table:formula="of:=CONCATENATE([.AL20];&quot;:&quot;;[.AN9])" office:value-type="string" office:string-value="5:H19">
            <text:p>5:H19</text:p>
          </table:table-cell>
          <table:table-cell table:number-columns-repeated="5"/>
          <table:table-cell table:formula="of:=CONCATENATE([.AR20];&quot;:&quot;;[.AR9])" office:value-type="string" office:string-value="10:H21">
            <text:p>10:H21</text:p>
          </table:table-cell>
          <table:table-cell table:number-columns-repeated="3"/>
          <table:table-cell table:formula="of:=CONCATENATE([.AV20];&quot;:&quot;;[.AX9])" office:value-type="string" office:string-value="5:H24">
            <text:p>5:H24</text:p>
          </table:table-cell>
          <table:table-cell table:number-columns-repeated="5"/>
          <table:table-cell table:formula="of:=CONCATENATE([.BB20];&quot;:&quot;;[.BB9])" office:value-type="string" office:string-value="10:H26">
            <text:p>10:H26</text:p>
          </table:table-cell>
          <table:table-cell table:number-columns-repeated="3"/>
          <table:table-cell table:formula="of:=CONCATENATE([.BF20];&quot;:&quot;;[.BH9])" office:value-type="string" office:string-value="5:H29">
            <text:p>5:H29</text:p>
          </table:table-cell>
          <table:table-cell table:number-columns-repeated="5"/>
          <table:table-cell table:formula="of:=CONCATENATE([.BL20];&quot;:&quot;;[.BL9])" office:value-type="string" office:string-value="10:H31">
            <text:p>10:H31</text:p>
          </table:table-cell>
          <table:table-cell table:number-columns-repeated="3"/>
          <table:table-cell table:formula="of:=CONCATENATE([.BP20];&quot;:&quot;;[.BR9])" office:value-type="string" office:string-value="5:H34">
            <text:p>5:H34</text:p>
          </table:table-cell>
          <table:table-cell table:number-columns-repeated="5"/>
          <table:table-cell table:formula="of:=CONCATENATE([.BV20];&quot;:&quot;;[.BV9])" office:value-type="string" office:string-value="10:H36">
            <text:p>10:H36</text:p>
          </table:table-cell>
          <table:table-cell table:number-columns-repeated="3"/>
          <table:table-cell table:formula="of:=CONCATENATE([.BZ20];&quot;:&quot;;[.CB9])" office:value-type="string" office:string-value="5:H39">
            <text:p>5:H39</text:p>
          </table:table-cell>
          <table:table-cell table:number-columns-repeated="5"/>
          <table:table-cell table:formula="of:=CONCATENATE([.CF20];&quot;:&quot;;[.CF9])" office:value-type="string" office:string-value="10:H41">
            <text:p>10:H41</text:p>
          </table:table-cell>
          <table:table-cell table:number-columns-repeated="3"/>
          <table:table-cell table:formula="of:=CONCATENATE([.CJ20];&quot;:&quot;;[.CL9])" office:value-type="string" office:string-value="5:H44">
            <text:p>5:H44</text:p>
          </table:table-cell>
          <table:table-cell table:number-columns-repeated="5"/>
          <table:table-cell table:formula="of:=CONCATENATE([.CP20];&quot;:&quot;;[.CP9])" office:value-type="string" office:string-value="10:H46">
            <text:p>10:H46</text:p>
          </table:table-cell>
          <table:table-cell table:number-columns-repeated="3"/>
          <table:table-cell table:formula="of:=CONCATENATE([.CT20];&quot;:&quot;;[.CV9])" office:value-type="string" office:string-value="5:H49">
            <text:p>5:H49</text:p>
          </table:table-cell>
          <table:table-cell table:number-columns-repeated="5"/>
          <table:table-cell table:formula="of:=CONCATENATE([.CZ20];&quot;:&quot;;[.CZ9])" office:value-type="string" office:string-value="10:H51">
            <text:p>10:H51</text:p>
          </table:table-cell>
          <table:table-cell table:number-columns-repeated="3"/>
          <table:table-cell table:formula="of:=CONCATENATE([.DD20];&quot;:&quot;;[.DF9])" office:value-type="string" office:string-value="5:H54">
            <text:p>5:H54</text:p>
          </table:table-cell>
          <table:table-cell table:number-columns-repeated="5"/>
          <table:table-cell table:formula="of:=CONCATENATE([.DJ20];&quot;:&quot;;[.DJ9])" office:value-type="string" office:string-value="10:H56">
            <text:p>10:H56</text:p>
          </table:table-cell>
          <table:table-cell table:number-columns-repeated="3"/>
          <table:table-cell table:formula="of:=CONCATENATE([.DN20];&quot;:&quot;;[.DP9])" office:value-type="string" office:string-value="5:H59">
            <text:p>5:H59</text:p>
          </table:table-cell>
          <table:table-cell table:number-columns-repeated="908"/>
        </table:table-row>
        <table:table-row table:style-name="ro1">
          <table:table-cell/>
          <table:table-cell table:formula="of:=CONCATENATE([.D21];&quot;:&quot;;[.D10])" office:value-type="string" office:string-value="11:M1">
            <text:p>11:M1</text:p>
          </table:table-cell>
          <table:table-cell table:number-columns-repeated="3"/>
          <table:table-cell table:formula="of:=CONCATENATE([.H21];&quot;:&quot;;[.H10])" office:value-type="string" office:string-value="4:H3">
            <text:p>4:H3</text:p>
          </table:table-cell>
          <table:table-cell table:number-columns-repeated="5"/>
          <table:table-cell table:formula="of:=CONCATENATE([.N21];&quot;:&quot;;[.N10])" office:value-type="string" office:string-value="11:M6">
            <text:p>11:M6</text:p>
          </table:table-cell>
          <table:table-cell table:number-columns-repeated="3"/>
          <table:table-cell table:formula="of:=CONCATENATE([.R21];&quot;:&quot;;[.R10])" office:value-type="string" office:string-value="4:H8">
            <text:p>4:H8</text:p>
          </table:table-cell>
          <table:table-cell table:number-columns-repeated="5"/>
          <table:table-cell table:formula="of:=CONCATENATE([.X21];&quot;:&quot;;[.X10])" office:value-type="string" office:string-value="11:M11">
            <text:p>11:M11</text:p>
          </table:table-cell>
          <table:table-cell table:number-columns-repeated="3"/>
          <table:table-cell table:formula="of:=CONCATENATE([.AB21];&quot;:&quot;;[.AB10])" office:value-type="string" office:string-value="4:H13">
            <text:p>4:H13</text:p>
          </table:table-cell>
          <table:table-cell table:number-columns-repeated="5"/>
          <table:table-cell table:formula="of:=CONCATENATE([.AH21];&quot;:&quot;;[.AH10])" office:value-type="string" office:string-value="11:M16">
            <text:p>11:M16</text:p>
          </table:table-cell>
          <table:table-cell table:number-columns-repeated="3"/>
          <table:table-cell table:formula="of:=CONCATENATE([.AL21];&quot;:&quot;;[.AL10])" office:value-type="string" office:string-value="4:H18">
            <text:p>4:H18</text:p>
          </table:table-cell>
          <table:table-cell table:number-columns-repeated="5"/>
          <table:table-cell table:formula="of:=CONCATENATE([.AR21];&quot;:&quot;;[.AR10])" office:value-type="string" office:string-value="11:M21">
            <text:p>11:M21</text:p>
          </table:table-cell>
          <table:table-cell table:number-columns-repeated="3"/>
          <table:table-cell table:formula="of:=CONCATENATE([.AV21];&quot;:&quot;;[.AV10])" office:value-type="string" office:string-value="4:H23">
            <text:p>4:H23</text:p>
          </table:table-cell>
          <table:table-cell table:number-columns-repeated="5"/>
          <table:table-cell table:formula="of:=CONCATENATE([.BB21];&quot;:&quot;;[.BB10])" office:value-type="string" office:string-value="11:M26">
            <text:p>11:M26</text:p>
          </table:table-cell>
          <table:table-cell table:number-columns-repeated="3"/>
          <table:table-cell table:formula="of:=CONCATENATE([.BF21];&quot;:&quot;;[.BF10])" office:value-type="string" office:string-value="4:H28">
            <text:p>4:H28</text:p>
          </table:table-cell>
          <table:table-cell table:number-columns-repeated="5"/>
          <table:table-cell table:formula="of:=CONCATENATE([.BL21];&quot;:&quot;;[.BL10])" office:value-type="string" office:string-value="11:M31">
            <text:p>11:M31</text:p>
          </table:table-cell>
          <table:table-cell table:number-columns-repeated="3"/>
          <table:table-cell table:formula="of:=CONCATENATE([.BP21];&quot;:&quot;;[.BP10])" office:value-type="string" office:string-value="4:H33">
            <text:p>4:H33</text:p>
          </table:table-cell>
          <table:table-cell table:number-columns-repeated="5"/>
          <table:table-cell table:formula="of:=CONCATENATE([.BV21];&quot;:&quot;;[.BV10])" office:value-type="string" office:string-value="11:M36">
            <text:p>11:M36</text:p>
          </table:table-cell>
          <table:table-cell table:number-columns-repeated="3"/>
          <table:table-cell table:formula="of:=CONCATENATE([.BZ21];&quot;:&quot;;[.BZ10])" office:value-type="string" office:string-value="4:H38">
            <text:p>4:H38</text:p>
          </table:table-cell>
          <table:table-cell table:number-columns-repeated="5"/>
          <table:table-cell table:formula="of:=CONCATENATE([.CF21];&quot;:&quot;;[.CF10])" office:value-type="string" office:string-value="11:M41">
            <text:p>11:M41</text:p>
          </table:table-cell>
          <table:table-cell table:number-columns-repeated="3"/>
          <table:table-cell table:formula="of:=CONCATENATE([.CJ21];&quot;:&quot;;[.CJ10])" office:value-type="string" office:string-value="4:H43">
            <text:p>4:H43</text:p>
          </table:table-cell>
          <table:table-cell table:number-columns-repeated="5"/>
          <table:table-cell table:formula="of:=CONCATENATE([.CP21];&quot;:&quot;;[.CP10])" office:value-type="string" office:string-value="11:M46">
            <text:p>11:M46</text:p>
          </table:table-cell>
          <table:table-cell table:number-columns-repeated="3"/>
          <table:table-cell table:formula="of:=CONCATENATE([.CT21];&quot;:&quot;;[.CT10])" office:value-type="string" office:string-value="4:H48">
            <text:p>4:H48</text:p>
          </table:table-cell>
          <table:table-cell table:number-columns-repeated="5"/>
          <table:table-cell table:formula="of:=CONCATENATE([.CZ21];&quot;:&quot;;[.CZ10])" office:value-type="string" office:string-value="11:M51">
            <text:p>11:M51</text:p>
          </table:table-cell>
          <table:table-cell table:number-columns-repeated="3"/>
          <table:table-cell table:formula="of:=CONCATENATE([.DD21];&quot;:&quot;;[.DD10])" office:value-type="string" office:string-value="4:H53">
            <text:p>4:H53</text:p>
          </table:table-cell>
          <table:table-cell table:number-columns-repeated="5"/>
          <table:table-cell table:formula="of:=CONCATENATE([.DJ21];&quot;:&quot;;[.DJ10])" office:value-type="string" office:string-value="11:M56">
            <text:p>11:M56</text:p>
          </table:table-cell>
          <table:table-cell table:number-columns-repeated="3"/>
          <table:table-cell table:formula="of:=CONCATENATE([.DN21];&quot;:&quot;;[.DN10])" office:value-type="string" office:string-value="4:H58">
            <text:p>4:H58</text:p>
          </table:table-cell>
          <table:table-cell table:number-columns-repeated="908"/>
        </table:table-row>
        <table:table-row table:style-name="ro1">
          <table:table-cell/>
          <table:table-cell table:formula="of:=CONCATENATE([.D22];&quot;:&quot;;[.D11])" office:value-type="string" office:string-value="12:S1">
            <text:p>12:S1</text:p>
          </table:table-cell>
          <table:table-cell table:number-columns-repeated="3"/>
          <table:table-cell table:formula="of:=CONCATENATE([.H22];&quot;:&quot;;[.H11])" office:value-type="string" office:string-value="3:M3">
            <text:p>3:M3</text:p>
          </table:table-cell>
          <table:table-cell table:number-columns-repeated="5"/>
          <table:table-cell table:formula="of:=CONCATENATE([.N22];&quot;:&quot;;[.N11])" office:value-type="string" office:string-value="12:S6">
            <text:p>12:S6</text:p>
          </table:table-cell>
          <table:table-cell table:number-columns-repeated="3"/>
          <table:table-cell table:formula="of:=CONCATENATE([.R22];&quot;:&quot;;[.R11])" office:value-type="string" office:string-value="3:M8">
            <text:p>3:M8</text:p>
          </table:table-cell>
          <table:table-cell table:number-columns-repeated="5"/>
          <table:table-cell table:formula="of:=CONCATENATE([.X22];&quot;:&quot;;[.X11])" office:value-type="string" office:string-value="12:S11">
            <text:p>12:S11</text:p>
          </table:table-cell>
          <table:table-cell table:number-columns-repeated="3"/>
          <table:table-cell table:formula="of:=CONCATENATE([.AB22];&quot;:&quot;;[.AB11])" office:value-type="string" office:string-value="3:M13">
            <text:p>3:M13</text:p>
          </table:table-cell>
          <table:table-cell table:number-columns-repeated="5"/>
          <table:table-cell table:formula="of:=CONCATENATE([.AH22];&quot;:&quot;;[.AH11])" office:value-type="string" office:string-value="12:S16">
            <text:p>12:S16</text:p>
          </table:table-cell>
          <table:table-cell table:number-columns-repeated="3"/>
          <table:table-cell table:formula="of:=CONCATENATE([.AL22];&quot;:&quot;;[.AL11])" office:value-type="string" office:string-value="3:M18">
            <text:p>3:M18</text:p>
          </table:table-cell>
          <table:table-cell table:number-columns-repeated="5"/>
          <table:table-cell table:formula="of:=CONCATENATE([.AR22];&quot;:&quot;;[.AR11])" office:value-type="string" office:string-value="12:S21">
            <text:p>12:S21</text:p>
          </table:table-cell>
          <table:table-cell table:number-columns-repeated="3"/>
          <table:table-cell table:formula="of:=CONCATENATE([.AV22];&quot;:&quot;;[.AV11])" office:value-type="string" office:string-value="3:M23">
            <text:p>3:M23</text:p>
          </table:table-cell>
          <table:table-cell table:number-columns-repeated="5"/>
          <table:table-cell table:formula="of:=CONCATENATE([.BB22];&quot;:&quot;;[.BB11])" office:value-type="string" office:string-value="12:S26">
            <text:p>12:S26</text:p>
          </table:table-cell>
          <table:table-cell table:number-columns-repeated="3"/>
          <table:table-cell table:formula="of:=CONCATENATE([.BF22];&quot;:&quot;;[.BF11])" office:value-type="string" office:string-value="3:M28">
            <text:p>3:M28</text:p>
          </table:table-cell>
          <table:table-cell table:number-columns-repeated="5"/>
          <table:table-cell table:formula="of:=CONCATENATE([.BL22];&quot;:&quot;;[.BL11])" office:value-type="string" office:string-value="12:S31">
            <text:p>12:S31</text:p>
          </table:table-cell>
          <table:table-cell table:number-columns-repeated="3"/>
          <table:table-cell table:formula="of:=CONCATENATE([.BP22];&quot;:&quot;;[.BP11])" office:value-type="string" office:string-value="3:M33">
            <text:p>3:M33</text:p>
          </table:table-cell>
          <table:table-cell table:number-columns-repeated="5"/>
          <table:table-cell table:formula="of:=CONCATENATE([.BV22];&quot;:&quot;;[.BV11])" office:value-type="string" office:string-value="12:S36">
            <text:p>12:S36</text:p>
          </table:table-cell>
          <table:table-cell table:number-columns-repeated="3"/>
          <table:table-cell table:formula="of:=CONCATENATE([.BZ22];&quot;:&quot;;[.BZ11])" office:value-type="string" office:string-value="3:M38">
            <text:p>3:M38</text:p>
          </table:table-cell>
          <table:table-cell table:number-columns-repeated="5"/>
          <table:table-cell table:formula="of:=CONCATENATE([.CF22];&quot;:&quot;;[.CF11])" office:value-type="string" office:string-value="12:S41">
            <text:p>12:S41</text:p>
          </table:table-cell>
          <table:table-cell table:number-columns-repeated="3"/>
          <table:table-cell table:formula="of:=CONCATENATE([.CJ22];&quot;:&quot;;[.CJ11])" office:value-type="string" office:string-value="3:M43">
            <text:p>3:M43</text:p>
          </table:table-cell>
          <table:table-cell table:number-columns-repeated="5"/>
          <table:table-cell table:formula="of:=CONCATENATE([.CP22];&quot;:&quot;;[.CP11])" office:value-type="string" office:string-value="12:S46">
            <text:p>12:S46</text:p>
          </table:table-cell>
          <table:table-cell table:number-columns-repeated="3"/>
          <table:table-cell table:formula="of:=CONCATENATE([.CT22];&quot;:&quot;;[.CT11])" office:value-type="string" office:string-value="3:M48">
            <text:p>3:M48</text:p>
          </table:table-cell>
          <table:table-cell table:number-columns-repeated="5"/>
          <table:table-cell table:formula="of:=CONCATENATE([.CZ22];&quot;:&quot;;[.CZ11])" office:value-type="string" office:string-value="12:S51">
            <text:p>12:S51</text:p>
          </table:table-cell>
          <table:table-cell table:number-columns-repeated="3"/>
          <table:table-cell table:formula="of:=CONCATENATE([.DD22];&quot;:&quot;;[.DD11])" office:value-type="string" office:string-value="3:M53">
            <text:p>3:M53</text:p>
          </table:table-cell>
          <table:table-cell table:number-columns-repeated="5"/>
          <table:table-cell table:formula="of:=CONCATENATE([.DJ22];&quot;:&quot;;[.DJ11])" office:value-type="string" office:string-value="12:S56">
            <text:p>12:S56</text:p>
          </table:table-cell>
          <table:table-cell table:number-columns-repeated="3"/>
          <table:table-cell table:formula="of:=CONCATENATE([.DN22];&quot;:&quot;;[.DN11])" office:value-type="string" office:string-value="3:M58">
            <text:p>3:M58</text:p>
          </table:table-cell>
          <table:table-cell table:number-columns-repeated="908"/>
        </table:table-row>
        <table:table-row table:style-name="ro1">
          <table:table-cell/>
          <table:table-cell table:formula="of:=CONCATENATE([.D23];&quot;:&quot;;[.B12])" office:value-type="string" office:string-value="13:H0">
            <text:p>13:H0</text:p>
          </table:table-cell>
          <table:table-cell table:number-columns-repeated="3"/>
          <table:table-cell table:formula="of:=CONCATENATE([.H23];&quot;:&quot;;[.H12])" office:value-type="string" office:string-value="2:S3">
            <text:p>2:S3</text:p>
          </table:table-cell>
          <table:table-cell table:number-columns-repeated="5"/>
          <table:table-cell table:formula="of:=CONCATENATE([.N23];&quot;:&quot;;[.L12])" office:value-type="string" office:string-value="13:H5">
            <text:p>13:H5</text:p>
          </table:table-cell>
          <table:table-cell table:number-columns-repeated="3"/>
          <table:table-cell table:formula="of:=CONCATENATE([.R23];&quot;:&quot;;[.R12])" office:value-type="string" office:string-value="2:S8">
            <text:p>2:S8</text:p>
          </table:table-cell>
          <table:table-cell table:number-columns-repeated="5"/>
          <table:table-cell table:formula="of:=CONCATENATE([.X23];&quot;:&quot;;[.V12])" office:value-type="string" office:string-value="13:H10">
            <text:p>13:H10</text:p>
          </table:table-cell>
          <table:table-cell table:number-columns-repeated="3"/>
          <table:table-cell table:formula="of:=CONCATENATE([.AB23];&quot;:&quot;;[.AB12])" office:value-type="string" office:string-value="2:S13">
            <text:p>2:S13</text:p>
          </table:table-cell>
          <table:table-cell table:number-columns-repeated="5"/>
          <table:table-cell table:formula="of:=CONCATENATE([.AH23];&quot;:&quot;;[.AF12])" office:value-type="string" office:string-value="13:H15">
            <text:p>13:H15</text:p>
          </table:table-cell>
          <table:table-cell table:number-columns-repeated="3"/>
          <table:table-cell table:formula="of:=CONCATENATE([.AL23];&quot;:&quot;;[.AL12])" office:value-type="string" office:string-value="2:S18">
            <text:p>2:S18</text:p>
          </table:table-cell>
          <table:table-cell table:number-columns-repeated="5"/>
          <table:table-cell table:formula="of:=CONCATENATE([.AR23];&quot;:&quot;;[.AP12])" office:value-type="string" office:string-value="13:H20">
            <text:p>13:H20</text:p>
          </table:table-cell>
          <table:table-cell table:number-columns-repeated="3"/>
          <table:table-cell table:formula="of:=CONCATENATE([.AV23];&quot;:&quot;;[.AV12])" office:value-type="string" office:string-value="2:S23">
            <text:p>2:S23</text:p>
          </table:table-cell>
          <table:table-cell table:number-columns-repeated="5"/>
          <table:table-cell table:formula="of:=CONCATENATE([.BB23];&quot;:&quot;;[.AZ12])" office:value-type="string" office:string-value="13:H25">
            <text:p>13:H25</text:p>
          </table:table-cell>
          <table:table-cell table:number-columns-repeated="3"/>
          <table:table-cell table:formula="of:=CONCATENATE([.BF23];&quot;:&quot;;[.BF12])" office:value-type="string" office:string-value="2:S28">
            <text:p>2:S28</text:p>
          </table:table-cell>
          <table:table-cell table:number-columns-repeated="5"/>
          <table:table-cell table:formula="of:=CONCATENATE([.BL23];&quot;:&quot;;[.BJ12])" office:value-type="string" office:string-value="13:H30">
            <text:p>13:H30</text:p>
          </table:table-cell>
          <table:table-cell table:number-columns-repeated="3"/>
          <table:table-cell table:formula="of:=CONCATENATE([.BP23];&quot;:&quot;;[.BP12])" office:value-type="string" office:string-value="2:S33">
            <text:p>2:S33</text:p>
          </table:table-cell>
          <table:table-cell table:number-columns-repeated="5"/>
          <table:table-cell table:formula="of:=CONCATENATE([.BV23];&quot;:&quot;;[.BT12])" office:value-type="string" office:string-value="13:H35">
            <text:p>13:H35</text:p>
          </table:table-cell>
          <table:table-cell table:number-columns-repeated="3"/>
          <table:table-cell table:formula="of:=CONCATENATE([.BZ23];&quot;:&quot;;[.BZ12])" office:value-type="string" office:string-value="2:S38">
            <text:p>2:S38</text:p>
          </table:table-cell>
          <table:table-cell table:number-columns-repeated="5"/>
          <table:table-cell table:formula="of:=CONCATENATE([.CF23];&quot;:&quot;;[.CD12])" office:value-type="string" office:string-value="13:H40">
            <text:p>13:H40</text:p>
          </table:table-cell>
          <table:table-cell table:number-columns-repeated="3"/>
          <table:table-cell table:formula="of:=CONCATENATE([.CJ23];&quot;:&quot;;[.CJ12])" office:value-type="string" office:string-value="2:S43">
            <text:p>2:S43</text:p>
          </table:table-cell>
          <table:table-cell table:number-columns-repeated="5"/>
          <table:table-cell table:formula="of:=CONCATENATE([.CP23];&quot;:&quot;;[.CN12])" office:value-type="string" office:string-value="13:H45">
            <text:p>13:H45</text:p>
          </table:table-cell>
          <table:table-cell table:number-columns-repeated="3"/>
          <table:table-cell table:formula="of:=CONCATENATE([.CT23];&quot;:&quot;;[.CT12])" office:value-type="string" office:string-value="2:S48">
            <text:p>2:S48</text:p>
          </table:table-cell>
          <table:table-cell table:number-columns-repeated="5"/>
          <table:table-cell table:formula="of:=CONCATENATE([.CZ23];&quot;:&quot;;[.CX12])" office:value-type="string" office:string-value="13:H50">
            <text:p>13:H50</text:p>
          </table:table-cell>
          <table:table-cell table:number-columns-repeated="3"/>
          <table:table-cell table:formula="of:=CONCATENATE([.DD23];&quot;:&quot;;[.DD12])" office:value-type="string" office:string-value="2:S53">
            <text:p>2:S53</text:p>
          </table:table-cell>
          <table:table-cell table:number-columns-repeated="5"/>
          <table:table-cell table:formula="of:=CONCATENATE([.DJ23];&quot;:&quot;;[.DH12])" office:value-type="string" office:string-value="13:H55">
            <text:p>13:H55</text:p>
          </table:table-cell>
          <table:table-cell table:number-columns-repeated="3"/>
          <table:table-cell table:formula="of:=CONCATENATE([.DN23];&quot;:&quot;;[.DN12])" office:value-type="string" office:string-value="2:S58">
            <text:p>2:S58</text:p>
          </table:table-cell>
          <table:table-cell table:number-columns-repeated="908"/>
        </table:table-row>
        <table:table-row table:style-name="ro1">
          <table:table-cell/>
          <table:table-cell table:formula="of:=CONCATENATE([.D24];&quot;:&quot;;[.B13])" office:value-type="string" office:string-value="14:M0">
            <text:p>14:M0</text:p>
          </table:table-cell>
          <table:table-cell table:number-columns-repeated="3"/>
          <table:table-cell table:formula="of:=CONCATENATE([.H24];&quot;:&quot;;[.F13])" office:value-type="string" office:string-value="1:H2">
            <text:p>1:H2</text:p>
          </table:table-cell>
          <table:table-cell table:number-columns-repeated="5"/>
          <table:table-cell table:formula="of:=CONCATENATE([.N24];&quot;:&quot;;[.L13])" office:value-type="string" office:string-value="14:M5">
            <text:p>14:M5</text:p>
          </table:table-cell>
          <table:table-cell table:number-columns-repeated="3"/>
          <table:table-cell table:formula="of:=CONCATENATE([.R24];&quot;:&quot;;[.P13])" office:value-type="string" office:string-value="1:H7">
            <text:p>1:H7</text:p>
          </table:table-cell>
          <table:table-cell table:number-columns-repeated="5"/>
          <table:table-cell table:formula="of:=CONCATENATE([.X24];&quot;:&quot;;[.V13])" office:value-type="string" office:string-value="14:M10">
            <text:p>14:M10</text:p>
          </table:table-cell>
          <table:table-cell table:number-columns-repeated="3"/>
          <table:table-cell table:formula="of:=CONCATENATE([.AB24];&quot;:&quot;;[.Z13])" office:value-type="string" office:string-value="1:H12">
            <text:p>1:H12</text:p>
          </table:table-cell>
          <table:table-cell table:number-columns-repeated="5"/>
          <table:table-cell table:formula="of:=CONCATENATE([.AH24];&quot;:&quot;;[.AF13])" office:value-type="string" office:string-value="14:M15">
            <text:p>14:M15</text:p>
          </table:table-cell>
          <table:table-cell table:number-columns-repeated="3"/>
          <table:table-cell table:formula="of:=CONCATENATE([.AL24];&quot;:&quot;;[.AJ13])" office:value-type="string" office:string-value="1:H17">
            <text:p>1:H17</text:p>
          </table:table-cell>
          <table:table-cell table:number-columns-repeated="5"/>
          <table:table-cell table:formula="of:=CONCATENATE([.AR24];&quot;:&quot;;[.AP13])" office:value-type="string" office:string-value="14:M20">
            <text:p>14:M20</text:p>
          </table:table-cell>
          <table:table-cell table:number-columns-repeated="3"/>
          <table:table-cell table:formula="of:=CONCATENATE([.AV24];&quot;:&quot;;[.AT13])" office:value-type="string" office:string-value="1:H22">
            <text:p>1:H22</text:p>
          </table:table-cell>
          <table:table-cell table:number-columns-repeated="5"/>
          <table:table-cell table:formula="of:=CONCATENATE([.BB24];&quot;:&quot;;[.AZ13])" office:value-type="string" office:string-value="14:M25">
            <text:p>14:M25</text:p>
          </table:table-cell>
          <table:table-cell table:number-columns-repeated="3"/>
          <table:table-cell table:formula="of:=CONCATENATE([.BF24];&quot;:&quot;;[.BD13])" office:value-type="string" office:string-value="1:H27">
            <text:p>1:H27</text:p>
          </table:table-cell>
          <table:table-cell table:number-columns-repeated="5"/>
          <table:table-cell table:formula="of:=CONCATENATE([.BL24];&quot;:&quot;;[.BJ13])" office:value-type="string" office:string-value="14:M30">
            <text:p>14:M30</text:p>
          </table:table-cell>
          <table:table-cell table:number-columns-repeated="3"/>
          <table:table-cell table:formula="of:=CONCATENATE([.BP24];&quot;:&quot;;[.BN13])" office:value-type="string" office:string-value="1:H32">
            <text:p>1:H32</text:p>
          </table:table-cell>
          <table:table-cell table:number-columns-repeated="5"/>
          <table:table-cell table:formula="of:=CONCATENATE([.BV24];&quot;:&quot;;[.BT13])" office:value-type="string" office:string-value="14:M35">
            <text:p>14:M35</text:p>
          </table:table-cell>
          <table:table-cell table:number-columns-repeated="3"/>
          <table:table-cell table:formula="of:=CONCATENATE([.BZ24];&quot;:&quot;;[.BX13])" office:value-type="string" office:string-value="1:H37">
            <text:p>1:H37</text:p>
          </table:table-cell>
          <table:table-cell table:number-columns-repeated="5"/>
          <table:table-cell table:formula="of:=CONCATENATE([.CF24];&quot;:&quot;;[.CD13])" office:value-type="string" office:string-value="14:M40">
            <text:p>14:M40</text:p>
          </table:table-cell>
          <table:table-cell table:number-columns-repeated="3"/>
          <table:table-cell table:formula="of:=CONCATENATE([.CJ24];&quot;:&quot;;[.CH13])" office:value-type="string" office:string-value="1:H42">
            <text:p>1:H42</text:p>
          </table:table-cell>
          <table:table-cell table:number-columns-repeated="5"/>
          <table:table-cell table:formula="of:=CONCATENATE([.CP24];&quot;:&quot;;[.CN13])" office:value-type="string" office:string-value="14:M45">
            <text:p>14:M45</text:p>
          </table:table-cell>
          <table:table-cell table:number-columns-repeated="3"/>
          <table:table-cell table:formula="of:=CONCATENATE([.CT24];&quot;:&quot;;[.CR13])" office:value-type="string" office:string-value="1:H47">
            <text:p>1:H47</text:p>
          </table:table-cell>
          <table:table-cell table:number-columns-repeated="5"/>
          <table:table-cell table:formula="of:=CONCATENATE([.CZ24];&quot;:&quot;;[.CX13])" office:value-type="string" office:string-value="14:M50">
            <text:p>14:M50</text:p>
          </table:table-cell>
          <table:table-cell table:number-columns-repeated="3"/>
          <table:table-cell table:formula="of:=CONCATENATE([.DD24];&quot;:&quot;;[.DB13])" office:value-type="string" office:string-value="1:H52">
            <text:p>1:H52</text:p>
          </table:table-cell>
          <table:table-cell table:number-columns-repeated="5"/>
          <table:table-cell table:formula="of:=CONCATENATE([.DJ24];&quot;:&quot;;[.DH13])" office:value-type="string" office:string-value="14:M55">
            <text:p>14:M55</text:p>
          </table:table-cell>
          <table:table-cell table:number-columns-repeated="3"/>
          <table:table-cell table:formula="of:=CONCATENATE([.DN24];&quot;:&quot;;[.DL13])" office:value-type="string" office:string-value="1:H57">
            <text:p>1:H57</text:p>
          </table:table-cell>
          <table:table-cell table:number-columns-repeated="908"/>
        </table:table-row>
        <table:table-row table:style-name="ro1">
          <table:table-cell/>
          <table:table-cell table:formula="of:=CONCATENATE([.D25];&quot;:&quot;;[.B14])" office:value-type="string" office:string-value="15:S0">
            <text:p>15:S0</text:p>
          </table:table-cell>
          <table:table-cell table:number-columns-repeated="3"/>
          <table:table-cell table:formula="of:=CONCATENATE([.H25];&quot;:&quot;;[.J14])" office:value-type="string" office:string-value="0:">
            <text:p>0:</text:p>
          </table:table-cell>
          <table:table-cell table:number-columns-repeated="5"/>
          <table:table-cell table:formula="of:=CONCATENATE([.N25];&quot;:&quot;;[.L14])" office:value-type="string" office:string-value="15:S5">
            <text:p>15:S5</text:p>
          </table:table-cell>
          <table:table-cell table:number-columns-repeated="3"/>
          <table:table-cell table:formula="of:=CONCATENATE([.R25];&quot;:&quot;;[.T14])" office:value-type="string" office:string-value="0:">
            <text:p>0:</text:p>
          </table:table-cell>
          <table:table-cell table:number-columns-repeated="5"/>
          <table:table-cell table:formula="of:=CONCATENATE([.X25];&quot;:&quot;;[.V14])" office:value-type="string" office:string-value="15:S10">
            <text:p>15:S10</text:p>
          </table:table-cell>
          <table:table-cell table:number-columns-repeated="3"/>
          <table:table-cell table:formula="of:=CONCATENATE([.AB25];&quot;:&quot;;[.AD14])" office:value-type="string" office:string-value="0:">
            <text:p>0:</text:p>
          </table:table-cell>
          <table:table-cell table:number-columns-repeated="5"/>
          <table:table-cell table:formula="of:=CONCATENATE([.AH25];&quot;:&quot;;[.AF14])" office:value-type="string" office:string-value="15:S15">
            <text:p>15:S15</text:p>
          </table:table-cell>
          <table:table-cell table:number-columns-repeated="3"/>
          <table:table-cell table:formula="of:=CONCATENATE([.AL25];&quot;:&quot;;[.AN14])" office:value-type="string" office:string-value="0:">
            <text:p>0:</text:p>
          </table:table-cell>
          <table:table-cell table:number-columns-repeated="5"/>
          <table:table-cell table:formula="of:=CONCATENATE([.AR25];&quot;:&quot;;[.AP14])" office:value-type="string" office:string-value="15:S20">
            <text:p>15:S20</text:p>
          </table:table-cell>
          <table:table-cell table:number-columns-repeated="3"/>
          <table:table-cell table:formula="of:=CONCATENATE([.AV25];&quot;:&quot;;[.AX14])" office:value-type="string" office:string-value="0:">
            <text:p>0:</text:p>
          </table:table-cell>
          <table:table-cell table:number-columns-repeated="5"/>
          <table:table-cell table:formula="of:=CONCATENATE([.BB25];&quot;:&quot;;[.AZ14])" office:value-type="string" office:string-value="15:S25">
            <text:p>15:S25</text:p>
          </table:table-cell>
          <table:table-cell table:number-columns-repeated="3"/>
          <table:table-cell table:formula="of:=CONCATENATE([.BF25];&quot;:&quot;;[.BH14])" office:value-type="string" office:string-value="0:">
            <text:p>0:</text:p>
          </table:table-cell>
          <table:table-cell table:number-columns-repeated="5"/>
          <table:table-cell table:formula="of:=CONCATENATE([.BL25];&quot;:&quot;;[.BJ14])" office:value-type="string" office:string-value="15:S30">
            <text:p>15:S30</text:p>
          </table:table-cell>
          <table:table-cell table:number-columns-repeated="3"/>
          <table:table-cell table:formula="of:=CONCATENATE([.BP25];&quot;:&quot;;[.BR14])" office:value-type="string" office:string-value="0:">
            <text:p>0:</text:p>
          </table:table-cell>
          <table:table-cell table:number-columns-repeated="5"/>
          <table:table-cell table:formula="of:=CONCATENATE([.BV25];&quot;:&quot;;[.BT14])" office:value-type="string" office:string-value="15:S35">
            <text:p>15:S35</text:p>
          </table:table-cell>
          <table:table-cell table:number-columns-repeated="3"/>
          <table:table-cell table:formula="of:=CONCATENATE([.BZ25];&quot;:&quot;;[.CB14])" office:value-type="string" office:string-value="0:">
            <text:p>0:</text:p>
          </table:table-cell>
          <table:table-cell table:number-columns-repeated="5"/>
          <table:table-cell table:formula="of:=CONCATENATE([.CF25];&quot;:&quot;;[.CD14])" office:value-type="string" office:string-value="15:S40">
            <text:p>15:S40</text:p>
          </table:table-cell>
          <table:table-cell table:number-columns-repeated="3"/>
          <table:table-cell table:formula="of:=CONCATENATE([.CJ25];&quot;:&quot;;[.CL14])" office:value-type="string" office:string-value="0:">
            <text:p>0:</text:p>
          </table:table-cell>
          <table:table-cell table:number-columns-repeated="5"/>
          <table:table-cell table:formula="of:=CONCATENATE([.CP25];&quot;:&quot;;[.CN14])" office:value-type="string" office:string-value="15:S45">
            <text:p>15:S45</text:p>
          </table:table-cell>
          <table:table-cell table:number-columns-repeated="3"/>
          <table:table-cell table:formula="of:=CONCATENATE([.CT25];&quot;:&quot;;[.CV14])" office:value-type="string" office:string-value="0:">
            <text:p>0:</text:p>
          </table:table-cell>
          <table:table-cell table:number-columns-repeated="5"/>
          <table:table-cell table:formula="of:=CONCATENATE([.CZ25];&quot;:&quot;;[.CX14])" office:value-type="string" office:string-value="15:S50">
            <text:p>15:S50</text:p>
          </table:table-cell>
          <table:table-cell table:number-columns-repeated="3"/>
          <table:table-cell table:formula="of:=CONCATENATE([.DD25];&quot;:&quot;;[.DF14])" office:value-type="string" office:string-value="0:">
            <text:p>0:</text:p>
          </table:table-cell>
          <table:table-cell table:number-columns-repeated="5"/>
          <table:table-cell table:formula="of:=CONCATENATE([.DJ25];&quot;:&quot;;[.DH14])" office:value-type="string" office:string-value="15:S55">
            <text:p>15:S55</text:p>
          </table:table-cell>
          <table:table-cell table:number-columns-repeated="3"/>
          <table:table-cell table:formula="of:=CONCATENATE([.DN25];&quot;:&quot;;[.DP14])" office:value-type="string" office:string-value="0:">
            <text:p>0:</text:p>
          </table:table-cell>
          <table:table-cell table:number-columns-repeated="9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xh</text:p>
          </table:table-cell>
          <table:table-cell office:value-type="float" office:value="2">
            <text:p>2</text:p>
          </table:table-cell>
          <table:table-cell table:formula="of:=[.B39]+5" office:value-type="float" office:value="7">
            <text:p>7</text:p>
          </table:table-cell>
          <table:table-cell table:formula="of:=[.C39]+5" office:value-type="float" office:value="12">
            <text:p>12</text:p>
          </table:table-cell>
          <table:table-cell table:formula="of:=[.D39]+5" office:value-type="float" office:value="17">
            <text:p>17</text:p>
          </table:table-cell>
          <table:table-cell table:formula="of:=[.E39]+5" office:value-type="float" office:value="22">
            <text:p>22</text:p>
          </table:table-cell>
          <table:table-cell table:formula="of:=[.F39]+5" office:value-type="float" office:value="27">
            <text:p>27</text:p>
          </table:table-cell>
          <table:table-cell table:formula="of:=[.G39]+5" office:value-type="float" office:value="32">
            <text:p>32</text:p>
          </table:table-cell>
          <table:table-cell table:formula="of:=[.H39]+5" office:value-type="float" office:value="37">
            <text:p>37</text:p>
          </table:table-cell>
          <table:table-cell table:formula="of:=[.I39]+5" office:value-type="float" office:value="42">
            <text:p>42</text:p>
          </table:table-cell>
          <table:table-cell table:formula="of:=[.J39]+5" office:value-type="float" office:value="47">
            <text:p>47</text:p>
          </table:table-cell>
          <table:table-cell table:formula="of:=[.K39]+5" office:value-type="float" office:value="52">
            <text:p>52</text:p>
          </table:table-cell>
          <table:table-cell table:formula="of:=[.L39]+5" office:value-type="float" office:value="57">
            <text:p>57</text:p>
          </table:table-cell>
          <table:table-cell table:number-columns-repeated="4"/>
          <table:table-cell table:formula="of:=CONCATENATE(&quot;NAME &quot;;[.$A39];[.B39];&quot; &quot;;[.$A47];[.B47];&quot;;&quot;)" office:value-type="string" office:string-value="NAME xh2 s4;">
            <text:p>NAME xh2 s4;</text:p>
          </table:table-cell>
          <table:table-cell table:formula="of:=CONCATENATE(&quot;NAME &quot;;[.$A39];[.C39];&quot; &quot;;[.$A47];[.C47];&quot;;&quot;)" office:value-type="string" office:string-value="NAME xh7 s9;">
            <text:p>NAME xh7 s9;</text:p>
          </table:table-cell>
          <table:table-cell table:formula="of:=CONCATENATE(&quot;NAME &quot;;[.$A39];[.D39];&quot; &quot;;[.$A47];[.D47];&quot;;&quot;)" office:value-type="string" office:string-value="NAME xh12 s14;">
            <text:p>NAME xh12 s14;</text:p>
          </table:table-cell>
          <table:table-cell table:formula="of:=CONCATENATE(&quot;NAME &quot;;[.$A39];[.E39];&quot; &quot;;[.$A47];[.E47];&quot;;&quot;)" office:value-type="string" office:string-value="NAME xh17 s19;">
            <text:p>NAME xh17 s19;</text:p>
          </table:table-cell>
          <table:table-cell table:formula="of:=CONCATENATE(&quot;NAME &quot;;[.$A39];[.F39];&quot; &quot;;[.$A47];[.F47];&quot;;&quot;)" office:value-type="string" office:string-value="NAME xh22 s24;">
            <text:p>NAME xh22 s24;</text:p>
          </table:table-cell>
          <table:table-cell table:formula="of:=CONCATENATE(&quot;NAME &quot;;[.$A39];[.G39];&quot; &quot;;[.$A47];[.G47];&quot;;&quot;)" office:value-type="string" office:string-value="NAME xh27 s29;">
            <text:p>NAME xh27 s29;</text:p>
          </table:table-cell>
          <table:table-cell table:formula="of:=CONCATENATE(&quot;NAME &quot;;[.$A39];[.H39];&quot; &quot;;[.$A47];[.H47];&quot;;&quot;)" office:value-type="string" office:string-value="NAME xh32 s34;">
            <text:p>NAME xh32 s34;</text:p>
          </table:table-cell>
          <table:table-cell table:formula="of:=CONCATENATE(&quot;NAME &quot;;[.$A39];[.I39];&quot; &quot;;[.$A47];[.I47];&quot;;&quot;)" office:value-type="string" office:string-value="NAME xh37 s39;">
            <text:p>NAME xh37 s39;</text:p>
          </table:table-cell>
          <table:table-cell table:formula="of:=CONCATENATE(&quot;NAME &quot;;[.$A39];[.J39];&quot; &quot;;[.$A47];[.J47];&quot;;&quot;)" office:value-type="string" office:string-value="NAME xh42 s44;">
            <text:p>NAME xh42 s44;</text:p>
          </table:table-cell>
          <table:table-cell table:formula="of:=CONCATENATE(&quot;NAME &quot;;[.$A39];[.K39];&quot; &quot;;[.$A47];[.K47];&quot;;&quot;)" office:value-type="string" office:string-value="NAME xh47 s49;">
            <text:p>NAME xh47 s49;</text:p>
          </table:table-cell>
          <table:table-cell table:formula="of:=CONCATENATE(&quot;NAME &quot;;[.$A39];[.L39];&quot; &quot;;[.$A47];[.L47];&quot;;&quot;)" office:value-type="string" office:string-value="NAME xh52 s54;">
            <text:p>NAME xh52 s54;</text:p>
          </table:table-cell>
          <table:table-cell table:formula="of:=CONCATENATE(&quot;NAME &quot;;[.$A39];[.M39];&quot; &quot;;[.$A47];[.M47];&quot;;&quot;)" office:value-type="string" office:string-value="NAME xh57 s59;">
            <text:p>NAME xh57 s59;</text:p>
          </table:table-cell>
          <table:table-cell table:number-columns-repeated="995"/>
        </table:table-row>
        <table:table-row table:style-name="ro1">
          <table:table-cell office:value-type="string">
            <text:p>xh</text:p>
          </table:table-cell>
          <table:table-cell office:value-type="float" office:value="3">
            <text:p>3</text:p>
          </table:table-cell>
          <table:table-cell table:formula="of:=[.B40]+5" office:value-type="float" office:value="8">
            <text:p>8</text:p>
          </table:table-cell>
          <table:table-cell table:formula="of:=[.C40]+5" office:value-type="float" office:value="13">
            <text:p>13</text:p>
          </table:table-cell>
          <table:table-cell table:formula="of:=[.D40]+5" office:value-type="float" office:value="18">
            <text:p>18</text:p>
          </table:table-cell>
          <table:table-cell table:formula="of:=[.E40]+5" office:value-type="float" office:value="23">
            <text:p>23</text:p>
          </table:table-cell>
          <table:table-cell table:formula="of:=[.F40]+5" office:value-type="float" office:value="28">
            <text:p>28</text:p>
          </table:table-cell>
          <table:table-cell table:formula="of:=[.G40]+5" office:value-type="float" office:value="33">
            <text:p>33</text:p>
          </table:table-cell>
          <table:table-cell table:formula="of:=[.H40]+5" office:value-type="float" office:value="38">
            <text:p>38</text:p>
          </table:table-cell>
          <table:table-cell table:formula="of:=[.I40]+5" office:value-type="float" office:value="43">
            <text:p>43</text:p>
          </table:table-cell>
          <table:table-cell table:formula="of:=[.J40]+5" office:value-type="float" office:value="48">
            <text:p>48</text:p>
          </table:table-cell>
          <table:table-cell table:formula="of:=[.K40]+5" office:value-type="float" office:value="53">
            <text:p>53</text:p>
          </table:table-cell>
          <table:table-cell table:formula="of:=[.L40]+5" office:value-type="float" office:value="58">
            <text:p>58</text:p>
          </table:table-cell>
          <table:table-cell table:number-columns-repeated="4"/>
          <table:table-cell table:formula="of:=CONCATENATE(&quot;NAME &quot;;[.$A40];[.B40];&quot; &quot;;[.$A48];[.B48];&quot;;&quot;)" office:value-type="string" office:string-value="NAME xh3 m4;">
            <text:p>NAME xh3 m4;</text:p>
          </table:table-cell>
          <table:table-cell table:formula="of:=CONCATENATE(&quot;NAME &quot;;[.$A40];[.C40];&quot; &quot;;[.$A48];[.C48];&quot;;&quot;)" office:value-type="string" office:string-value="NAME xh8 m9;">
            <text:p>NAME xh8 m9;</text:p>
          </table:table-cell>
          <table:table-cell table:formula="of:=CONCATENATE(&quot;NAME &quot;;[.$A40];[.D40];&quot; &quot;;[.$A48];[.D48];&quot;;&quot;)" office:value-type="string" office:string-value="NAME xh13 m14;">
            <text:p>NAME xh13 m14;</text:p>
          </table:table-cell>
          <table:table-cell table:formula="of:=CONCATENATE(&quot;NAME &quot;;[.$A40];[.E40];&quot; &quot;;[.$A48];[.E48];&quot;;&quot;)" office:value-type="string" office:string-value="NAME xh18 m19;">
            <text:p>NAME xh18 m19;</text:p>
          </table:table-cell>
          <table:table-cell table:formula="of:=CONCATENATE(&quot;NAME &quot;;[.$A40];[.F40];&quot; &quot;;[.$A48];[.F48];&quot;;&quot;)" office:value-type="string" office:string-value="NAME xh23 m24;">
            <text:p>NAME xh23 m24;</text:p>
          </table:table-cell>
          <table:table-cell table:formula="of:=CONCATENATE(&quot;NAME &quot;;[.$A40];[.G40];&quot; &quot;;[.$A48];[.G48];&quot;;&quot;)" office:value-type="string" office:string-value="NAME xh28 m29;">
            <text:p>NAME xh28 m29;</text:p>
          </table:table-cell>
          <table:table-cell table:formula="of:=CONCATENATE(&quot;NAME &quot;;[.$A40];[.H40];&quot; &quot;;[.$A48];[.H48];&quot;;&quot;)" office:value-type="string" office:string-value="NAME xh33 m34;">
            <text:p>NAME xh33 m34;</text:p>
          </table:table-cell>
          <table:table-cell table:formula="of:=CONCATENATE(&quot;NAME &quot;;[.$A40];[.I40];&quot; &quot;;[.$A48];[.I48];&quot;;&quot;)" office:value-type="string" office:string-value="NAME xh38 m39;">
            <text:p>NAME xh38 m39;</text:p>
          </table:table-cell>
          <table:table-cell table:formula="of:=CONCATENATE(&quot;NAME &quot;;[.$A40];[.J40];&quot; &quot;;[.$A48];[.J48];&quot;;&quot;)" office:value-type="string" office:string-value="NAME xh43 m44;">
            <text:p>NAME xh43 m44;</text:p>
          </table:table-cell>
          <table:table-cell table:formula="of:=CONCATENATE(&quot;NAME &quot;;[.$A40];[.K40];&quot; &quot;;[.$A48];[.K48];&quot;;&quot;)" office:value-type="string" office:string-value="NAME xh48 m49;">
            <text:p>NAME xh48 m49;</text:p>
          </table:table-cell>
          <table:table-cell table:formula="of:=CONCATENATE(&quot;NAME &quot;;[.$A40];[.L40];&quot; &quot;;[.$A48];[.L48];&quot;;&quot;)" office:value-type="string" office:string-value="NAME xh53 m54;">
            <text:p>NAME xh53 m54;</text:p>
          </table:table-cell>
          <table:table-cell table:formula="of:=CONCATENATE(&quot;NAME &quot;;[.$A40];[.M40];&quot; &quot;;[.$A48];[.M48];&quot;;&quot;)" office:value-type="string" office:string-value="NAME xh58 m59;">
            <text:p>NAME xh58 m59;</text:p>
          </table:table-cell>
          <table:table-cell table:number-columns-repeated="995"/>
        </table:table-row>
        <table:table-row table:style-name="ro1">
          <table:table-cell office:value-type="string">
            <text:p>xm</text:p>
          </table:table-cell>
          <table:table-cell office:value-type="float" office:value="3">
            <text:p>3</text:p>
          </table:table-cell>
          <table:table-cell table:formula="of:=[.B41]+5" office:value-type="float" office:value="8">
            <text:p>8</text:p>
          </table:table-cell>
          <table:table-cell table:formula="of:=[.C41]+5" office:value-type="float" office:value="13">
            <text:p>13</text:p>
          </table:table-cell>
          <table:table-cell table:formula="of:=[.D41]+5" office:value-type="float" office:value="18">
            <text:p>18</text:p>
          </table:table-cell>
          <table:table-cell table:formula="of:=[.E41]+5" office:value-type="float" office:value="23">
            <text:p>23</text:p>
          </table:table-cell>
          <table:table-cell table:formula="of:=[.F41]+5" office:value-type="float" office:value="28">
            <text:p>28</text:p>
          </table:table-cell>
          <table:table-cell table:formula="of:=[.G41]+5" office:value-type="float" office:value="33">
            <text:p>33</text:p>
          </table:table-cell>
          <table:table-cell table:formula="of:=[.H41]+5" office:value-type="float" office:value="38">
            <text:p>38</text:p>
          </table:table-cell>
          <table:table-cell table:formula="of:=[.I41]+5" office:value-type="float" office:value="43">
            <text:p>43</text:p>
          </table:table-cell>
          <table:table-cell table:formula="of:=[.J41]+5" office:value-type="float" office:value="48">
            <text:p>48</text:p>
          </table:table-cell>
          <table:table-cell table:formula="of:=[.K41]+5" office:value-type="float" office:value="53">
            <text:p>53</text:p>
          </table:table-cell>
          <table:table-cell table:formula="of:=[.L41]+5" office:value-type="float" office:value="58">
            <text:p>58</text:p>
          </table:table-cell>
          <table:table-cell table:number-columns-repeated="4"/>
          <table:table-cell table:formula="of:=CONCATENATE(&quot;NAME &quot;;[.$A41];[.B41];&quot; &quot;;[.$A49];[.B49];&quot;;&quot;)" office:value-type="string" office:string-value="NAME xm3 h4;">
            <text:p>NAME xm3 h4;</text:p>
          </table:table-cell>
          <table:table-cell table:formula="of:=CONCATENATE(&quot;NAME &quot;;[.$A41];[.C41];&quot; &quot;;[.$A49];[.C49];&quot;;&quot;)" office:value-type="string" office:string-value="NAME xm8 h9;">
            <text:p>NAME xm8 h9;</text:p>
          </table:table-cell>
          <table:table-cell table:formula="of:=CONCATENATE(&quot;NAME &quot;;[.$A41];[.D41];&quot; &quot;;[.$A49];[.D49];&quot;;&quot;)" office:value-type="string" office:string-value="NAME xm13 h14;">
            <text:p>NAME xm13 h14;</text:p>
          </table:table-cell>
          <table:table-cell table:formula="of:=CONCATENATE(&quot;NAME &quot;;[.$A41];[.E41];&quot; &quot;;[.$A49];[.E49];&quot;;&quot;)" office:value-type="string" office:string-value="NAME xm18 h19;">
            <text:p>NAME xm18 h19;</text:p>
          </table:table-cell>
          <table:table-cell table:formula="of:=CONCATENATE(&quot;NAME &quot;;[.$A41];[.F41];&quot; &quot;;[.$A49];[.F49];&quot;;&quot;)" office:value-type="string" office:string-value="NAME xm23 h24;">
            <text:p>NAME xm23 h24;</text:p>
          </table:table-cell>
          <table:table-cell table:formula="of:=CONCATENATE(&quot;NAME &quot;;[.$A41];[.G41];&quot; &quot;;[.$A49];[.G49];&quot;;&quot;)" office:value-type="string" office:string-value="NAME xm28 h29;">
            <text:p>NAME xm28 h29;</text:p>
          </table:table-cell>
          <table:table-cell table:formula="of:=CONCATENATE(&quot;NAME &quot;;[.$A41];[.H41];&quot; &quot;;[.$A49];[.H49];&quot;;&quot;)" office:value-type="string" office:string-value="NAME xm33 h34;">
            <text:p>NAME xm33 h34;</text:p>
          </table:table-cell>
          <table:table-cell table:formula="of:=CONCATENATE(&quot;NAME &quot;;[.$A41];[.I41];&quot; &quot;;[.$A49];[.I49];&quot;;&quot;)" office:value-type="string" office:string-value="NAME xm38 h39;">
            <text:p>NAME xm38 h39;</text:p>
          </table:table-cell>
          <table:table-cell table:formula="of:=CONCATENATE(&quot;NAME &quot;;[.$A41];[.J41];&quot; &quot;;[.$A49];[.J49];&quot;;&quot;)" office:value-type="string" office:string-value="NAME xm43 h44;">
            <text:p>NAME xm43 h44;</text:p>
          </table:table-cell>
          <table:table-cell table:formula="of:=CONCATENATE(&quot;NAME &quot;;[.$A41];[.K41];&quot; &quot;;[.$A49];[.K49];&quot;;&quot;)" office:value-type="string" office:string-value="NAME xm48 h49;">
            <text:p>NAME xm48 h49;</text:p>
          </table:table-cell>
          <table:table-cell table:formula="of:=CONCATENATE(&quot;NAME &quot;;[.$A41];[.L41];&quot; &quot;;[.$A49];[.L49];&quot;;&quot;)" office:value-type="string" office:string-value="NAME xm53 h54;">
            <text:p>NAME xm53 h54;</text:p>
          </table:table-cell>
          <table:table-cell table:formula="of:=CONCATENATE(&quot;NAME &quot;;[.$A41];[.M41];&quot; &quot;;[.$A49];[.M49];&quot;;&quot;)" office:value-type="string" office:string-value="NAME xm58 h59;">
            <text:p>NAME xm58 h59;</text:p>
          </table:table-cell>
          <table:table-cell table:number-columns-repeated="995"/>
        </table:table-row>
        <table:table-row table:style-name="ro1">
          <table:table-cell office:value-type="string">
            <text:p>xs</text:p>
          </table:table-cell>
          <table:table-cell office:value-type="float" office:value="3">
            <text:p>3</text:p>
          </table:table-cell>
          <table:table-cell table:formula="of:=[.B42]+5" office:value-type="float" office:value="8">
            <text:p>8</text:p>
          </table:table-cell>
          <table:table-cell table:formula="of:=[.C42]+5" office:value-type="float" office:value="13">
            <text:p>13</text:p>
          </table:table-cell>
          <table:table-cell table:formula="of:=[.D42]+5" office:value-type="float" office:value="18">
            <text:p>18</text:p>
          </table:table-cell>
          <table:table-cell table:formula="of:=[.E42]+5" office:value-type="float" office:value="23">
            <text:p>23</text:p>
          </table:table-cell>
          <table:table-cell table:formula="of:=[.F42]+5" office:value-type="float" office:value="28">
            <text:p>28</text:p>
          </table:table-cell>
          <table:table-cell table:formula="of:=[.G42]+5" office:value-type="float" office:value="33">
            <text:p>33</text:p>
          </table:table-cell>
          <table:table-cell table:formula="of:=[.H42]+5" office:value-type="float" office:value="38">
            <text:p>38</text:p>
          </table:table-cell>
          <table:table-cell table:formula="of:=[.I42]+5" office:value-type="float" office:value="43">
            <text:p>43</text:p>
          </table:table-cell>
          <table:table-cell table:formula="of:=[.J42]+5" office:value-type="float" office:value="48">
            <text:p>48</text:p>
          </table:table-cell>
          <table:table-cell table:formula="of:=[.K42]+5" office:value-type="float" office:value="53">
            <text:p>53</text:p>
          </table:table-cell>
          <table:table-cell table:formula="of:=[.L42]+5" office:value-type="float" office:value="58">
            <text:p>58</text:p>
          </table:table-cell>
          <table:table-cell table:number-columns-repeated="4"/>
          <table:table-cell table:formula="of:=CONCATENATE(&quot;NAME &quot;;[.$A42];[.B42];&quot; &quot;;[.$A50];[.B50];&quot;;&quot;)" office:value-type="string" office:string-value="NAME xs3 h3;">
            <text:p>NAME xs3 h3;</text:p>
          </table:table-cell>
          <table:table-cell table:formula="of:=CONCATENATE(&quot;NAME &quot;;[.$A42];[.C42];&quot; &quot;;[.$A50];[.C50];&quot;;&quot;)" office:value-type="string" office:string-value="NAME xs8 h8;">
            <text:p>NAME xs8 h8;</text:p>
          </table:table-cell>
          <table:table-cell table:formula="of:=CONCATENATE(&quot;NAME &quot;;[.$A42];[.D42];&quot; &quot;;[.$A50];[.D50];&quot;;&quot;)" office:value-type="string" office:string-value="NAME xs13 h13;">
            <text:p>NAME xs13 h13;</text:p>
          </table:table-cell>
          <table:table-cell table:formula="of:=CONCATENATE(&quot;NAME &quot;;[.$A42];[.E42];&quot; &quot;;[.$A50];[.E50];&quot;;&quot;)" office:value-type="string" office:string-value="NAME xs18 h18;">
            <text:p>NAME xs18 h18;</text:p>
          </table:table-cell>
          <table:table-cell table:formula="of:=CONCATENATE(&quot;NAME &quot;;[.$A42];[.F42];&quot; &quot;;[.$A50];[.F50];&quot;;&quot;)" office:value-type="string" office:string-value="NAME xs23 h23;">
            <text:p>NAME xs23 h23;</text:p>
          </table:table-cell>
          <table:table-cell table:formula="of:=CONCATENATE(&quot;NAME &quot;;[.$A42];[.G42];&quot; &quot;;[.$A50];[.G50];&quot;;&quot;)" office:value-type="string" office:string-value="NAME xs28 h28;">
            <text:p>NAME xs28 h28;</text:p>
          </table:table-cell>
          <table:table-cell table:formula="of:=CONCATENATE(&quot;NAME &quot;;[.$A42];[.H42];&quot; &quot;;[.$A50];[.H50];&quot;;&quot;)" office:value-type="string" office:string-value="NAME xs33 h33;">
            <text:p>NAME xs33 h33;</text:p>
          </table:table-cell>
          <table:table-cell table:formula="of:=CONCATENATE(&quot;NAME &quot;;[.$A42];[.I42];&quot; &quot;;[.$A50];[.I50];&quot;;&quot;)" office:value-type="string" office:string-value="NAME xs38 h38;">
            <text:p>NAME xs38 h38;</text:p>
          </table:table-cell>
          <table:table-cell table:formula="of:=CONCATENATE(&quot;NAME &quot;;[.$A42];[.J42];&quot; &quot;;[.$A50];[.J50];&quot;;&quot;)" office:value-type="string" office:string-value="NAME xs43 h43;">
            <text:p>NAME xs43 h43;</text:p>
          </table:table-cell>
          <table:table-cell table:formula="of:=CONCATENATE(&quot;NAME &quot;;[.$A42];[.K42];&quot; &quot;;[.$A50];[.K50];&quot;;&quot;)" office:value-type="string" office:string-value="NAME xs48 h48;">
            <text:p>NAME xs48 h48;</text:p>
          </table:table-cell>
          <table:table-cell table:formula="of:=CONCATENATE(&quot;NAME &quot;;[.$A42];[.L42];&quot; &quot;;[.$A50];[.L50];&quot;;&quot;)" office:value-type="string" office:string-value="NAME xs53 h53;">
            <text:p>NAME xs53 h53;</text:p>
          </table:table-cell>
          <table:table-cell table:formula="of:=CONCATENATE(&quot;NAME &quot;;[.$A42];[.M42];&quot; &quot;;[.$A50];[.M50];&quot;;&quot;)" office:value-type="string" office:string-value="NAME xs58 h58;">
            <text:p>NAME xs58 h58;</text:p>
          </table:table-cell>
          <table:table-cell table:number-columns-repeated="995"/>
        </table:table-row>
        <table:table-row table:style-name="ro1">
          <table:table-cell office:value-type="string">
            <text:p>xh</text:p>
          </table:table-cell>
          <table:table-cell office:value-type="float" office:value="4">
            <text:p>4</text:p>
          </table:table-cell>
          <table:table-cell table:formula="of:=[.B43]+5" office:value-type="float" office:value="9">
            <text:p>9</text:p>
          </table:table-cell>
          <table:table-cell table:formula="of:=[.C43]+5" office:value-type="float" office:value="14">
            <text:p>14</text:p>
          </table:table-cell>
          <table:table-cell table:formula="of:=[.D43]+5" office:value-type="float" office:value="19">
            <text:p>19</text:p>
          </table:table-cell>
          <table:table-cell table:formula="of:=[.E43]+5" office:value-type="float" office:value="24">
            <text:p>24</text:p>
          </table:table-cell>
          <table:table-cell table:formula="of:=[.F43]+5" office:value-type="float" office:value="29">
            <text:p>29</text:p>
          </table:table-cell>
          <table:table-cell table:formula="of:=[.G43]+5" office:value-type="float" office:value="34">
            <text:p>34</text:p>
          </table:table-cell>
          <table:table-cell table:formula="of:=[.H43]+5" office:value-type="float" office:value="39">
            <text:p>39</text:p>
          </table:table-cell>
          <table:table-cell table:formula="of:=[.I43]+5" office:value-type="float" office:value="44">
            <text:p>44</text:p>
          </table:table-cell>
          <table:table-cell table:formula="of:=[.J43]+5" office:value-type="float" office:value="49">
            <text:p>49</text:p>
          </table:table-cell>
          <table:table-cell table:formula="of:=[.K43]+5" office:value-type="float" office:value="54">
            <text:p>54</text:p>
          </table:table-cell>
          <table:table-cell table:formula="of:=[.L43]+5" office:value-type="float" office:value="59">
            <text:p>59</text:p>
          </table:table-cell>
          <table:table-cell table:number-columns-repeated="4"/>
          <table:table-cell table:formula="of:=CONCATENATE(&quot;NAME &quot;;[.$A43];[.B43];&quot; &quot;;[.$A51];[.B51];&quot;;&quot;)" office:value-type="string" office:string-value="NAME xh4 m3;">
            <text:p>NAME xh4 m3;</text:p>
          </table:table-cell>
          <table:table-cell table:formula="of:=CONCATENATE(&quot;NAME &quot;;[.$A43];[.C43];&quot; &quot;;[.$A51];[.C51];&quot;;&quot;)" office:value-type="string" office:string-value="NAME xh9 m8;">
            <text:p>NAME xh9 m8;</text:p>
          </table:table-cell>
          <table:table-cell table:formula="of:=CONCATENATE(&quot;NAME &quot;;[.$A43];[.D43];&quot; &quot;;[.$A51];[.D51];&quot;;&quot;)" office:value-type="string" office:string-value="NAME xh14 m13;">
            <text:p>NAME xh14 m13;</text:p>
          </table:table-cell>
          <table:table-cell table:formula="of:=CONCATENATE(&quot;NAME &quot;;[.$A43];[.E43];&quot; &quot;;[.$A51];[.E51];&quot;;&quot;)" office:value-type="string" office:string-value="NAME xh19 m18;">
            <text:p>NAME xh19 m18;</text:p>
          </table:table-cell>
          <table:table-cell table:formula="of:=CONCATENATE(&quot;NAME &quot;;[.$A43];[.F43];&quot; &quot;;[.$A51];[.F51];&quot;;&quot;)" office:value-type="string" office:string-value="NAME xh24 m23;">
            <text:p>NAME xh24 m23;</text:p>
          </table:table-cell>
          <table:table-cell table:formula="of:=CONCATENATE(&quot;NAME &quot;;[.$A43];[.G43];&quot; &quot;;[.$A51];[.G51];&quot;;&quot;)" office:value-type="string" office:string-value="NAME xh29 m28;">
            <text:p>NAME xh29 m28;</text:p>
          </table:table-cell>
          <table:table-cell table:formula="of:=CONCATENATE(&quot;NAME &quot;;[.$A43];[.H43];&quot; &quot;;[.$A51];[.H51];&quot;;&quot;)" office:value-type="string" office:string-value="NAME xh34 m33;">
            <text:p>NAME xh34 m33;</text:p>
          </table:table-cell>
          <table:table-cell table:formula="of:=CONCATENATE(&quot;NAME &quot;;[.$A43];[.I43];&quot; &quot;;[.$A51];[.I51];&quot;;&quot;)" office:value-type="string" office:string-value="NAME xh39 m38;">
            <text:p>NAME xh39 m38;</text:p>
          </table:table-cell>
          <table:table-cell table:formula="of:=CONCATENATE(&quot;NAME &quot;;[.$A43];[.J43];&quot; &quot;;[.$A51];[.J51];&quot;;&quot;)" office:value-type="string" office:string-value="NAME xh44 m43;">
            <text:p>NAME xh44 m43;</text:p>
          </table:table-cell>
          <table:table-cell table:formula="of:=CONCATENATE(&quot;NAME &quot;;[.$A43];[.K43];&quot; &quot;;[.$A51];[.K51];&quot;;&quot;)" office:value-type="string" office:string-value="NAME xh49 m48;">
            <text:p>NAME xh49 m48;</text:p>
          </table:table-cell>
          <table:table-cell table:formula="of:=CONCATENATE(&quot;NAME &quot;;[.$A43];[.L43];&quot; &quot;;[.$A51];[.L51];&quot;;&quot;)" office:value-type="string" office:string-value="NAME xh54 m53;">
            <text:p>NAME xh54 m53;</text:p>
          </table:table-cell>
          <table:table-cell table:formula="of:=CONCATENATE(&quot;NAME &quot;;[.$A43];[.M43];&quot; &quot;;[.$A51];[.M51];&quot;;&quot;)" office:value-type="string" office:string-value="NAME xh59 m58;">
            <text:p>NAME xh59 m58;</text:p>
          </table:table-cell>
          <table:table-cell table:number-columns-repeated="995"/>
        </table:table-row>
        <table:table-row table:style-name="ro1">
          <table:table-cell office:value-type="string">
            <text:p>xm</text:p>
          </table:table-cell>
          <table:table-cell office:value-type="float" office:value="4">
            <text:p>4</text:p>
          </table:table-cell>
          <table:table-cell table:formula="of:=[.B44]+5" office:value-type="float" office:value="9">
            <text:p>9</text:p>
          </table:table-cell>
          <table:table-cell table:formula="of:=[.C44]+5" office:value-type="float" office:value="14">
            <text:p>14</text:p>
          </table:table-cell>
          <table:table-cell table:formula="of:=[.D44]+5" office:value-type="float" office:value="19">
            <text:p>19</text:p>
          </table:table-cell>
          <table:table-cell table:formula="of:=[.E44]+5" office:value-type="float" office:value="24">
            <text:p>24</text:p>
          </table:table-cell>
          <table:table-cell table:formula="of:=[.F44]+5" office:value-type="float" office:value="29">
            <text:p>29</text:p>
          </table:table-cell>
          <table:table-cell table:formula="of:=[.G44]+5" office:value-type="float" office:value="34">
            <text:p>34</text:p>
          </table:table-cell>
          <table:table-cell table:formula="of:=[.H44]+5" office:value-type="float" office:value="39">
            <text:p>39</text:p>
          </table:table-cell>
          <table:table-cell table:formula="of:=[.I44]+5" office:value-type="float" office:value="44">
            <text:p>44</text:p>
          </table:table-cell>
          <table:table-cell table:formula="of:=[.J44]+5" office:value-type="float" office:value="49">
            <text:p>49</text:p>
          </table:table-cell>
          <table:table-cell table:formula="of:=[.K44]+5" office:value-type="float" office:value="54">
            <text:p>54</text:p>
          </table:table-cell>
          <table:table-cell table:formula="of:=[.L44]+5" office:value-type="float" office:value="59">
            <text:p>59</text:p>
          </table:table-cell>
          <table:table-cell table:number-columns-repeated="4"/>
          <table:table-cell table:formula="of:=CONCATENATE(&quot;NAME &quot;;[.$A44];[.B44];&quot; &quot;;[.$A52];[.B52];&quot;;&quot;)" office:value-type="string" office:string-value="NAME xm4 s3;">
            <text:p>NAME xm4 s3;</text:p>
          </table:table-cell>
          <table:table-cell table:formula="of:=CONCATENATE(&quot;NAME &quot;;[.$A44];[.C44];&quot; &quot;;[.$A52];[.C52];&quot;;&quot;)" office:value-type="string" office:string-value="NAME xm9 s8;">
            <text:p>NAME xm9 s8;</text:p>
          </table:table-cell>
          <table:table-cell table:formula="of:=CONCATENATE(&quot;NAME &quot;;[.$A44];[.D44];&quot; &quot;;[.$A52];[.D52];&quot;;&quot;)" office:value-type="string" office:string-value="NAME xm14 s13;">
            <text:p>NAME xm14 s13;</text:p>
          </table:table-cell>
          <table:table-cell table:formula="of:=CONCATENATE(&quot;NAME &quot;;[.$A44];[.E44];&quot; &quot;;[.$A52];[.E52];&quot;;&quot;)" office:value-type="string" office:string-value="NAME xm19 s18;">
            <text:p>NAME xm19 s18;</text:p>
          </table:table-cell>
          <table:table-cell table:formula="of:=CONCATENATE(&quot;NAME &quot;;[.$A44];[.F44];&quot; &quot;;[.$A52];[.F52];&quot;;&quot;)" office:value-type="string" office:string-value="NAME xm24 s23;">
            <text:p>NAME xm24 s23;</text:p>
          </table:table-cell>
          <table:table-cell table:formula="of:=CONCATENATE(&quot;NAME &quot;;[.$A44];[.G44];&quot; &quot;;[.$A52];[.G52];&quot;;&quot;)" office:value-type="string" office:string-value="NAME xm29 s28;">
            <text:p>NAME xm29 s28;</text:p>
          </table:table-cell>
          <table:table-cell table:formula="of:=CONCATENATE(&quot;NAME &quot;;[.$A44];[.H44];&quot; &quot;;[.$A52];[.H52];&quot;;&quot;)" office:value-type="string" office:string-value="NAME xm34 s33;">
            <text:p>NAME xm34 s33;</text:p>
          </table:table-cell>
          <table:table-cell table:formula="of:=CONCATENATE(&quot;NAME &quot;;[.$A44];[.I44];&quot; &quot;;[.$A52];[.I52];&quot;;&quot;)" office:value-type="string" office:string-value="NAME xm39 s38;">
            <text:p>NAME xm39 s38;</text:p>
          </table:table-cell>
          <table:table-cell table:formula="of:=CONCATENATE(&quot;NAME &quot;;[.$A44];[.J44];&quot; &quot;;[.$A52];[.J52];&quot;;&quot;)" office:value-type="string" office:string-value="NAME xm44 s43;">
            <text:p>NAME xm44 s43;</text:p>
          </table:table-cell>
          <table:table-cell table:formula="of:=CONCATENATE(&quot;NAME &quot;;[.$A44];[.K44];&quot; &quot;;[.$A52];[.K52];&quot;;&quot;)" office:value-type="string" office:string-value="NAME xm49 s48;">
            <text:p>NAME xm49 s48;</text:p>
          </table:table-cell>
          <table:table-cell table:formula="of:=CONCATENATE(&quot;NAME &quot;;[.$A44];[.L44];&quot; &quot;;[.$A52];[.L52];&quot;;&quot;)" office:value-type="string" office:string-value="NAME xm54 s53;">
            <text:p>NAME xm54 s53;</text:p>
          </table:table-cell>
          <table:table-cell table:formula="of:=CONCATENATE(&quot;NAME &quot;;[.$A44];[.M44];&quot; &quot;;[.$A52];[.M52];&quot;;&quot;)" office:value-type="string" office:string-value="NAME xm59 s58;">
            <text:p>NAME xm59 s58;</text:p>
          </table:table-cell>
          <table:table-cell table:number-columns-repeated="995"/>
        </table:table-row>
        <table:table-row table:style-name="ro1">
          <table:table-cell office:value-type="string">
            <text:p>xs</text:p>
          </table:table-cell>
          <table:table-cell office:value-type="float" office:value="4">
            <text:p>4</text:p>
          </table:table-cell>
          <table:table-cell table:formula="of:=[.B45]+5" office:value-type="float" office:value="9">
            <text:p>9</text:p>
          </table:table-cell>
          <table:table-cell table:formula="of:=[.C45]+5" office:value-type="float" office:value="14">
            <text:p>14</text:p>
          </table:table-cell>
          <table:table-cell table:formula="of:=[.D45]+5" office:value-type="float" office:value="19">
            <text:p>19</text:p>
          </table:table-cell>
          <table:table-cell table:formula="of:=[.E45]+5" office:value-type="float" office:value="24">
            <text:p>24</text:p>
          </table:table-cell>
          <table:table-cell table:formula="of:=[.F45]+5" office:value-type="float" office:value="29">
            <text:p>29</text:p>
          </table:table-cell>
          <table:table-cell table:formula="of:=[.G45]+5" office:value-type="float" office:value="34">
            <text:p>34</text:p>
          </table:table-cell>
          <table:table-cell table:formula="of:=[.H45]+5" office:value-type="float" office:value="39">
            <text:p>39</text:p>
          </table:table-cell>
          <table:table-cell table:formula="of:=[.I45]+5" office:value-type="float" office:value="44">
            <text:p>44</text:p>
          </table:table-cell>
          <table:table-cell table:formula="of:=[.J45]+5" office:value-type="float" office:value="49">
            <text:p>49</text:p>
          </table:table-cell>
          <table:table-cell table:formula="of:=[.K45]+5" office:value-type="float" office:value="54">
            <text:p>54</text:p>
          </table:table-cell>
          <table:table-cell table:formula="of:=[.L45]+5" office:value-type="float" office:value="59">
            <text:p>59</text:p>
          </table:table-cell>
          <table:table-cell table:number-columns-repeated="4"/>
          <table:table-cell table:formula="of:=CONCATENATE(&quot;NAME &quot;;[.$A45];[.B45];&quot; &quot;;[.$A53];[.B53];&quot;;&quot;)" office:value-type="string" office:string-value="NAME xs4 h2;">
            <text:p>NAME xs4 h2;</text:p>
          </table:table-cell>
          <table:table-cell table:formula="of:=CONCATENATE(&quot;NAME &quot;;[.$A45];[.C45];&quot; &quot;;[.$A53];[.C53];&quot;;&quot;)" office:value-type="string" office:string-value="NAME xs9 h7;">
            <text:p>NAME xs9 h7;</text:p>
          </table:table-cell>
          <table:table-cell table:formula="of:=CONCATENATE(&quot;NAME &quot;;[.$A45];[.D45];&quot; &quot;;[.$A53];[.D53];&quot;;&quot;)" office:value-type="string" office:string-value="NAME xs14 h12;">
            <text:p>NAME xs14 h12;</text:p>
          </table:table-cell>
          <table:table-cell table:formula="of:=CONCATENATE(&quot;NAME &quot;;[.$A45];[.E45];&quot; &quot;;[.$A53];[.E53];&quot;;&quot;)" office:value-type="string" office:string-value="NAME xs19 h17;">
            <text:p>NAME xs19 h17;</text:p>
          </table:table-cell>
          <table:table-cell table:formula="of:=CONCATENATE(&quot;NAME &quot;;[.$A45];[.F45];&quot; &quot;;[.$A53];[.F53];&quot;;&quot;)" office:value-type="string" office:string-value="NAME xs24 h22;">
            <text:p>NAME xs24 h22;</text:p>
          </table:table-cell>
          <table:table-cell table:formula="of:=CONCATENATE(&quot;NAME &quot;;[.$A45];[.G45];&quot; &quot;;[.$A53];[.G53];&quot;;&quot;)" office:value-type="string" office:string-value="NAME xs29 h27;">
            <text:p>NAME xs29 h27;</text:p>
          </table:table-cell>
          <table:table-cell table:formula="of:=CONCATENATE(&quot;NAME &quot;;[.$A45];[.H45];&quot; &quot;;[.$A53];[.H53];&quot;;&quot;)" office:value-type="string" office:string-value="NAME xs34 h32;">
            <text:p>NAME xs34 h32;</text:p>
          </table:table-cell>
          <table:table-cell table:formula="of:=CONCATENATE(&quot;NAME &quot;;[.$A45];[.I45];&quot; &quot;;[.$A53];[.I53];&quot;;&quot;)" office:value-type="string" office:string-value="NAME xs39 h37;">
            <text:p>NAME xs39 h37;</text:p>
          </table:table-cell>
          <table:table-cell table:formula="of:=CONCATENATE(&quot;NAME &quot;;[.$A45];[.J45];&quot; &quot;;[.$A53];[.J53];&quot;;&quot;)" office:value-type="string" office:string-value="NAME xs44 h42;">
            <text:p>NAME xs44 h42;</text:p>
          </table:table-cell>
          <table:table-cell table:formula="of:=CONCATENATE(&quot;NAME &quot;;[.$A45];[.K45];&quot; &quot;;[.$A53];[.K53];&quot;;&quot;)" office:value-type="string" office:string-value="NAME xs49 h47;">
            <text:p>NAME xs49 h47;</text:p>
          </table:table-cell>
          <table:table-cell table:formula="of:=CONCATENATE(&quot;NAME &quot;;[.$A45];[.L45];&quot; &quot;;[.$A53];[.L53];&quot;;&quot;)" office:value-type="string" office:string-value="NAME xs54 h52;">
            <text:p>NAME xs54 h52;</text:p>
          </table:table-cell>
          <table:table-cell table:formula="of:=CONCATENATE(&quot;NAME &quot;;[.$A45];[.M45];&quot; &quot;;[.$A53];[.M53];&quot;;&quot;)" office:value-type="string" office:string-value="NAME xs59 h57;">
            <text:p>NAME xs59 h57;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formula="of:=[.B47]+5" office:value-type="float" office:value="9">
            <text:p>9</text:p>
          </table:table-cell>
          <table:table-cell table:formula="of:=[.C47]+5" office:value-type="float" office:value="14">
            <text:p>14</text:p>
          </table:table-cell>
          <table:table-cell table:formula="of:=[.D47]+5" office:value-type="float" office:value="19">
            <text:p>19</text:p>
          </table:table-cell>
          <table:table-cell table:formula="of:=[.E47]+5" office:value-type="float" office:value="24">
            <text:p>24</text:p>
          </table:table-cell>
          <table:table-cell table:formula="of:=[.F47]+5" office:value-type="float" office:value="29">
            <text:p>29</text:p>
          </table:table-cell>
          <table:table-cell table:formula="of:=[.G47]+5" office:value-type="float" office:value="34">
            <text:p>34</text:p>
          </table:table-cell>
          <table:table-cell table:formula="of:=[.H47]+5" office:value-type="float" office:value="39">
            <text:p>39</text:p>
          </table:table-cell>
          <table:table-cell table:formula="of:=[.I47]+5" office:value-type="float" office:value="44">
            <text:p>44</text:p>
          </table:table-cell>
          <table:table-cell table:formula="of:=[.J47]+5" office:value-type="float" office:value="49">
            <text:p>49</text:p>
          </table:table-cell>
          <table:table-cell table:formula="of:=[.K47]+5" office:value-type="float" office:value="54">
            <text:p>54</text:p>
          </table:table-cell>
          <table:table-cell table:formula="of:=[.L47]+5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formula="of:=[.B48]+5" office:value-type="float" office:value="9">
            <text:p>9</text:p>
          </table:table-cell>
          <table:table-cell table:formula="of:=[.C48]+5" office:value-type="float" office:value="14">
            <text:p>14</text:p>
          </table:table-cell>
          <table:table-cell table:formula="of:=[.D48]+5" office:value-type="float" office:value="19">
            <text:p>19</text:p>
          </table:table-cell>
          <table:table-cell table:formula="of:=[.E48]+5" office:value-type="float" office:value="24">
            <text:p>24</text:p>
          </table:table-cell>
          <table:table-cell table:formula="of:=[.F48]+5" office:value-type="float" office:value="29">
            <text:p>29</text:p>
          </table:table-cell>
          <table:table-cell table:formula="of:=[.G48]+5" office:value-type="float" office:value="34">
            <text:p>34</text:p>
          </table:table-cell>
          <table:table-cell table:formula="of:=[.H48]+5" office:value-type="float" office:value="39">
            <text:p>39</text:p>
          </table:table-cell>
          <table:table-cell table:formula="of:=[.I48]+5" office:value-type="float" office:value="44">
            <text:p>44</text:p>
          </table:table-cell>
          <table:table-cell table:formula="of:=[.J48]+5" office:value-type="float" office:value="49">
            <text:p>49</text:p>
          </table:table-cell>
          <table:table-cell table:formula="of:=[.K48]+5" office:value-type="float" office:value="54">
            <text:p>54</text:p>
          </table:table-cell>
          <table:table-cell table:formula="of:=[.L48]+5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formula="of:=[.B49]+5" office:value-type="float" office:value="9">
            <text:p>9</text:p>
          </table:table-cell>
          <table:table-cell table:formula="of:=[.C49]+5" office:value-type="float" office:value="14">
            <text:p>14</text:p>
          </table:table-cell>
          <table:table-cell table:formula="of:=[.D49]+5" office:value-type="float" office:value="19">
            <text:p>19</text:p>
          </table:table-cell>
          <table:table-cell table:formula="of:=[.E49]+5" office:value-type="float" office:value="24">
            <text:p>24</text:p>
          </table:table-cell>
          <table:table-cell table:formula="of:=[.F49]+5" office:value-type="float" office:value="29">
            <text:p>29</text:p>
          </table:table-cell>
          <table:table-cell table:formula="of:=[.G49]+5" office:value-type="float" office:value="34">
            <text:p>34</text:p>
          </table:table-cell>
          <table:table-cell table:formula="of:=[.H49]+5" office:value-type="float" office:value="39">
            <text:p>39</text:p>
          </table:table-cell>
          <table:table-cell table:formula="of:=[.I49]+5" office:value-type="float" office:value="44">
            <text:p>44</text:p>
          </table:table-cell>
          <table:table-cell table:formula="of:=[.J49]+5" office:value-type="float" office:value="49">
            <text:p>49</text:p>
          </table:table-cell>
          <table:table-cell table:formula="of:=[.K49]+5" office:value-type="float" office:value="54">
            <text:p>54</text:p>
          </table:table-cell>
          <table:table-cell table:formula="of:=[.L49]+5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formula="of:=[.B50]+5" office:value-type="float" office:value="8">
            <text:p>8</text:p>
          </table:table-cell>
          <table:table-cell table:formula="of:=[.C50]+5" office:value-type="float" office:value="13">
            <text:p>13</text:p>
          </table:table-cell>
          <table:table-cell table:formula="of:=[.D50]+5" office:value-type="float" office:value="18">
            <text:p>18</text:p>
          </table:table-cell>
          <table:table-cell table:formula="of:=[.E50]+5" office:value-type="float" office:value="23">
            <text:p>23</text:p>
          </table:table-cell>
          <table:table-cell table:formula="of:=[.F50]+5" office:value-type="float" office:value="28">
            <text:p>28</text:p>
          </table:table-cell>
          <table:table-cell table:formula="of:=[.G50]+5" office:value-type="float" office:value="33">
            <text:p>33</text:p>
          </table:table-cell>
          <table:table-cell table:formula="of:=[.H50]+5" office:value-type="float" office:value="38">
            <text:p>38</text:p>
          </table:table-cell>
          <table:table-cell table:formula="of:=[.I50]+5" office:value-type="float" office:value="43">
            <text:p>43</text:p>
          </table:table-cell>
          <table:table-cell table:formula="of:=[.J50]+5" office:value-type="float" office:value="48">
            <text:p>48</text:p>
          </table:table-cell>
          <table:table-cell table:formula="of:=[.K50]+5" office:value-type="float" office:value="53">
            <text:p>53</text:p>
          </table:table-cell>
          <table:table-cell table:formula="of:=[.L50]+5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[.B51]+5" office:value-type="float" office:value="8">
            <text:p>8</text:p>
          </table:table-cell>
          <table:table-cell table:formula="of:=[.C51]+5" office:value-type="float" office:value="13">
            <text:p>13</text:p>
          </table:table-cell>
          <table:table-cell table:formula="of:=[.D51]+5" office:value-type="float" office:value="18">
            <text:p>18</text:p>
          </table:table-cell>
          <table:table-cell table:formula="of:=[.E51]+5" office:value-type="float" office:value="23">
            <text:p>23</text:p>
          </table:table-cell>
          <table:table-cell table:formula="of:=[.F51]+5" office:value-type="float" office:value="28">
            <text:p>28</text:p>
          </table:table-cell>
          <table:table-cell table:formula="of:=[.G51]+5" office:value-type="float" office:value="33">
            <text:p>33</text:p>
          </table:table-cell>
          <table:table-cell table:formula="of:=[.H51]+5" office:value-type="float" office:value="38">
            <text:p>38</text:p>
          </table:table-cell>
          <table:table-cell table:formula="of:=[.I51]+5" office:value-type="float" office:value="43">
            <text:p>43</text:p>
          </table:table-cell>
          <table:table-cell table:formula="of:=[.J51]+5" office:value-type="float" office:value="48">
            <text:p>48</text:p>
          </table:table-cell>
          <table:table-cell table:formula="of:=[.K51]+5" office:value-type="float" office:value="53">
            <text:p>53</text:p>
          </table:table-cell>
          <table:table-cell table:formula="of:=[.L51]+5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table:formula="of:=[.B52]+5" office:value-type="float" office:value="8">
            <text:p>8</text:p>
          </table:table-cell>
          <table:table-cell table:formula="of:=[.C52]+5" office:value-type="float" office:value="13">
            <text:p>13</text:p>
          </table:table-cell>
          <table:table-cell table:formula="of:=[.D52]+5" office:value-type="float" office:value="18">
            <text:p>18</text:p>
          </table:table-cell>
          <table:table-cell table:formula="of:=[.E52]+5" office:value-type="float" office:value="23">
            <text:p>23</text:p>
          </table:table-cell>
          <table:table-cell table:formula="of:=[.F52]+5" office:value-type="float" office:value="28">
            <text:p>28</text:p>
          </table:table-cell>
          <table:table-cell table:formula="of:=[.G52]+5" office:value-type="float" office:value="33">
            <text:p>33</text:p>
          </table:table-cell>
          <table:table-cell table:formula="of:=[.H52]+5" office:value-type="float" office:value="38">
            <text:p>38</text:p>
          </table:table-cell>
          <table:table-cell table:formula="of:=[.I52]+5" office:value-type="float" office:value="43">
            <text:p>43</text:p>
          </table:table-cell>
          <table:table-cell table:formula="of:=[.J52]+5" office:value-type="float" office:value="48">
            <text:p>48</text:p>
          </table:table-cell>
          <table:table-cell table:formula="of:=[.K52]+5" office:value-type="float" office:value="53">
            <text:p>53</text:p>
          </table:table-cell>
          <table:table-cell table:formula="of:=[.L52]+5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formula="of:=[.B53]+5" office:value-type="float" office:value="7">
            <text:p>7</text:p>
          </table:table-cell>
          <table:table-cell table:formula="of:=[.C53]+5" office:value-type="float" office:value="12">
            <text:p>12</text:p>
          </table:table-cell>
          <table:table-cell table:formula="of:=[.D53]+5" office:value-type="float" office:value="17">
            <text:p>17</text:p>
          </table:table-cell>
          <table:table-cell table:formula="of:=[.E53]+5" office:value-type="float" office:value="22">
            <text:p>22</text:p>
          </table:table-cell>
          <table:table-cell table:formula="of:=[.F53]+5" office:value-type="float" office:value="27">
            <text:p>27</text:p>
          </table:table-cell>
          <table:table-cell table:formula="of:=[.G53]+5" office:value-type="float" office:value="32">
            <text:p>32</text:p>
          </table:table-cell>
          <table:table-cell table:formula="of:=[.H53]+5" office:value-type="float" office:value="37">
            <text:p>37</text:p>
          </table:table-cell>
          <table:table-cell table:formula="of:=[.I53]+5" office:value-type="float" office:value="42">
            <text:p>42</text:p>
          </table:table-cell>
          <table:table-cell table:formula="of:=[.J53]+5" office:value-type="float" office:value="47">
            <text:p>47</text:p>
          </table:table-cell>
          <table:table-cell table:formula="of:=[.K53]+5" office:value-type="float" office:value="52">
            <text:p>52</text:p>
          </table:table-cell>
          <table:table-cell table:formula="of:=[.L53]+5" office:value-type="float" office:value="57">
            <text:p>57</text:p>
          </table:table-cell>
          <table:table-cell table:number-columns-repeated="1011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2" table:default-cell-style-name="ce1"/>
        <table:table-row table:style-name="ro2">
          <table:table-cell table:style-name="Default"/>
          <table:table-cell table:style-name="ce4"/>
          <table:table-cell table:style-name="ce7" office:value-type="string">
            <text:p>mm</text:p>
          </table:table-cell>
          <table:table-cell table:number-columns-repeated="1015"/>
        </table:table-row>
        <table:table-row table:style-name="ro3">
          <table:table-cell table:style-name="Default"/>
          <table:table-cell table:style-name="ce5" office:value-type="string">
            <text:p>Sirka / vyska</text:p>
          </table:table-cell>
          <table:table-cell table:style-name="ce8" office:value-type="float" office:value="203">
            <text:p>203</text:p>
          </table:table-cell>
          <table:table-cell table:style-name="Default"/>
          <table:table-cell table:style-name="ce4" office:value-type="string" table:number-columns-spanned="2" table:number-rows-spanned="1">
            <text:p>Sekundy od kraje</text:p>
          </table:table-cell>
          <table:covered-table-cell table:style-name="ce10"/>
          <table:table-cell table:style-name="ce7" office:value-type="float" office:value="6.5">
            <text:p>6.5</text:p>
          </table:table-cell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Default"/>
          <table:table-cell table:style-name="ce5"/>
          <table:table-cell table:style-name="ce8"/>
          <table:table-cell table:style-name="Default"/>
          <table:table-cell table:style-name="ce5" office:value-type="string" table:number-columns-spanned="2" table:number-rows-spanned="1">
            <text:p>Minuty od sekund</text:p>
          </table:table-cell>
          <table:covered-table-cell table:style-name="ce11"/>
          <table:table-cell table:style-name="ce8" office:value-type="float" office:value="10">
            <text:p>10</text:p>
          </table:table-cell>
          <table:table-cell table:style-name="Default" table:number-columns-repeated="2"/>
          <table:table-cell table:style-name="ce13" office:value-type="string">
            <text:p>Uhel skok:</text:p>
          </table:table-cell>
          <table:table-cell table:style-name="ce14" table:formula="of:=360/60" office:value-type="float" office:value="6">
            <text:p>6</text:p>
          </table:table-cell>
          <table:table-cell table:number-columns-repeated="1007"/>
        </table:table-row>
        <table:table-row table:style-name="ro3">
          <table:table-cell table:style-name="Default"/>
          <table:table-cell table:style-name="ce5" office:value-type="string">
            <text:p>Stred:</text:p>
          </table:table-cell>
          <table:table-cell table:style-name="ce8" table:formula="of:=[.C2]/2" office:value-type="float" office:value="101.5">
            <text:p>101.5</text:p>
          </table:table-cell>
          <table:table-cell table:style-name="Default"/>
          <table:table-cell table:style-name="ce5" office:value-type="string" table:number-columns-spanned="2" table:number-rows-spanned="1">
            <text:p>Hodiny od minut</text:p>
          </table:table-cell>
          <table:covered-table-cell table:style-name="ce11"/>
          <table:table-cell table:style-name="ce8" office:value-type="float" office:value="10">
            <text:p>10</text:p>
          </table:table-cell>
          <table:table-cell table:number-columns-repeated="1011"/>
        </table:table-row>
        <table:table-row table:style-name="ro3">
          <table:table-cell table:style-name="Default"/>
          <table:table-cell table:style-name="ce5"/>
          <table:table-cell table:style-name="ce8"/>
          <table:table-cell table:style-name="Default"/>
          <table:table-cell table:style-name="ce6" office:value-type="string" table:number-columns-spanned="2" table:number-rows-spanned="1">
            <text:p>Hdiny 2 od hodin:</text:p>
          </table:table-cell>
          <table:covered-table-cell table:style-name="ce12"/>
          <table:table-cell table:style-name="ce9" office:value-type="float" office:value="12">
            <text:p>12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Default"/>
          <table:table-cell table:style-name="ce5" office:value-type="string">
            <text:p>Radius sec:</text:p>
          </table:table-cell>
          <table:table-cell table:style-name="ce8" table:formula="of:=[.C4]-[.G2]" office:value-type="float" office:value="95">
            <text:p>95</text:p>
          </table:table-cell>
          <table:table-cell table:number-columns-repeated="4"/>
          <table:table-cell table:style-name="Default" table:number-columns-repeated="4"/>
          <table:table-cell table:number-columns-repeated="1007"/>
        </table:table-row>
        <table:table-row table:style-name="ro3">
          <table:table-cell table:style-name="Default"/>
          <table:table-cell table:style-name="ce5" office:value-type="string">
            <text:p>Radius min:</text:p>
          </table:table-cell>
          <table:table-cell table:style-name="ce8" table:formula="of:=[.C6]-[.G3]" office:value-type="float" office:value="85">
            <text:p>85</text:p>
          </table:table-cell>
          <table:table-cell table:number-columns-repeated="4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Default"/>
          <table:table-cell table:style-name="ce5" office:value-type="string">
            <text:p>Radius hod:</text:p>
          </table:table-cell>
          <table:table-cell table:style-name="ce8" table:formula="of:=[.C7]-[.G4]" office:value-type="float" office:value="75">
            <text:p>75</text:p>
          </table:table-cell>
          <table:table-cell table:number-columns-repeated="4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>
            <text:p>Pendulum</text:p>
          </table:table-cell>
          <table:table-cell table:style-name="ce9" table:formula="of:=[.C8]-[.G5]" office:value-type="float" office:value="63">
            <text:p>63</text:p>
          </table:table-cell>
          <table:table-cell table:number-columns-repeated="4"/>
          <table:table-cell table:style-name="Default" table:number-columns-repeated="4"/>
          <table:table-cell table:number-columns-repeated="1007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07"/>
        </table:table-row>
        <table:table-row table:style-name="ro3">
          <table:table-cell table:style-name="ce2" office:value-type="string">
            <text:p>Pozice:</text:p>
          </table:table-cell>
          <table:table-cell table:style-name="ce2"/>
          <table:table-cell table:style-name="ce2" office:value-type="string">
            <text:p>Sekundy:</text:p>
          </table:table-cell>
          <table:table-cell table:style-name="ce2"/>
          <table:table-cell table:style-name="ce2" office:value-type="string">
            <text:p>Minuty:</text:p>
          </table:table-cell>
          <table:table-cell table:style-name="ce2"/>
          <table:table-cell table:style-name="ce2" office:value-type="string">
            <text:p>Hodiny</text:p>
          </table:table-cell>
          <table:table-cell table:style-name="ce2"/>
          <table:table-cell table:style-name="ce2" office:value-type="string">
            <text:p>Uhel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string">
            <text:p>Uhel</text:p>
          </table:table-cell>
          <table:table-cell table:style-name="ce2" office:value-type="string">
            <text:p>prirazeni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Default" office:value-type="float" office:value="-90">
            <text:p>-90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table:formula="of:=[.A14]+[.$K$3]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2" table:formula="of:=(COS(RADIANS([.A13] ))*[.$C$6])+[.$C$4]" office:value-type="float" office:value="111.430204010427">
            <text:p>111.43</text:p>
          </table:table-cell>
          <table:table-cell table:style-name="ce2" table:formula="of:=(SIN(RADIANS([.A13] ))*[.$C$6])+[.$C$4]" office:value-type="float" office:value="195.979580059986">
            <text:p>195.98</text:p>
          </table:table-cell>
          <table:table-cell table:style-name="ce2" table:formula="of:=(COS(RADIANS([.$A13] ))*[.$C$7])+[.$C$4]" office:value-type="float" office:value="110.384919377751">
            <text:p>110.38</text:p>
          </table:table-cell>
          <table:table-cell table:style-name="ce2" table:formula="of:=(SIN(RADIANS([.$A13] ))*[.$C$7])+[.$C$4]" office:value-type="float" office:value="186.034361106303">
            <text:p>186.03</text:p>
          </table:table-cell>
          <table:table-cell table:style-name="ce2" table:formula="of:=(COS(RADIANS([.$A13] ))*[.$C$8])+[.$C$4]" office:value-type="float" office:value="109.339634745074">
            <text:p>109.34</text:p>
          </table:table-cell>
          <table:table-cell table:style-name="ce2" table:formula="of:=(SIN(RADIANS([.$A13] ))*[.$C$8])+[.$C$4]" office:value-type="float" office:value="176.089142152621">
            <text:p>176.09</text:p>
          </table:table-cell>
          <table:table-cell table:style-name="ce2" table:formula="of:=[.A13]-[.$I$12]" office:value-type="float" office:value="174">
            <text:p>174</text:p>
          </table:table-cell>
          <table:table-cell table:style-name="Default"/>
          <table:table-cell table:style-name="Default" table:formula="of:=CONCATENATE(&quot;MOVE S&quot;;[.$B13];&quot; (&quot;;ROUND([.C13];2);&quot; &quot;;ROUND([.D13];2);&quot;);&quot;)" office:value-type="string" office:string-value="MOVE S1 (111.43 195.98);">
            <text:p>MOVE S1 (111.43 195.98);</text:p>
          </table:table-cell>
          <table:table-cell table:style-name="Default" table:formula="of:=CONCATENATE(&quot;MOVE M&quot;;[.$B13];&quot; (&quot;;ROUND([.E13];2);&quot; &quot;;ROUND([.F13];2);&quot;);&quot;)" office:value-type="string" office:string-value="MOVE M1 (110.38 186.03);">
            <text:p>MOVE M1 (110.38 186.03);</text:p>
          </table:table-cell>
          <table:table-cell table:style-name="Default" table:formula="of:=CONCATENATE(&quot;MOVE H&quot;;[.$B13];&quot; (&quot;;ROUND([.G13];2);&quot; &quot;;ROUND([.H13];2);&quot;);&quot;)" office:value-type="string" office:string-value="MOVE H1 (109.34 176.09);">
            <text:p>MOVE H1 (109.34 176.09);</text:p>
          </table:table-cell>
          <table:table-cell table:formula="of:=CONCATENATE(&quot;ROTATE =R&quot;;[.$I13];&quot; S&quot;;[.$B13];&quot;;&quot;)" office:value-type="string" office:string-value="ROTATE =R174 S1;">
            <text:p>ROTATE =R174 S1;</text:p>
          </table:table-cell>
          <table:table-cell table:formula="of:=CONCATENATE(&quot;ROTATE =R&quot;;[.$I13];&quot; M&quot;;[.$B13];&quot;;&quot;)" office:value-type="string" office:string-value="ROTATE =R174 M1;">
            <text:p>ROTATE =R174 M1;</text:p>
          </table:table-cell>
          <table:table-cell table:formula="of:=CONCATENATE(&quot;ROTATE =R&quot;;[.$I13];&quot; H&quot;;[.$B13];&quot;;&quot;)" office:value-type="string" office:string-value="ROTATE =R174 H1;">
            <text:p>ROTATE =R174 H1;</text:p>
          </table:table-cell>
          <table:table-cell table:number-columns-repeated="1002"/>
        </table:table-row>
        <table:table-row table:style-name="ro2">
          <table:table-cell table:style-name="ce2" table:formula="of:=[.A15]+[.$K$3]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2" table:formula="of:=(COS(RADIANS([.A14] ))*[.$C$6])+[.$C$4]" office:value-type="float" office:value="121.251610627687">
            <text:p>121.25</text:p>
          </table:table-cell>
          <table:table-cell table:style-name="ce2" table:formula="of:=(SIN(RADIANS([.A14] ))*[.$C$6])+[.$C$4]" office:value-type="float" office:value="194.424022069712">
            <text:p>194.42</text:p>
          </table:table-cell>
          <table:table-cell table:style-name="ce2" table:formula="of:=(COS(RADIANS([.$A14] ))*[.$C$7])+[.$C$4]" office:value-type="float" office:value="119.17249371951">
            <text:p>119.17</text:p>
          </table:table-cell>
          <table:table-cell table:style-name="ce2" table:formula="of:=(SIN(RADIANS([.$A14] ))*[.$C$7])+[.$C$4]" office:value-type="float" office:value="184.642546062373">
            <text:p>184.64</text:p>
          </table:table-cell>
          <table:table-cell table:style-name="ce2" table:formula="of:=(COS(RADIANS([.$A14] ))*[.$C$8])+[.$C$4]" office:value-type="float" office:value="117.093376811332">
            <text:p>117.09</text:p>
          </table:table-cell>
          <table:table-cell table:style-name="ce2" table:formula="of:=(SIN(RADIANS([.$A14] ))*[.$C$8])+[.$C$4]" office:value-type="float" office:value="174.861070055035">
            <text:p>174.86</text:p>
          </table:table-cell>
          <table:table-cell table:style-name="ce2" table:formula="of:=[.A14]-[.$I$12]" office:value-type="float" office:value="168">
            <text:p>168</text:p>
          </table:table-cell>
          <table:table-cell table:style-name="Default"/>
          <table:table-cell table:style-name="Default" table:formula="of:=CONCATENATE(&quot;MOVE S&quot;;[.$B14];&quot; (&quot;;ROUND([.C14];2);&quot; &quot;;ROUND([.D14];2);&quot;);&quot;)" office:value-type="string" office:string-value="MOVE S2 (121.25 194.42);">
            <text:p>MOVE S2 (121.25 194.42);</text:p>
          </table:table-cell>
          <table:table-cell table:style-name="Default" table:formula="of:=CONCATENATE(&quot;MOVE M&quot;;[.$B14];&quot; (&quot;;ROUND([.E14];2);&quot; &quot;;ROUND([.F14];2);&quot;);&quot;)" office:value-type="string" office:string-value="MOVE M2 (119.17 184.64);">
            <text:p>MOVE M2 (119.17 184.64);</text:p>
          </table:table-cell>
          <table:table-cell table:style-name="Default" table:formula="of:=CONCATENATE(&quot;MOVE H&quot;;[.$B14];&quot; (&quot;;ROUND([.G14];2);&quot; &quot;;ROUND([.H14];2);&quot;);&quot;)" office:value-type="string" office:string-value="MOVE H2 (117.09 174.86);">
            <text:p>MOVE H2 (117.09 174.86);</text:p>
          </table:table-cell>
          <table:table-cell table:formula="of:=CONCATENATE(&quot;ROTATE =R&quot;;[.$I14];&quot; S&quot;;[.$B14];&quot;;&quot;)" office:value-type="string" office:string-value="ROTATE =R168 S2;">
            <text:p>ROTATE =R168 S2;</text:p>
          </table:table-cell>
          <table:table-cell table:formula="of:=CONCATENATE(&quot;ROTATE =R&quot;;[.$I14];&quot; M&quot;;[.$B14];&quot;;&quot;)" office:value-type="string" office:string-value="ROTATE =R168 M2;">
            <text:p>ROTATE =R168 M2;</text:p>
          </table:table-cell>
          <table:table-cell table:formula="of:=CONCATENATE(&quot;ROTATE =R&quot;;[.$I14];&quot; H&quot;;[.$B14];&quot;;&quot;)" office:value-type="string" office:string-value="ROTATE =R168 H2;">
            <text:p>ROTATE =R168 H2;</text:p>
          </table:table-cell>
          <table:table-cell table:number-columns-repeated="1002"/>
        </table:table-row>
        <table:table-row table:style-name="ro2">
          <table:table-cell table:style-name="ce2" table:formula="of:=[.A16]+[.$K$3]" office:value-type="float" office:value="72">
            <text:p>72</text:p>
          </table:table-cell>
          <table:table-cell table:style-name="ce2" office:value-type="float" office:value="3">
            <text:p>3</text:p>
          </table:table-cell>
          <table:table-cell table:style-name="ce2" table:formula="of:=(COS(RADIANS([.A15] ))*[.$C$6])+[.$C$4]" office:value-type="float" office:value="130.85661446562">
            <text:p>130.86</text:p>
          </table:table-cell>
          <table:table-cell table:style-name="ce2" table:formula="of:=(SIN(RADIANS([.A15] ))*[.$C$6])+[.$C$4]" office:value-type="float" office:value="191.85036904804">
            <text:p>191.85</text:p>
          </table:table-cell>
          <table:table-cell table:style-name="ce2" table:formula="of:=(COS(RADIANS([.$A15] ))*[.$C$7])+[.$C$4]" office:value-type="float" office:value="127.766444521871">
            <text:p>127.77</text:p>
          </table:table-cell>
          <table:table-cell table:style-name="ce2" table:formula="of:=(SIN(RADIANS([.$A15] ))*[.$C$7])+[.$C$4]" office:value-type="float" office:value="182.339803885088">
            <text:p>182.34</text:p>
          </table:table-cell>
          <table:table-cell table:style-name="ce2" table:formula="of:=(COS(RADIANS([.$A15] ))*[.$C$8])+[.$C$4]" office:value-type="float" office:value="124.676274578121">
            <text:p>124.68</text:p>
          </table:table-cell>
          <table:table-cell table:style-name="ce2" table:formula="of:=(SIN(RADIANS([.$A15] ))*[.$C$8])+[.$C$4]" office:value-type="float" office:value="172.829238722137">
            <text:p>172.83</text:p>
          </table:table-cell>
          <table:table-cell table:style-name="ce2" table:formula="of:=[.A15]-[.$I$12]" office:value-type="float" office:value="162">
            <text:p>162</text:p>
          </table:table-cell>
          <table:table-cell table:style-name="Default"/>
          <table:table-cell table:style-name="Default" table:formula="of:=CONCATENATE(&quot;MOVE S&quot;;[.$B15];&quot; (&quot;;ROUND([.C15];2);&quot; &quot;;ROUND([.D15];2);&quot;);&quot;)" office:value-type="string" office:string-value="MOVE S3 (130.86 191.85);">
            <text:p>MOVE S3 (130.86 191.85);</text:p>
          </table:table-cell>
          <table:table-cell table:style-name="Default" table:formula="of:=CONCATENATE(&quot;MOVE M&quot;;[.$B15];&quot; (&quot;;ROUND([.E15];2);&quot; &quot;;ROUND([.F15];2);&quot;);&quot;)" office:value-type="string" office:string-value="MOVE M3 (127.77 182.34);">
            <text:p>MOVE M3 (127.77 182.34);</text:p>
          </table:table-cell>
          <table:table-cell table:style-name="Default" table:formula="of:=CONCATENATE(&quot;MOVE H&quot;;[.$B15];&quot; (&quot;;ROUND([.G15];2);&quot; &quot;;ROUND([.H15];2);&quot;);&quot;)" office:value-type="string" office:string-value="MOVE H3 (124.68 172.83);">
            <text:p>MOVE H3 (124.68 172.83);</text:p>
          </table:table-cell>
          <table:table-cell table:formula="of:=CONCATENATE(&quot;ROTATE =R&quot;;[.$I15];&quot; S&quot;;[.$B15];&quot;;&quot;)" office:value-type="string" office:string-value="ROTATE =R162 S3;">
            <text:p>ROTATE =R162 S3;</text:p>
          </table:table-cell>
          <table:table-cell table:formula="of:=CONCATENATE(&quot;ROTATE =R&quot;;[.$I15];&quot; M&quot;;[.$B15];&quot;;&quot;)" office:value-type="string" office:string-value="ROTATE =R162 M3;">
            <text:p>ROTATE =R162 M3;</text:p>
          </table:table-cell>
          <table:table-cell table:formula="of:=CONCATENATE(&quot;ROTATE =R&quot;;[.$I15];&quot; H&quot;;[.$B15];&quot;;&quot;)" office:value-type="string" office:string-value="ROTATE =R162 H3;">
            <text:p>ROTATE =R162 H3;</text:p>
          </table:table-cell>
          <table:table-cell table:number-columns-repeated="1002"/>
        </table:table-row>
        <table:table-row table:style-name="ro2">
          <table:table-cell table:style-name="ce2" table:formula="of:=[.A17]+[.$K$3]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2" table:formula="of:=(COS(RADIANS([.A16] ))*[.$C$6])+[.$C$4]" office:value-type="float" office:value="140.139981092201">
            <text:p>140.14</text:p>
          </table:table-cell>
          <table:table-cell table:style-name="ce2" table:formula="of:=(SIN(RADIANS([.A16] ))*[.$C$6])+[.$C$4]" office:value-type="float" office:value="188.286818476047">
            <text:p>188.29</text:p>
          </table:table-cell>
          <table:table-cell table:style-name="ce2" table:formula="of:=(COS(RADIANS([.$A16] ))*[.$C$7])+[.$C$4]" office:value-type="float" office:value="136.072614661443">
            <text:p>136.07</text:p>
          </table:table-cell>
          <table:table-cell table:style-name="ce2" table:formula="of:=(SIN(RADIANS([.$A16] ))*[.$C$7])+[.$C$4]" office:value-type="float" office:value="179.151363899621">
            <text:p>179.15</text:p>
          </table:table-cell>
          <table:table-cell table:style-name="ce2" table:formula="of:=(COS(RADIANS([.$A16] ))*[.$C$8])+[.$C$4]" office:value-type="float" office:value="132.005248230685">
            <text:p>132.01</text:p>
          </table:table-cell>
          <table:table-cell table:style-name="ce2" table:formula="of:=(SIN(RADIANS([.$A16] ))*[.$C$8])+[.$C$4]" office:value-type="float" office:value="170.015909323195">
            <text:p>170.02</text:p>
          </table:table-cell>
          <table:table-cell table:style-name="ce2" table:formula="of:=[.A16]-[.$I$12]" office:value-type="float" office:value="156">
            <text:p>156</text:p>
          </table:table-cell>
          <table:table-cell table:style-name="Default"/>
          <table:table-cell table:style-name="Default" table:formula="of:=CONCATENATE(&quot;MOVE S&quot;;[.$B16];&quot; (&quot;;ROUND([.C16];2);&quot; &quot;;ROUND([.D16];2);&quot;);&quot;)" office:value-type="string" office:string-value="MOVE S4 (140.14 188.29);">
            <text:p>MOVE S4 (140.14 188.29);</text:p>
          </table:table-cell>
          <table:table-cell table:style-name="Default" table:formula="of:=CONCATENATE(&quot;MOVE M&quot;;[.$B16];&quot; (&quot;;ROUND([.E16];2);&quot; &quot;;ROUND([.F16];2);&quot;);&quot;)" office:value-type="string" office:string-value="MOVE M4 (136.07 179.15);">
            <text:p>MOVE M4 (136.07 179.15);</text:p>
          </table:table-cell>
          <table:table-cell table:style-name="Default" table:formula="of:=CONCATENATE(&quot;MOVE H&quot;;[.$B16];&quot; (&quot;;ROUND([.G16];2);&quot; &quot;;ROUND([.H16];2);&quot;);&quot;)" office:value-type="string" office:string-value="MOVE H4 (132.01 170.02);">
            <text:p>MOVE H4 (132.01 170.02);</text:p>
          </table:table-cell>
          <table:table-cell table:formula="of:=CONCATENATE(&quot;ROTATE =R&quot;;[.$I16];&quot; S&quot;;[.$B16];&quot;;&quot;)" office:value-type="string" office:string-value="ROTATE =R156 S4;">
            <text:p>ROTATE =R156 S4;</text:p>
          </table:table-cell>
          <table:table-cell table:formula="of:=CONCATENATE(&quot;ROTATE =R&quot;;[.$I16];&quot; M&quot;;[.$B16];&quot;;&quot;)" office:value-type="string" office:string-value="ROTATE =R156 M4;">
            <text:p>ROTATE =R156 M4;</text:p>
          </table:table-cell>
          <table:table-cell table:formula="of:=CONCATENATE(&quot;ROTATE =R&quot;;[.$I16];&quot; H&quot;;[.$B16];&quot;;&quot;)" office:value-type="string" office:string-value="ROTATE =R156 H4;">
            <text:p>ROTATE =R156 H4;</text:p>
          </table:table-cell>
          <table:table-cell table:number-columns-repeated="1002"/>
        </table:table-row>
        <table:table-row table:style-name="ro2">
          <table:table-cell table:style-name="ce2" table:formula="of:=[.A18]+[.$K$3]" office:value-type="float" office:value="60">
            <text:p>60</text:p>
          </table:table-cell>
          <table:table-cell table:style-name="ce2" office:value-type="float" office:value="5">
            <text:p>5</text:p>
          </table:table-cell>
          <table:table-cell table:style-name="ce2" table:formula="of:=(COS(RADIANS([.A17] ))*[.$C$6])+[.$C$4]" office:value-type="float" office:value="149">
            <text:p>149</text:p>
          </table:table-cell>
          <table:table-cell table:style-name="ce2" table:formula="of:=(SIN(RADIANS([.A17] ))*[.$C$6])+[.$C$4]" office:value-type="float" office:value="183.772413359522">
            <text:p>183.77</text:p>
          </table:table-cell>
          <table:table-cell table:style-name="ce2" table:formula="of:=(COS(RADIANS([.$A17] ))*[.$C$7])+[.$C$4]" office:value-type="float" office:value="144">
            <text:p>144</text:p>
          </table:table-cell>
          <table:table-cell table:style-name="ce2" table:formula="of:=(SIN(RADIANS([.$A17] ))*[.$C$7])+[.$C$4]" office:value-type="float" office:value="175.112159321677">
            <text:p>175.11</text:p>
          </table:table-cell>
          <table:table-cell table:style-name="ce2" table:formula="of:=(COS(RADIANS([.$A17] ))*[.$C$8])+[.$C$4]" office:value-type="float" office:value="139">
            <text:p>139</text:p>
          </table:table-cell>
          <table:table-cell table:style-name="ce2" table:formula="of:=(SIN(RADIANS([.$A17] ))*[.$C$8])+[.$C$4]" office:value-type="float" office:value="166.451905283833">
            <text:p>166.45</text:p>
          </table:table-cell>
          <table:table-cell table:style-name="ce2" table:formula="of:=[.A17]-[.$I$12]" office:value-type="float" office:value="150">
            <text:p>150</text:p>
          </table:table-cell>
          <table:table-cell table:style-name="Default"/>
          <table:table-cell table:style-name="Default" table:formula="of:=CONCATENATE(&quot;MOVE S&quot;;[.$B17];&quot; (&quot;;ROUND([.C17];2);&quot; &quot;;ROUND([.D17];2);&quot;);&quot;)" office:value-type="string" office:string-value="MOVE S5 (149 183.77);">
            <text:p>MOVE S5 (149 183.77);</text:p>
          </table:table-cell>
          <table:table-cell table:style-name="Default" table:formula="of:=CONCATENATE(&quot;MOVE M&quot;;[.$B17];&quot; (&quot;;ROUND([.E17];2);&quot; &quot;;ROUND([.F17];2);&quot;);&quot;)" office:value-type="string" office:string-value="MOVE M5 (144 175.11);">
            <text:p>MOVE M5 (144 175.11);</text:p>
          </table:table-cell>
          <table:table-cell table:style-name="Default" table:formula="of:=CONCATENATE(&quot;MOVE H&quot;;[.$B17];&quot; (&quot;;ROUND([.G17];2);&quot; &quot;;ROUND([.H17];2);&quot;);&quot;)" office:value-type="string" office:string-value="MOVE H5 (139 166.45);">
            <text:p>MOVE H5 (139 166.45);</text:p>
          </table:table-cell>
          <table:table-cell table:formula="of:=CONCATENATE(&quot;ROTATE =R&quot;;[.$I17];&quot; S&quot;;[.$B17];&quot;;&quot;)" office:value-type="string" office:string-value="ROTATE =R150 S5;">
            <text:p>ROTATE =R150 S5;</text:p>
          </table:table-cell>
          <table:table-cell table:formula="of:=CONCATENATE(&quot;ROTATE =R&quot;;[.$I17];&quot; M&quot;;[.$B17];&quot;;&quot;)" office:value-type="string" office:string-value="ROTATE =R150 M5;">
            <text:p>ROTATE =R150 M5;</text:p>
          </table:table-cell>
          <table:table-cell table:formula="of:=CONCATENATE(&quot;ROTATE =R&quot;;[.$I17];&quot; H&quot;;[.$B17];&quot;;&quot;)" office:value-type="string" office:string-value="ROTATE =R150 H5;">
            <text:p>ROTATE =R150 H5;</text:p>
          </table:table-cell>
          <table:table-cell table:number-columns-repeated="1002"/>
        </table:table-row>
        <table:table-row table:style-name="ro2">
          <table:table-cell table:style-name="ce2" table:formula="of:=[.A19]+[.$K$3]" office:value-type="float" office:value="54">
            <text:p>54</text:p>
          </table:table-cell>
          <table:table-cell table:style-name="ce2" office:value-type="float" office:value="6">
            <text:p>6</text:p>
          </table:table-cell>
          <table:table-cell table:style-name="ce2" table:formula="of:=(COS(RADIANS([.A18] ))*[.$C$6])+[.$C$4]" office:value-type="float" office:value="157.339598967785">
            <text:p>157.34</text:p>
          </table:table-cell>
          <table:table-cell table:style-name="ce2" table:formula="of:=(SIN(RADIANS([.A18] ))*[.$C$6])+[.$C$4]" office:value-type="float" office:value="178.35661446562">
            <text:p>178.36</text:p>
          </table:table-cell>
          <table:table-cell table:style-name="ce2" table:formula="of:=(COS(RADIANS([.$A18] ))*[.$C$7])+[.$C$4]" office:value-type="float" office:value="151.46174644486">
            <text:p>151.46</text:p>
          </table:table-cell>
          <table:table-cell table:style-name="ce2" table:formula="of:=(SIN(RADIANS([.$A18] ))*[.$C$7])+[.$C$4]" office:value-type="float" office:value="170.266444521871">
            <text:p>170.27</text:p>
          </table:table-cell>
          <table:table-cell table:style-name="ce2" table:formula="of:=(COS(RADIANS([.$A18] ))*[.$C$8])+[.$C$4]" office:value-type="float" office:value="145.583893921936">
            <text:p>145.58</text:p>
          </table:table-cell>
          <table:table-cell table:style-name="ce2" table:formula="of:=(SIN(RADIANS([.$A18] ))*[.$C$8])+[.$C$4]" office:value-type="float" office:value="162.176274578121">
            <text:p>162.18</text:p>
          </table:table-cell>
          <table:table-cell table:style-name="ce2" table:formula="of:=[.A18]-[.$I$12]" office:value-type="float" office:value="144">
            <text:p>144</text:p>
          </table:table-cell>
          <table:table-cell table:style-name="Default"/>
          <table:table-cell table:style-name="Default" table:formula="of:=CONCATENATE(&quot;MOVE S&quot;;[.$B18];&quot; (&quot;;ROUND([.C18];2);&quot; &quot;;ROUND([.D18];2);&quot;);&quot;)" office:value-type="string" office:string-value="MOVE S6 (157.34 178.36);">
            <text:p>MOVE S6 (157.34 178.36);</text:p>
          </table:table-cell>
          <table:table-cell table:style-name="Default" table:formula="of:=CONCATENATE(&quot;MOVE M&quot;;[.$B18];&quot; (&quot;;ROUND([.E18];2);&quot; &quot;;ROUND([.F18];2);&quot;);&quot;)" office:value-type="string" office:string-value="MOVE M6 (151.46 170.27);">
            <text:p>MOVE M6 (151.46 170.27);</text:p>
          </table:table-cell>
          <table:table-cell table:style-name="Default" table:formula="of:=CONCATENATE(&quot;MOVE H&quot;;[.$B18];&quot; (&quot;;ROUND([.G18];2);&quot; &quot;;ROUND([.H18];2);&quot;);&quot;)" office:value-type="string" office:string-value="MOVE H6 (145.58 162.18);">
            <text:p>MOVE H6 (145.58 162.18);</text:p>
          </table:table-cell>
          <table:table-cell table:formula="of:=CONCATENATE(&quot;ROTATE =R&quot;;[.$I18];&quot; S&quot;;[.$B18];&quot;;&quot;)" office:value-type="string" office:string-value="ROTATE =R144 S6;">
            <text:p>ROTATE =R144 S6;</text:p>
          </table:table-cell>
          <table:table-cell table:formula="of:=CONCATENATE(&quot;ROTATE =R&quot;;[.$I18];&quot; M&quot;;[.$B18];&quot;;&quot;)" office:value-type="string" office:string-value="ROTATE =R144 M6;">
            <text:p>ROTATE =R144 M6;</text:p>
          </table:table-cell>
          <table:table-cell table:formula="of:=CONCATENATE(&quot;ROTATE =R&quot;;[.$I18];&quot; H&quot;;[.$B18];&quot;;&quot;)" office:value-type="string" office:string-value="ROTATE =R144 H6;">
            <text:p>ROTATE =R144 H6;</text:p>
          </table:table-cell>
          <table:table-cell table:number-columns-repeated="1002"/>
        </table:table-row>
        <table:table-row table:style-name="ro2">
          <table:table-cell table:style-name="ce2" table:formula="of:=[.A20]+[.$K$3]" office:value-type="float" office:value="48">
            <text:p>48</text:p>
          </table:table-cell>
          <table:table-cell table:style-name="ce2" office:value-type="float" office:value="7">
            <text:p>7</text:p>
          </table:table-cell>
          <table:table-cell table:style-name="ce2" table:formula="of:=(COS(RADIANS([.A19] ))*[.$C$6])+[.$C$4]" office:value-type="float" office:value="165.067407604092">
            <text:p>165.07</text:p>
          </table:table-cell>
          <table:table-cell table:style-name="ce2" table:formula="of:=(SIN(RADIANS([.A19] ))*[.$C$6])+[.$C$4]" office:value-type="float" office:value="172.098758420352">
            <text:p>172.1</text:p>
          </table:table-cell>
          <table:table-cell table:style-name="ce2" table:formula="of:=(COS(RADIANS([.$A19] ))*[.$C$7])+[.$C$4]" office:value-type="float" office:value="158.376101540503">
            <text:p>158.38</text:p>
          </table:table-cell>
          <table:table-cell table:style-name="ce2" table:formula="of:=(SIN(RADIANS([.$A19] ))*[.$C$7])+[.$C$4]" office:value-type="float" office:value="164.667310165579">
            <text:p>164.67</text:p>
          </table:table-cell>
          <table:table-cell table:style-name="ce2" table:formula="of:=(COS(RADIANS([.$A19] ))*[.$C$8])+[.$C$4]" office:value-type="float" office:value="151.684795476914">
            <text:p>151.68</text:p>
          </table:table-cell>
          <table:table-cell table:style-name="ce2" table:formula="of:=(SIN(RADIANS([.$A19] ))*[.$C$8])+[.$C$4]" office:value-type="float" office:value="157.235861910805">
            <text:p>157.24</text:p>
          </table:table-cell>
          <table:table-cell table:style-name="ce2" table:formula="of:=[.A19]-[.$I$12]" office:value-type="float" office:value="138">
            <text:p>138</text:p>
          </table:table-cell>
          <table:table-cell table:style-name="Default"/>
          <table:table-cell table:style-name="Default" table:formula="of:=CONCATENATE(&quot;MOVE S&quot;;[.$B19];&quot; (&quot;;ROUND([.C19];2);&quot; &quot;;ROUND([.D19];2);&quot;);&quot;)" office:value-type="string" office:string-value="MOVE S7 (165.07 172.1);">
            <text:p>MOVE S7 (165.07 172.1);</text:p>
          </table:table-cell>
          <table:table-cell table:style-name="Default" table:formula="of:=CONCATENATE(&quot;MOVE M&quot;;[.$B19];&quot; (&quot;;ROUND([.E19];2);&quot; &quot;;ROUND([.F19];2);&quot;);&quot;)" office:value-type="string" office:string-value="MOVE M7 (158.38 164.67);">
            <text:p>MOVE M7 (158.38 164.67);</text:p>
          </table:table-cell>
          <table:table-cell table:style-name="Default" table:formula="of:=CONCATENATE(&quot;MOVE H&quot;;[.$B19];&quot; (&quot;;ROUND([.G19];2);&quot; &quot;;ROUND([.H19];2);&quot;);&quot;)" office:value-type="string" office:string-value="MOVE H7 (151.68 157.24);">
            <text:p>MOVE H7 (151.68 157.24);</text:p>
          </table:table-cell>
          <table:table-cell table:formula="of:=CONCATENATE(&quot;ROTATE =R&quot;;[.$I19];&quot; S&quot;;[.$B19];&quot;;&quot;)" office:value-type="string" office:string-value="ROTATE =R138 S7;">
            <text:p>ROTATE =R138 S7;</text:p>
          </table:table-cell>
          <table:table-cell table:formula="of:=CONCATENATE(&quot;ROTATE =R&quot;;[.$I19];&quot; M&quot;;[.$B19];&quot;;&quot;)" office:value-type="string" office:string-value="ROTATE =R138 M7;">
            <text:p>ROTATE =R138 M7;</text:p>
          </table:table-cell>
          <table:table-cell table:formula="of:=CONCATENATE(&quot;ROTATE =R&quot;;[.$I19];&quot; H&quot;;[.$B19];&quot;;&quot;)" office:value-type="string" office:string-value="ROTATE =R138 H7;">
            <text:p>ROTATE =R138 H7;</text:p>
          </table:table-cell>
          <table:table-cell table:number-columns-repeated="1002"/>
        </table:table-row>
        <table:table-row table:style-name="ro2">
          <table:table-cell table:style-name="ce2" table:formula="of:=[.A21]+[.$K$3]" office:value-type="float" office:value="42">
            <text:p>42</text:p>
          </table:table-cell>
          <table:table-cell table:style-name="ce2" office:value-type="float" office:value="8">
            <text:p>8</text:p>
          </table:table-cell>
          <table:table-cell table:style-name="ce2" table:formula="of:=(COS(RADIANS([.A20] ))*[.$C$6])+[.$C$4]" office:value-type="float" office:value="172.098758420352">
            <text:p>172.1</text:p>
          </table:table-cell>
          <table:table-cell table:style-name="ce2" table:formula="of:=(SIN(RADIANS([.A20] ))*[.$C$6])+[.$C$4]" office:value-type="float" office:value="165.067407604092">
            <text:p>165.07</text:p>
          </table:table-cell>
          <table:table-cell table:style-name="ce2" table:formula="of:=(COS(RADIANS([.$A20] ))*[.$C$7])+[.$C$4]" office:value-type="float" office:value="164.667310165579">
            <text:p>164.67</text:p>
          </table:table-cell>
          <table:table-cell table:style-name="ce2" table:formula="of:=(SIN(RADIANS([.$A20] ))*[.$C$7])+[.$C$4]" office:value-type="float" office:value="158.376101540503">
            <text:p>158.38</text:p>
          </table:table-cell>
          <table:table-cell table:style-name="ce2" table:formula="of:=(COS(RADIANS([.$A20] ))*[.$C$8])+[.$C$4]" office:value-type="float" office:value="157.235861910805">
            <text:p>157.24</text:p>
          </table:table-cell>
          <table:table-cell table:style-name="ce2" table:formula="of:=(SIN(RADIANS([.$A20] ))*[.$C$8])+[.$C$4]" office:value-type="float" office:value="151.684795476914">
            <text:p>151.68</text:p>
          </table:table-cell>
          <table:table-cell table:style-name="ce2" table:formula="of:=[.A20]-[.$I$12]" office:value-type="float" office:value="132">
            <text:p>132</text:p>
          </table:table-cell>
          <table:table-cell table:style-name="Default"/>
          <table:table-cell table:style-name="Default" table:formula="of:=CONCATENATE(&quot;MOVE S&quot;;[.$B20];&quot; (&quot;;ROUND([.C20];2);&quot; &quot;;ROUND([.D20];2);&quot;);&quot;)" office:value-type="string" office:string-value="MOVE S8 (172.1 165.07);">
            <text:p>MOVE S8 (172.1 165.07);</text:p>
          </table:table-cell>
          <table:table-cell table:style-name="Default" table:formula="of:=CONCATENATE(&quot;MOVE M&quot;;[.$B20];&quot; (&quot;;ROUND([.E20];2);&quot; &quot;;ROUND([.F20];2);&quot;);&quot;)" office:value-type="string" office:string-value="MOVE M8 (164.67 158.38);">
            <text:p>MOVE M8 (164.67 158.38);</text:p>
          </table:table-cell>
          <table:table-cell table:style-name="Default" table:formula="of:=CONCATENATE(&quot;MOVE H&quot;;[.$B20];&quot; (&quot;;ROUND([.G20];2);&quot; &quot;;ROUND([.H20];2);&quot;);&quot;)" office:value-type="string" office:string-value="MOVE H8 (157.24 151.68);">
            <text:p>MOVE H8 (157.24 151.68);</text:p>
          </table:table-cell>
          <table:table-cell table:formula="of:=CONCATENATE(&quot;ROTATE =R&quot;;[.$I20];&quot; S&quot;;[.$B20];&quot;;&quot;)" office:value-type="string" office:string-value="ROTATE =R132 S8;">
            <text:p>ROTATE =R132 S8;</text:p>
          </table:table-cell>
          <table:table-cell table:formula="of:=CONCATENATE(&quot;ROTATE =R&quot;;[.$I20];&quot; M&quot;;[.$B20];&quot;;&quot;)" office:value-type="string" office:string-value="ROTATE =R132 M8;">
            <text:p>ROTATE =R132 M8;</text:p>
          </table:table-cell>
          <table:table-cell table:formula="of:=CONCATENATE(&quot;ROTATE =R&quot;;[.$I20];&quot; H&quot;;[.$B20];&quot;;&quot;)" office:value-type="string" office:string-value="ROTATE =R132 H8;">
            <text:p>ROTATE =R132 H8;</text:p>
          </table:table-cell>
          <table:table-cell table:number-columns-repeated="1002"/>
        </table:table-row>
        <table:table-row table:style-name="ro2">
          <table:table-cell table:style-name="ce2" table:formula="of:=[.A22]+[.$K$3]" office:value-type="float" office:value="36">
            <text:p>36</text:p>
          </table:table-cell>
          <table:table-cell table:style-name="ce2" office:value-type="float" office:value="9">
            <text:p>9</text:p>
          </table:table-cell>
          <table:table-cell table:style-name="ce2" table:formula="of:=(COS(RADIANS([.A21] ))*[.$C$6])+[.$C$4]" office:value-type="float" office:value="178.35661446562">
            <text:p>178.36</text:p>
          </table:table-cell>
          <table:table-cell table:style-name="ce2" table:formula="of:=(SIN(RADIANS([.A21] ))*[.$C$6])+[.$C$4]" office:value-type="float" office:value="157.339598967785">
            <text:p>157.34</text:p>
          </table:table-cell>
          <table:table-cell table:style-name="ce2" table:formula="of:=(COS(RADIANS([.$A21] ))*[.$C$7])+[.$C$4]" office:value-type="float" office:value="170.266444521871">
            <text:p>170.27</text:p>
          </table:table-cell>
          <table:table-cell table:style-name="ce2" table:formula="of:=(SIN(RADIANS([.$A21] ))*[.$C$7])+[.$C$4]" office:value-type="float" office:value="151.46174644486">
            <text:p>151.46</text:p>
          </table:table-cell>
          <table:table-cell table:style-name="ce2" table:formula="of:=(COS(RADIANS([.$A21] ))*[.$C$8])+[.$C$4]" office:value-type="float" office:value="162.176274578121">
            <text:p>162.18</text:p>
          </table:table-cell>
          <table:table-cell table:style-name="ce2" table:formula="of:=(SIN(RADIANS([.$A21] ))*[.$C$8])+[.$C$4]" office:value-type="float" office:value="145.583893921936">
            <text:p>145.58</text:p>
          </table:table-cell>
          <table:table-cell table:style-name="ce2" table:formula="of:=[.A21]-[.$I$12]" office:value-type="float" office:value="126">
            <text:p>126</text:p>
          </table:table-cell>
          <table:table-cell table:style-name="Default"/>
          <table:table-cell table:style-name="Default" table:formula="of:=CONCATENATE(&quot;MOVE S&quot;;[.$B21];&quot; (&quot;;ROUND([.C21];2);&quot; &quot;;ROUND([.D21];2);&quot;);&quot;)" office:value-type="string" office:string-value="MOVE S9 (178.36 157.34);">
            <text:p>MOVE S9 (178.36 157.34);</text:p>
          </table:table-cell>
          <table:table-cell table:style-name="Default" table:formula="of:=CONCATENATE(&quot;MOVE M&quot;;[.$B21];&quot; (&quot;;ROUND([.E21];2);&quot; &quot;;ROUND([.F21];2);&quot;);&quot;)" office:value-type="string" office:string-value="MOVE M9 (170.27 151.46);">
            <text:p>MOVE M9 (170.27 151.46);</text:p>
          </table:table-cell>
          <table:table-cell table:style-name="Default" table:formula="of:=CONCATENATE(&quot;MOVE H&quot;;[.$B21];&quot; (&quot;;ROUND([.G21];2);&quot; &quot;;ROUND([.H21];2);&quot;);&quot;)" office:value-type="string" office:string-value="MOVE H9 (162.18 145.58);">
            <text:p>MOVE H9 (162.18 145.58);</text:p>
          </table:table-cell>
          <table:table-cell table:formula="of:=CONCATENATE(&quot;ROTATE =R&quot;;[.$I21];&quot; S&quot;;[.$B21];&quot;;&quot;)" office:value-type="string" office:string-value="ROTATE =R126 S9;">
            <text:p>ROTATE =R126 S9;</text:p>
          </table:table-cell>
          <table:table-cell table:formula="of:=CONCATENATE(&quot;ROTATE =R&quot;;[.$I21];&quot; M&quot;;[.$B21];&quot;;&quot;)" office:value-type="string" office:string-value="ROTATE =R126 M9;">
            <text:p>ROTATE =R126 M9;</text:p>
          </table:table-cell>
          <table:table-cell table:formula="of:=CONCATENATE(&quot;ROTATE =R&quot;;[.$I21];&quot; H&quot;;[.$B21];&quot;;&quot;)" office:value-type="string" office:string-value="ROTATE =R126 H9;">
            <text:p>ROTATE =R126 H9;</text:p>
          </table:table-cell>
          <table:table-cell table:number-columns-repeated="1002"/>
        </table:table-row>
        <table:table-row table:style-name="ro2">
          <table:table-cell table:style-name="ce2" table:formula="of:=[.A23]+[.$K$3]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2" table:formula="of:=(COS(RADIANS([.A22] ))*[.$C$6])+[.$C$4]" office:value-type="float" office:value="183.772413359522">
            <text:p>183.77</text:p>
          </table:table-cell>
          <table:table-cell table:style-name="ce2" table:formula="of:=(SIN(RADIANS([.A22] ))*[.$C$6])+[.$C$4]" office:value-type="float" office:value="149">
            <text:p>149</text:p>
          </table:table-cell>
          <table:table-cell table:style-name="ce2" table:formula="of:=(COS(RADIANS([.$A22] ))*[.$C$7])+[.$C$4]" office:value-type="float" office:value="175.112159321677">
            <text:p>175.11</text:p>
          </table:table-cell>
          <table:table-cell table:style-name="ce2" table:formula="of:=(SIN(RADIANS([.$A22] ))*[.$C$7])+[.$C$4]" office:value-type="float" office:value="144">
            <text:p>144</text:p>
          </table:table-cell>
          <table:table-cell table:style-name="ce2" table:formula="of:=(COS(RADIANS([.$A22] ))*[.$C$8])+[.$C$4]" office:value-type="float" office:value="166.451905283833">
            <text:p>166.45</text:p>
          </table:table-cell>
          <table:table-cell table:style-name="ce2" table:formula="of:=(SIN(RADIANS([.$A22] ))*[.$C$8])+[.$C$4]" office:value-type="float" office:value="139">
            <text:p>139</text:p>
          </table:table-cell>
          <table:table-cell table:style-name="ce2" table:formula="of:=[.A22]-[.$I$12]" office:value-type="float" office:value="120">
            <text:p>120</text:p>
          </table:table-cell>
          <table:table-cell table:style-name="Default"/>
          <table:table-cell table:style-name="Default" table:formula="of:=CONCATENATE(&quot;MOVE S&quot;;[.$B22];&quot; (&quot;;ROUND([.C22];2);&quot; &quot;;ROUND([.D22];2);&quot;);&quot;)" office:value-type="string" office:string-value="MOVE S10 (183.77 149);">
            <text:p>MOVE S10 (183.77 149);</text:p>
          </table:table-cell>
          <table:table-cell table:style-name="Default" table:formula="of:=CONCATENATE(&quot;MOVE M&quot;;[.$B22];&quot; (&quot;;ROUND([.E22];2);&quot; &quot;;ROUND([.F22];2);&quot;);&quot;)" office:value-type="string" office:string-value="MOVE M10 (175.11 144);">
            <text:p>MOVE M10 (175.11 144);</text:p>
          </table:table-cell>
          <table:table-cell table:style-name="Default" table:formula="of:=CONCATENATE(&quot;MOVE H&quot;;[.$B22];&quot; (&quot;;ROUND([.G22];2);&quot; &quot;;ROUND([.H22];2);&quot;);&quot;)" office:value-type="string" office:string-value="MOVE H10 (166.45 139);">
            <text:p>MOVE H10 (166.45 139);</text:p>
          </table:table-cell>
          <table:table-cell table:formula="of:=CONCATENATE(&quot;ROTATE =R&quot;;[.$I22];&quot; S&quot;;[.$B22];&quot;;&quot;)" office:value-type="string" office:string-value="ROTATE =R120 S10;">
            <text:p>ROTATE =R120 S10;</text:p>
          </table:table-cell>
          <table:table-cell table:formula="of:=CONCATENATE(&quot;ROTATE =R&quot;;[.$I22];&quot; M&quot;;[.$B22];&quot;;&quot;)" office:value-type="string" office:string-value="ROTATE =R120 M10;">
            <text:p>ROTATE =R120 M10;</text:p>
          </table:table-cell>
          <table:table-cell table:formula="of:=CONCATENATE(&quot;ROTATE =R&quot;;[.$I22];&quot; H&quot;;[.$B22];&quot;;&quot;)" office:value-type="string" office:string-value="ROTATE =R120 H10;">
            <text:p>ROTATE =R120 H10;</text:p>
          </table:table-cell>
          <table:table-cell table:number-columns-repeated="1002"/>
        </table:table-row>
        <table:table-row table:style-name="ro2">
          <table:table-cell table:style-name="ce2" table:formula="of:=[.A24]+[.$K$3]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table:formula="of:=(COS(RADIANS([.A23] ))*[.$C$6])+[.$C$4]" office:value-type="float" office:value="188.286818476047">
            <text:p>188.29</text:p>
          </table:table-cell>
          <table:table-cell table:style-name="ce2" table:formula="of:=(SIN(RADIANS([.A23] ))*[.$C$6])+[.$C$4]" office:value-type="float" office:value="140.139981092201">
            <text:p>140.14</text:p>
          </table:table-cell>
          <table:table-cell table:style-name="ce2" table:formula="of:=(COS(RADIANS([.$A23] ))*[.$C$7])+[.$C$4]" office:value-type="float" office:value="179.151363899621">
            <text:p>179.15</text:p>
          </table:table-cell>
          <table:table-cell table:style-name="ce2" table:formula="of:=(SIN(RADIANS([.$A23] ))*[.$C$7])+[.$C$4]" office:value-type="float" office:value="136.072614661443">
            <text:p>136.07</text:p>
          </table:table-cell>
          <table:table-cell table:style-name="ce2" table:formula="of:=(COS(RADIANS([.$A23] ))*[.$C$8])+[.$C$4]" office:value-type="float" office:value="170.015909323195">
            <text:p>170.02</text:p>
          </table:table-cell>
          <table:table-cell table:style-name="ce2" table:formula="of:=(SIN(RADIANS([.$A23] ))*[.$C$8])+[.$C$4]" office:value-type="float" office:value="132.005248230685">
            <text:p>132.01</text:p>
          </table:table-cell>
          <table:table-cell table:style-name="ce2" table:formula="of:=[.A23]-[.$I$12]" office:value-type="float" office:value="114">
            <text:p>114</text:p>
          </table:table-cell>
          <table:table-cell table:style-name="Default"/>
          <table:table-cell table:style-name="Default" table:formula="of:=CONCATENATE(&quot;MOVE S&quot;;[.$B23];&quot; (&quot;;ROUND([.C23];2);&quot; &quot;;ROUND([.D23];2);&quot;);&quot;)" office:value-type="string" office:string-value="MOVE S11 (188.29 140.14);">
            <text:p>MOVE S11 (188.29 140.14);</text:p>
          </table:table-cell>
          <table:table-cell table:style-name="Default" table:formula="of:=CONCATENATE(&quot;MOVE M&quot;;[.$B23];&quot; (&quot;;ROUND([.E23];2);&quot; &quot;;ROUND([.F23];2);&quot;);&quot;)" office:value-type="string" office:string-value="MOVE M11 (179.15 136.07);">
            <text:p>MOVE M11 (179.15 136.07);</text:p>
          </table:table-cell>
          <table:table-cell table:style-name="Default" table:formula="of:=CONCATENATE(&quot;MOVE H&quot;;[.$B23];&quot; (&quot;;ROUND([.G23];2);&quot; &quot;;ROUND([.H23];2);&quot;);&quot;)" office:value-type="string" office:string-value="MOVE H11 (170.02 132.01);">
            <text:p>MOVE H11 (170.02 132.01);</text:p>
          </table:table-cell>
          <table:table-cell table:formula="of:=CONCATENATE(&quot;ROTATE =R&quot;;[.$I23];&quot; S&quot;;[.$B23];&quot;;&quot;)" office:value-type="string" office:string-value="ROTATE =R114 S11;">
            <text:p>ROTATE =R114 S11;</text:p>
          </table:table-cell>
          <table:table-cell table:formula="of:=CONCATENATE(&quot;ROTATE =R&quot;;[.$I23];&quot; M&quot;;[.$B23];&quot;;&quot;)" office:value-type="string" office:string-value="ROTATE =R114 M11;">
            <text:p>ROTATE =R114 M11;</text:p>
          </table:table-cell>
          <table:table-cell table:formula="of:=CONCATENATE(&quot;ROTATE =R&quot;;[.$I23];&quot; H&quot;;[.$B23];&quot;;&quot;)" office:value-type="string" office:string-value="ROTATE =R114 H11;">
            <text:p>ROTATE =R114 H11;</text:p>
          </table:table-cell>
          <table:table-cell table:number-columns-repeated="1002"/>
        </table:table-row>
        <table:table-row table:style-name="ro2">
          <table:table-cell table:style-name="ce2" table:formula="of:=[.A25]+[.$K$3]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table:formula="of:=(COS(RADIANS([.A24] ))*[.$C$6])+[.$C$4]" office:value-type="float" office:value="191.85036904804">
            <text:p>191.85</text:p>
          </table:table-cell>
          <table:table-cell table:style-name="ce2" table:formula="of:=(SIN(RADIANS([.A24] ))*[.$C$6])+[.$C$4]" office:value-type="float" office:value="130.85661446562">
            <text:p>130.86</text:p>
          </table:table-cell>
          <table:table-cell table:style-name="ce2" table:formula="of:=(COS(RADIANS([.$A24] ))*[.$C$7])+[.$C$4]" office:value-type="float" office:value="182.339803885088">
            <text:p>182.34</text:p>
          </table:table-cell>
          <table:table-cell table:style-name="ce2" table:formula="of:=(SIN(RADIANS([.$A24] ))*[.$C$7])+[.$C$4]" office:value-type="float" office:value="127.766444521871">
            <text:p>127.77</text:p>
          </table:table-cell>
          <table:table-cell table:style-name="ce2" table:formula="of:=(COS(RADIANS([.$A24] ))*[.$C$8])+[.$C$4]" office:value-type="float" office:value="172.829238722137">
            <text:p>172.83</text:p>
          </table:table-cell>
          <table:table-cell table:style-name="ce2" table:formula="of:=(SIN(RADIANS([.$A24] ))*[.$C$8])+[.$C$4]" office:value-type="float" office:value="124.676274578121">
            <text:p>124.68</text:p>
          </table:table-cell>
          <table:table-cell table:style-name="ce2" table:formula="of:=[.A24]-[.$I$12]" office:value-type="float" office:value="108">
            <text:p>108</text:p>
          </table:table-cell>
          <table:table-cell table:style-name="Default"/>
          <table:table-cell table:style-name="Default" table:formula="of:=CONCATENATE(&quot;MOVE S&quot;;[.$B24];&quot; (&quot;;ROUND([.C24];2);&quot; &quot;;ROUND([.D24];2);&quot;);&quot;)" office:value-type="string" office:string-value="MOVE S12 (191.85 130.86);">
            <text:p>MOVE S12 (191.85 130.86);</text:p>
          </table:table-cell>
          <table:table-cell table:style-name="Default" table:formula="of:=CONCATENATE(&quot;MOVE M&quot;;[.$B24];&quot; (&quot;;ROUND([.E24];2);&quot; &quot;;ROUND([.F24];2);&quot;);&quot;)" office:value-type="string" office:string-value="MOVE M12 (182.34 127.77);">
            <text:p>MOVE M12 (182.34 127.77);</text:p>
          </table:table-cell>
          <table:table-cell table:style-name="Default" table:formula="of:=CONCATENATE(&quot;MOVE H&quot;;[.$B24];&quot; (&quot;;ROUND([.G24];2);&quot; &quot;;ROUND([.H24];2);&quot;);&quot;)" office:value-type="string" office:string-value="MOVE H12 (172.83 124.68);">
            <text:p>MOVE H12 (172.83 124.68);</text:p>
          </table:table-cell>
          <table:table-cell table:formula="of:=CONCATENATE(&quot;ROTATE =R&quot;;[.$I24];&quot; S&quot;;[.$B24];&quot;;&quot;)" office:value-type="string" office:string-value="ROTATE =R108 S12;">
            <text:p>ROTATE =R108 S12;</text:p>
          </table:table-cell>
          <table:table-cell table:formula="of:=CONCATENATE(&quot;ROTATE =R&quot;;[.$I24];&quot; M&quot;;[.$B24];&quot;;&quot;)" office:value-type="string" office:string-value="ROTATE =R108 M12;">
            <text:p>ROTATE =R108 M12;</text:p>
          </table:table-cell>
          <table:table-cell table:formula="of:=CONCATENATE(&quot;ROTATE =R&quot;;[.$I24];&quot; H&quot;;[.$B24];&quot;;&quot;)" office:value-type="string" office:string-value="ROTATE =R108 H12;">
            <text:p>ROTATE =R108 H12;</text:p>
          </table:table-cell>
          <table:table-cell table:number-columns-repeated="1002"/>
        </table:table-row>
        <table:table-row table:style-name="ro2">
          <table:table-cell table:style-name="ce2" table:formula="of:=[.A26]+[.$K$3]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table:formula="of:=(COS(RADIANS([.A25] ))*[.$C$6])+[.$C$4]" office:value-type="float" office:value="194.424022069712">
            <text:p>194.42</text:p>
          </table:table-cell>
          <table:table-cell table:style-name="ce2" table:formula="of:=(SIN(RADIANS([.A25] ))*[.$C$6])+[.$C$4]" office:value-type="float" office:value="121.251610627687">
            <text:p>121.25</text:p>
          </table:table-cell>
          <table:table-cell table:style-name="ce2" table:formula="of:=(COS(RADIANS([.$A25] ))*[.$C$7])+[.$C$4]" office:value-type="float" office:value="184.642546062373">
            <text:p>184.64</text:p>
          </table:table-cell>
          <table:table-cell table:style-name="ce2" table:formula="of:=(SIN(RADIANS([.$A25] ))*[.$C$7])+[.$C$4]" office:value-type="float" office:value="119.17249371951">
            <text:p>119.17</text:p>
          </table:table-cell>
          <table:table-cell table:style-name="ce2" table:formula="of:=(COS(RADIANS([.$A25] ))*[.$C$8])+[.$C$4]" office:value-type="float" office:value="174.861070055035">
            <text:p>174.86</text:p>
          </table:table-cell>
          <table:table-cell table:style-name="ce2" table:formula="of:=(SIN(RADIANS([.$A25] ))*[.$C$8])+[.$C$4]" office:value-type="float" office:value="117.093376811332">
            <text:p>117.09</text:p>
          </table:table-cell>
          <table:table-cell table:style-name="ce2" table:formula="of:=[.A25]-[.$I$12]" office:value-type="float" office:value="102">
            <text:p>102</text:p>
          </table:table-cell>
          <table:table-cell table:style-name="Default"/>
          <table:table-cell table:style-name="Default" table:formula="of:=CONCATENATE(&quot;MOVE S&quot;;[.$B25];&quot; (&quot;;ROUND([.C25];2);&quot; &quot;;ROUND([.D25];2);&quot;);&quot;)" office:value-type="string" office:string-value="MOVE S13 (194.42 121.25);">
            <text:p>MOVE S13 (194.42 121.25);</text:p>
          </table:table-cell>
          <table:table-cell table:style-name="Default" table:formula="of:=CONCATENATE(&quot;MOVE M&quot;;[.$B25];&quot; (&quot;;ROUND([.E25];2);&quot; &quot;;ROUND([.F25];2);&quot;);&quot;)" office:value-type="string" office:string-value="MOVE M13 (184.64 119.17);">
            <text:p>MOVE M13 (184.64 119.17);</text:p>
          </table:table-cell>
          <table:table-cell table:style-name="Default" table:formula="of:=CONCATENATE(&quot;MOVE H&quot;;[.$B25];&quot; (&quot;;ROUND([.G25];2);&quot; &quot;;ROUND([.H25];2);&quot;);&quot;)" office:value-type="string" office:string-value="MOVE H13 (174.86 117.09);">
            <text:p>MOVE H13 (174.86 117.09);</text:p>
          </table:table-cell>
          <table:table-cell table:formula="of:=CONCATENATE(&quot;ROTATE =R&quot;;[.$I25];&quot; S&quot;;[.$B25];&quot;;&quot;)" office:value-type="string" office:string-value="ROTATE =R102 S13;">
            <text:p>ROTATE =R102 S13;</text:p>
          </table:table-cell>
          <table:table-cell table:formula="of:=CONCATENATE(&quot;ROTATE =R&quot;;[.$I25];&quot; M&quot;;[.$B25];&quot;;&quot;)" office:value-type="string" office:string-value="ROTATE =R102 M13;">
            <text:p>ROTATE =R102 M13;</text:p>
          </table:table-cell>
          <table:table-cell table:formula="of:=CONCATENATE(&quot;ROTATE =R&quot;;[.$I25];&quot; H&quot;;[.$B25];&quot;;&quot;)" office:value-type="string" office:string-value="ROTATE =R102 H13;">
            <text:p>ROTATE =R102 H13;</text:p>
          </table:table-cell>
          <table:table-cell table:number-columns-repeated="1002"/>
        </table:table-row>
        <table:table-row table:style-name="ro2">
          <table:table-cell table:style-name="ce2" table:formula="of:=[.A27]+[.$K$3]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table:formula="of:=(COS(RADIANS([.A26] ))*[.$C$6])+[.$C$4]" office:value-type="float" office:value="195.979580059986">
            <text:p>195.98</text:p>
          </table:table-cell>
          <table:table-cell table:style-name="ce2" table:formula="of:=(SIN(RADIANS([.A26] ))*[.$C$6])+[.$C$4]" office:value-type="float" office:value="111.430204010427">
            <text:p>111.43</text:p>
          </table:table-cell>
          <table:table-cell table:style-name="ce2" table:formula="of:=(COS(RADIANS([.$A26] ))*[.$C$7])+[.$C$4]" office:value-type="float" office:value="186.034361106303">
            <text:p>186.03</text:p>
          </table:table-cell>
          <table:table-cell table:style-name="ce2" table:formula="of:=(SIN(RADIANS([.$A26] ))*[.$C$7])+[.$C$4]" office:value-type="float" office:value="110.384919377751">
            <text:p>110.38</text:p>
          </table:table-cell>
          <table:table-cell table:style-name="ce2" table:formula="of:=(COS(RADIANS([.$A26] ))*[.$C$8])+[.$C$4]" office:value-type="float" office:value="176.089142152621">
            <text:p>176.09</text:p>
          </table:table-cell>
          <table:table-cell table:style-name="ce2" table:formula="of:=(SIN(RADIANS([.$A26] ))*[.$C$8])+[.$C$4]" office:value-type="float" office:value="109.339634745074">
            <text:p>109.34</text:p>
          </table:table-cell>
          <table:table-cell table:style-name="ce2" table:formula="of:=[.A26]-[.$I$12]" office:value-type="float" office:value="96">
            <text:p>96</text:p>
          </table:table-cell>
          <table:table-cell table:style-name="Default"/>
          <table:table-cell table:style-name="Default" table:formula="of:=CONCATENATE(&quot;MOVE S&quot;;[.$B26];&quot; (&quot;;ROUND([.C26];2);&quot; &quot;;ROUND([.D26];2);&quot;);&quot;)" office:value-type="string" office:string-value="MOVE S14 (195.98 111.43);">
            <text:p>MOVE S14 (195.98 111.43);</text:p>
          </table:table-cell>
          <table:table-cell table:style-name="Default" table:formula="of:=CONCATENATE(&quot;MOVE M&quot;;[.$B26];&quot; (&quot;;ROUND([.E26];2);&quot; &quot;;ROUND([.F26];2);&quot;);&quot;)" office:value-type="string" office:string-value="MOVE M14 (186.03 110.38);">
            <text:p>MOVE M14 (186.03 110.38);</text:p>
          </table:table-cell>
          <table:table-cell table:style-name="Default" table:formula="of:=CONCATENATE(&quot;MOVE H&quot;;[.$B26];&quot; (&quot;;ROUND([.G26];2);&quot; &quot;;ROUND([.H26];2);&quot;);&quot;)" office:value-type="string" office:string-value="MOVE H14 (176.09 109.34);">
            <text:p>MOVE H14 (176.09 109.34);</text:p>
          </table:table-cell>
          <table:table-cell table:formula="of:=CONCATENATE(&quot;ROTATE =R&quot;;[.$I26];&quot; S&quot;;[.$B26];&quot;;&quot;)" office:value-type="string" office:string-value="ROTATE =R96 S14;">
            <text:p>ROTATE =R96 S14;</text:p>
          </table:table-cell>
          <table:table-cell table:formula="of:=CONCATENATE(&quot;ROTATE =R&quot;;[.$I26];&quot; M&quot;;[.$B26];&quot;;&quot;)" office:value-type="string" office:string-value="ROTATE =R96 M14;">
            <text:p>ROTATE =R96 M14;</text:p>
          </table:table-cell>
          <table:table-cell table:formula="of:=CONCATENATE(&quot;ROTATE =R&quot;;[.$I26];&quot; H&quot;;[.$B26];&quot;;&quot;)" office:value-type="string" office:string-value="ROTATE =R96 H14;">
            <text:p>ROTATE =R96 H14;</text:p>
          </table:table-cell>
          <table:table-cell table:number-columns-repeated="1002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table:formula="of:=(COS(RADIANS([.A27] ))*[.$C$6])+[.$C$4]" office:value-type="float" office:value="196.5">
            <text:p>196.5</text:p>
          </table:table-cell>
          <table:table-cell table:style-name="ce2" table:formula="of:=(SIN(RADIANS([.A27] ))*[.$C$6])+[.$C$4]" office:value-type="float" office:value="101.5">
            <text:p>101.5</text:p>
          </table:table-cell>
          <table:table-cell table:style-name="ce2" table:formula="of:=(COS(RADIANS([.$A27] ))*[.$C$7])+[.$C$4]" office:value-type="float" office:value="186.5">
            <text:p>186.5</text:p>
          </table:table-cell>
          <table:table-cell table:style-name="ce2" table:formula="of:=(SIN(RADIANS([.$A27] ))*[.$C$7])+[.$C$4]" office:value-type="float" office:value="101.5">
            <text:p>101.5</text:p>
          </table:table-cell>
          <table:table-cell table:style-name="ce2" table:formula="of:=(COS(RADIANS([.$A27] ))*[.$C$8])+[.$C$4]" office:value-type="float" office:value="176.5">
            <text:p>176.5</text:p>
          </table:table-cell>
          <table:table-cell table:style-name="ce2" table:formula="of:=(SIN(RADIANS([.$A27] ))*[.$C$8])+[.$C$4]" office:value-type="float" office:value="101.5">
            <text:p>101.5</text:p>
          </table:table-cell>
          <table:table-cell table:style-name="ce2" table:formula="of:=[.A27]-[.$I$12]" office:value-type="float" office:value="90">
            <text:p>90</text:p>
          </table:table-cell>
          <table:table-cell table:style-name="Default"/>
          <table:table-cell table:style-name="Default" table:formula="of:=CONCATENATE(&quot;MOVE S&quot;;[.$B27];&quot; (&quot;;ROUND([.C27];2);&quot; &quot;;ROUND([.D27];2);&quot;);&quot;)" office:value-type="string" office:string-value="MOVE S15 (196.5 101.5);">
            <text:p>MOVE S15 (196.5 101.5);</text:p>
          </table:table-cell>
          <table:table-cell table:style-name="Default" table:formula="of:=CONCATENATE(&quot;MOVE M&quot;;[.$B27];&quot; (&quot;;ROUND([.E27];2);&quot; &quot;;ROUND([.F27];2);&quot;);&quot;)" office:value-type="string" office:string-value="MOVE M15 (186.5 101.5);">
            <text:p>MOVE M15 (186.5 101.5);</text:p>
          </table:table-cell>
          <table:table-cell table:style-name="Default" table:formula="of:=CONCATENATE(&quot;MOVE H&quot;;[.$B27];&quot; (&quot;;ROUND([.G27];2);&quot; &quot;;ROUND([.H27];2);&quot;);&quot;)" office:value-type="string" office:string-value="MOVE H15 (176.5 101.5);">
            <text:p>MOVE H15 (176.5 101.5);</text:p>
          </table:table-cell>
          <table:table-cell table:formula="of:=CONCATENATE(&quot;ROTATE =R&quot;;[.$I27];&quot; S&quot;;[.$B27];&quot;;&quot;)" office:value-type="string" office:string-value="ROTATE =R90 S15;">
            <text:p>ROTATE =R90 S15;</text:p>
          </table:table-cell>
          <table:table-cell table:formula="of:=CONCATENATE(&quot;ROTATE =R&quot;;[.$I27];&quot; M&quot;;[.$B27];&quot;;&quot;)" office:value-type="string" office:string-value="ROTATE =R90 M15;">
            <text:p>ROTATE =R90 M15;</text:p>
          </table:table-cell>
          <table:table-cell table:formula="of:=CONCATENATE(&quot;ROTATE =R&quot;;[.$I27];&quot; H&quot;;[.$B27];&quot;;&quot;)" office:value-type="string" office:string-value="ROTATE =R90 H15;">
            <text:p>ROTATE =R90 H15;</text:p>
          </table:table-cell>
          <table:table-cell table:number-columns-repeated="1002"/>
        </table:table-row>
        <table:table-row table:style-name="ro2">
          <table:table-cell table:style-name="ce2" table:formula="of:=[.A27]-6" office:value-type="float" office:value="-6">
            <text:p>-6</text:p>
          </table:table-cell>
          <table:table-cell table:style-name="ce2" office:value-type="float" office:value="16">
            <text:p>16</text:p>
          </table:table-cell>
          <table:table-cell table:style-name="ce2" table:formula="of:=(COS(RADIANS([.A28] ))*[.$C$6])+[.$C$4]" office:value-type="float" office:value="195.979580059986">
            <text:p>195.98</text:p>
          </table:table-cell>
          <table:table-cell table:style-name="ce2" table:formula="of:=(SIN(RADIANS([.A28] ))*[.$C$6])+[.$C$4]" office:value-type="float" office:value="91.5697959895729">
            <text:p>91.57</text:p>
          </table:table-cell>
          <table:table-cell table:style-name="ce2" table:formula="of:=(COS(RADIANS([.$A28] ))*[.$C$7])+[.$C$4]" office:value-type="float" office:value="186.034361106303">
            <text:p>186.03</text:p>
          </table:table-cell>
          <table:table-cell table:style-name="ce2" table:formula="of:=(SIN(RADIANS([.$A28] ))*[.$C$7])+[.$C$4]" office:value-type="float" office:value="92.6150806222494">
            <text:p>92.62</text:p>
          </table:table-cell>
          <table:table-cell table:style-name="ce2" table:formula="of:=(COS(RADIANS([.$A28] ))*[.$C$8])+[.$C$4]" office:value-type="float" office:value="176.089142152621">
            <text:p>176.09</text:p>
          </table:table-cell>
          <table:table-cell table:style-name="ce2" table:formula="of:=(SIN(RADIANS([.$A28] ))*[.$C$8])+[.$C$4]" office:value-type="float" office:value="93.660365254926">
            <text:p>93.66</text:p>
          </table:table-cell>
          <table:table-cell table:style-name="ce2" table:formula="of:=[.A28]-[.$I$12]" office:value-type="float" office:value="84">
            <text:p>84</text:p>
          </table:table-cell>
          <table:table-cell table:style-name="Default"/>
          <table:table-cell table:style-name="Default" table:formula="of:=CONCATENATE(&quot;MOVE S&quot;;[.$B28];&quot; (&quot;;ROUND([.C28];2);&quot; &quot;;ROUND([.D28];2);&quot;);&quot;)" office:value-type="string" office:string-value="MOVE S16 (195.98 91.57);">
            <text:p>MOVE S16 (195.98 91.57);</text:p>
          </table:table-cell>
          <table:table-cell table:style-name="Default" table:formula="of:=CONCATENATE(&quot;MOVE M&quot;;[.$B28];&quot; (&quot;;ROUND([.E28];2);&quot; &quot;;ROUND([.F28];2);&quot;);&quot;)" office:value-type="string" office:string-value="MOVE M16 (186.03 92.62);">
            <text:p>MOVE M16 (186.03 92.62);</text:p>
          </table:table-cell>
          <table:table-cell table:style-name="Default" table:formula="of:=CONCATENATE(&quot;MOVE H&quot;;[.$B28];&quot; (&quot;;ROUND([.G28];2);&quot; &quot;;ROUND([.H28];2);&quot;);&quot;)" office:value-type="string" office:string-value="MOVE H16 (176.09 93.66);">
            <text:p>MOVE H16 (176.09 93.66);</text:p>
          </table:table-cell>
          <table:table-cell table:formula="of:=CONCATENATE(&quot;ROTATE =R&quot;;[.$I28];&quot; S&quot;;[.$B28];&quot;;&quot;)" office:value-type="string" office:string-value="ROTATE =R84 S16;">
            <text:p>ROTATE =R84 S16;</text:p>
          </table:table-cell>
          <table:table-cell table:formula="of:=CONCATENATE(&quot;ROTATE =R&quot;;[.$I28];&quot; M&quot;;[.$B28];&quot;;&quot;)" office:value-type="string" office:string-value="ROTATE =R84 M16;">
            <text:p>ROTATE =R84 M16;</text:p>
          </table:table-cell>
          <table:table-cell table:formula="of:=CONCATENATE(&quot;ROTATE =R&quot;;[.$I28];&quot; H&quot;;[.$B28];&quot;;&quot;)" office:value-type="string" office:string-value="ROTATE =R84 H16;">
            <text:p>ROTATE =R84 H16;</text:p>
          </table:table-cell>
          <table:table-cell table:number-columns-repeated="1002"/>
        </table:table-row>
        <table:table-row table:style-name="ro2">
          <table:table-cell table:style-name="ce2" table:formula="of:=[.A28]-[.$K$3]" office:value-type="float" office:value="-12">
            <text:p>-12</text:p>
          </table:table-cell>
          <table:table-cell table:style-name="ce2" office:value-type="float" office:value="17">
            <text:p>17</text:p>
          </table:table-cell>
          <table:table-cell table:style-name="ce2" table:formula="of:=(COS(RADIANS([.A29] ))*[.$C$6])+[.$C$4]" office:value-type="float" office:value="194.424022069712">
            <text:p>194.42</text:p>
          </table:table-cell>
          <table:table-cell table:style-name="ce2" table:formula="of:=(SIN(RADIANS([.A29] ))*[.$C$6])+[.$C$4]" office:value-type="float" office:value="81.7483893723129">
            <text:p>81.75</text:p>
          </table:table-cell>
          <table:table-cell table:style-name="ce2" table:formula="of:=(COS(RADIANS([.$A29] ))*[.$C$7])+[.$C$4]" office:value-type="float" office:value="184.642546062373">
            <text:p>184.64</text:p>
          </table:table-cell>
          <table:table-cell table:style-name="ce2" table:formula="of:=(SIN(RADIANS([.$A29] ))*[.$C$7])+[.$C$4]" office:value-type="float" office:value="83.8275062804905">
            <text:p>83.83</text:p>
          </table:table-cell>
          <table:table-cell table:style-name="ce2" table:formula="of:=(COS(RADIANS([.$A29] ))*[.$C$8])+[.$C$4]" office:value-type="float" office:value="174.861070055035">
            <text:p>174.86</text:p>
          </table:table-cell>
          <table:table-cell table:style-name="ce2" table:formula="of:=(SIN(RADIANS([.$A29] ))*[.$C$8])+[.$C$4]" office:value-type="float" office:value="85.9066231886681">
            <text:p>85.91</text:p>
          </table:table-cell>
          <table:table-cell table:style-name="ce2" table:formula="of:=[.A29]-[.$I$12]" office:value-type="float" office:value="78">
            <text:p>78</text:p>
          </table:table-cell>
          <table:table-cell table:style-name="Default"/>
          <table:table-cell table:style-name="Default" table:formula="of:=CONCATENATE(&quot;MOVE S&quot;;[.$B29];&quot; (&quot;;ROUND([.C29];2);&quot; &quot;;ROUND([.D29];2);&quot;);&quot;)" office:value-type="string" office:string-value="MOVE S17 (194.42 81.75);">
            <text:p>MOVE S17 (194.42 81.75);</text:p>
          </table:table-cell>
          <table:table-cell table:style-name="Default" table:formula="of:=CONCATENATE(&quot;MOVE M&quot;;[.$B29];&quot; (&quot;;ROUND([.E29];2);&quot; &quot;;ROUND([.F29];2);&quot;);&quot;)" office:value-type="string" office:string-value="MOVE M17 (184.64 83.83);">
            <text:p>MOVE M17 (184.64 83.83);</text:p>
          </table:table-cell>
          <table:table-cell table:style-name="Default" table:formula="of:=CONCATENATE(&quot;MOVE H&quot;;[.$B29];&quot; (&quot;;ROUND([.G29];2);&quot; &quot;;ROUND([.H29];2);&quot;);&quot;)" office:value-type="string" office:string-value="MOVE H17 (174.86 85.91);">
            <text:p>MOVE H17 (174.86 85.91);</text:p>
          </table:table-cell>
          <table:table-cell table:formula="of:=CONCATENATE(&quot;ROTATE =R&quot;;[.$I29];&quot; S&quot;;[.$B29];&quot;;&quot;)" office:value-type="string" office:string-value="ROTATE =R78 S17;">
            <text:p>ROTATE =R78 S17;</text:p>
          </table:table-cell>
          <table:table-cell table:formula="of:=CONCATENATE(&quot;ROTATE =R&quot;;[.$I29];&quot; M&quot;;[.$B29];&quot;;&quot;)" office:value-type="string" office:string-value="ROTATE =R78 M17;">
            <text:p>ROTATE =R78 M17;</text:p>
          </table:table-cell>
          <table:table-cell table:formula="of:=CONCATENATE(&quot;ROTATE =R&quot;;[.$I29];&quot; H&quot;;[.$B29];&quot;;&quot;)" office:value-type="string" office:string-value="ROTATE =R78 H17;">
            <text:p>ROTATE =R78 H17;</text:p>
          </table:table-cell>
          <table:table-cell table:number-columns-repeated="1002"/>
        </table:table-row>
        <table:table-row table:style-name="ro2">
          <table:table-cell table:style-name="ce2" table:formula="of:=[.A29]-[.$K$3]" office:value-type="float" office:value="-18">
            <text:p>-18</text:p>
          </table:table-cell>
          <table:table-cell table:style-name="ce2" office:value-type="float" office:value="18">
            <text:p>18</text:p>
          </table:table-cell>
          <table:table-cell table:style-name="ce2" table:formula="of:=(COS(RADIANS([.A30] ))*[.$C$6])+[.$C$4]" office:value-type="float" office:value="191.85036904804">
            <text:p>191.85</text:p>
          </table:table-cell>
          <table:table-cell table:style-name="ce2" table:formula="of:=(SIN(RADIANS([.A30] ))*[.$C$6])+[.$C$4]" office:value-type="float" office:value="72.14338553438">
            <text:p>72.14</text:p>
          </table:table-cell>
          <table:table-cell table:style-name="ce2" table:formula="of:=(COS(RADIANS([.$A30] ))*[.$C$7])+[.$C$4]" office:value-type="float" office:value="182.339803885088">
            <text:p>182.34</text:p>
          </table:table-cell>
          <table:table-cell table:style-name="ce2" table:formula="of:=(SIN(RADIANS([.$A30] ))*[.$C$7])+[.$C$4]" office:value-type="float" office:value="75.2335554781295">
            <text:p>75.23</text:p>
          </table:table-cell>
          <table:table-cell table:style-name="ce2" table:formula="of:=(COS(RADIANS([.$A30] ))*[.$C$8])+[.$C$4]" office:value-type="float" office:value="172.829238722137">
            <text:p>172.83</text:p>
          </table:table-cell>
          <table:table-cell table:style-name="ce2" table:formula="of:=(SIN(RADIANS([.$A30] ))*[.$C$8])+[.$C$4]" office:value-type="float" office:value="78.323725421879">
            <text:p>78.32</text:p>
          </table:table-cell>
          <table:table-cell table:style-name="ce2" table:formula="of:=[.A30]-[.$I$12]" office:value-type="float" office:value="72">
            <text:p>72</text:p>
          </table:table-cell>
          <table:table-cell table:style-name="Default"/>
          <table:table-cell table:style-name="Default" table:formula="of:=CONCATENATE(&quot;MOVE S&quot;;[.$B30];&quot; (&quot;;ROUND([.C30];2);&quot; &quot;;ROUND([.D30];2);&quot;);&quot;)" office:value-type="string" office:string-value="MOVE S18 (191.85 72.14);">
            <text:p>MOVE S18 (191.85 72.14);</text:p>
          </table:table-cell>
          <table:table-cell table:style-name="Default" table:formula="of:=CONCATENATE(&quot;MOVE M&quot;;[.$B30];&quot; (&quot;;ROUND([.E30];2);&quot; &quot;;ROUND([.F30];2);&quot;);&quot;)" office:value-type="string" office:string-value="MOVE M18 (182.34 75.23);">
            <text:p>MOVE M18 (182.34 75.23);</text:p>
          </table:table-cell>
          <table:table-cell table:style-name="Default" table:formula="of:=CONCATENATE(&quot;MOVE H&quot;;[.$B30];&quot; (&quot;;ROUND([.G30];2);&quot; &quot;;ROUND([.H30];2);&quot;);&quot;)" office:value-type="string" office:string-value="MOVE H18 (172.83 78.32);">
            <text:p>MOVE H18 (172.83 78.32);</text:p>
          </table:table-cell>
          <table:table-cell table:formula="of:=CONCATENATE(&quot;ROTATE =R&quot;;[.$I30];&quot; S&quot;;[.$B30];&quot;;&quot;)" office:value-type="string" office:string-value="ROTATE =R72 S18;">
            <text:p>ROTATE =R72 S18;</text:p>
          </table:table-cell>
          <table:table-cell table:formula="of:=CONCATENATE(&quot;ROTATE =R&quot;;[.$I30];&quot; M&quot;;[.$B30];&quot;;&quot;)" office:value-type="string" office:string-value="ROTATE =R72 M18;">
            <text:p>ROTATE =R72 M18;</text:p>
          </table:table-cell>
          <table:table-cell table:formula="of:=CONCATENATE(&quot;ROTATE =R&quot;;[.$I30];&quot; H&quot;;[.$B30];&quot;;&quot;)" office:value-type="string" office:string-value="ROTATE =R72 H18;">
            <text:p>ROTATE =R72 H18;</text:p>
          </table:table-cell>
          <table:table-cell table:number-columns-repeated="1002"/>
        </table:table-row>
        <table:table-row table:style-name="ro2">
          <table:table-cell table:style-name="ce2" table:formula="of:=[.A30]-[.$K$3]" office:value-type="float" office:value="-24">
            <text:p>-24</text:p>
          </table:table-cell>
          <table:table-cell table:style-name="ce2" office:value-type="float" office:value="19">
            <text:p>19</text:p>
          </table:table-cell>
          <table:table-cell table:style-name="ce2" table:formula="of:=(COS(RADIANS([.A31] ))*[.$C$6])+[.$C$4]" office:value-type="float" office:value="188.286818476047">
            <text:p>188.29</text:p>
          </table:table-cell>
          <table:table-cell table:style-name="ce2" table:formula="of:=(SIN(RADIANS([.A31] ))*[.$C$6])+[.$C$4]" office:value-type="float" office:value="62.860018907799">
            <text:p>62.86</text:p>
          </table:table-cell>
          <table:table-cell table:style-name="ce2" table:formula="of:=(COS(RADIANS([.$A31] ))*[.$C$7])+[.$C$4]" office:value-type="float" office:value="179.151363899621">
            <text:p>179.15</text:p>
          </table:table-cell>
          <table:table-cell table:style-name="ce2" table:formula="of:=(SIN(RADIANS([.$A31] ))*[.$C$7])+[.$C$4]" office:value-type="float" office:value="66.927385338557">
            <text:p>66.93</text:p>
          </table:table-cell>
          <table:table-cell table:style-name="ce2" table:formula="of:=(COS(RADIANS([.$A31] ))*[.$C$8])+[.$C$4]" office:value-type="float" office:value="170.015909323195">
            <text:p>170.02</text:p>
          </table:table-cell>
          <table:table-cell table:style-name="ce2" table:formula="of:=(SIN(RADIANS([.$A31] ))*[.$C$8])+[.$C$4]" office:value-type="float" office:value="70.994751769315">
            <text:p>70.99</text:p>
          </table:table-cell>
          <table:table-cell table:style-name="ce2" table:formula="of:=[.A31]-[.$I$12]" office:value-type="float" office:value="66">
            <text:p>66</text:p>
          </table:table-cell>
          <table:table-cell table:style-name="Default"/>
          <table:table-cell table:style-name="Default" table:formula="of:=CONCATENATE(&quot;MOVE S&quot;;[.$B31];&quot; (&quot;;ROUND([.C31];2);&quot; &quot;;ROUND([.D31];2);&quot;);&quot;)" office:value-type="string" office:string-value="MOVE S19 (188.29 62.86);">
            <text:p>MOVE S19 (188.29 62.86);</text:p>
          </table:table-cell>
          <table:table-cell table:style-name="Default" table:formula="of:=CONCATENATE(&quot;MOVE M&quot;;[.$B31];&quot; (&quot;;ROUND([.E31];2);&quot; &quot;;ROUND([.F31];2);&quot;);&quot;)" office:value-type="string" office:string-value="MOVE M19 (179.15 66.93);">
            <text:p>MOVE M19 (179.15 66.93);</text:p>
          </table:table-cell>
          <table:table-cell table:style-name="Default" table:formula="of:=CONCATENATE(&quot;MOVE H&quot;;[.$B31];&quot; (&quot;;ROUND([.G31];2);&quot; &quot;;ROUND([.H31];2);&quot;);&quot;)" office:value-type="string" office:string-value="MOVE H19 (170.02 70.99);">
            <text:p>MOVE H19 (170.02 70.99);</text:p>
          </table:table-cell>
          <table:table-cell table:formula="of:=CONCATENATE(&quot;ROTATE =R&quot;;[.$I31];&quot; S&quot;;[.$B31];&quot;;&quot;)" office:value-type="string" office:string-value="ROTATE =R66 S19;">
            <text:p>ROTATE =R66 S19;</text:p>
          </table:table-cell>
          <table:table-cell table:formula="of:=CONCATENATE(&quot;ROTATE =R&quot;;[.$I31];&quot; M&quot;;[.$B31];&quot;;&quot;)" office:value-type="string" office:string-value="ROTATE =R66 M19;">
            <text:p>ROTATE =R66 M19;</text:p>
          </table:table-cell>
          <table:table-cell table:formula="of:=CONCATENATE(&quot;ROTATE =R&quot;;[.$I31];&quot; H&quot;;[.$B31];&quot;;&quot;)" office:value-type="string" office:string-value="ROTATE =R66 H19;">
            <text:p>ROTATE =R66 H19;</text:p>
          </table:table-cell>
          <table:table-cell table:number-columns-repeated="1002"/>
        </table:table-row>
        <table:table-row table:style-name="ro2">
          <table:table-cell table:style-name="ce2" table:formula="of:=[.A31]-[.$K$3]" office:value-type="float" office:value="-30">
            <text:p>-30</text:p>
          </table:table-cell>
          <table:table-cell table:style-name="ce2" office:value-type="float" office:value="20">
            <text:p>20</text:p>
          </table:table-cell>
          <table:table-cell table:style-name="ce2" table:formula="of:=(COS(RADIANS([.A32] ))*[.$C$6])+[.$C$4]" office:value-type="float" office:value="183.772413359522">
            <text:p>183.77</text:p>
          </table:table-cell>
          <table:table-cell table:style-name="ce2" table:formula="of:=(SIN(RADIANS([.A32] ))*[.$C$6])+[.$C$4]" office:value-type="float" office:value="54">
            <text:p>54</text:p>
          </table:table-cell>
          <table:table-cell table:style-name="ce2" table:formula="of:=(COS(RADIANS([.$A32] ))*[.$C$7])+[.$C$4]" office:value-type="float" office:value="175.112159321677">
            <text:p>175.11</text:p>
          </table:table-cell>
          <table:table-cell table:style-name="ce2" table:formula="of:=(SIN(RADIANS([.$A32] ))*[.$C$7])+[.$C$4]" office:value-type="float" office:value="59">
            <text:p>59</text:p>
          </table:table-cell>
          <table:table-cell table:style-name="ce2" table:formula="of:=(COS(RADIANS([.$A32] ))*[.$C$8])+[.$C$4]" office:value-type="float" office:value="166.451905283833">
            <text:p>166.45</text:p>
          </table:table-cell>
          <table:table-cell table:style-name="ce2" table:formula="of:=(SIN(RADIANS([.$A32] ))*[.$C$8])+[.$C$4]" office:value-type="float" office:value="64">
            <text:p>64</text:p>
          </table:table-cell>
          <table:table-cell table:style-name="ce2" table:formula="of:=[.A32]-[.$I$12]" office:value-type="float" office:value="60">
            <text:p>60</text:p>
          </table:table-cell>
          <table:table-cell table:style-name="Default"/>
          <table:table-cell table:style-name="Default" table:formula="of:=CONCATENATE(&quot;MOVE S&quot;;[.$B32];&quot; (&quot;;ROUND([.C32];2);&quot; &quot;;ROUND([.D32];2);&quot;);&quot;)" office:value-type="string" office:string-value="MOVE S20 (183.77 54);">
            <text:p>MOVE S20 (183.77 54);</text:p>
          </table:table-cell>
          <table:table-cell table:style-name="Default" table:formula="of:=CONCATENATE(&quot;MOVE M&quot;;[.$B32];&quot; (&quot;;ROUND([.E32];2);&quot; &quot;;ROUND([.F32];2);&quot;);&quot;)" office:value-type="string" office:string-value="MOVE M20 (175.11 59);">
            <text:p>MOVE M20 (175.11 59);</text:p>
          </table:table-cell>
          <table:table-cell table:style-name="Default" table:formula="of:=CONCATENATE(&quot;MOVE H&quot;;[.$B32];&quot; (&quot;;ROUND([.G32];2);&quot; &quot;;ROUND([.H32];2);&quot;);&quot;)" office:value-type="string" office:string-value="MOVE H20 (166.45 64);">
            <text:p>MOVE H20 (166.45 64);</text:p>
          </table:table-cell>
          <table:table-cell table:formula="of:=CONCATENATE(&quot;ROTATE =R&quot;;[.$I32];&quot; S&quot;;[.$B32];&quot;;&quot;)" office:value-type="string" office:string-value="ROTATE =R60 S20;">
            <text:p>ROTATE =R60 S20;</text:p>
          </table:table-cell>
          <table:table-cell table:formula="of:=CONCATENATE(&quot;ROTATE =R&quot;;[.$I32];&quot; M&quot;;[.$B32];&quot;;&quot;)" office:value-type="string" office:string-value="ROTATE =R60 M20;">
            <text:p>ROTATE =R60 M20;</text:p>
          </table:table-cell>
          <table:table-cell table:formula="of:=CONCATENATE(&quot;ROTATE =R&quot;;[.$I32];&quot; H&quot;;[.$B32];&quot;;&quot;)" office:value-type="string" office:string-value="ROTATE =R60 H20;">
            <text:p>ROTATE =R60 H20;</text:p>
          </table:table-cell>
          <table:table-cell table:number-columns-repeated="1002"/>
        </table:table-row>
        <table:table-row table:style-name="ro2">
          <table:table-cell table:style-name="ce2" table:formula="of:=[.A32]-[.$K$3]" office:value-type="float" office:value="-36">
            <text:p>-36</text:p>
          </table:table-cell>
          <table:table-cell table:style-name="ce2" office:value-type="float" office:value="21">
            <text:p>21</text:p>
          </table:table-cell>
          <table:table-cell table:style-name="ce2" table:formula="of:=(COS(RADIANS([.A33] ))*[.$C$6])+[.$C$4]" office:value-type="float" office:value="178.35661446562">
            <text:p>178.36</text:p>
          </table:table-cell>
          <table:table-cell table:style-name="ce2" table:formula="of:=(SIN(RADIANS([.A33] ))*[.$C$6])+[.$C$4]" office:value-type="float" office:value="45.6604010322151">
            <text:p>45.66</text:p>
          </table:table-cell>
          <table:table-cell table:style-name="ce2" table:formula="of:=(COS(RADIANS([.$A33] ))*[.$C$7])+[.$C$4]" office:value-type="float" office:value="170.266444521871">
            <text:p>170.27</text:p>
          </table:table-cell>
          <table:table-cell table:style-name="ce2" table:formula="of:=(SIN(RADIANS([.$A33] ))*[.$C$7])+[.$C$4]" office:value-type="float" office:value="51.5382535551398">
            <text:p>51.54</text:p>
          </table:table-cell>
          <table:table-cell table:style-name="ce2" table:formula="of:=(COS(RADIANS([.$A33] ))*[.$C$8])+[.$C$4]" office:value-type="float" office:value="162.176274578121">
            <text:p>162.18</text:p>
          </table:table-cell>
          <table:table-cell table:style-name="ce2" table:formula="of:=(SIN(RADIANS([.$A33] ))*[.$C$8])+[.$C$4]" office:value-type="float" office:value="57.4161060780645">
            <text:p>57.42</text:p>
          </table:table-cell>
          <table:table-cell table:style-name="ce2" table:formula="of:=[.A33]-[.$I$12]" office:value-type="float" office:value="54">
            <text:p>54</text:p>
          </table:table-cell>
          <table:table-cell table:style-name="Default"/>
          <table:table-cell table:style-name="Default" table:formula="of:=CONCATENATE(&quot;MOVE S&quot;;[.$B33];&quot; (&quot;;ROUND([.C33];2);&quot; &quot;;ROUND([.D33];2);&quot;);&quot;)" office:value-type="string" office:string-value="MOVE S21 (178.36 45.66);">
            <text:p>MOVE S21 (178.36 45.66);</text:p>
          </table:table-cell>
          <table:table-cell table:style-name="Default" table:formula="of:=CONCATENATE(&quot;MOVE M&quot;;[.$B33];&quot; (&quot;;ROUND([.E33];2);&quot; &quot;;ROUND([.F33];2);&quot;);&quot;)" office:value-type="string" office:string-value="MOVE M21 (170.27 51.54);">
            <text:p>MOVE M21 (170.27 51.54);</text:p>
          </table:table-cell>
          <table:table-cell table:style-name="Default" table:formula="of:=CONCATENATE(&quot;MOVE H&quot;;[.$B33];&quot; (&quot;;ROUND([.G33];2);&quot; &quot;;ROUND([.H33];2);&quot;);&quot;)" office:value-type="string" office:string-value="MOVE H21 (162.18 57.42);">
            <text:p>MOVE H21 (162.18 57.42);</text:p>
          </table:table-cell>
          <table:table-cell table:formula="of:=CONCATENATE(&quot;ROTATE =R&quot;;[.$I33];&quot; S&quot;;[.$B33];&quot;;&quot;)" office:value-type="string" office:string-value="ROTATE =R54 S21;">
            <text:p>ROTATE =R54 S21;</text:p>
          </table:table-cell>
          <table:table-cell table:formula="of:=CONCATENATE(&quot;ROTATE =R&quot;;[.$I33];&quot; M&quot;;[.$B33];&quot;;&quot;)" office:value-type="string" office:string-value="ROTATE =R54 M21;">
            <text:p>ROTATE =R54 M21;</text:p>
          </table:table-cell>
          <table:table-cell table:formula="of:=CONCATENATE(&quot;ROTATE =R&quot;;[.$I33];&quot; H&quot;;[.$B33];&quot;;&quot;)" office:value-type="string" office:string-value="ROTATE =R54 H21;">
            <text:p>ROTATE =R54 H21;</text:p>
          </table:table-cell>
          <table:table-cell table:number-columns-repeated="1002"/>
        </table:table-row>
        <table:table-row table:style-name="ro2">
          <table:table-cell table:style-name="ce2" table:formula="of:=[.A33]-[.$K$3]" office:value-type="float" office:value="-42">
            <text:p>-42</text:p>
          </table:table-cell>
          <table:table-cell table:style-name="ce2" office:value-type="float" office:value="22">
            <text:p>22</text:p>
          </table:table-cell>
          <table:table-cell table:style-name="ce2" table:formula="of:=(COS(RADIANS([.A34] ))*[.$C$6])+[.$C$4]" office:value-type="float" office:value="172.098758420352">
            <text:p>172.1</text:p>
          </table:table-cell>
          <table:table-cell table:style-name="ce2" table:formula="of:=(SIN(RADIANS([.A34] ))*[.$C$6])+[.$C$4]" office:value-type="float" office:value="37.9325923959085">
            <text:p>37.93</text:p>
          </table:table-cell>
          <table:table-cell table:style-name="ce2" table:formula="of:=(COS(RADIANS([.$A34] ))*[.$C$7])+[.$C$4]" office:value-type="float" office:value="164.667310165579">
            <text:p>164.67</text:p>
          </table:table-cell>
          <table:table-cell table:style-name="ce2" table:formula="of:=(SIN(RADIANS([.$A34] ))*[.$C$7])+[.$C$4]" office:value-type="float" office:value="44.6238984594971">
            <text:p>44.62</text:p>
          </table:table-cell>
          <table:table-cell table:style-name="ce2" table:formula="of:=(COS(RADIANS([.$A34] ))*[.$C$8])+[.$C$4]" office:value-type="float" office:value="157.235861910805">
            <text:p>157.24</text:p>
          </table:table-cell>
          <table:table-cell table:style-name="ce2" table:formula="of:=(SIN(RADIANS([.$A34] ))*[.$C$8])+[.$C$4]" office:value-type="float" office:value="51.3152045230856">
            <text:p>51.32</text:p>
          </table:table-cell>
          <table:table-cell table:style-name="ce2" table:formula="of:=[.A34]-[.$I$12]" office:value-type="float" office:value="48">
            <text:p>48</text:p>
          </table:table-cell>
          <table:table-cell table:style-name="Default"/>
          <table:table-cell table:style-name="Default" table:formula="of:=CONCATENATE(&quot;MOVE S&quot;;[.$B34];&quot; (&quot;;ROUND([.C34];2);&quot; &quot;;ROUND([.D34];2);&quot;);&quot;)" office:value-type="string" office:string-value="MOVE S22 (172.1 37.93);">
            <text:p>MOVE S22 (172.1 37.93);</text:p>
          </table:table-cell>
          <table:table-cell table:style-name="Default" table:formula="of:=CONCATENATE(&quot;MOVE M&quot;;[.$B34];&quot; (&quot;;ROUND([.E34];2);&quot; &quot;;ROUND([.F34];2);&quot;);&quot;)" office:value-type="string" office:string-value="MOVE M22 (164.67 44.62);">
            <text:p>MOVE M22 (164.67 44.62);</text:p>
          </table:table-cell>
          <table:table-cell table:style-name="Default" table:formula="of:=CONCATENATE(&quot;MOVE H&quot;;[.$B34];&quot; (&quot;;ROUND([.G34];2);&quot; &quot;;ROUND([.H34];2);&quot;);&quot;)" office:value-type="string" office:string-value="MOVE H22 (157.24 51.32);">
            <text:p>MOVE H22 (157.24 51.32);</text:p>
          </table:table-cell>
          <table:table-cell table:formula="of:=CONCATENATE(&quot;ROTATE =R&quot;;[.$I34];&quot; S&quot;;[.$B34];&quot;;&quot;)" office:value-type="string" office:string-value="ROTATE =R48 S22;">
            <text:p>ROTATE =R48 S22;</text:p>
          </table:table-cell>
          <table:table-cell table:formula="of:=CONCATENATE(&quot;ROTATE =R&quot;;[.$I34];&quot; M&quot;;[.$B34];&quot;;&quot;)" office:value-type="string" office:string-value="ROTATE =R48 M22;">
            <text:p>ROTATE =R48 M22;</text:p>
          </table:table-cell>
          <table:table-cell table:formula="of:=CONCATENATE(&quot;ROTATE =R&quot;;[.$I34];&quot; H&quot;;[.$B34];&quot;;&quot;)" office:value-type="string" office:string-value="ROTATE =R48 H22;">
            <text:p>ROTATE =R48 H22;</text:p>
          </table:table-cell>
          <table:table-cell table:number-columns-repeated="1002"/>
        </table:table-row>
        <table:table-row table:style-name="ro2">
          <table:table-cell table:style-name="ce2" table:formula="of:=[.A34]-[.$K$3]" office:value-type="float" office:value="-48">
            <text:p>-48</text:p>
          </table:table-cell>
          <table:table-cell table:style-name="ce2" office:value-type="float" office:value="23">
            <text:p>23</text:p>
          </table:table-cell>
          <table:table-cell table:style-name="ce2" table:formula="of:=(COS(RADIANS([.A35] ))*[.$C$6])+[.$C$4]" office:value-type="float" office:value="165.067407604092">
            <text:p>165.07</text:p>
          </table:table-cell>
          <table:table-cell table:style-name="ce2" table:formula="of:=(SIN(RADIANS([.A35] ))*[.$C$6])+[.$C$4]" office:value-type="float" office:value="30.9012415796475">
            <text:p>30.9</text:p>
          </table:table-cell>
          <table:table-cell table:style-name="ce2" table:formula="of:=(COS(RADIANS([.$A35] ))*[.$C$7])+[.$C$4]" office:value-type="float" office:value="158.376101540503">
            <text:p>158.38</text:p>
          </table:table-cell>
          <table:table-cell table:style-name="ce2" table:formula="of:=(SIN(RADIANS([.$A35] ))*[.$C$7])+[.$C$4]" office:value-type="float" office:value="38.3326898344215">
            <text:p>38.33</text:p>
          </table:table-cell>
          <table:table-cell table:style-name="ce2" table:formula="of:=(COS(RADIANS([.$A35] ))*[.$C$8])+[.$C$4]" office:value-type="float" office:value="151.684795476914">
            <text:p>151.68</text:p>
          </table:table-cell>
          <table:table-cell table:style-name="ce2" table:formula="of:=(SIN(RADIANS([.$A35] ))*[.$C$8])+[.$C$4]" office:value-type="float" office:value="45.7641380891954">
            <text:p>45.76</text:p>
          </table:table-cell>
          <table:table-cell table:style-name="ce2" table:formula="of:=[.A35]-[.$I$12]" office:value-type="float" office:value="42">
            <text:p>42</text:p>
          </table:table-cell>
          <table:table-cell table:style-name="Default"/>
          <table:table-cell table:style-name="Default" table:formula="of:=CONCATENATE(&quot;MOVE S&quot;;[.$B35];&quot; (&quot;;ROUND([.C35];2);&quot; &quot;;ROUND([.D35];2);&quot;);&quot;)" office:value-type="string" office:string-value="MOVE S23 (165.07 30.9);">
            <text:p>MOVE S23 (165.07 30.9);</text:p>
          </table:table-cell>
          <table:table-cell table:style-name="Default" table:formula="of:=CONCATENATE(&quot;MOVE M&quot;;[.$B35];&quot; (&quot;;ROUND([.E35];2);&quot; &quot;;ROUND([.F35];2);&quot;);&quot;)" office:value-type="string" office:string-value="MOVE M23 (158.38 38.33);">
            <text:p>MOVE M23 (158.38 38.33);</text:p>
          </table:table-cell>
          <table:table-cell table:style-name="Default" table:formula="of:=CONCATENATE(&quot;MOVE H&quot;;[.$B35];&quot; (&quot;;ROUND([.G35];2);&quot; &quot;;ROUND([.H35];2);&quot;);&quot;)" office:value-type="string" office:string-value="MOVE H23 (151.68 45.76);">
            <text:p>MOVE H23 (151.68 45.76);</text:p>
          </table:table-cell>
          <table:table-cell table:formula="of:=CONCATENATE(&quot;ROTATE =R&quot;;[.$I35];&quot; S&quot;;[.$B35];&quot;;&quot;)" office:value-type="string" office:string-value="ROTATE =R42 S23;">
            <text:p>ROTATE =R42 S23;</text:p>
          </table:table-cell>
          <table:table-cell table:formula="of:=CONCATENATE(&quot;ROTATE =R&quot;;[.$I35];&quot; M&quot;;[.$B35];&quot;;&quot;)" office:value-type="string" office:string-value="ROTATE =R42 M23;">
            <text:p>ROTATE =R42 M23;</text:p>
          </table:table-cell>
          <table:table-cell table:formula="of:=CONCATENATE(&quot;ROTATE =R&quot;;[.$I35];&quot; H&quot;;[.$B35];&quot;;&quot;)" office:value-type="string" office:string-value="ROTATE =R42 H23;">
            <text:p>ROTATE =R42 H23;</text:p>
          </table:table-cell>
          <table:table-cell table:number-columns-repeated="1002"/>
        </table:table-row>
        <table:table-row table:style-name="ro2">
          <table:table-cell table:style-name="ce2" table:formula="of:=[.A35]-[.$K$3]" office:value-type="float" office:value="-54">
            <text:p>-54</text:p>
          </table:table-cell>
          <table:table-cell table:style-name="ce2" office:value-type="float" office:value="24">
            <text:p>24</text:p>
          </table:table-cell>
          <table:table-cell table:style-name="ce2" table:formula="of:=(COS(RADIANS([.A36] ))*[.$C$6])+[.$C$4]" office:value-type="float" office:value="157.339598967785">
            <text:p>157.34</text:p>
          </table:table-cell>
          <table:table-cell table:style-name="ce2" table:formula="of:=(SIN(RADIANS([.A36] ))*[.$C$6])+[.$C$4]" office:value-type="float" office:value="24.64338553438">
            <text:p>24.64</text:p>
          </table:table-cell>
          <table:table-cell table:style-name="ce2" table:formula="of:=(COS(RADIANS([.$A36] ))*[.$C$7])+[.$C$4]" office:value-type="float" office:value="151.46174644486">
            <text:p>151.46</text:p>
          </table:table-cell>
          <table:table-cell table:style-name="ce2" table:formula="of:=(SIN(RADIANS([.$A36] ))*[.$C$7])+[.$C$4]" office:value-type="float" office:value="32.7335554781295">
            <text:p>32.73</text:p>
          </table:table-cell>
          <table:table-cell table:style-name="ce2" table:formula="of:=(COS(RADIANS([.$A36] ))*[.$C$8])+[.$C$4]" office:value-type="float" office:value="145.583893921936">
            <text:p>145.58</text:p>
          </table:table-cell>
          <table:table-cell table:style-name="ce2" table:formula="of:=(SIN(RADIANS([.$A36] ))*[.$C$8])+[.$C$4]" office:value-type="float" office:value="40.8237254218789">
            <text:p>40.82</text:p>
          </table:table-cell>
          <table:table-cell table:style-name="ce2" table:formula="of:=[.A36]-[.$I$12]" office:value-type="float" office:value="36">
            <text:p>36</text:p>
          </table:table-cell>
          <table:table-cell table:style-name="Default"/>
          <table:table-cell table:style-name="Default" table:formula="of:=CONCATENATE(&quot;MOVE S&quot;;[.$B36];&quot; (&quot;;ROUND([.C36];2);&quot; &quot;;ROUND([.D36];2);&quot;);&quot;)" office:value-type="string" office:string-value="MOVE S24 (157.34 24.64);">
            <text:p>MOVE S24 (157.34 24.64);</text:p>
          </table:table-cell>
          <table:table-cell table:style-name="Default" table:formula="of:=CONCATENATE(&quot;MOVE M&quot;;[.$B36];&quot; (&quot;;ROUND([.E36];2);&quot; &quot;;ROUND([.F36];2);&quot;);&quot;)" office:value-type="string" office:string-value="MOVE M24 (151.46 32.73);">
            <text:p>MOVE M24 (151.46 32.73);</text:p>
          </table:table-cell>
          <table:table-cell table:style-name="Default" table:formula="of:=CONCATENATE(&quot;MOVE H&quot;;[.$B36];&quot; (&quot;;ROUND([.G36];2);&quot; &quot;;ROUND([.H36];2);&quot;);&quot;)" office:value-type="string" office:string-value="MOVE H24 (145.58 40.82);">
            <text:p>MOVE H24 (145.58 40.82);</text:p>
          </table:table-cell>
          <table:table-cell table:formula="of:=CONCATENATE(&quot;ROTATE =R&quot;;[.$I36];&quot; S&quot;;[.$B36];&quot;;&quot;)" office:value-type="string" office:string-value="ROTATE =R36 S24;">
            <text:p>ROTATE =R36 S24;</text:p>
          </table:table-cell>
          <table:table-cell table:formula="of:=CONCATENATE(&quot;ROTATE =R&quot;;[.$I36];&quot; M&quot;;[.$B36];&quot;;&quot;)" office:value-type="string" office:string-value="ROTATE =R36 M24;">
            <text:p>ROTATE =R36 M24;</text:p>
          </table:table-cell>
          <table:table-cell table:formula="of:=CONCATENATE(&quot;ROTATE =R&quot;;[.$I36];&quot; H&quot;;[.$B36];&quot;;&quot;)" office:value-type="string" office:string-value="ROTATE =R36 H24;">
            <text:p>ROTATE =R36 H24;</text:p>
          </table:table-cell>
          <table:table-cell table:number-columns-repeated="1002"/>
        </table:table-row>
        <table:table-row table:style-name="ro2">
          <table:table-cell table:style-name="ce2" table:formula="of:=[.A36]-[.$K$3]" office:value-type="float" office:value="-60">
            <text:p>-60</text:p>
          </table:table-cell>
          <table:table-cell table:style-name="ce2" office:value-type="float" office:value="25">
            <text:p>25</text:p>
          </table:table-cell>
          <table:table-cell table:style-name="ce2" table:formula="of:=(COS(RADIANS([.A37] ))*[.$C$6])+[.$C$4]" office:value-type="float" office:value="149">
            <text:p>149</text:p>
          </table:table-cell>
          <table:table-cell table:style-name="ce2" table:formula="of:=(SIN(RADIANS([.A37] ))*[.$C$6])+[.$C$4]" office:value-type="float" office:value="19.2275866404783">
            <text:p>19.23</text:p>
          </table:table-cell>
          <table:table-cell table:style-name="ce2" table:formula="of:=(COS(RADIANS([.$A37] ))*[.$C$7])+[.$C$4]" office:value-type="float" office:value="144">
            <text:p>144</text:p>
          </table:table-cell>
          <table:table-cell table:style-name="ce2" table:formula="of:=(SIN(RADIANS([.$A37] ))*[.$C$7])+[.$C$4]" office:value-type="float" office:value="27.8878406783227">
            <text:p>27.89</text:p>
          </table:table-cell>
          <table:table-cell table:style-name="ce2" table:formula="of:=(COS(RADIANS([.$A37] ))*[.$C$8])+[.$C$4]" office:value-type="float" office:value="139">
            <text:p>139</text:p>
          </table:table-cell>
          <table:table-cell table:style-name="ce2" table:formula="of:=(SIN(RADIANS([.$A37] ))*[.$C$8])+[.$C$4]" office:value-type="float" office:value="36.5480947161671">
            <text:p>36.55</text:p>
          </table:table-cell>
          <table:table-cell table:style-name="ce2" table:formula="of:=[.A37]-[.$I$12]" office:value-type="float" office:value="30">
            <text:p>30</text:p>
          </table:table-cell>
          <table:table-cell table:style-name="Default"/>
          <table:table-cell table:style-name="Default" table:formula="of:=CONCATENATE(&quot;MOVE S&quot;;[.$B37];&quot; (&quot;;ROUND([.C37];2);&quot; &quot;;ROUND([.D37];2);&quot;);&quot;)" office:value-type="string" office:string-value="MOVE S25 (149 19.23);">
            <text:p>MOVE S25 (149 19.23);</text:p>
          </table:table-cell>
          <table:table-cell table:style-name="Default" table:formula="of:=CONCATENATE(&quot;MOVE M&quot;;[.$B37];&quot; (&quot;;ROUND([.E37];2);&quot; &quot;;ROUND([.F37];2);&quot;);&quot;)" office:value-type="string" office:string-value="MOVE M25 (144 27.89);">
            <text:p>MOVE M25 (144 27.89);</text:p>
          </table:table-cell>
          <table:table-cell table:style-name="Default" table:formula="of:=CONCATENATE(&quot;MOVE H&quot;;[.$B37];&quot; (&quot;;ROUND([.G37];2);&quot; &quot;;ROUND([.H37];2);&quot;);&quot;)" office:value-type="string" office:string-value="MOVE H25 (139 36.55);">
            <text:p>MOVE H25 (139 36.55);</text:p>
          </table:table-cell>
          <table:table-cell table:formula="of:=CONCATENATE(&quot;ROTATE =R&quot;;[.$I37];&quot; S&quot;;[.$B37];&quot;;&quot;)" office:value-type="string" office:string-value="ROTATE =R30 S25;">
            <text:p>ROTATE =R30 S25;</text:p>
          </table:table-cell>
          <table:table-cell table:formula="of:=CONCATENATE(&quot;ROTATE =R&quot;;[.$I37];&quot; M&quot;;[.$B37];&quot;;&quot;)" office:value-type="string" office:string-value="ROTATE =R30 M25;">
            <text:p>ROTATE =R30 M25;</text:p>
          </table:table-cell>
          <table:table-cell table:formula="of:=CONCATENATE(&quot;ROTATE =R&quot;;[.$I37];&quot; H&quot;;[.$B37];&quot;;&quot;)" office:value-type="string" office:string-value="ROTATE =R30 H25;">
            <text:p>ROTATE =R30 H25;</text:p>
          </table:table-cell>
          <table:table-cell table:number-columns-repeated="1002"/>
        </table:table-row>
        <table:table-row table:style-name="ro2">
          <table:table-cell table:style-name="ce2" table:formula="of:=[.A37]-[.$K$3]" office:value-type="float" office:value="-66">
            <text:p>-66</text:p>
          </table:table-cell>
          <table:table-cell table:style-name="ce2" office:value-type="float" office:value="26">
            <text:p>26</text:p>
          </table:table-cell>
          <table:table-cell table:style-name="ce2" table:formula="of:=(COS(RADIANS([.A38] ))*[.$C$6])+[.$C$4]" office:value-type="float" office:value="140.139981092201">
            <text:p>140.14</text:p>
          </table:table-cell>
          <table:table-cell table:style-name="ce2" table:formula="of:=(SIN(RADIANS([.A38] ))*[.$C$6])+[.$C$4]" office:value-type="float" office:value="14.7131815239529">
            <text:p>14.71</text:p>
          </table:table-cell>
          <table:table-cell table:style-name="ce2" table:formula="of:=(COS(RADIANS([.$A38] ))*[.$C$7])+[.$C$4]" office:value-type="float" office:value="136.072614661443">
            <text:p>136.07</text:p>
          </table:table-cell>
          <table:table-cell table:style-name="ce2" table:formula="of:=(SIN(RADIANS([.$A38] ))*[.$C$7])+[.$C$4]" office:value-type="float" office:value="23.8486361003789">
            <text:p>23.85</text:p>
          </table:table-cell>
          <table:table-cell table:style-name="ce2" table:formula="of:=(COS(RADIANS([.$A38] ))*[.$C$8])+[.$C$4]" office:value-type="float" office:value="132.005248230685">
            <text:p>132.01</text:p>
          </table:table-cell>
          <table:table-cell table:style-name="ce2" table:formula="of:=(SIN(RADIANS([.$A38] ))*[.$C$8])+[.$C$4]" office:value-type="float" office:value="32.9840906768049">
            <text:p>32.98</text:p>
          </table:table-cell>
          <table:table-cell table:style-name="ce2" table:formula="of:=[.A38]-[.$I$12]" office:value-type="float" office:value="24">
            <text:p>24</text:p>
          </table:table-cell>
          <table:table-cell table:style-name="Default"/>
          <table:table-cell table:style-name="Default" table:formula="of:=CONCATENATE(&quot;MOVE S&quot;;[.$B38];&quot; (&quot;;ROUND([.C38];2);&quot; &quot;;ROUND([.D38];2);&quot;);&quot;)" office:value-type="string" office:string-value="MOVE S26 (140.14 14.71);">
            <text:p>MOVE S26 (140.14 14.71);</text:p>
          </table:table-cell>
          <table:table-cell table:style-name="Default" table:formula="of:=CONCATENATE(&quot;MOVE M&quot;;[.$B38];&quot; (&quot;;ROUND([.E38];2);&quot; &quot;;ROUND([.F38];2);&quot;);&quot;)" office:value-type="string" office:string-value="MOVE M26 (136.07 23.85);">
            <text:p>MOVE M26 (136.07 23.85);</text:p>
          </table:table-cell>
          <table:table-cell table:style-name="Default" table:formula="of:=CONCATENATE(&quot;MOVE H&quot;;[.$B38];&quot; (&quot;;ROUND([.G38];2);&quot; &quot;;ROUND([.H38];2);&quot;);&quot;)" office:value-type="string" office:string-value="MOVE H26 (132.01 32.98);">
            <text:p>MOVE H26 (132.01 32.98);</text:p>
          </table:table-cell>
          <table:table-cell table:formula="of:=CONCATENATE(&quot;ROTATE =R&quot;;[.$I38];&quot; S&quot;;[.$B38];&quot;;&quot;)" office:value-type="string" office:string-value="ROTATE =R24 S26;">
            <text:p>ROTATE =R24 S26;</text:p>
          </table:table-cell>
          <table:table-cell table:formula="of:=CONCATENATE(&quot;ROTATE =R&quot;;[.$I38];&quot; M&quot;;[.$B38];&quot;;&quot;)" office:value-type="string" office:string-value="ROTATE =R24 M26;">
            <text:p>ROTATE =R24 M26;</text:p>
          </table:table-cell>
          <table:table-cell table:formula="of:=CONCATENATE(&quot;ROTATE =R&quot;;[.$I38];&quot; H&quot;;[.$B38];&quot;;&quot;)" office:value-type="string" office:string-value="ROTATE =R24 H26;">
            <text:p>ROTATE =R24 H26;</text:p>
          </table:table-cell>
          <table:table-cell table:number-columns-repeated="1002"/>
        </table:table-row>
        <table:table-row table:style-name="ro2">
          <table:table-cell table:style-name="ce2" table:formula="of:=[.A38]-[.$K$3]" office:value-type="float" office:value="-72">
            <text:p>-72</text:p>
          </table:table-cell>
          <table:table-cell table:style-name="ce2" office:value-type="float" office:value="27">
            <text:p>27</text:p>
          </table:table-cell>
          <table:table-cell table:style-name="ce2" table:formula="of:=(COS(RADIANS([.A39] ))*[.$C$6])+[.$C$4]" office:value-type="float" office:value="130.85661446562">
            <text:p>130.86</text:p>
          </table:table-cell>
          <table:table-cell table:style-name="ce2" table:formula="of:=(SIN(RADIANS([.A39] ))*[.$C$6])+[.$C$4]" office:value-type="float" office:value="11.1496309519604">
            <text:p>11.15</text:p>
          </table:table-cell>
          <table:table-cell table:style-name="ce2" table:formula="of:=(COS(RADIANS([.$A39] ))*[.$C$7])+[.$C$4]" office:value-type="float" office:value="127.766444521871">
            <text:p>127.77</text:p>
          </table:table-cell>
          <table:table-cell table:style-name="ce2" table:formula="of:=(SIN(RADIANS([.$A39] ))*[.$C$7])+[.$C$4]" office:value-type="float" office:value="20.660196114912">
            <text:p>20.66</text:p>
          </table:table-cell>
          <table:table-cell table:style-name="ce2" table:formula="of:=(COS(RADIANS([.$A39] ))*[.$C$8])+[.$C$4]" office:value-type="float" office:value="124.676274578121">
            <text:p>124.68</text:p>
          </table:table-cell>
          <table:table-cell table:style-name="ce2" table:formula="of:=(SIN(RADIANS([.$A39] ))*[.$C$8])+[.$C$4]" office:value-type="float" office:value="30.1707612778635">
            <text:p>30.17</text:p>
          </table:table-cell>
          <table:table-cell table:style-name="ce2" table:formula="of:=[.A39]-[.$I$12]" office:value-type="float" office:value="18">
            <text:p>18</text:p>
          </table:table-cell>
          <table:table-cell table:style-name="Default"/>
          <table:table-cell table:style-name="Default" table:formula="of:=CONCATENATE(&quot;MOVE S&quot;;[.$B39];&quot; (&quot;;ROUND([.C39];2);&quot; &quot;;ROUND([.D39];2);&quot;);&quot;)" office:value-type="string" office:string-value="MOVE S27 (130.86 11.15);">
            <text:p>MOVE S27 (130.86 11.15);</text:p>
          </table:table-cell>
          <table:table-cell table:style-name="Default" table:formula="of:=CONCATENATE(&quot;MOVE M&quot;;[.$B39];&quot; (&quot;;ROUND([.E39];2);&quot; &quot;;ROUND([.F39];2);&quot;);&quot;)" office:value-type="string" office:string-value="MOVE M27 (127.77 20.66);">
            <text:p>MOVE M27 (127.77 20.66);</text:p>
          </table:table-cell>
          <table:table-cell table:style-name="Default" table:formula="of:=CONCATENATE(&quot;MOVE H&quot;;[.$B39];&quot; (&quot;;ROUND([.G39];2);&quot; &quot;;ROUND([.H39];2);&quot;);&quot;)" office:value-type="string" office:string-value="MOVE H27 (124.68 30.17);">
            <text:p>MOVE H27 (124.68 30.17);</text:p>
          </table:table-cell>
          <table:table-cell table:formula="of:=CONCATENATE(&quot;ROTATE =R&quot;;[.$I39];&quot; S&quot;;[.$B39];&quot;;&quot;)" office:value-type="string" office:string-value="ROTATE =R18 S27;">
            <text:p>ROTATE =R18 S27;</text:p>
          </table:table-cell>
          <table:table-cell table:formula="of:=CONCATENATE(&quot;ROTATE =R&quot;;[.$I39];&quot; M&quot;;[.$B39];&quot;;&quot;)" office:value-type="string" office:string-value="ROTATE =R18 M27;">
            <text:p>ROTATE =R18 M27;</text:p>
          </table:table-cell>
          <table:table-cell table:formula="of:=CONCATENATE(&quot;ROTATE =R&quot;;[.$I39];&quot; H&quot;;[.$B39];&quot;;&quot;)" office:value-type="string" office:string-value="ROTATE =R18 H27;">
            <text:p>ROTATE =R18 H27;</text:p>
          </table:table-cell>
          <table:table-cell table:number-columns-repeated="1002"/>
        </table:table-row>
        <table:table-row table:style-name="ro2">
          <table:table-cell table:style-name="ce2" table:formula="of:=[.A39]-[.$K$3]" office:value-type="float" office:value="-78">
            <text:p>-78</text:p>
          </table:table-cell>
          <table:table-cell table:style-name="ce2" office:value-type="float" office:value="28">
            <text:p>28</text:p>
          </table:table-cell>
          <table:table-cell table:style-name="ce2" table:formula="of:=(COS(RADIANS([.A40] ))*[.$C$6])+[.$C$4]" office:value-type="float" office:value="121.251610627687">
            <text:p>121.25</text:p>
          </table:table-cell>
          <table:table-cell table:style-name="ce2" table:formula="of:=(SIN(RADIANS([.A40] ))*[.$C$6])+[.$C$4]" office:value-type="float" office:value="8.57597793028847">
            <text:p>8.58</text:p>
          </table:table-cell>
          <table:table-cell table:style-name="ce2" table:formula="of:=(COS(RADIANS([.$A40] ))*[.$C$7])+[.$C$4]" office:value-type="float" office:value="119.17249371951">
            <text:p>119.17</text:p>
          </table:table-cell>
          <table:table-cell table:style-name="ce2" table:formula="of:=(SIN(RADIANS([.$A40] ))*[.$C$7])+[.$C$4]" office:value-type="float" office:value="18.3574539376265">
            <text:p>18.36</text:p>
          </table:table-cell>
          <table:table-cell table:style-name="ce2" table:formula="of:=(COS(RADIANS([.$A40] ))*[.$C$8])+[.$C$4]" office:value-type="float" office:value="117.093376811332">
            <text:p>117.09</text:p>
          </table:table-cell>
          <table:table-cell table:style-name="ce2" table:formula="of:=(SIN(RADIANS([.$A40] ))*[.$C$8])+[.$C$4]" office:value-type="float" office:value="28.1389299449646">
            <text:p>28.14</text:p>
          </table:table-cell>
          <table:table-cell table:style-name="ce2" table:formula="of:=[.A40]-[.$I$12]" office:value-type="float" office:value="12">
            <text:p>12</text:p>
          </table:table-cell>
          <table:table-cell table:style-name="Default"/>
          <table:table-cell table:style-name="Default" table:formula="of:=CONCATENATE(&quot;MOVE S&quot;;[.$B40];&quot; (&quot;;ROUND([.C40];2);&quot; &quot;;ROUND([.D40];2);&quot;);&quot;)" office:value-type="string" office:string-value="MOVE S28 (121.25 8.58);">
            <text:p>MOVE S28 (121.25 8.58);</text:p>
          </table:table-cell>
          <table:table-cell table:style-name="Default" table:formula="of:=CONCATENATE(&quot;MOVE M&quot;;[.$B40];&quot; (&quot;;ROUND([.E40];2);&quot; &quot;;ROUND([.F40];2);&quot;);&quot;)" office:value-type="string" office:string-value="MOVE M28 (119.17 18.36);">
            <text:p>MOVE M28 (119.17 18.36);</text:p>
          </table:table-cell>
          <table:table-cell table:style-name="Default" table:formula="of:=CONCATENATE(&quot;MOVE H&quot;;[.$B40];&quot; (&quot;;ROUND([.G40];2);&quot; &quot;;ROUND([.H40];2);&quot;);&quot;)" office:value-type="string" office:string-value="MOVE H28 (117.09 28.14);">
            <text:p>MOVE H28 (117.09 28.14);</text:p>
          </table:table-cell>
          <table:table-cell table:formula="of:=CONCATENATE(&quot;ROTATE =R&quot;;[.$I40];&quot; S&quot;;[.$B40];&quot;;&quot;)" office:value-type="string" office:string-value="ROTATE =R12 S28;">
            <text:p>ROTATE =R12 S28;</text:p>
          </table:table-cell>
          <table:table-cell table:formula="of:=CONCATENATE(&quot;ROTATE =R&quot;;[.$I40];&quot; M&quot;;[.$B40];&quot;;&quot;)" office:value-type="string" office:string-value="ROTATE =R12 M28;">
            <text:p>ROTATE =R12 M28;</text:p>
          </table:table-cell>
          <table:table-cell table:formula="of:=CONCATENATE(&quot;ROTATE =R&quot;;[.$I40];&quot; H&quot;;[.$B40];&quot;;&quot;)" office:value-type="string" office:string-value="ROTATE =R12 H28;">
            <text:p>ROTATE =R12 H28;</text:p>
          </table:table-cell>
          <table:table-cell table:number-columns-repeated="1002"/>
        </table:table-row>
        <table:table-row table:style-name="ro2">
          <table:table-cell table:style-name="ce2" table:formula="of:=[.A40]-[.$K$3]" office:value-type="float" office:value="-84">
            <text:p>-84</text:p>
          </table:table-cell>
          <table:table-cell table:style-name="ce2" office:value-type="float" office:value="29">
            <text:p>29</text:p>
          </table:table-cell>
          <table:table-cell table:style-name="ce2" table:formula="of:=(COS(RADIANS([.A41] ))*[.$C$6])+[.$C$4]" office:value-type="float" office:value="111.430204010427">
            <text:p>111.43</text:p>
          </table:table-cell>
          <table:table-cell table:style-name="ce2" table:formula="of:=(SIN(RADIANS([.A41] ))*[.$C$6])+[.$C$4]" office:value-type="float" office:value="7.02041994001404">
            <text:p>7.02</text:p>
          </table:table-cell>
          <table:table-cell table:style-name="ce2" table:formula="of:=(COS(RADIANS([.$A41] ))*[.$C$7])+[.$C$4]" office:value-type="float" office:value="110.384919377751">
            <text:p>110.38</text:p>
          </table:table-cell>
          <table:table-cell table:style-name="ce2" table:formula="of:=(SIN(RADIANS([.$A41] ))*[.$C$7])+[.$C$4]" office:value-type="float" office:value="16.9656388936968">
            <text:p>16.97</text:p>
          </table:table-cell>
          <table:table-cell table:style-name="ce2" table:formula="of:=(COS(RADIANS([.$A41] ))*[.$C$8])+[.$C$4]" office:value-type="float" office:value="109.339634745074">
            <text:p>109.34</text:p>
          </table:table-cell>
          <table:table-cell table:style-name="ce2" table:formula="of:=(SIN(RADIANS([.$A41] ))*[.$C$8])+[.$C$4]" office:value-type="float" office:value="26.9108578473795">
            <text:p>26.91</text:p>
          </table:table-cell>
          <table:table-cell table:style-name="ce2" table:formula="of:=[.A41]-[.$I$12]" office:value-type="float" office:value="6">
            <text:p>6</text:p>
          </table:table-cell>
          <table:table-cell table:style-name="Default"/>
          <table:table-cell table:style-name="Default" table:formula="of:=CONCATENATE(&quot;MOVE S&quot;;[.$B41];&quot; (&quot;;ROUND([.C41];2);&quot; &quot;;ROUND([.D41];2);&quot;);&quot;)" office:value-type="string" office:string-value="MOVE S29 (111.43 7.02);">
            <text:p>MOVE S29 (111.43 7.02);</text:p>
          </table:table-cell>
          <table:table-cell table:style-name="Default" table:formula="of:=CONCATENATE(&quot;MOVE M&quot;;[.$B41];&quot; (&quot;;ROUND([.E41];2);&quot; &quot;;ROUND([.F41];2);&quot;);&quot;)" office:value-type="string" office:string-value="MOVE M29 (110.38 16.97);">
            <text:p>MOVE M29 (110.38 16.97);</text:p>
          </table:table-cell>
          <table:table-cell table:style-name="Default" table:formula="of:=CONCATENATE(&quot;MOVE H&quot;;[.$B41];&quot; (&quot;;ROUND([.G41];2);&quot; &quot;;ROUND([.H41];2);&quot;);&quot;)" office:value-type="string" office:string-value="MOVE H29 (109.34 26.91);">
            <text:p>MOVE H29 (109.34 26.91);</text:p>
          </table:table-cell>
          <table:table-cell table:formula="of:=CONCATENATE(&quot;ROTATE =R&quot;;[.$I41];&quot; S&quot;;[.$B41];&quot;;&quot;)" office:value-type="string" office:string-value="ROTATE =R6 S29;">
            <text:p>ROTATE =R6 S29;</text:p>
          </table:table-cell>
          <table:table-cell table:formula="of:=CONCATENATE(&quot;ROTATE =R&quot;;[.$I41];&quot; M&quot;;[.$B41];&quot;;&quot;)" office:value-type="string" office:string-value="ROTATE =R6 M29;">
            <text:p>ROTATE =R6 M29;</text:p>
          </table:table-cell>
          <table:table-cell table:formula="of:=CONCATENATE(&quot;ROTATE =R&quot;;[.$I41];&quot; H&quot;;[.$B41];&quot;;&quot;)" office:value-type="string" office:string-value="ROTATE =R6 H29;">
            <text:p>ROTATE =R6 H29;</text:p>
          </table:table-cell>
          <table:table-cell table:number-columns-repeated="1002"/>
        </table:table-row>
        <table:table-row table:style-name="ro2">
          <table:table-cell table:style-name="ce2" table:formula="of:=[.A41]-[.$K$3]" office:value-type="float" office:value="-90">
            <text:p>-90</text:p>
          </table:table-cell>
          <table:table-cell table:style-name="ce2" office:value-type="float" office:value="30">
            <text:p>30</text:p>
          </table:table-cell>
          <table:table-cell table:style-name="ce2" table:formula="of:=(COS(RADIANS([.A42] ))*[.$C$6])+[.$C$4]" office:value-type="float" office:value="101.5">
            <text:p>101.5</text:p>
          </table:table-cell>
          <table:table-cell table:style-name="ce2" table:formula="of:=(SIN(RADIANS([.A42] ))*[.$C$6])+[.$C$4]" office:value-type="float" office:value="6.5">
            <text:p>6.5</text:p>
          </table:table-cell>
          <table:table-cell table:style-name="ce2" table:formula="of:=(COS(RADIANS([.$A42] ))*[.$C$7])+[.$C$4]" office:value-type="float" office:value="101.5">
            <text:p>101.5</text:p>
          </table:table-cell>
          <table:table-cell table:style-name="ce2" table:formula="of:=(SIN(RADIANS([.$A42] ))*[.$C$7])+[.$C$4]" office:value-type="float" office:value="16.5">
            <text:p>16.5</text:p>
          </table:table-cell>
          <table:table-cell table:style-name="ce2" table:formula="of:=(COS(RADIANS([.$A42] ))*[.$C$8])+[.$C$4]" office:value-type="float" office:value="101.5">
            <text:p>101.5</text:p>
          </table:table-cell>
          <table:table-cell table:style-name="ce2" table:formula="of:=(SIN(RADIANS([.$A42] ))*[.$C$8])+[.$C$4]" office:value-type="float" office:value="26.5">
            <text:p>26.5</text:p>
          </table:table-cell>
          <table:table-cell table:style-name="ce2" table:formula="of:=[.A42]-[.$I$12]" office:value-type="float" office:value="0">
            <text:p>0</text:p>
          </table:table-cell>
          <table:table-cell table:style-name="Default"/>
          <table:table-cell table:style-name="Default" table:formula="of:=CONCATENATE(&quot;MOVE S&quot;;[.$B42];&quot; (&quot;;ROUND([.C42];2);&quot; &quot;;ROUND([.D42];2);&quot;);&quot;)" office:value-type="string" office:string-value="MOVE S30 (101.5 6.5);">
            <text:p>MOVE S30 (101.5 6.5);</text:p>
          </table:table-cell>
          <table:table-cell table:style-name="Default" table:formula="of:=CONCATENATE(&quot;MOVE M&quot;;[.$B42];&quot; (&quot;;ROUND([.E42];2);&quot; &quot;;ROUND([.F42];2);&quot;);&quot;)" office:value-type="string" office:string-value="MOVE M30 (101.5 16.5);">
            <text:p>MOVE M30 (101.5 16.5);</text:p>
          </table:table-cell>
          <table:table-cell table:style-name="Default" table:formula="of:=CONCATENATE(&quot;MOVE H&quot;;[.$B42];&quot; (&quot;;ROUND([.G42];2);&quot; &quot;;ROUND([.H42];2);&quot;);&quot;)" office:value-type="string" office:string-value="MOVE H30 (101.5 26.5);">
            <text:p>MOVE H30 (101.5 26.5);</text:p>
          </table:table-cell>
          <table:table-cell table:formula="of:=CONCATENATE(&quot;ROTATE =R&quot;;[.$I42];&quot; S&quot;;[.$B42];&quot;;&quot;)" office:value-type="string" office:string-value="ROTATE =R0 S30;">
            <text:p>ROTATE =R0 S30;</text:p>
          </table:table-cell>
          <table:table-cell table:formula="of:=CONCATENATE(&quot;ROTATE =R&quot;;[.$I42];&quot; M&quot;;[.$B42];&quot;;&quot;)" office:value-type="string" office:string-value="ROTATE =R0 M30;">
            <text:p>ROTATE =R0 M30;</text:p>
          </table:table-cell>
          <table:table-cell table:formula="of:=CONCATENATE(&quot;ROTATE =R&quot;;[.$I42];&quot; H&quot;;[.$B42];&quot;;&quot;)" office:value-type="string" office:string-value="ROTATE =R0 H30;">
            <text:p>ROTATE =R0 H30;</text:p>
          </table:table-cell>
          <table:table-cell table:number-columns-repeated="1002"/>
        </table:table-row>
        <table:table-row table:style-name="ro2">
          <table:table-cell table:style-name="ce2" table:formula="of:=[.A42]-[.$K$3]" office:value-type="float" office:value="-96">
            <text:p>-96</text:p>
          </table:table-cell>
          <table:table-cell table:style-name="ce2" office:value-type="float" office:value="31">
            <text:p>31</text:p>
          </table:table-cell>
          <table:table-cell table:style-name="ce2" table:formula="of:=(COS(RADIANS([.A43] ))*[.$C$6])+[.$C$4]" office:value-type="float" office:value="91.5697959895729">
            <text:p>91.57</text:p>
          </table:table-cell>
          <table:table-cell table:style-name="ce2" table:formula="of:=(SIN(RADIANS([.A43] ))*[.$C$6])+[.$C$4]" office:value-type="float" office:value="7.02041994001404">
            <text:p>7.02</text:p>
          </table:table-cell>
          <table:table-cell table:style-name="ce2" table:formula="of:=(COS(RADIANS([.$A43] ))*[.$C$7])+[.$C$4]" office:value-type="float" office:value="92.6150806222494">
            <text:p>92.62</text:p>
          </table:table-cell>
          <table:table-cell table:style-name="ce2" table:formula="of:=(SIN(RADIANS([.$A43] ))*[.$C$7])+[.$C$4]" office:value-type="float" office:value="16.9656388936968">
            <text:p>16.97</text:p>
          </table:table-cell>
          <table:table-cell table:style-name="ce2" table:formula="of:=(COS(RADIANS([.$A43] ))*[.$C$8])+[.$C$4]" office:value-type="float" office:value="93.660365254926">
            <text:p>93.66</text:p>
          </table:table-cell>
          <table:table-cell table:style-name="ce2" table:formula="of:=(SIN(RADIANS([.$A43] ))*[.$C$8])+[.$C$4]" office:value-type="float" office:value="26.9108578473795">
            <text:p>26.91</text:p>
          </table:table-cell>
          <table:table-cell table:style-name="ce2" table:formula="of:=[.A43]-[.$I$12]" office:value-type="float" office:value="-6">
            <text:p>-6</text:p>
          </table:table-cell>
          <table:table-cell table:style-name="Default"/>
          <table:table-cell table:style-name="Default" table:formula="of:=CONCATENATE(&quot;MOVE S&quot;;[.$B43];&quot; (&quot;;ROUND([.C43];2);&quot; &quot;;ROUND([.D43];2);&quot;);&quot;)" office:value-type="string" office:string-value="MOVE S31 (91.57 7.02);">
            <text:p>MOVE S31 (91.57 7.02);</text:p>
          </table:table-cell>
          <table:table-cell table:style-name="Default" table:formula="of:=CONCATENATE(&quot;MOVE M&quot;;[.$B43];&quot; (&quot;;ROUND([.E43];2);&quot; &quot;;ROUND([.F43];2);&quot;);&quot;)" office:value-type="string" office:string-value="MOVE M31 (92.62 16.97);">
            <text:p>MOVE M31 (92.62 16.97);</text:p>
          </table:table-cell>
          <table:table-cell table:style-name="Default" table:formula="of:=CONCATENATE(&quot;MOVE H&quot;;[.$B43];&quot; (&quot;;ROUND([.G43];2);&quot; &quot;;ROUND([.H43];2);&quot;);&quot;)" office:value-type="string" office:string-value="MOVE H31 (93.66 26.91);">
            <text:p>MOVE H31 (93.66 26.91);</text:p>
          </table:table-cell>
          <table:table-cell table:formula="of:=CONCATENATE(&quot;ROTATE =R&quot;;[.$I43];&quot; S&quot;;[.$B43];&quot;;&quot;)" office:value-type="string" office:string-value="ROTATE =R-6 S31;">
            <text:p>ROTATE =R-6 S31;</text:p>
          </table:table-cell>
          <table:table-cell table:formula="of:=CONCATENATE(&quot;ROTATE =R&quot;;[.$I43];&quot; M&quot;;[.$B43];&quot;;&quot;)" office:value-type="string" office:string-value="ROTATE =R-6 M31;">
            <text:p>ROTATE =R-6 M31;</text:p>
          </table:table-cell>
          <table:table-cell table:formula="of:=CONCATENATE(&quot;ROTATE =R&quot;;[.$I43];&quot; H&quot;;[.$B43];&quot;;&quot;)" office:value-type="string" office:string-value="ROTATE =R-6 H31;">
            <text:p>ROTATE =R-6 H31;</text:p>
          </table:table-cell>
          <table:table-cell table:number-columns-repeated="1002"/>
        </table:table-row>
        <table:table-row table:style-name="ro2">
          <table:table-cell table:style-name="ce2" table:formula="of:=[.A43]-[.$K$3]" office:value-type="float" office:value="-102">
            <text:p>-102</text:p>
          </table:table-cell>
          <table:table-cell table:style-name="ce2" office:value-type="float" office:value="32">
            <text:p>32</text:p>
          </table:table-cell>
          <table:table-cell table:style-name="ce2" table:formula="of:=(COS(RADIANS([.A44] ))*[.$C$6])+[.$C$4]" office:value-type="float" office:value="81.7483893723129">
            <text:p>81.75</text:p>
          </table:table-cell>
          <table:table-cell table:style-name="ce2" table:formula="of:=(SIN(RADIANS([.A44] ))*[.$C$6])+[.$C$4]" office:value-type="float" office:value="8.57597793028846">
            <text:p>8.58</text:p>
          </table:table-cell>
          <table:table-cell table:style-name="ce2" table:formula="of:=(COS(RADIANS([.$A44] ))*[.$C$7])+[.$C$4]" office:value-type="float" office:value="83.8275062804905">
            <text:p>83.83</text:p>
          </table:table-cell>
          <table:table-cell table:style-name="ce2" table:formula="of:=(SIN(RADIANS([.$A44] ))*[.$C$7])+[.$C$4]" office:value-type="float" office:value="18.3574539376265">
            <text:p>18.36</text:p>
          </table:table-cell>
          <table:table-cell table:style-name="ce2" table:formula="of:=(COS(RADIANS([.$A44] ))*[.$C$8])+[.$C$4]" office:value-type="float" office:value="85.9066231886681">
            <text:p>85.91</text:p>
          </table:table-cell>
          <table:table-cell table:style-name="ce2" table:formula="of:=(SIN(RADIANS([.$A44] ))*[.$C$8])+[.$C$4]" office:value-type="float" office:value="28.1389299449646">
            <text:p>28.14</text:p>
          </table:table-cell>
          <table:table-cell table:style-name="ce2" table:formula="of:=[.A44]-[.$I$12]" office:value-type="float" office:value="-12">
            <text:p>-12</text:p>
          </table:table-cell>
          <table:table-cell table:style-name="Default"/>
          <table:table-cell table:style-name="Default" table:formula="of:=CONCATENATE(&quot;MOVE S&quot;;[.$B44];&quot; (&quot;;ROUND([.C44];2);&quot; &quot;;ROUND([.D44];2);&quot;);&quot;)" office:value-type="string" office:string-value="MOVE S32 (81.75 8.58);">
            <text:p>MOVE S32 (81.75 8.58);</text:p>
          </table:table-cell>
          <table:table-cell table:style-name="Default" table:formula="of:=CONCATENATE(&quot;MOVE M&quot;;[.$B44];&quot; (&quot;;ROUND([.E44];2);&quot; &quot;;ROUND([.F44];2);&quot;);&quot;)" office:value-type="string" office:string-value="MOVE M32 (83.83 18.36);">
            <text:p>MOVE M32 (83.83 18.36);</text:p>
          </table:table-cell>
          <table:table-cell table:style-name="Default" table:formula="of:=CONCATENATE(&quot;MOVE H&quot;;[.$B44];&quot; (&quot;;ROUND([.G44];2);&quot; &quot;;ROUND([.H44];2);&quot;);&quot;)" office:value-type="string" office:string-value="MOVE H32 (85.91 28.14);">
            <text:p>MOVE H32 (85.91 28.14);</text:p>
          </table:table-cell>
          <table:table-cell table:formula="of:=CONCATENATE(&quot;ROTATE =R&quot;;[.$I44];&quot; S&quot;;[.$B44];&quot;;&quot;)" office:value-type="string" office:string-value="ROTATE =R-12 S32;">
            <text:p>ROTATE =R-12 S32;</text:p>
          </table:table-cell>
          <table:table-cell table:formula="of:=CONCATENATE(&quot;ROTATE =R&quot;;[.$I44];&quot; M&quot;;[.$B44];&quot;;&quot;)" office:value-type="string" office:string-value="ROTATE =R-12 M32;">
            <text:p>ROTATE =R-12 M32;</text:p>
          </table:table-cell>
          <table:table-cell table:formula="of:=CONCATENATE(&quot;ROTATE =R&quot;;[.$I44];&quot; H&quot;;[.$B44];&quot;;&quot;)" office:value-type="string" office:string-value="ROTATE =R-12 H32;">
            <text:p>ROTATE =R-12 H32;</text:p>
          </table:table-cell>
          <table:table-cell table:number-columns-repeated="1002"/>
        </table:table-row>
        <table:table-row table:style-name="ro2">
          <table:table-cell table:style-name="ce2" table:formula="of:=[.A44]-[.$K$3]" office:value-type="float" office:value="-108">
            <text:p>-108</text:p>
          </table:table-cell>
          <table:table-cell table:style-name="ce2" office:value-type="float" office:value="33">
            <text:p>33</text:p>
          </table:table-cell>
          <table:table-cell table:style-name="ce2" table:formula="of:=(COS(RADIANS([.A45] ))*[.$C$6])+[.$C$4]" office:value-type="float" office:value="72.14338553438">
            <text:p>72.14</text:p>
          </table:table-cell>
          <table:table-cell table:style-name="ce2" table:formula="of:=(SIN(RADIANS([.A45] ))*[.$C$6])+[.$C$4]" office:value-type="float" office:value="11.1496309519604">
            <text:p>11.15</text:p>
          </table:table-cell>
          <table:table-cell table:style-name="ce2" table:formula="of:=(COS(RADIANS([.$A45] ))*[.$C$7])+[.$C$4]" office:value-type="float" office:value="75.2335554781295">
            <text:p>75.23</text:p>
          </table:table-cell>
          <table:table-cell table:style-name="ce2" table:formula="of:=(SIN(RADIANS([.$A45] ))*[.$C$7])+[.$C$4]" office:value-type="float" office:value="20.6601961149119">
            <text:p>20.66</text:p>
          </table:table-cell>
          <table:table-cell table:style-name="ce2" table:formula="of:=(COS(RADIANS([.$A45] ))*[.$C$8])+[.$C$4]" office:value-type="float" office:value="78.323725421879">
            <text:p>78.32</text:p>
          </table:table-cell>
          <table:table-cell table:style-name="ce2" table:formula="of:=(SIN(RADIANS([.$A45] ))*[.$C$8])+[.$C$4]" office:value-type="float" office:value="30.1707612778635">
            <text:p>30.17</text:p>
          </table:table-cell>
          <table:table-cell table:style-name="ce2" table:formula="of:=[.A45]-[.$I$12]" office:value-type="float" office:value="-18">
            <text:p>-18</text:p>
          </table:table-cell>
          <table:table-cell table:style-name="Default"/>
          <table:table-cell table:style-name="Default" table:formula="of:=CONCATENATE(&quot;MOVE S&quot;;[.$B45];&quot; (&quot;;ROUND([.C45];2);&quot; &quot;;ROUND([.D45];2);&quot;);&quot;)" office:value-type="string" office:string-value="MOVE S33 (72.14 11.15);">
            <text:p>MOVE S33 (72.14 11.15);</text:p>
          </table:table-cell>
          <table:table-cell table:style-name="Default" table:formula="of:=CONCATENATE(&quot;MOVE M&quot;;[.$B45];&quot; (&quot;;ROUND([.E45];2);&quot; &quot;;ROUND([.F45];2);&quot;);&quot;)" office:value-type="string" office:string-value="MOVE M33 (75.23 20.66);">
            <text:p>MOVE M33 (75.23 20.66);</text:p>
          </table:table-cell>
          <table:table-cell table:style-name="Default" table:formula="of:=CONCATENATE(&quot;MOVE H&quot;;[.$B45];&quot; (&quot;;ROUND([.G45];2);&quot; &quot;;ROUND([.H45];2);&quot;);&quot;)" office:value-type="string" office:string-value="MOVE H33 (78.32 30.17);">
            <text:p>MOVE H33 (78.32 30.17);</text:p>
          </table:table-cell>
          <table:table-cell table:formula="of:=CONCATENATE(&quot;ROTATE =R&quot;;[.$I45];&quot; S&quot;;[.$B45];&quot;;&quot;)" office:value-type="string" office:string-value="ROTATE =R-18 S33;">
            <text:p>ROTATE =R-18 S33;</text:p>
          </table:table-cell>
          <table:table-cell table:formula="of:=CONCATENATE(&quot;ROTATE =R&quot;;[.$I45];&quot; M&quot;;[.$B45];&quot;;&quot;)" office:value-type="string" office:string-value="ROTATE =R-18 M33;">
            <text:p>ROTATE =R-18 M33;</text:p>
          </table:table-cell>
          <table:table-cell table:formula="of:=CONCATENATE(&quot;ROTATE =R&quot;;[.$I45];&quot; H&quot;;[.$B45];&quot;;&quot;)" office:value-type="string" office:string-value="ROTATE =R-18 H33;">
            <text:p>ROTATE =R-18 H33;</text:p>
          </table:table-cell>
          <table:table-cell table:number-columns-repeated="1002"/>
        </table:table-row>
        <table:table-row table:style-name="ro2">
          <table:table-cell table:style-name="ce2" table:formula="of:=[.A45]-[.$K$3]" office:value-type="float" office:value="-114">
            <text:p>-114</text:p>
          </table:table-cell>
          <table:table-cell table:style-name="ce2" office:value-type="float" office:value="34">
            <text:p>34</text:p>
          </table:table-cell>
          <table:table-cell table:style-name="ce2" table:formula="of:=(COS(RADIANS([.A46] ))*[.$C$6])+[.$C$4]" office:value-type="float" office:value="62.860018907799">
            <text:p>62.86</text:p>
          </table:table-cell>
          <table:table-cell table:style-name="ce2" table:formula="of:=(SIN(RADIANS([.A46] ))*[.$C$6])+[.$C$4]" office:value-type="float" office:value="14.7131815239529">
            <text:p>14.71</text:p>
          </table:table-cell>
          <table:table-cell table:style-name="ce2" table:formula="of:=(COS(RADIANS([.$A46] ))*[.$C$7])+[.$C$4]" office:value-type="float" office:value="66.927385338557">
            <text:p>66.93</text:p>
          </table:table-cell>
          <table:table-cell table:style-name="ce2" table:formula="of:=(SIN(RADIANS([.$A46] ))*[.$C$7])+[.$C$4]" office:value-type="float" office:value="23.8486361003789">
            <text:p>23.85</text:p>
          </table:table-cell>
          <table:table-cell table:style-name="ce2" table:formula="of:=(COS(RADIANS([.$A46] ))*[.$C$8])+[.$C$4]" office:value-type="float" office:value="70.994751769315">
            <text:p>70.99</text:p>
          </table:table-cell>
          <table:table-cell table:style-name="ce2" table:formula="of:=(SIN(RADIANS([.$A46] ))*[.$C$8])+[.$C$4]" office:value-type="float" office:value="32.9840906768049">
            <text:p>32.98</text:p>
          </table:table-cell>
          <table:table-cell table:style-name="ce2" table:formula="of:=[.A46]-[.$I$12]" office:value-type="float" office:value="-24">
            <text:p>-24</text:p>
          </table:table-cell>
          <table:table-cell table:style-name="Default"/>
          <table:table-cell table:style-name="Default" table:formula="of:=CONCATENATE(&quot;MOVE S&quot;;[.$B46];&quot; (&quot;;ROUND([.C46];2);&quot; &quot;;ROUND([.D46];2);&quot;);&quot;)" office:value-type="string" office:string-value="MOVE S34 (62.86 14.71);">
            <text:p>MOVE S34 (62.86 14.71);</text:p>
          </table:table-cell>
          <table:table-cell table:style-name="Default" table:formula="of:=CONCATENATE(&quot;MOVE M&quot;;[.$B46];&quot; (&quot;;ROUND([.E46];2);&quot; &quot;;ROUND([.F46];2);&quot;);&quot;)" office:value-type="string" office:string-value="MOVE M34 (66.93 23.85);">
            <text:p>MOVE M34 (66.93 23.85);</text:p>
          </table:table-cell>
          <table:table-cell table:style-name="Default" table:formula="of:=CONCATENATE(&quot;MOVE H&quot;;[.$B46];&quot; (&quot;;ROUND([.G46];2);&quot; &quot;;ROUND([.H46];2);&quot;);&quot;)" office:value-type="string" office:string-value="MOVE H34 (70.99 32.98);">
            <text:p>MOVE H34 (70.99 32.98);</text:p>
          </table:table-cell>
          <table:table-cell table:formula="of:=CONCATENATE(&quot;ROTATE =R&quot;;[.$I46];&quot; S&quot;;[.$B46];&quot;;&quot;)" office:value-type="string" office:string-value="ROTATE =R-24 S34;">
            <text:p>ROTATE =R-24 S34;</text:p>
          </table:table-cell>
          <table:table-cell table:formula="of:=CONCATENATE(&quot;ROTATE =R&quot;;[.$I46];&quot; M&quot;;[.$B46];&quot;;&quot;)" office:value-type="string" office:string-value="ROTATE =R-24 M34;">
            <text:p>ROTATE =R-24 M34;</text:p>
          </table:table-cell>
          <table:table-cell table:formula="of:=CONCATENATE(&quot;ROTATE =R&quot;;[.$I46];&quot; H&quot;;[.$B46];&quot;;&quot;)" office:value-type="string" office:string-value="ROTATE =R-24 H34;">
            <text:p>ROTATE =R-24 H34;</text:p>
          </table:table-cell>
          <table:table-cell table:number-columns-repeated="1002"/>
        </table:table-row>
        <table:table-row table:style-name="ro2">
          <table:table-cell table:style-name="ce2" table:formula="of:=[.A46]-[.$K$3]" office:value-type="float" office:value="-120">
            <text:p>-120</text:p>
          </table:table-cell>
          <table:table-cell table:style-name="ce2" office:value-type="float" office:value="35">
            <text:p>35</text:p>
          </table:table-cell>
          <table:table-cell table:style-name="ce2" table:formula="of:=(COS(RADIANS([.A47] ))*[.$C$6])+[.$C$4]" office:value-type="float" office:value="54">
            <text:p>54</text:p>
          </table:table-cell>
          <table:table-cell table:style-name="ce2" table:formula="of:=(SIN(RADIANS([.A47] ))*[.$C$6])+[.$C$4]" office:value-type="float" office:value="19.2275866404783">
            <text:p>19.23</text:p>
          </table:table-cell>
          <table:table-cell table:style-name="ce2" table:formula="of:=(COS(RADIANS([.$A47] ))*[.$C$7])+[.$C$4]" office:value-type="float" office:value="59">
            <text:p>59</text:p>
          </table:table-cell>
          <table:table-cell table:style-name="ce2" table:formula="of:=(SIN(RADIANS([.$A47] ))*[.$C$7])+[.$C$4]" office:value-type="float" office:value="27.8878406783227">
            <text:p>27.89</text:p>
          </table:table-cell>
          <table:table-cell table:style-name="ce2" table:formula="of:=(COS(RADIANS([.$A47] ))*[.$C$8])+[.$C$4]" office:value-type="float" office:value="64">
            <text:p>64</text:p>
          </table:table-cell>
          <table:table-cell table:style-name="ce2" table:formula="of:=(SIN(RADIANS([.$A47] ))*[.$C$8])+[.$C$4]" office:value-type="float" office:value="36.5480947161671">
            <text:p>36.55</text:p>
          </table:table-cell>
          <table:table-cell table:style-name="ce2" table:formula="of:=[.A47]-[.$I$12]" office:value-type="float" office:value="-30">
            <text:p>-30</text:p>
          </table:table-cell>
          <table:table-cell table:style-name="Default"/>
          <table:table-cell table:style-name="Default" table:formula="of:=CONCATENATE(&quot;MOVE S&quot;;[.$B47];&quot; (&quot;;ROUND([.C47];2);&quot; &quot;;ROUND([.D47];2);&quot;);&quot;)" office:value-type="string" office:string-value="MOVE S35 (54 19.23);">
            <text:p>MOVE S35 (54 19.23);</text:p>
          </table:table-cell>
          <table:table-cell table:style-name="Default" table:formula="of:=CONCATENATE(&quot;MOVE M&quot;;[.$B47];&quot; (&quot;;ROUND([.E47];2);&quot; &quot;;ROUND([.F47];2);&quot;);&quot;)" office:value-type="string" office:string-value="MOVE M35 (59 27.89);">
            <text:p>MOVE M35 (59 27.89);</text:p>
          </table:table-cell>
          <table:table-cell table:style-name="Default" table:formula="of:=CONCATENATE(&quot;MOVE H&quot;;[.$B47];&quot; (&quot;;ROUND([.G47];2);&quot; &quot;;ROUND([.H47];2);&quot;);&quot;)" office:value-type="string" office:string-value="MOVE H35 (64 36.55);">
            <text:p>MOVE H35 (64 36.55);</text:p>
          </table:table-cell>
          <table:table-cell table:formula="of:=CONCATENATE(&quot;ROTATE =R&quot;;[.$I47];&quot; S&quot;;[.$B47];&quot;;&quot;)" office:value-type="string" office:string-value="ROTATE =R-30 S35;">
            <text:p>ROTATE =R-30 S35;</text:p>
          </table:table-cell>
          <table:table-cell table:formula="of:=CONCATENATE(&quot;ROTATE =R&quot;;[.$I47];&quot; M&quot;;[.$B47];&quot;;&quot;)" office:value-type="string" office:string-value="ROTATE =R-30 M35;">
            <text:p>ROTATE =R-30 M35;</text:p>
          </table:table-cell>
          <table:table-cell table:formula="of:=CONCATENATE(&quot;ROTATE =R&quot;;[.$I47];&quot; H&quot;;[.$B47];&quot;;&quot;)" office:value-type="string" office:string-value="ROTATE =R-30 H35;">
            <text:p>ROTATE =R-30 H35;</text:p>
          </table:table-cell>
          <table:table-cell table:number-columns-repeated="1002"/>
        </table:table-row>
        <table:table-row table:style-name="ro2">
          <table:table-cell table:style-name="ce2" table:formula="of:=[.A47]-[.$K$3]" office:value-type="float" office:value="-126">
            <text:p>-126</text:p>
          </table:table-cell>
          <table:table-cell table:style-name="ce2" office:value-type="float" office:value="36">
            <text:p>36</text:p>
          </table:table-cell>
          <table:table-cell table:style-name="ce2" table:formula="of:=(COS(RADIANS([.A48] ))*[.$C$6])+[.$C$4]" office:value-type="float" office:value="45.6604010322151">
            <text:p>45.66</text:p>
          </table:table-cell>
          <table:table-cell table:style-name="ce2" table:formula="of:=(SIN(RADIANS([.A48] ))*[.$C$6])+[.$C$4]" office:value-type="float" office:value="24.64338553438">
            <text:p>24.64</text:p>
          </table:table-cell>
          <table:table-cell table:style-name="ce2" table:formula="of:=(COS(RADIANS([.$A48] ))*[.$C$7])+[.$C$4]" office:value-type="float" office:value="51.5382535551398">
            <text:p>51.54</text:p>
          </table:table-cell>
          <table:table-cell table:style-name="ce2" table:formula="of:=(SIN(RADIANS([.$A48] ))*[.$C$7])+[.$C$4]" office:value-type="float" office:value="32.7335554781295">
            <text:p>32.73</text:p>
          </table:table-cell>
          <table:table-cell table:style-name="ce2" table:formula="of:=(COS(RADIANS([.$A48] ))*[.$C$8])+[.$C$4]" office:value-type="float" office:value="57.4161060780645">
            <text:p>57.42</text:p>
          </table:table-cell>
          <table:table-cell table:style-name="ce2" table:formula="of:=(SIN(RADIANS([.$A48] ))*[.$C$8])+[.$C$4]" office:value-type="float" office:value="40.8237254218789">
            <text:p>40.82</text:p>
          </table:table-cell>
          <table:table-cell table:style-name="ce2" table:formula="of:=[.A48]-[.$I$12]" office:value-type="float" office:value="-36">
            <text:p>-36</text:p>
          </table:table-cell>
          <table:table-cell table:style-name="Default"/>
          <table:table-cell table:style-name="Default" table:formula="of:=CONCATENATE(&quot;MOVE S&quot;;[.$B48];&quot; (&quot;;ROUND([.C48];2);&quot; &quot;;ROUND([.D48];2);&quot;);&quot;)" office:value-type="string" office:string-value="MOVE S36 (45.66 24.64);">
            <text:p>MOVE S36 (45.66 24.64);</text:p>
          </table:table-cell>
          <table:table-cell table:style-name="Default" table:formula="of:=CONCATENATE(&quot;MOVE M&quot;;[.$B48];&quot; (&quot;;ROUND([.E48];2);&quot; &quot;;ROUND([.F48];2);&quot;);&quot;)" office:value-type="string" office:string-value="MOVE M36 (51.54 32.73);">
            <text:p>MOVE M36 (51.54 32.73);</text:p>
          </table:table-cell>
          <table:table-cell table:style-name="Default" table:formula="of:=CONCATENATE(&quot;MOVE H&quot;;[.$B48];&quot; (&quot;;ROUND([.G48];2);&quot; &quot;;ROUND([.H48];2);&quot;);&quot;)" office:value-type="string" office:string-value="MOVE H36 (57.42 40.82);">
            <text:p>MOVE H36 (57.42 40.82);</text:p>
          </table:table-cell>
          <table:table-cell table:formula="of:=CONCATENATE(&quot;ROTATE =R&quot;;[.$I48];&quot; S&quot;;[.$B48];&quot;;&quot;)" office:value-type="string" office:string-value="ROTATE =R-36 S36;">
            <text:p>ROTATE =R-36 S36;</text:p>
          </table:table-cell>
          <table:table-cell table:formula="of:=CONCATENATE(&quot;ROTATE =R&quot;;[.$I48];&quot; M&quot;;[.$B48];&quot;;&quot;)" office:value-type="string" office:string-value="ROTATE =R-36 M36;">
            <text:p>ROTATE =R-36 M36;</text:p>
          </table:table-cell>
          <table:table-cell table:formula="of:=CONCATENATE(&quot;ROTATE =R&quot;;[.$I48];&quot; H&quot;;[.$B48];&quot;;&quot;)" office:value-type="string" office:string-value="ROTATE =R-36 H36;">
            <text:p>ROTATE =R-36 H36;</text:p>
          </table:table-cell>
          <table:table-cell table:number-columns-repeated="1002"/>
        </table:table-row>
        <table:table-row table:style-name="ro2">
          <table:table-cell table:style-name="ce2" table:formula="of:=[.A48]-[.$K$3]" office:value-type="float" office:value="-132">
            <text:p>-132</text:p>
          </table:table-cell>
          <table:table-cell table:style-name="ce2" office:value-type="float" office:value="37">
            <text:p>37</text:p>
          </table:table-cell>
          <table:table-cell table:style-name="ce2" table:formula="of:=(COS(RADIANS([.A49] ))*[.$C$6])+[.$C$4]" office:value-type="float" office:value="37.9325923959085">
            <text:p>37.93</text:p>
          </table:table-cell>
          <table:table-cell table:style-name="ce2" table:formula="of:=(SIN(RADIANS([.A49] ))*[.$C$6])+[.$C$4]" office:value-type="float" office:value="30.9012415796475">
            <text:p>30.9</text:p>
          </table:table-cell>
          <table:table-cell table:style-name="ce2" table:formula="of:=(COS(RADIANS([.$A49] ))*[.$C$7])+[.$C$4]" office:value-type="float" office:value="44.6238984594971">
            <text:p>44.62</text:p>
          </table:table-cell>
          <table:table-cell table:style-name="ce2" table:formula="of:=(SIN(RADIANS([.$A49] ))*[.$C$7])+[.$C$4]" office:value-type="float" office:value="38.3326898344215">
            <text:p>38.33</text:p>
          </table:table-cell>
          <table:table-cell table:style-name="ce2" table:formula="of:=(COS(RADIANS([.$A49] ))*[.$C$8])+[.$C$4]" office:value-type="float" office:value="51.3152045230856">
            <text:p>51.32</text:p>
          </table:table-cell>
          <table:table-cell table:style-name="ce2" table:formula="of:=(SIN(RADIANS([.$A49] ))*[.$C$8])+[.$C$4]" office:value-type="float" office:value="45.7641380891954">
            <text:p>45.76</text:p>
          </table:table-cell>
          <table:table-cell table:style-name="ce2" table:formula="of:=[.A49]-[.$I$12]" office:value-type="float" office:value="-42">
            <text:p>-42</text:p>
          </table:table-cell>
          <table:table-cell table:style-name="Default"/>
          <table:table-cell table:style-name="Default" table:formula="of:=CONCATENATE(&quot;MOVE S&quot;;[.$B49];&quot; (&quot;;ROUND([.C49];2);&quot; &quot;;ROUND([.D49];2);&quot;);&quot;)" office:value-type="string" office:string-value="MOVE S37 (37.93 30.9);">
            <text:p>MOVE S37 (37.93 30.9);</text:p>
          </table:table-cell>
          <table:table-cell table:style-name="Default" table:formula="of:=CONCATENATE(&quot;MOVE M&quot;;[.$B49];&quot; (&quot;;ROUND([.E49];2);&quot; &quot;;ROUND([.F49];2);&quot;);&quot;)" office:value-type="string" office:string-value="MOVE M37 (44.62 38.33);">
            <text:p>MOVE M37 (44.62 38.33);</text:p>
          </table:table-cell>
          <table:table-cell table:style-name="Default" table:formula="of:=CONCATENATE(&quot;MOVE H&quot;;[.$B49];&quot; (&quot;;ROUND([.G49];2);&quot; &quot;;ROUND([.H49];2);&quot;);&quot;)" office:value-type="string" office:string-value="MOVE H37 (51.32 45.76);">
            <text:p>MOVE H37 (51.32 45.76);</text:p>
          </table:table-cell>
          <table:table-cell table:formula="of:=CONCATENATE(&quot;ROTATE =R&quot;;[.$I49];&quot; S&quot;;[.$B49];&quot;;&quot;)" office:value-type="string" office:string-value="ROTATE =R-42 S37;">
            <text:p>ROTATE =R-42 S37;</text:p>
          </table:table-cell>
          <table:table-cell table:formula="of:=CONCATENATE(&quot;ROTATE =R&quot;;[.$I49];&quot; M&quot;;[.$B49];&quot;;&quot;)" office:value-type="string" office:string-value="ROTATE =R-42 M37;">
            <text:p>ROTATE =R-42 M37;</text:p>
          </table:table-cell>
          <table:table-cell table:formula="of:=CONCATENATE(&quot;ROTATE =R&quot;;[.$I49];&quot; H&quot;;[.$B49];&quot;;&quot;)" office:value-type="string" office:string-value="ROTATE =R-42 H37;">
            <text:p>ROTATE =R-42 H37;</text:p>
          </table:table-cell>
          <table:table-cell table:number-columns-repeated="1002"/>
        </table:table-row>
        <table:table-row table:style-name="ro2">
          <table:table-cell table:style-name="ce2" table:formula="of:=[.A49]-[.$K$3]" office:value-type="float" office:value="-138">
            <text:p>-138</text:p>
          </table:table-cell>
          <table:table-cell table:style-name="ce2" office:value-type="float" office:value="38">
            <text:p>38</text:p>
          </table:table-cell>
          <table:table-cell table:style-name="ce2" table:formula="of:=(COS(RADIANS([.A50] ))*[.$C$6])+[.$C$4]" office:value-type="float" office:value="30.9012415796476">
            <text:p>30.9</text:p>
          </table:table-cell>
          <table:table-cell table:style-name="ce2" table:formula="of:=(SIN(RADIANS([.A50] ))*[.$C$6])+[.$C$4]" office:value-type="float" office:value="37.9325923959085">
            <text:p>37.93</text:p>
          </table:table-cell>
          <table:table-cell table:style-name="ce2" table:formula="of:=(COS(RADIANS([.$A50] ))*[.$C$7])+[.$C$4]" office:value-type="float" office:value="38.3326898344215">
            <text:p>38.33</text:p>
          </table:table-cell>
          <table:table-cell table:style-name="ce2" table:formula="of:=(SIN(RADIANS([.$A50] ))*[.$C$7])+[.$C$4]" office:value-type="float" office:value="44.623898459497">
            <text:p>44.62</text:p>
          </table:table-cell>
          <table:table-cell table:style-name="ce2" table:formula="of:=(COS(RADIANS([.$A50] ))*[.$C$8])+[.$C$4]" office:value-type="float" office:value="45.7641380891955">
            <text:p>45.76</text:p>
          </table:table-cell>
          <table:table-cell table:style-name="ce2" table:formula="of:=(SIN(RADIANS([.$A50] ))*[.$C$8])+[.$C$4]" office:value-type="float" office:value="51.3152045230856">
            <text:p>51.32</text:p>
          </table:table-cell>
          <table:table-cell table:style-name="ce2" table:formula="of:=[.A50]-[.$I$12]" office:value-type="float" office:value="-48">
            <text:p>-48</text:p>
          </table:table-cell>
          <table:table-cell table:style-name="Default"/>
          <table:table-cell table:style-name="Default" table:formula="of:=CONCATENATE(&quot;MOVE S&quot;;[.$B50];&quot; (&quot;;ROUND([.C50];2);&quot; &quot;;ROUND([.D50];2);&quot;);&quot;)" office:value-type="string" office:string-value="MOVE S38 (30.9 37.93);">
            <text:p>MOVE S38 (30.9 37.93);</text:p>
          </table:table-cell>
          <table:table-cell table:style-name="Default" table:formula="of:=CONCATENATE(&quot;MOVE M&quot;;[.$B50];&quot; (&quot;;ROUND([.E50];2);&quot; &quot;;ROUND([.F50];2);&quot;);&quot;)" office:value-type="string" office:string-value="MOVE M38 (38.33 44.62);">
            <text:p>MOVE M38 (38.33 44.62);</text:p>
          </table:table-cell>
          <table:table-cell table:style-name="Default" table:formula="of:=CONCATENATE(&quot;MOVE H&quot;;[.$B50];&quot; (&quot;;ROUND([.G50];2);&quot; &quot;;ROUND([.H50];2);&quot;);&quot;)" office:value-type="string" office:string-value="MOVE H38 (45.76 51.32);">
            <text:p>MOVE H38 (45.76 51.32);</text:p>
          </table:table-cell>
          <table:table-cell table:formula="of:=CONCATENATE(&quot;ROTATE =R&quot;;[.$I50];&quot; S&quot;;[.$B50];&quot;;&quot;)" office:value-type="string" office:string-value="ROTATE =R-48 S38;">
            <text:p>ROTATE =R-48 S38;</text:p>
          </table:table-cell>
          <table:table-cell table:formula="of:=CONCATENATE(&quot;ROTATE =R&quot;;[.$I50];&quot; M&quot;;[.$B50];&quot;;&quot;)" office:value-type="string" office:string-value="ROTATE =R-48 M38;">
            <text:p>ROTATE =R-48 M38;</text:p>
          </table:table-cell>
          <table:table-cell table:formula="of:=CONCATENATE(&quot;ROTATE =R&quot;;[.$I50];&quot; H&quot;;[.$B50];&quot;;&quot;)" office:value-type="string" office:string-value="ROTATE =R-48 H38;">
            <text:p>ROTATE =R-48 H38;</text:p>
          </table:table-cell>
          <table:table-cell table:number-columns-repeated="1002"/>
        </table:table-row>
        <table:table-row table:style-name="ro2">
          <table:table-cell table:style-name="ce2" table:formula="of:=[.A50]-[.$K$3]" office:value-type="float" office:value="-144">
            <text:p>-144</text:p>
          </table:table-cell>
          <table:table-cell table:style-name="ce2" office:value-type="float" office:value="39">
            <text:p>39</text:p>
          </table:table-cell>
          <table:table-cell table:style-name="ce2" table:formula="of:=(COS(RADIANS([.A51] ))*[.$C$6])+[.$C$4]" office:value-type="float" office:value="24.64338553438">
            <text:p>24.64</text:p>
          </table:table-cell>
          <table:table-cell table:style-name="ce2" table:formula="of:=(SIN(RADIANS([.A51] ))*[.$C$6])+[.$C$4]" office:value-type="float" office:value="45.660401032215">
            <text:p>45.66</text:p>
          </table:table-cell>
          <table:table-cell table:style-name="ce2" table:formula="of:=(COS(RADIANS([.$A51] ))*[.$C$7])+[.$C$4]" office:value-type="float" office:value="32.7335554781295">
            <text:p>32.73</text:p>
          </table:table-cell>
          <table:table-cell table:style-name="ce2" table:formula="of:=(SIN(RADIANS([.$A51] ))*[.$C$7])+[.$C$4]" office:value-type="float" office:value="51.5382535551398">
            <text:p>51.54</text:p>
          </table:table-cell>
          <table:table-cell table:style-name="ce2" table:formula="of:=(COS(RADIANS([.$A51] ))*[.$C$8])+[.$C$4]" office:value-type="float" office:value="40.823725421879">
            <text:p>40.82</text:p>
          </table:table-cell>
          <table:table-cell table:style-name="ce2" table:formula="of:=(SIN(RADIANS([.$A51] ))*[.$C$8])+[.$C$4]" office:value-type="float" office:value="57.4161060780645">
            <text:p>57.42</text:p>
          </table:table-cell>
          <table:table-cell table:style-name="ce2" table:formula="of:=[.A51]-[.$I$12]" office:value-type="float" office:value="-54">
            <text:p>-54</text:p>
          </table:table-cell>
          <table:table-cell table:style-name="Default"/>
          <table:table-cell table:style-name="Default" table:formula="of:=CONCATENATE(&quot;MOVE S&quot;;[.$B51];&quot; (&quot;;ROUND([.C51];2);&quot; &quot;;ROUND([.D51];2);&quot;);&quot;)" office:value-type="string" office:string-value="MOVE S39 (24.64 45.66);">
            <text:p>MOVE S39 (24.64 45.66);</text:p>
          </table:table-cell>
          <table:table-cell table:style-name="Default" table:formula="of:=CONCATENATE(&quot;MOVE M&quot;;[.$B51];&quot; (&quot;;ROUND([.E51];2);&quot; &quot;;ROUND([.F51];2);&quot;);&quot;)" office:value-type="string" office:string-value="MOVE M39 (32.73 51.54);">
            <text:p>MOVE M39 (32.73 51.54);</text:p>
          </table:table-cell>
          <table:table-cell table:style-name="Default" table:formula="of:=CONCATENATE(&quot;MOVE H&quot;;[.$B51];&quot; (&quot;;ROUND([.G51];2);&quot; &quot;;ROUND([.H51];2);&quot;);&quot;)" office:value-type="string" office:string-value="MOVE H39 (40.82 57.42);">
            <text:p>MOVE H39 (40.82 57.42);</text:p>
          </table:table-cell>
          <table:table-cell table:formula="of:=CONCATENATE(&quot;ROTATE =R&quot;;[.$I51];&quot; S&quot;;[.$B51];&quot;;&quot;)" office:value-type="string" office:string-value="ROTATE =R-54 S39;">
            <text:p>ROTATE =R-54 S39;</text:p>
          </table:table-cell>
          <table:table-cell table:formula="of:=CONCATENATE(&quot;ROTATE =R&quot;;[.$I51];&quot; M&quot;;[.$B51];&quot;;&quot;)" office:value-type="string" office:string-value="ROTATE =R-54 M39;">
            <text:p>ROTATE =R-54 M39;</text:p>
          </table:table-cell>
          <table:table-cell table:formula="of:=CONCATENATE(&quot;ROTATE =R&quot;;[.$I51];&quot; H&quot;;[.$B51];&quot;;&quot;)" office:value-type="string" office:string-value="ROTATE =R-54 H39;">
            <text:p>ROTATE =R-54 H39;</text:p>
          </table:table-cell>
          <table:table-cell table:number-columns-repeated="1002"/>
        </table:table-row>
        <table:table-row table:style-name="ro2">
          <table:table-cell table:style-name="ce2" table:formula="of:=[.A51]-[.$K$3]" office:value-type="float" office:value="-150">
            <text:p>-150</text:p>
          </table:table-cell>
          <table:table-cell table:style-name="ce2" office:value-type="float" office:value="40">
            <text:p>40</text:p>
          </table:table-cell>
          <table:table-cell table:style-name="ce2" table:formula="of:=(COS(RADIANS([.A52] ))*[.$C$6])+[.$C$4]" office:value-type="float" office:value="19.2275866404783">
            <text:p>19.23</text:p>
          </table:table-cell>
          <table:table-cell table:style-name="ce2" table:formula="of:=(SIN(RADIANS([.A52] ))*[.$C$6])+[.$C$4]" office:value-type="float" office:value="54">
            <text:p>54</text:p>
          </table:table-cell>
          <table:table-cell table:style-name="ce2" table:formula="of:=(COS(RADIANS([.$A52] ))*[.$C$7])+[.$C$4]" office:value-type="float" office:value="27.8878406783227">
            <text:p>27.89</text:p>
          </table:table-cell>
          <table:table-cell table:style-name="ce2" table:formula="of:=(SIN(RADIANS([.$A52] ))*[.$C$7])+[.$C$4]" office:value-type="float" office:value="59">
            <text:p>59</text:p>
          </table:table-cell>
          <table:table-cell table:style-name="ce2" table:formula="of:=(COS(RADIANS([.$A52] ))*[.$C$8])+[.$C$4]" office:value-type="float" office:value="36.5480947161671">
            <text:p>36.55</text:p>
          </table:table-cell>
          <table:table-cell table:style-name="ce2" table:formula="of:=(SIN(RADIANS([.$A52] ))*[.$C$8])+[.$C$4]" office:value-type="float" office:value="64">
            <text:p>64</text:p>
          </table:table-cell>
          <table:table-cell table:style-name="ce2" table:formula="of:=[.A52]-[.$I$12]" office:value-type="float" office:value="-60">
            <text:p>-60</text:p>
          </table:table-cell>
          <table:table-cell table:style-name="Default"/>
          <table:table-cell table:style-name="Default" table:formula="of:=CONCATENATE(&quot;MOVE S&quot;;[.$B52];&quot; (&quot;;ROUND([.C52];2);&quot; &quot;;ROUND([.D52];2);&quot;);&quot;)" office:value-type="string" office:string-value="MOVE S40 (19.23 54);">
            <text:p>MOVE S40 (19.23 54);</text:p>
          </table:table-cell>
          <table:table-cell table:style-name="Default" table:formula="of:=CONCATENATE(&quot;MOVE M&quot;;[.$B52];&quot; (&quot;;ROUND([.E52];2);&quot; &quot;;ROUND([.F52];2);&quot;);&quot;)" office:value-type="string" office:string-value="MOVE M40 (27.89 59);">
            <text:p>MOVE M40 (27.89 59);</text:p>
          </table:table-cell>
          <table:table-cell table:style-name="Default" table:formula="of:=CONCATENATE(&quot;MOVE H&quot;;[.$B52];&quot; (&quot;;ROUND([.G52];2);&quot; &quot;;ROUND([.H52];2);&quot;);&quot;)" office:value-type="string" office:string-value="MOVE H40 (36.55 64);">
            <text:p>MOVE H40 (36.55 64);</text:p>
          </table:table-cell>
          <table:table-cell table:formula="of:=CONCATENATE(&quot;ROTATE =R&quot;;[.$I52];&quot; S&quot;;[.$B52];&quot;;&quot;)" office:value-type="string" office:string-value="ROTATE =R-60 S40;">
            <text:p>ROTATE =R-60 S40;</text:p>
          </table:table-cell>
          <table:table-cell table:formula="of:=CONCATENATE(&quot;ROTATE =R&quot;;[.$I52];&quot; M&quot;;[.$B52];&quot;;&quot;)" office:value-type="string" office:string-value="ROTATE =R-60 M40;">
            <text:p>ROTATE =R-60 M40;</text:p>
          </table:table-cell>
          <table:table-cell table:formula="of:=CONCATENATE(&quot;ROTATE =R&quot;;[.$I52];&quot; H&quot;;[.$B52];&quot;;&quot;)" office:value-type="string" office:string-value="ROTATE =R-60 H40;">
            <text:p>ROTATE =R-60 H40;</text:p>
          </table:table-cell>
          <table:table-cell table:number-columns-repeated="1002"/>
        </table:table-row>
        <table:table-row table:style-name="ro2">
          <table:table-cell table:style-name="ce2" table:formula="of:=[.A52]-[.$K$3]" office:value-type="float" office:value="-156">
            <text:p>-156</text:p>
          </table:table-cell>
          <table:table-cell table:style-name="ce2" office:value-type="float" office:value="41">
            <text:p>41</text:p>
          </table:table-cell>
          <table:table-cell table:style-name="ce2" table:formula="of:=(COS(RADIANS([.A53] ))*[.$C$6])+[.$C$4]" office:value-type="float" office:value="14.7131815239529">
            <text:p>14.71</text:p>
          </table:table-cell>
          <table:table-cell table:style-name="ce2" table:formula="of:=(SIN(RADIANS([.A53] ))*[.$C$6])+[.$C$4]" office:value-type="float" office:value="62.860018907799">
            <text:p>62.86</text:p>
          </table:table-cell>
          <table:table-cell table:style-name="ce2" table:formula="of:=(COS(RADIANS([.$A53] ))*[.$C$7])+[.$C$4]" office:value-type="float" office:value="23.8486361003789">
            <text:p>23.85</text:p>
          </table:table-cell>
          <table:table-cell table:style-name="ce2" table:formula="of:=(SIN(RADIANS([.$A53] ))*[.$C$7])+[.$C$4]" office:value-type="float" office:value="66.927385338557">
            <text:p>66.93</text:p>
          </table:table-cell>
          <table:table-cell table:style-name="ce2" table:formula="of:=(COS(RADIANS([.$A53] ))*[.$C$8])+[.$C$4]" office:value-type="float" office:value="32.9840906768049">
            <text:p>32.98</text:p>
          </table:table-cell>
          <table:table-cell table:style-name="ce2" table:formula="of:=(SIN(RADIANS([.$A53] ))*[.$C$8])+[.$C$4]" office:value-type="float" office:value="70.994751769315">
            <text:p>70.99</text:p>
          </table:table-cell>
          <table:table-cell table:style-name="ce2" table:formula="of:=[.A53]-[.$I$12]" office:value-type="float" office:value="-66">
            <text:p>-66</text:p>
          </table:table-cell>
          <table:table-cell table:style-name="Default"/>
          <table:table-cell table:style-name="Default" table:formula="of:=CONCATENATE(&quot;MOVE S&quot;;[.$B53];&quot; (&quot;;ROUND([.C53];2);&quot; &quot;;ROUND([.D53];2);&quot;);&quot;)" office:value-type="string" office:string-value="MOVE S41 (14.71 62.86);">
            <text:p>MOVE S41 (14.71 62.86);</text:p>
          </table:table-cell>
          <table:table-cell table:style-name="Default" table:formula="of:=CONCATENATE(&quot;MOVE M&quot;;[.$B53];&quot; (&quot;;ROUND([.E53];2);&quot; &quot;;ROUND([.F53];2);&quot;);&quot;)" office:value-type="string" office:string-value="MOVE M41 (23.85 66.93);">
            <text:p>MOVE M41 (23.85 66.93);</text:p>
          </table:table-cell>
          <table:table-cell table:style-name="Default" table:formula="of:=CONCATENATE(&quot;MOVE H&quot;;[.$B53];&quot; (&quot;;ROUND([.G53];2);&quot; &quot;;ROUND([.H53];2);&quot;);&quot;)" office:value-type="string" office:string-value="MOVE H41 (32.98 70.99);">
            <text:p>MOVE H41 (32.98 70.99);</text:p>
          </table:table-cell>
          <table:table-cell table:formula="of:=CONCATENATE(&quot;ROTATE =R&quot;;[.$I53];&quot; S&quot;;[.$B53];&quot;;&quot;)" office:value-type="string" office:string-value="ROTATE =R-66 S41;">
            <text:p>ROTATE =R-66 S41;</text:p>
          </table:table-cell>
          <table:table-cell table:formula="of:=CONCATENATE(&quot;ROTATE =R&quot;;[.$I53];&quot; M&quot;;[.$B53];&quot;;&quot;)" office:value-type="string" office:string-value="ROTATE =R-66 M41;">
            <text:p>ROTATE =R-66 M41;</text:p>
          </table:table-cell>
          <table:table-cell table:formula="of:=CONCATENATE(&quot;ROTATE =R&quot;;[.$I53];&quot; H&quot;;[.$B53];&quot;;&quot;)" office:value-type="string" office:string-value="ROTATE =R-66 H41;">
            <text:p>ROTATE =R-66 H41;</text:p>
          </table:table-cell>
          <table:table-cell table:number-columns-repeated="1002"/>
        </table:table-row>
        <table:table-row table:style-name="ro2">
          <table:table-cell table:style-name="ce2" table:formula="of:=[.A53]-[.$K$3]" office:value-type="float" office:value="-162">
            <text:p>-162</text:p>
          </table:table-cell>
          <table:table-cell table:style-name="ce2" office:value-type="float" office:value="42">
            <text:p>42</text:p>
          </table:table-cell>
          <table:table-cell table:style-name="ce2" table:formula="of:=(COS(RADIANS([.A54] ))*[.$C$6])+[.$C$4]" office:value-type="float" office:value="11.1496309519604">
            <text:p>11.15</text:p>
          </table:table-cell>
          <table:table-cell table:style-name="ce2" table:formula="of:=(SIN(RADIANS([.A54] ))*[.$C$6])+[.$C$4]" office:value-type="float" office:value="72.14338553438">
            <text:p>72.14</text:p>
          </table:table-cell>
          <table:table-cell table:style-name="ce2" table:formula="of:=(COS(RADIANS([.$A54] ))*[.$C$7])+[.$C$4]" office:value-type="float" office:value="20.660196114912">
            <text:p>20.66</text:p>
          </table:table-cell>
          <table:table-cell table:style-name="ce2" table:formula="of:=(SIN(RADIANS([.$A54] ))*[.$C$7])+[.$C$4]" office:value-type="float" office:value="75.2335554781295">
            <text:p>75.23</text:p>
          </table:table-cell>
          <table:table-cell table:style-name="ce2" table:formula="of:=(COS(RADIANS([.$A54] ))*[.$C$8])+[.$C$4]" office:value-type="float" office:value="30.1707612778635">
            <text:p>30.17</text:p>
          </table:table-cell>
          <table:table-cell table:style-name="ce2" table:formula="of:=(SIN(RADIANS([.$A54] ))*[.$C$8])+[.$C$4]" office:value-type="float" office:value="78.3237254218789">
            <text:p>78.32</text:p>
          </table:table-cell>
          <table:table-cell table:style-name="ce2" table:formula="of:=[.A54]-[.$I$12]" office:value-type="float" office:value="-72">
            <text:p>-72</text:p>
          </table:table-cell>
          <table:table-cell table:style-name="Default"/>
          <table:table-cell table:style-name="Default" table:formula="of:=CONCATENATE(&quot;MOVE S&quot;;[.$B54];&quot; (&quot;;ROUND([.C54];2);&quot; &quot;;ROUND([.D54];2);&quot;);&quot;)" office:value-type="string" office:string-value="MOVE S42 (11.15 72.14);">
            <text:p>MOVE S42 (11.15 72.14);</text:p>
          </table:table-cell>
          <table:table-cell table:style-name="Default" table:formula="of:=CONCATENATE(&quot;MOVE M&quot;;[.$B54];&quot; (&quot;;ROUND([.E54];2);&quot; &quot;;ROUND([.F54];2);&quot;);&quot;)" office:value-type="string" office:string-value="MOVE M42 (20.66 75.23);">
            <text:p>MOVE M42 (20.66 75.23);</text:p>
          </table:table-cell>
          <table:table-cell table:style-name="Default" table:formula="of:=CONCATENATE(&quot;MOVE H&quot;;[.$B54];&quot; (&quot;;ROUND([.G54];2);&quot; &quot;;ROUND([.H54];2);&quot;);&quot;)" office:value-type="string" office:string-value="MOVE H42 (30.17 78.32);">
            <text:p>MOVE H42 (30.17 78.32);</text:p>
          </table:table-cell>
          <table:table-cell table:formula="of:=CONCATENATE(&quot;ROTATE =R&quot;;[.$I54];&quot; S&quot;;[.$B54];&quot;;&quot;)" office:value-type="string" office:string-value="ROTATE =R-72 S42;">
            <text:p>ROTATE =R-72 S42;</text:p>
          </table:table-cell>
          <table:table-cell table:formula="of:=CONCATENATE(&quot;ROTATE =R&quot;;[.$I54];&quot; M&quot;;[.$B54];&quot;;&quot;)" office:value-type="string" office:string-value="ROTATE =R-72 M42;">
            <text:p>ROTATE =R-72 M42;</text:p>
          </table:table-cell>
          <table:table-cell table:formula="of:=CONCATENATE(&quot;ROTATE =R&quot;;[.$I54];&quot; H&quot;;[.$B54];&quot;;&quot;)" office:value-type="string" office:string-value="ROTATE =R-72 H42;">
            <text:p>ROTATE =R-72 H42;</text:p>
          </table:table-cell>
          <table:table-cell table:number-columns-repeated="1002"/>
        </table:table-row>
        <table:table-row table:style-name="ro2">
          <table:table-cell table:style-name="ce2" table:formula="of:=[.A54]-[.$K$3]" office:value-type="float" office:value="-168">
            <text:p>-168</text:p>
          </table:table-cell>
          <table:table-cell table:style-name="ce2" office:value-type="float" office:value="43">
            <text:p>43</text:p>
          </table:table-cell>
          <table:table-cell table:style-name="ce2" table:formula="of:=(COS(RADIANS([.A55] ))*[.$C$6])+[.$C$4]" office:value-type="float" office:value="8.57597793028846">
            <text:p>8.58</text:p>
          </table:table-cell>
          <table:table-cell table:style-name="ce2" table:formula="of:=(SIN(RADIANS([.A55] ))*[.$C$6])+[.$C$4]" office:value-type="float" office:value="81.7483893723129">
            <text:p>81.75</text:p>
          </table:table-cell>
          <table:table-cell table:style-name="ce2" table:formula="of:=(COS(RADIANS([.$A55] ))*[.$C$7])+[.$C$4]" office:value-type="float" office:value="18.3574539376265">
            <text:p>18.36</text:p>
          </table:table-cell>
          <table:table-cell table:style-name="ce2" table:formula="of:=(SIN(RADIANS([.$A55] ))*[.$C$7])+[.$C$4]" office:value-type="float" office:value="83.8275062804905">
            <text:p>83.83</text:p>
          </table:table-cell>
          <table:table-cell table:style-name="ce2" table:formula="of:=(COS(RADIANS([.$A55] ))*[.$C$8])+[.$C$4]" office:value-type="float" office:value="28.1389299449646">
            <text:p>28.14</text:p>
          </table:table-cell>
          <table:table-cell table:style-name="ce2" table:formula="of:=(SIN(RADIANS([.$A55] ))*[.$C$8])+[.$C$4]" office:value-type="float" office:value="85.9066231886681">
            <text:p>85.91</text:p>
          </table:table-cell>
          <table:table-cell table:style-name="ce2" table:formula="of:=[.A55]-[.$I$12]" office:value-type="float" office:value="-78">
            <text:p>-78</text:p>
          </table:table-cell>
          <table:table-cell table:style-name="Default"/>
          <table:table-cell table:style-name="Default" table:formula="of:=CONCATENATE(&quot;MOVE S&quot;;[.$B55];&quot; (&quot;;ROUND([.C55];2);&quot; &quot;;ROUND([.D55];2);&quot;);&quot;)" office:value-type="string" office:string-value="MOVE S43 (8.58 81.75);">
            <text:p>MOVE S43 (8.58 81.75);</text:p>
          </table:table-cell>
          <table:table-cell table:style-name="Default" table:formula="of:=CONCATENATE(&quot;MOVE M&quot;;[.$B55];&quot; (&quot;;ROUND([.E55];2);&quot; &quot;;ROUND([.F55];2);&quot;);&quot;)" office:value-type="string" office:string-value="MOVE M43 (18.36 83.83);">
            <text:p>MOVE M43 (18.36 83.83);</text:p>
          </table:table-cell>
          <table:table-cell table:style-name="Default" table:formula="of:=CONCATENATE(&quot;MOVE H&quot;;[.$B55];&quot; (&quot;;ROUND([.G55];2);&quot; &quot;;ROUND([.H55];2);&quot;);&quot;)" office:value-type="string" office:string-value="MOVE H43 (28.14 85.91);">
            <text:p>MOVE H43 (28.14 85.91);</text:p>
          </table:table-cell>
          <table:table-cell table:formula="of:=CONCATENATE(&quot;ROTATE =R&quot;;[.$I55];&quot; S&quot;;[.$B55];&quot;;&quot;)" office:value-type="string" office:string-value="ROTATE =R-78 S43;">
            <text:p>ROTATE =R-78 S43;</text:p>
          </table:table-cell>
          <table:table-cell table:formula="of:=CONCATENATE(&quot;ROTATE =R&quot;;[.$I55];&quot; M&quot;;[.$B55];&quot;;&quot;)" office:value-type="string" office:string-value="ROTATE =R-78 M43;">
            <text:p>ROTATE =R-78 M43;</text:p>
          </table:table-cell>
          <table:table-cell table:formula="of:=CONCATENATE(&quot;ROTATE =R&quot;;[.$I55];&quot; H&quot;;[.$B55];&quot;;&quot;)" office:value-type="string" office:string-value="ROTATE =R-78 H43;">
            <text:p>ROTATE =R-78 H43;</text:p>
          </table:table-cell>
          <table:table-cell table:number-columns-repeated="1002"/>
        </table:table-row>
        <table:table-row table:style-name="ro2">
          <table:table-cell table:style-name="ce2" table:formula="of:=[.A55]-[.$K$3]" office:value-type="float" office:value="-174">
            <text:p>-174</text:p>
          </table:table-cell>
          <table:table-cell table:style-name="ce2" office:value-type="float" office:value="44">
            <text:p>44</text:p>
          </table:table-cell>
          <table:table-cell table:style-name="ce2" table:formula="of:=(COS(RADIANS([.A56] ))*[.$C$6])+[.$C$4]" office:value-type="float" office:value="7.02041994001404">
            <text:p>7.02</text:p>
          </table:table-cell>
          <table:table-cell table:style-name="ce2" table:formula="of:=(SIN(RADIANS([.A56] ))*[.$C$6])+[.$C$4]" office:value-type="float" office:value="91.5697959895729">
            <text:p>91.57</text:p>
          </table:table-cell>
          <table:table-cell table:style-name="ce2" table:formula="of:=(COS(RADIANS([.$A56] ))*[.$C$7])+[.$C$4]" office:value-type="float" office:value="16.9656388936968">
            <text:p>16.97</text:p>
          </table:table-cell>
          <table:table-cell table:style-name="ce2" table:formula="of:=(SIN(RADIANS([.$A56] ))*[.$C$7])+[.$C$4]" office:value-type="float" office:value="92.6150806222494">
            <text:p>92.62</text:p>
          </table:table-cell>
          <table:table-cell table:style-name="ce2" table:formula="of:=(COS(RADIANS([.$A56] ))*[.$C$8])+[.$C$4]" office:value-type="float" office:value="26.9108578473795">
            <text:p>26.91</text:p>
          </table:table-cell>
          <table:table-cell table:style-name="ce2" table:formula="of:=(SIN(RADIANS([.$A56] ))*[.$C$8])+[.$C$4]" office:value-type="float" office:value="93.660365254926">
            <text:p>93.66</text:p>
          </table:table-cell>
          <table:table-cell table:style-name="ce2" table:formula="of:=[.A56]-[.$I$12]" office:value-type="float" office:value="-84">
            <text:p>-84</text:p>
          </table:table-cell>
          <table:table-cell table:style-name="Default"/>
          <table:table-cell table:style-name="Default" table:formula="of:=CONCATENATE(&quot;MOVE S&quot;;[.$B56];&quot; (&quot;;ROUND([.C56];2);&quot; &quot;;ROUND([.D56];2);&quot;);&quot;)" office:value-type="string" office:string-value="MOVE S44 (7.02 91.57);">
            <text:p>MOVE S44 (7.02 91.57);</text:p>
          </table:table-cell>
          <table:table-cell table:style-name="Default" table:formula="of:=CONCATENATE(&quot;MOVE M&quot;;[.$B56];&quot; (&quot;;ROUND([.E56];2);&quot; &quot;;ROUND([.F56];2);&quot;);&quot;)" office:value-type="string" office:string-value="MOVE M44 (16.97 92.62);">
            <text:p>MOVE M44 (16.97 92.62);</text:p>
          </table:table-cell>
          <table:table-cell table:style-name="Default" table:formula="of:=CONCATENATE(&quot;MOVE H&quot;;[.$B56];&quot; (&quot;;ROUND([.G56];2);&quot; &quot;;ROUND([.H56];2);&quot;);&quot;)" office:value-type="string" office:string-value="MOVE H44 (26.91 93.66);">
            <text:p>MOVE H44 (26.91 93.66);</text:p>
          </table:table-cell>
          <table:table-cell table:formula="of:=CONCATENATE(&quot;ROTATE =R&quot;;[.$I56];&quot; S&quot;;[.$B56];&quot;;&quot;)" office:value-type="string" office:string-value="ROTATE =R-84 S44;">
            <text:p>ROTATE =R-84 S44;</text:p>
          </table:table-cell>
          <table:table-cell table:formula="of:=CONCATENATE(&quot;ROTATE =R&quot;;[.$I56];&quot; M&quot;;[.$B56];&quot;;&quot;)" office:value-type="string" office:string-value="ROTATE =R-84 M44;">
            <text:p>ROTATE =R-84 M44;</text:p>
          </table:table-cell>
          <table:table-cell table:formula="of:=CONCATENATE(&quot;ROTATE =R&quot;;[.$I56];&quot; H&quot;;[.$B56];&quot;;&quot;)" office:value-type="string" office:string-value="ROTATE =R-84 H44;">
            <text:p>ROTATE =R-84 H44;</text:p>
          </table:table-cell>
          <table:table-cell table:number-columns-repeated="1002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2" office:value-type="float" office:value="45">
            <text:p>45</text:p>
          </table:table-cell>
          <table:table-cell table:style-name="ce2" table:formula="of:=(COS(RADIANS([.A57] ))*[.$C$6])+[.$C$4]" office:value-type="float" office:value="6.5">
            <text:p>6.5</text:p>
          </table:table-cell>
          <table:table-cell table:style-name="ce2" table:formula="of:=(SIN(RADIANS([.A57] ))*[.$C$6])+[.$C$4]" office:value-type="float" office:value="101.5">
            <text:p>101.5</text:p>
          </table:table-cell>
          <table:table-cell table:style-name="ce2" table:formula="of:=(COS(RADIANS([.$A57] ))*[.$C$7])+[.$C$4]" office:value-type="float" office:value="16.5">
            <text:p>16.5</text:p>
          </table:table-cell>
          <table:table-cell table:style-name="ce2" table:formula="of:=(SIN(RADIANS([.$A57] ))*[.$C$7])+[.$C$4]" office:value-type="float" office:value="101.5">
            <text:p>101.5</text:p>
          </table:table-cell>
          <table:table-cell table:style-name="ce2" table:formula="of:=(COS(RADIANS([.$A57] ))*[.$C$8])+[.$C$4]" office:value-type="float" office:value="26.5">
            <text:p>26.5</text:p>
          </table:table-cell>
          <table:table-cell table:style-name="ce2" table:formula="of:=(SIN(RADIANS([.$A57] ))*[.$C$8])+[.$C$4]" office:value-type="float" office:value="101.5">
            <text:p>101.5</text:p>
          </table:table-cell>
          <table:table-cell table:style-name="ce2" table:formula="of:=[.A57]-[.$I$12]" office:value-type="float" office:value="270">
            <text:p>270</text:p>
          </table:table-cell>
          <table:table-cell table:style-name="Default"/>
          <table:table-cell table:style-name="Default" table:formula="of:=CONCATENATE(&quot;MOVE S&quot;;[.$B57];&quot; (&quot;;ROUND([.C57];2);&quot; &quot;;ROUND([.D57];2);&quot;);&quot;)" office:value-type="string" office:string-value="MOVE S45 (6.5 101.5);">
            <text:p>MOVE S45 (6.5 101.5);</text:p>
          </table:table-cell>
          <table:table-cell table:style-name="Default" table:formula="of:=CONCATENATE(&quot;MOVE M&quot;;[.$B57];&quot; (&quot;;ROUND([.E57];2);&quot; &quot;;ROUND([.F57];2);&quot;);&quot;)" office:value-type="string" office:string-value="MOVE M45 (16.5 101.5);">
            <text:p>MOVE M45 (16.5 101.5);</text:p>
          </table:table-cell>
          <table:table-cell table:style-name="Default" table:formula="of:=CONCATENATE(&quot;MOVE H&quot;;[.$B57];&quot; (&quot;;ROUND([.G57];2);&quot; &quot;;ROUND([.H57];2);&quot;);&quot;)" office:value-type="string" office:string-value="MOVE H45 (26.5 101.5);">
            <text:p>MOVE H45 (26.5 101.5);</text:p>
          </table:table-cell>
          <table:table-cell table:formula="of:=CONCATENATE(&quot;ROTATE =R&quot;;[.$I57];&quot; S&quot;;[.$B57];&quot;;&quot;)" office:value-type="string" office:string-value="ROTATE =R270 S45;">
            <text:p>ROTATE =R270 S45;</text:p>
          </table:table-cell>
          <table:table-cell table:formula="of:=CONCATENATE(&quot;ROTATE =R&quot;;[.$I57];&quot; M&quot;;[.$B57];&quot;;&quot;)" office:value-type="string" office:string-value="ROTATE =R270 M45;">
            <text:p>ROTATE =R270 M45;</text:p>
          </table:table-cell>
          <table:table-cell table:formula="of:=CONCATENATE(&quot;ROTATE =R&quot;;[.$I57];&quot; H&quot;;[.$B57];&quot;;&quot;)" office:value-type="string" office:string-value="ROTATE =R270 H45;">
            <text:p>ROTATE =R270 H45;</text:p>
          </table:table-cell>
          <table:table-cell table:number-columns-repeated="1002"/>
        </table:table-row>
        <table:table-row table:style-name="ro2">
          <table:table-cell table:style-name="ce2" table:formula="of:=[.A57]-[.$K$3]" office:value-type="float" office:value="174">
            <text:p>174</text:p>
          </table:table-cell>
          <table:table-cell table:style-name="ce2" office:value-type="float" office:value="46">
            <text:p>46</text:p>
          </table:table-cell>
          <table:table-cell table:style-name="ce2" table:formula="of:=(COS(RADIANS([.A58] ))*[.$C$6])+[.$C$4]" office:value-type="float" office:value="7.02041994001404">
            <text:p>7.02</text:p>
          </table:table-cell>
          <table:table-cell table:style-name="ce2" table:formula="of:=(SIN(RADIANS([.A58] ))*[.$C$6])+[.$C$4]" office:value-type="float" office:value="111.430204010427">
            <text:p>111.43</text:p>
          </table:table-cell>
          <table:table-cell table:style-name="ce2" table:formula="of:=(COS(RADIANS([.$A58] ))*[.$C$7])+[.$C$4]" office:value-type="float" office:value="16.9656388936968">
            <text:p>16.97</text:p>
          </table:table-cell>
          <table:table-cell table:style-name="ce2" table:formula="of:=(SIN(RADIANS([.$A58] ))*[.$C$7])+[.$C$4]" office:value-type="float" office:value="110.384919377751">
            <text:p>110.38</text:p>
          </table:table-cell>
          <table:table-cell table:style-name="ce2" table:formula="of:=(COS(RADIANS([.$A58] ))*[.$C$8])+[.$C$4]" office:value-type="float" office:value="26.9108578473795">
            <text:p>26.91</text:p>
          </table:table-cell>
          <table:table-cell table:style-name="ce2" table:formula="of:=(SIN(RADIANS([.$A58] ))*[.$C$8])+[.$C$4]" office:value-type="float" office:value="109.339634745074">
            <text:p>109.34</text:p>
          </table:table-cell>
          <table:table-cell table:style-name="ce2" table:formula="of:=[.A58]-[.$I$12]" office:value-type="float" office:value="264">
            <text:p>264</text:p>
          </table:table-cell>
          <table:table-cell table:style-name="Default"/>
          <table:table-cell table:style-name="Default" table:formula="of:=CONCATENATE(&quot;MOVE S&quot;;[.$B58];&quot; (&quot;;ROUND([.C58];2);&quot; &quot;;ROUND([.D58];2);&quot;);&quot;)" office:value-type="string" office:string-value="MOVE S46 (7.02 111.43);">
            <text:p>MOVE S46 (7.02 111.43);</text:p>
          </table:table-cell>
          <table:table-cell table:style-name="Default" table:formula="of:=CONCATENATE(&quot;MOVE M&quot;;[.$B58];&quot; (&quot;;ROUND([.E58];2);&quot; &quot;;ROUND([.F58];2);&quot;);&quot;)" office:value-type="string" office:string-value="MOVE M46 (16.97 110.38);">
            <text:p>MOVE M46 (16.97 110.38);</text:p>
          </table:table-cell>
          <table:table-cell table:style-name="Default" table:formula="of:=CONCATENATE(&quot;MOVE H&quot;;[.$B58];&quot; (&quot;;ROUND([.G58];2);&quot; &quot;;ROUND([.H58];2);&quot;);&quot;)" office:value-type="string" office:string-value="MOVE H46 (26.91 109.34);">
            <text:p>MOVE H46 (26.91 109.34);</text:p>
          </table:table-cell>
          <table:table-cell table:formula="of:=CONCATENATE(&quot;ROTATE =R&quot;;[.$I58];&quot; S&quot;;[.$B58];&quot;;&quot;)" office:value-type="string" office:string-value="ROTATE =R264 S46;">
            <text:p>ROTATE =R264 S46;</text:p>
          </table:table-cell>
          <table:table-cell table:formula="of:=CONCATENATE(&quot;ROTATE =R&quot;;[.$I58];&quot; M&quot;;[.$B58];&quot;;&quot;)" office:value-type="string" office:string-value="ROTATE =R264 M46;">
            <text:p>ROTATE =R264 M46;</text:p>
          </table:table-cell>
          <table:table-cell table:formula="of:=CONCATENATE(&quot;ROTATE =R&quot;;[.$I58];&quot; H&quot;;[.$B58];&quot;;&quot;)" office:value-type="string" office:string-value="ROTATE =R264 H46;">
            <text:p>ROTATE =R264 H46;</text:p>
          </table:table-cell>
          <table:table-cell table:number-columns-repeated="1002"/>
        </table:table-row>
        <table:table-row table:style-name="ro2">
          <table:table-cell table:style-name="ce2" table:formula="of:=[.A58]-[.$K$3]" office:value-type="float" office:value="168">
            <text:p>168</text:p>
          </table:table-cell>
          <table:table-cell table:style-name="ce2" office:value-type="float" office:value="47">
            <text:p>47</text:p>
          </table:table-cell>
          <table:table-cell table:style-name="ce2" table:formula="of:=(COS(RADIANS([.A59] ))*[.$C$6])+[.$C$4]" office:value-type="float" office:value="8.57597793028846">
            <text:p>8.58</text:p>
          </table:table-cell>
          <table:table-cell table:style-name="ce2" table:formula="of:=(SIN(RADIANS([.A59] ))*[.$C$6])+[.$C$4]" office:value-type="float" office:value="121.251610627687">
            <text:p>121.25</text:p>
          </table:table-cell>
          <table:table-cell table:style-name="ce2" table:formula="of:=(COS(RADIANS([.$A59] ))*[.$C$7])+[.$C$4]" office:value-type="float" office:value="18.3574539376265">
            <text:p>18.36</text:p>
          </table:table-cell>
          <table:table-cell table:style-name="ce2" table:formula="of:=(SIN(RADIANS([.$A59] ))*[.$C$7])+[.$C$4]" office:value-type="float" office:value="119.17249371951">
            <text:p>119.17</text:p>
          </table:table-cell>
          <table:table-cell table:style-name="ce2" table:formula="of:=(COS(RADIANS([.$A59] ))*[.$C$8])+[.$C$4]" office:value-type="float" office:value="28.1389299449646">
            <text:p>28.14</text:p>
          </table:table-cell>
          <table:table-cell table:style-name="ce2" table:formula="of:=(SIN(RADIANS([.$A59] ))*[.$C$8])+[.$C$4]" office:value-type="float" office:value="117.093376811332">
            <text:p>117.09</text:p>
          </table:table-cell>
          <table:table-cell table:style-name="ce2" table:formula="of:=[.A59]-[.$I$12]" office:value-type="float" office:value="258">
            <text:p>258</text:p>
          </table:table-cell>
          <table:table-cell table:style-name="Default"/>
          <table:table-cell table:style-name="Default" table:formula="of:=CONCATENATE(&quot;MOVE S&quot;;[.$B59];&quot; (&quot;;ROUND([.C59];2);&quot; &quot;;ROUND([.D59];2);&quot;);&quot;)" office:value-type="string" office:string-value="MOVE S47 (8.58 121.25);">
            <text:p>MOVE S47 (8.58 121.25);</text:p>
          </table:table-cell>
          <table:table-cell table:style-name="Default" table:formula="of:=CONCATENATE(&quot;MOVE M&quot;;[.$B59];&quot; (&quot;;ROUND([.E59];2);&quot; &quot;;ROUND([.F59];2);&quot;);&quot;)" office:value-type="string" office:string-value="MOVE M47 (18.36 119.17);">
            <text:p>MOVE M47 (18.36 119.17);</text:p>
          </table:table-cell>
          <table:table-cell table:style-name="Default" table:formula="of:=CONCATENATE(&quot;MOVE H&quot;;[.$B59];&quot; (&quot;;ROUND([.G59];2);&quot; &quot;;ROUND([.H59];2);&quot;);&quot;)" office:value-type="string" office:string-value="MOVE H47 (28.14 117.09);">
            <text:p>MOVE H47 (28.14 117.09);</text:p>
          </table:table-cell>
          <table:table-cell table:formula="of:=CONCATENATE(&quot;ROTATE =R&quot;;[.$I59];&quot; S&quot;;[.$B59];&quot;;&quot;)" office:value-type="string" office:string-value="ROTATE =R258 S47;">
            <text:p>ROTATE =R258 S47;</text:p>
          </table:table-cell>
          <table:table-cell table:formula="of:=CONCATENATE(&quot;ROTATE =R&quot;;[.$I59];&quot; M&quot;;[.$B59];&quot;;&quot;)" office:value-type="string" office:string-value="ROTATE =R258 M47;">
            <text:p>ROTATE =R258 M47;</text:p>
          </table:table-cell>
          <table:table-cell table:formula="of:=CONCATENATE(&quot;ROTATE =R&quot;;[.$I59];&quot; H&quot;;[.$B59];&quot;;&quot;)" office:value-type="string" office:string-value="ROTATE =R258 H47;">
            <text:p>ROTATE =R258 H47;</text:p>
          </table:table-cell>
          <table:table-cell table:number-columns-repeated="1002"/>
        </table:table-row>
        <table:table-row table:style-name="ro2">
          <table:table-cell table:style-name="ce2" table:formula="of:=[.A59]-[.$K$3]" office:value-type="float" office:value="162">
            <text:p>162</text:p>
          </table:table-cell>
          <table:table-cell table:style-name="ce2" office:value-type="float" office:value="48">
            <text:p>48</text:p>
          </table:table-cell>
          <table:table-cell table:style-name="ce2" table:formula="of:=(COS(RADIANS([.A60] ))*[.$C$6])+[.$C$4]" office:value-type="float" office:value="11.1496309519604">
            <text:p>11.15</text:p>
          </table:table-cell>
          <table:table-cell table:style-name="ce2" table:formula="of:=(SIN(RADIANS([.A60] ))*[.$C$6])+[.$C$4]" office:value-type="float" office:value="130.85661446562">
            <text:p>130.86</text:p>
          </table:table-cell>
          <table:table-cell table:style-name="ce2" table:formula="of:=(COS(RADIANS([.$A60] ))*[.$C$7])+[.$C$4]" office:value-type="float" office:value="20.660196114912">
            <text:p>20.66</text:p>
          </table:table-cell>
          <table:table-cell table:style-name="ce2" table:formula="of:=(SIN(RADIANS([.$A60] ))*[.$C$7])+[.$C$4]" office:value-type="float" office:value="127.766444521871">
            <text:p>127.77</text:p>
          </table:table-cell>
          <table:table-cell table:style-name="ce2" table:formula="of:=(COS(RADIANS([.$A60] ))*[.$C$8])+[.$C$4]" office:value-type="float" office:value="30.1707612778635">
            <text:p>30.17</text:p>
          </table:table-cell>
          <table:table-cell table:style-name="ce2" table:formula="of:=(SIN(RADIANS([.$A60] ))*[.$C$8])+[.$C$4]" office:value-type="float" office:value="124.676274578121">
            <text:p>124.68</text:p>
          </table:table-cell>
          <table:table-cell table:style-name="ce2" table:formula="of:=[.A60]-[.$I$12]" office:value-type="float" office:value="252">
            <text:p>252</text:p>
          </table:table-cell>
          <table:table-cell table:style-name="Default"/>
          <table:table-cell table:style-name="Default" table:formula="of:=CONCATENATE(&quot;MOVE S&quot;;[.$B60];&quot; (&quot;;ROUND([.C60];2);&quot; &quot;;ROUND([.D60];2);&quot;);&quot;)" office:value-type="string" office:string-value="MOVE S48 (11.15 130.86);">
            <text:p>MOVE S48 (11.15 130.86);</text:p>
          </table:table-cell>
          <table:table-cell table:style-name="Default" table:formula="of:=CONCATENATE(&quot;MOVE M&quot;;[.$B60];&quot; (&quot;;ROUND([.E60];2);&quot; &quot;;ROUND([.F60];2);&quot;);&quot;)" office:value-type="string" office:string-value="MOVE M48 (20.66 127.77);">
            <text:p>MOVE M48 (20.66 127.77);</text:p>
          </table:table-cell>
          <table:table-cell table:style-name="Default" table:formula="of:=CONCATENATE(&quot;MOVE H&quot;;[.$B60];&quot; (&quot;;ROUND([.G60];2);&quot; &quot;;ROUND([.H60];2);&quot;);&quot;)" office:value-type="string" office:string-value="MOVE H48 (30.17 124.68);">
            <text:p>MOVE H48 (30.17 124.68);</text:p>
          </table:table-cell>
          <table:table-cell table:formula="of:=CONCATENATE(&quot;ROTATE =R&quot;;[.$I60];&quot; S&quot;;[.$B60];&quot;;&quot;)" office:value-type="string" office:string-value="ROTATE =R252 S48;">
            <text:p>ROTATE =R252 S48;</text:p>
          </table:table-cell>
          <table:table-cell table:formula="of:=CONCATENATE(&quot;ROTATE =R&quot;;[.$I60];&quot; M&quot;;[.$B60];&quot;;&quot;)" office:value-type="string" office:string-value="ROTATE =R252 M48;">
            <text:p>ROTATE =R252 M48;</text:p>
          </table:table-cell>
          <table:table-cell table:formula="of:=CONCATENATE(&quot;ROTATE =R&quot;;[.$I60];&quot; H&quot;;[.$B60];&quot;;&quot;)" office:value-type="string" office:string-value="ROTATE =R252 H48;">
            <text:p>ROTATE =R252 H48;</text:p>
          </table:table-cell>
          <table:table-cell table:number-columns-repeated="1002"/>
        </table:table-row>
        <table:table-row table:style-name="ro2">
          <table:table-cell table:style-name="ce2" table:formula="of:=[.A60]-[.$K$3]" office:value-type="float" office:value="156">
            <text:p>156</text:p>
          </table:table-cell>
          <table:table-cell table:style-name="ce2" office:value-type="float" office:value="49">
            <text:p>49</text:p>
          </table:table-cell>
          <table:table-cell table:style-name="ce2" table:formula="of:=(COS(RADIANS([.A61] ))*[.$C$6])+[.$C$4]" office:value-type="float" office:value="14.7131815239529">
            <text:p>14.71</text:p>
          </table:table-cell>
          <table:table-cell table:style-name="ce2" table:formula="of:=(SIN(RADIANS([.A61] ))*[.$C$6])+[.$C$4]" office:value-type="float" office:value="140.139981092201">
            <text:p>140.14</text:p>
          </table:table-cell>
          <table:table-cell table:style-name="ce2" table:formula="of:=(COS(RADIANS([.$A61] ))*[.$C$7])+[.$C$4]" office:value-type="float" office:value="23.8486361003789">
            <text:p>23.85</text:p>
          </table:table-cell>
          <table:table-cell table:style-name="ce2" table:formula="of:=(SIN(RADIANS([.$A61] ))*[.$C$7])+[.$C$4]" office:value-type="float" office:value="136.072614661443">
            <text:p>136.07</text:p>
          </table:table-cell>
          <table:table-cell table:style-name="ce2" table:formula="of:=(COS(RADIANS([.$A61] ))*[.$C$8])+[.$C$4]" office:value-type="float" office:value="32.9840906768049">
            <text:p>32.98</text:p>
          </table:table-cell>
          <table:table-cell table:style-name="ce2" table:formula="of:=(SIN(RADIANS([.$A61] ))*[.$C$8])+[.$C$4]" office:value-type="float" office:value="132.005248230685">
            <text:p>132.01</text:p>
          </table:table-cell>
          <table:table-cell table:style-name="ce2" table:formula="of:=[.A61]-[.$I$12]" office:value-type="float" office:value="246">
            <text:p>246</text:p>
          </table:table-cell>
          <table:table-cell table:style-name="Default"/>
          <table:table-cell table:style-name="Default" table:formula="of:=CONCATENATE(&quot;MOVE S&quot;;[.$B61];&quot; (&quot;;ROUND([.C61];2);&quot; &quot;;ROUND([.D61];2);&quot;);&quot;)" office:value-type="string" office:string-value="MOVE S49 (14.71 140.14);">
            <text:p>MOVE S49 (14.71 140.14);</text:p>
          </table:table-cell>
          <table:table-cell table:style-name="Default" table:formula="of:=CONCATENATE(&quot;MOVE M&quot;;[.$B61];&quot; (&quot;;ROUND([.E61];2);&quot; &quot;;ROUND([.F61];2);&quot;);&quot;)" office:value-type="string" office:string-value="MOVE M49 (23.85 136.07);">
            <text:p>MOVE M49 (23.85 136.07);</text:p>
          </table:table-cell>
          <table:table-cell table:style-name="Default" table:formula="of:=CONCATENATE(&quot;MOVE H&quot;;[.$B61];&quot; (&quot;;ROUND([.G61];2);&quot; &quot;;ROUND([.H61];2);&quot;);&quot;)" office:value-type="string" office:string-value="MOVE H49 (32.98 132.01);">
            <text:p>MOVE H49 (32.98 132.01);</text:p>
          </table:table-cell>
          <table:table-cell table:formula="of:=CONCATENATE(&quot;ROTATE =R&quot;;[.$I61];&quot; S&quot;;[.$B61];&quot;;&quot;)" office:value-type="string" office:string-value="ROTATE =R246 S49;">
            <text:p>ROTATE =R246 S49;</text:p>
          </table:table-cell>
          <table:table-cell table:formula="of:=CONCATENATE(&quot;ROTATE =R&quot;;[.$I61];&quot; M&quot;;[.$B61];&quot;;&quot;)" office:value-type="string" office:string-value="ROTATE =R246 M49;">
            <text:p>ROTATE =R246 M49;</text:p>
          </table:table-cell>
          <table:table-cell table:formula="of:=CONCATENATE(&quot;ROTATE =R&quot;;[.$I61];&quot; H&quot;;[.$B61];&quot;;&quot;)" office:value-type="string" office:string-value="ROTATE =R246 H49;">
            <text:p>ROTATE =R246 H49;</text:p>
          </table:table-cell>
          <table:table-cell table:number-columns-repeated="1002"/>
        </table:table-row>
        <table:table-row table:style-name="ro2">
          <table:table-cell table:style-name="ce2" table:formula="of:=[.A61]-[.$K$3]" office:value-type="float" office:value="150">
            <text:p>150</text:p>
          </table:table-cell>
          <table:table-cell table:style-name="ce2" office:value-type="float" office:value="50">
            <text:p>50</text:p>
          </table:table-cell>
          <table:table-cell table:style-name="ce2" table:formula="of:=(COS(RADIANS([.A62] ))*[.$C$6])+[.$C$4]" office:value-type="float" office:value="19.2275866404783">
            <text:p>19.23</text:p>
          </table:table-cell>
          <table:table-cell table:style-name="ce2" table:formula="of:=(SIN(RADIANS([.A62] ))*[.$C$6])+[.$C$4]" office:value-type="float" office:value="149">
            <text:p>149</text:p>
          </table:table-cell>
          <table:table-cell table:style-name="ce2" table:formula="of:=(COS(RADIANS([.$A62] ))*[.$C$7])+[.$C$4]" office:value-type="float" office:value="27.8878406783227">
            <text:p>27.89</text:p>
          </table:table-cell>
          <table:table-cell table:style-name="ce2" table:formula="of:=(SIN(RADIANS([.$A62] ))*[.$C$7])+[.$C$4]" office:value-type="float" office:value="144">
            <text:p>144</text:p>
          </table:table-cell>
          <table:table-cell table:style-name="ce2" table:formula="of:=(COS(RADIANS([.$A62] ))*[.$C$8])+[.$C$4]" office:value-type="float" office:value="36.5480947161671">
            <text:p>36.55</text:p>
          </table:table-cell>
          <table:table-cell table:style-name="ce2" table:formula="of:=(SIN(RADIANS([.$A62] ))*[.$C$8])+[.$C$4]" office:value-type="float" office:value="139">
            <text:p>139</text:p>
          </table:table-cell>
          <table:table-cell table:style-name="ce2" table:formula="of:=[.A62]-[.$I$12]" office:value-type="float" office:value="240">
            <text:p>240</text:p>
          </table:table-cell>
          <table:table-cell table:style-name="Default"/>
          <table:table-cell table:style-name="Default" table:formula="of:=CONCATENATE(&quot;MOVE S&quot;;[.$B62];&quot; (&quot;;ROUND([.C62];2);&quot; &quot;;ROUND([.D62];2);&quot;);&quot;)" office:value-type="string" office:string-value="MOVE S50 (19.23 149);">
            <text:p>MOVE S50 (19.23 149);</text:p>
          </table:table-cell>
          <table:table-cell table:style-name="Default" table:formula="of:=CONCATENATE(&quot;MOVE M&quot;;[.$B62];&quot; (&quot;;ROUND([.E62];2);&quot; &quot;;ROUND([.F62];2);&quot;);&quot;)" office:value-type="string" office:string-value="MOVE M50 (27.89 144);">
            <text:p>MOVE M50 (27.89 144);</text:p>
          </table:table-cell>
          <table:table-cell table:style-name="Default" table:formula="of:=CONCATENATE(&quot;MOVE H&quot;;[.$B62];&quot; (&quot;;ROUND([.G62];2);&quot; &quot;;ROUND([.H62];2);&quot;);&quot;)" office:value-type="string" office:string-value="MOVE H50 (36.55 139);">
            <text:p>MOVE H50 (36.55 139);</text:p>
          </table:table-cell>
          <table:table-cell table:formula="of:=CONCATENATE(&quot;ROTATE =R&quot;;[.$I62];&quot; S&quot;;[.$B62];&quot;;&quot;)" office:value-type="string" office:string-value="ROTATE =R240 S50;">
            <text:p>ROTATE =R240 S50;</text:p>
          </table:table-cell>
          <table:table-cell table:formula="of:=CONCATENATE(&quot;ROTATE =R&quot;;[.$I62];&quot; M&quot;;[.$B62];&quot;;&quot;)" office:value-type="string" office:string-value="ROTATE =R240 M50;">
            <text:p>ROTATE =R240 M50;</text:p>
          </table:table-cell>
          <table:table-cell table:formula="of:=CONCATENATE(&quot;ROTATE =R&quot;;[.$I62];&quot; H&quot;;[.$B62];&quot;;&quot;)" office:value-type="string" office:string-value="ROTATE =R240 H50;">
            <text:p>ROTATE =R240 H50;</text:p>
          </table:table-cell>
          <table:table-cell table:number-columns-repeated="1002"/>
        </table:table-row>
        <table:table-row table:style-name="ro2">
          <table:table-cell table:style-name="ce2" table:formula="of:=[.A62]-[.$K$3]" office:value-type="float" office:value="144">
            <text:p>144</text:p>
          </table:table-cell>
          <table:table-cell table:style-name="ce2" office:value-type="float" office:value="51">
            <text:p>51</text:p>
          </table:table-cell>
          <table:table-cell table:style-name="ce2" table:formula="of:=(COS(RADIANS([.A63] ))*[.$C$6])+[.$C$4]" office:value-type="float" office:value="24.64338553438">
            <text:p>24.64</text:p>
          </table:table-cell>
          <table:table-cell table:style-name="ce2" table:formula="of:=(SIN(RADIANS([.A63] ))*[.$C$6])+[.$C$4]" office:value-type="float" office:value="157.339598967785">
            <text:p>157.34</text:p>
          </table:table-cell>
          <table:table-cell table:style-name="ce2" table:formula="of:=(COS(RADIANS([.$A63] ))*[.$C$7])+[.$C$4]" office:value-type="float" office:value="32.7335554781295">
            <text:p>32.73</text:p>
          </table:table-cell>
          <table:table-cell table:style-name="ce2" table:formula="of:=(SIN(RADIANS([.$A63] ))*[.$C$7])+[.$C$4]" office:value-type="float" office:value="151.46174644486">
            <text:p>151.46</text:p>
          </table:table-cell>
          <table:table-cell table:style-name="ce2" table:formula="of:=(COS(RADIANS([.$A63] ))*[.$C$8])+[.$C$4]" office:value-type="float" office:value="40.823725421879">
            <text:p>40.82</text:p>
          </table:table-cell>
          <table:table-cell table:style-name="ce2" table:formula="of:=(SIN(RADIANS([.$A63] ))*[.$C$8])+[.$C$4]" office:value-type="float" office:value="145.583893921936">
            <text:p>145.58</text:p>
          </table:table-cell>
          <table:table-cell table:style-name="ce2" table:formula="of:=[.A63]-[.$I$12]" office:value-type="float" office:value="234">
            <text:p>234</text:p>
          </table:table-cell>
          <table:table-cell table:style-name="Default"/>
          <table:table-cell table:style-name="Default" table:formula="of:=CONCATENATE(&quot;MOVE S&quot;;[.$B63];&quot; (&quot;;ROUND([.C63];2);&quot; &quot;;ROUND([.D63];2);&quot;);&quot;)" office:value-type="string" office:string-value="MOVE S51 (24.64 157.34);">
            <text:p>MOVE S51 (24.64 157.34);</text:p>
          </table:table-cell>
          <table:table-cell table:style-name="Default" table:formula="of:=CONCATENATE(&quot;MOVE M&quot;;[.$B63];&quot; (&quot;;ROUND([.E63];2);&quot; &quot;;ROUND([.F63];2);&quot;);&quot;)" office:value-type="string" office:string-value="MOVE M51 (32.73 151.46);">
            <text:p>MOVE M51 (32.73 151.46);</text:p>
          </table:table-cell>
          <table:table-cell table:style-name="Default" table:formula="of:=CONCATENATE(&quot;MOVE H&quot;;[.$B63];&quot; (&quot;;ROUND([.G63];2);&quot; &quot;;ROUND([.H63];2);&quot;);&quot;)" office:value-type="string" office:string-value="MOVE H51 (40.82 145.58);">
            <text:p>MOVE H51 (40.82 145.58);</text:p>
          </table:table-cell>
          <table:table-cell table:formula="of:=CONCATENATE(&quot;ROTATE =R&quot;;[.$I63];&quot; S&quot;;[.$B63];&quot;;&quot;)" office:value-type="string" office:string-value="ROTATE =R234 S51;">
            <text:p>ROTATE =R234 S51;</text:p>
          </table:table-cell>
          <table:table-cell table:formula="of:=CONCATENATE(&quot;ROTATE =R&quot;;[.$I63];&quot; M&quot;;[.$B63];&quot;;&quot;)" office:value-type="string" office:string-value="ROTATE =R234 M51;">
            <text:p>ROTATE =R234 M51;</text:p>
          </table:table-cell>
          <table:table-cell table:formula="of:=CONCATENATE(&quot;ROTATE =R&quot;;[.$I63];&quot; H&quot;;[.$B63];&quot;;&quot;)" office:value-type="string" office:string-value="ROTATE =R234 H51;">
            <text:p>ROTATE =R234 H51;</text:p>
          </table:table-cell>
          <table:table-cell table:number-columns-repeated="1002"/>
        </table:table-row>
        <table:table-row table:style-name="ro2">
          <table:table-cell table:style-name="ce2" table:formula="of:=[.A63]-[.$K$3]" office:value-type="float" office:value="138">
            <text:p>138</text:p>
          </table:table-cell>
          <table:table-cell table:style-name="ce2" office:value-type="float" office:value="52">
            <text:p>52</text:p>
          </table:table-cell>
          <table:table-cell table:style-name="ce2" table:formula="of:=(COS(RADIANS([.A64] ))*[.$C$6])+[.$C$4]" office:value-type="float" office:value="30.9012415796476">
            <text:p>30.9</text:p>
          </table:table-cell>
          <table:table-cell table:style-name="ce2" table:formula="of:=(SIN(RADIANS([.A64] ))*[.$C$6])+[.$C$4]" office:value-type="float" office:value="165.067407604092">
            <text:p>165.07</text:p>
          </table:table-cell>
          <table:table-cell table:style-name="ce2" table:formula="of:=(COS(RADIANS([.$A64] ))*[.$C$7])+[.$C$4]" office:value-type="float" office:value="38.3326898344215">
            <text:p>38.33</text:p>
          </table:table-cell>
          <table:table-cell table:style-name="ce2" table:formula="of:=(SIN(RADIANS([.$A64] ))*[.$C$7])+[.$C$4]" office:value-type="float" office:value="158.376101540503">
            <text:p>158.38</text:p>
          </table:table-cell>
          <table:table-cell table:style-name="ce2" table:formula="of:=(COS(RADIANS([.$A64] ))*[.$C$8])+[.$C$4]" office:value-type="float" office:value="45.7641380891955">
            <text:p>45.76</text:p>
          </table:table-cell>
          <table:table-cell table:style-name="ce2" table:formula="of:=(SIN(RADIANS([.$A64] ))*[.$C$8])+[.$C$4]" office:value-type="float" office:value="151.684795476914">
            <text:p>151.68</text:p>
          </table:table-cell>
          <table:table-cell table:style-name="ce2" table:formula="of:=[.A64]-[.$I$12]" office:value-type="float" office:value="228">
            <text:p>228</text:p>
          </table:table-cell>
          <table:table-cell table:style-name="Default"/>
          <table:table-cell table:style-name="Default" table:formula="of:=CONCATENATE(&quot;MOVE S&quot;;[.$B64];&quot; (&quot;;ROUND([.C64];2);&quot; &quot;;ROUND([.D64];2);&quot;);&quot;)" office:value-type="string" office:string-value="MOVE S52 (30.9 165.07);">
            <text:p>MOVE S52 (30.9 165.07);</text:p>
          </table:table-cell>
          <table:table-cell table:style-name="Default" table:formula="of:=CONCATENATE(&quot;MOVE M&quot;;[.$B64];&quot; (&quot;;ROUND([.E64];2);&quot; &quot;;ROUND([.F64];2);&quot;);&quot;)" office:value-type="string" office:string-value="MOVE M52 (38.33 158.38);">
            <text:p>MOVE M52 (38.33 158.38);</text:p>
          </table:table-cell>
          <table:table-cell table:style-name="Default" table:formula="of:=CONCATENATE(&quot;MOVE H&quot;;[.$B64];&quot; (&quot;;ROUND([.G64];2);&quot; &quot;;ROUND([.H64];2);&quot;);&quot;)" office:value-type="string" office:string-value="MOVE H52 (45.76 151.68);">
            <text:p>MOVE H52 (45.76 151.68);</text:p>
          </table:table-cell>
          <table:table-cell table:formula="of:=CONCATENATE(&quot;ROTATE =R&quot;;[.$I64];&quot; S&quot;;[.$B64];&quot;;&quot;)" office:value-type="string" office:string-value="ROTATE =R228 S52;">
            <text:p>ROTATE =R228 S52;</text:p>
          </table:table-cell>
          <table:table-cell table:formula="of:=CONCATENATE(&quot;ROTATE =R&quot;;[.$I64];&quot; M&quot;;[.$B64];&quot;;&quot;)" office:value-type="string" office:string-value="ROTATE =R228 M52;">
            <text:p>ROTATE =R228 M52;</text:p>
          </table:table-cell>
          <table:table-cell table:formula="of:=CONCATENATE(&quot;ROTATE =R&quot;;[.$I64];&quot; H&quot;;[.$B64];&quot;;&quot;)" office:value-type="string" office:string-value="ROTATE =R228 H52;">
            <text:p>ROTATE =R228 H52;</text:p>
          </table:table-cell>
          <table:table-cell table:number-columns-repeated="1002"/>
        </table:table-row>
        <table:table-row table:style-name="ro2">
          <table:table-cell table:style-name="ce2" table:formula="of:=[.A64]-[.$K$3]" office:value-type="float" office:value="132">
            <text:p>132</text:p>
          </table:table-cell>
          <table:table-cell table:style-name="ce2" office:value-type="float" office:value="53">
            <text:p>53</text:p>
          </table:table-cell>
          <table:table-cell table:style-name="ce2" table:formula="of:=(COS(RADIANS([.A65] ))*[.$C$6])+[.$C$4]" office:value-type="float" office:value="37.9325923959085">
            <text:p>37.93</text:p>
          </table:table-cell>
          <table:table-cell table:style-name="ce2" table:formula="of:=(SIN(RADIANS([.A65] ))*[.$C$6])+[.$C$4]" office:value-type="float" office:value="172.098758420352">
            <text:p>172.1</text:p>
          </table:table-cell>
          <table:table-cell table:style-name="ce2" table:formula="of:=(COS(RADIANS([.$A65] ))*[.$C$7])+[.$C$4]" office:value-type="float" office:value="44.6238984594971">
            <text:p>44.62</text:p>
          </table:table-cell>
          <table:table-cell table:style-name="ce2" table:formula="of:=(SIN(RADIANS([.$A65] ))*[.$C$7])+[.$C$4]" office:value-type="float" office:value="164.667310165579">
            <text:p>164.67</text:p>
          </table:table-cell>
          <table:table-cell table:style-name="ce2" table:formula="of:=(COS(RADIANS([.$A65] ))*[.$C$8])+[.$C$4]" office:value-type="float" office:value="51.3152045230856">
            <text:p>51.32</text:p>
          </table:table-cell>
          <table:table-cell table:style-name="ce2" table:formula="of:=(SIN(RADIANS([.$A65] ))*[.$C$8])+[.$C$4]" office:value-type="float" office:value="157.235861910805">
            <text:p>157.24</text:p>
          </table:table-cell>
          <table:table-cell table:style-name="ce2" table:formula="of:=[.A65]-[.$I$12]" office:value-type="float" office:value="222">
            <text:p>222</text:p>
          </table:table-cell>
          <table:table-cell table:style-name="Default"/>
          <table:table-cell table:style-name="Default" table:formula="of:=CONCATENATE(&quot;MOVE S&quot;;[.$B65];&quot; (&quot;;ROUND([.C65];2);&quot; &quot;;ROUND([.D65];2);&quot;);&quot;)" office:value-type="string" office:string-value="MOVE S53 (37.93 172.1);">
            <text:p>MOVE S53 (37.93 172.1);</text:p>
          </table:table-cell>
          <table:table-cell table:style-name="Default" table:formula="of:=CONCATENATE(&quot;MOVE M&quot;;[.$B65];&quot; (&quot;;ROUND([.E65];2);&quot; &quot;;ROUND([.F65];2);&quot;);&quot;)" office:value-type="string" office:string-value="MOVE M53 (44.62 164.67);">
            <text:p>MOVE M53 (44.62 164.67);</text:p>
          </table:table-cell>
          <table:table-cell table:style-name="Default" table:formula="of:=CONCATENATE(&quot;MOVE H&quot;;[.$B65];&quot; (&quot;;ROUND([.G65];2);&quot; &quot;;ROUND([.H65];2);&quot;);&quot;)" office:value-type="string" office:string-value="MOVE H53 (51.32 157.24);">
            <text:p>MOVE H53 (51.32 157.24);</text:p>
          </table:table-cell>
          <table:table-cell table:formula="of:=CONCATENATE(&quot;ROTATE =R&quot;;[.$I65];&quot; S&quot;;[.$B65];&quot;;&quot;)" office:value-type="string" office:string-value="ROTATE =R222 S53;">
            <text:p>ROTATE =R222 S53;</text:p>
          </table:table-cell>
          <table:table-cell table:formula="of:=CONCATENATE(&quot;ROTATE =R&quot;;[.$I65];&quot; M&quot;;[.$B65];&quot;;&quot;)" office:value-type="string" office:string-value="ROTATE =R222 M53;">
            <text:p>ROTATE =R222 M53;</text:p>
          </table:table-cell>
          <table:table-cell table:formula="of:=CONCATENATE(&quot;ROTATE =R&quot;;[.$I65];&quot; H&quot;;[.$B65];&quot;;&quot;)" office:value-type="string" office:string-value="ROTATE =R222 H53;">
            <text:p>ROTATE =R222 H53;</text:p>
          </table:table-cell>
          <table:table-cell table:number-columns-repeated="1002"/>
        </table:table-row>
        <table:table-row table:style-name="ro2">
          <table:table-cell table:style-name="ce2" table:formula="of:=[.A65]-[.$K$3]" office:value-type="float" office:value="126">
            <text:p>126</text:p>
          </table:table-cell>
          <table:table-cell table:style-name="ce2" office:value-type="float" office:value="54">
            <text:p>54</text:p>
          </table:table-cell>
          <table:table-cell table:style-name="ce2" table:formula="of:=(COS(RADIANS([.A66] ))*[.$C$6])+[.$C$4]" office:value-type="float" office:value="45.6604010322151">
            <text:p>45.66</text:p>
          </table:table-cell>
          <table:table-cell table:style-name="ce2" table:formula="of:=(SIN(RADIANS([.A66] ))*[.$C$6])+[.$C$4]" office:value-type="float" office:value="178.35661446562">
            <text:p>178.36</text:p>
          </table:table-cell>
          <table:table-cell table:style-name="ce2" table:formula="of:=(COS(RADIANS([.$A66] ))*[.$C$7])+[.$C$4]" office:value-type="float" office:value="51.5382535551398">
            <text:p>51.54</text:p>
          </table:table-cell>
          <table:table-cell table:style-name="ce2" table:formula="of:=(SIN(RADIANS([.$A66] ))*[.$C$7])+[.$C$4]" office:value-type="float" office:value="170.266444521871">
            <text:p>170.27</text:p>
          </table:table-cell>
          <table:table-cell table:style-name="ce2" table:formula="of:=(COS(RADIANS([.$A66] ))*[.$C$8])+[.$C$4]" office:value-type="float" office:value="57.4161060780645">
            <text:p>57.42</text:p>
          </table:table-cell>
          <table:table-cell table:style-name="ce2" table:formula="of:=(SIN(RADIANS([.$A66] ))*[.$C$8])+[.$C$4]" office:value-type="float" office:value="162.176274578121">
            <text:p>162.18</text:p>
          </table:table-cell>
          <table:table-cell table:style-name="ce2" table:formula="of:=[.A66]-[.$I$12]" office:value-type="float" office:value="216">
            <text:p>216</text:p>
          </table:table-cell>
          <table:table-cell table:style-name="Default"/>
          <table:table-cell table:style-name="Default" table:formula="of:=CONCATENATE(&quot;MOVE S&quot;;[.$B66];&quot; (&quot;;ROUND([.C66];2);&quot; &quot;;ROUND([.D66];2);&quot;);&quot;)" office:value-type="string" office:string-value="MOVE S54 (45.66 178.36);">
            <text:p>MOVE S54 (45.66 178.36);</text:p>
          </table:table-cell>
          <table:table-cell table:style-name="Default" table:formula="of:=CONCATENATE(&quot;MOVE M&quot;;[.$B66];&quot; (&quot;;ROUND([.E66];2);&quot; &quot;;ROUND([.F66];2);&quot;);&quot;)" office:value-type="string" office:string-value="MOVE M54 (51.54 170.27);">
            <text:p>MOVE M54 (51.54 170.27);</text:p>
          </table:table-cell>
          <table:table-cell table:style-name="Default" table:formula="of:=CONCATENATE(&quot;MOVE H&quot;;[.$B66];&quot; (&quot;;ROUND([.G66];2);&quot; &quot;;ROUND([.H66];2);&quot;);&quot;)" office:value-type="string" office:string-value="MOVE H54 (57.42 162.18);">
            <text:p>MOVE H54 (57.42 162.18);</text:p>
          </table:table-cell>
          <table:table-cell table:formula="of:=CONCATENATE(&quot;ROTATE =R&quot;;[.$I66];&quot; S&quot;;[.$B66];&quot;;&quot;)" office:value-type="string" office:string-value="ROTATE =R216 S54;">
            <text:p>ROTATE =R216 S54;</text:p>
          </table:table-cell>
          <table:table-cell table:formula="of:=CONCATENATE(&quot;ROTATE =R&quot;;[.$I66];&quot; M&quot;;[.$B66];&quot;;&quot;)" office:value-type="string" office:string-value="ROTATE =R216 M54;">
            <text:p>ROTATE =R216 M54;</text:p>
          </table:table-cell>
          <table:table-cell table:formula="of:=CONCATENATE(&quot;ROTATE =R&quot;;[.$I66];&quot; H&quot;;[.$B66];&quot;;&quot;)" office:value-type="string" office:string-value="ROTATE =R216 H54;">
            <text:p>ROTATE =R216 H54;</text:p>
          </table:table-cell>
          <table:table-cell table:number-columns-repeated="1002"/>
        </table:table-row>
        <table:table-row table:style-name="ro2">
          <table:table-cell table:style-name="ce2" table:formula="of:=[.A66]-[.$K$3]" office:value-type="float" office:value="120">
            <text:p>120</text:p>
          </table:table-cell>
          <table:table-cell table:style-name="ce2" office:value-type="float" office:value="55">
            <text:p>55</text:p>
          </table:table-cell>
          <table:table-cell table:style-name="ce2" table:formula="of:=(COS(RADIANS([.A67] ))*[.$C$6])+[.$C$4]" office:value-type="float" office:value="54">
            <text:p>54</text:p>
          </table:table-cell>
          <table:table-cell table:style-name="ce2" table:formula="of:=(SIN(RADIANS([.A67] ))*[.$C$6])+[.$C$4]" office:value-type="float" office:value="183.772413359522">
            <text:p>183.77</text:p>
          </table:table-cell>
          <table:table-cell table:style-name="ce2" table:formula="of:=(COS(RADIANS([.$A67] ))*[.$C$7])+[.$C$4]" office:value-type="float" office:value="59">
            <text:p>59</text:p>
          </table:table-cell>
          <table:table-cell table:style-name="ce2" table:formula="of:=(SIN(RADIANS([.$A67] ))*[.$C$7])+[.$C$4]" office:value-type="float" office:value="175.112159321677">
            <text:p>175.11</text:p>
          </table:table-cell>
          <table:table-cell table:style-name="ce2" table:formula="of:=(COS(RADIANS([.$A67] ))*[.$C$8])+[.$C$4]" office:value-type="float" office:value="64">
            <text:p>64</text:p>
          </table:table-cell>
          <table:table-cell table:style-name="ce2" table:formula="of:=(SIN(RADIANS([.$A67] ))*[.$C$8])+[.$C$4]" office:value-type="float" office:value="166.451905283833">
            <text:p>166.45</text:p>
          </table:table-cell>
          <table:table-cell table:style-name="ce2" table:formula="of:=[.A67]-[.$I$12]" office:value-type="float" office:value="210">
            <text:p>210</text:p>
          </table:table-cell>
          <table:table-cell table:style-name="Default"/>
          <table:table-cell table:style-name="Default" table:formula="of:=CONCATENATE(&quot;MOVE S&quot;;[.$B67];&quot; (&quot;;ROUND([.C67];2);&quot; &quot;;ROUND([.D67];2);&quot;);&quot;)" office:value-type="string" office:string-value="MOVE S55 (54 183.77);">
            <text:p>MOVE S55 (54 183.77);</text:p>
          </table:table-cell>
          <table:table-cell table:style-name="Default" table:formula="of:=CONCATENATE(&quot;MOVE M&quot;;[.$B67];&quot; (&quot;;ROUND([.E67];2);&quot; &quot;;ROUND([.F67];2);&quot;);&quot;)" office:value-type="string" office:string-value="MOVE M55 (59 175.11);">
            <text:p>MOVE M55 (59 175.11);</text:p>
          </table:table-cell>
          <table:table-cell table:style-name="Default" table:formula="of:=CONCATENATE(&quot;MOVE H&quot;;[.$B67];&quot; (&quot;;ROUND([.G67];2);&quot; &quot;;ROUND([.H67];2);&quot;);&quot;)" office:value-type="string" office:string-value="MOVE H55 (64 166.45);">
            <text:p>MOVE H55 (64 166.45);</text:p>
          </table:table-cell>
          <table:table-cell table:formula="of:=CONCATENATE(&quot;ROTATE =R&quot;;[.$I67];&quot; S&quot;;[.$B67];&quot;;&quot;)" office:value-type="string" office:string-value="ROTATE =R210 S55;">
            <text:p>ROTATE =R210 S55;</text:p>
          </table:table-cell>
          <table:table-cell table:formula="of:=CONCATENATE(&quot;ROTATE =R&quot;;[.$I67];&quot; M&quot;;[.$B67];&quot;;&quot;)" office:value-type="string" office:string-value="ROTATE =R210 M55;">
            <text:p>ROTATE =R210 M55;</text:p>
          </table:table-cell>
          <table:table-cell table:formula="of:=CONCATENATE(&quot;ROTATE =R&quot;;[.$I67];&quot; H&quot;;[.$B67];&quot;;&quot;)" office:value-type="string" office:string-value="ROTATE =R210 H55;">
            <text:p>ROTATE =R210 H55;</text:p>
          </table:table-cell>
          <table:table-cell table:number-columns-repeated="1002"/>
        </table:table-row>
        <table:table-row table:style-name="ro2">
          <table:table-cell table:style-name="ce2" table:formula="of:=[.A67]-[.$K$3]" office:value-type="float" office:value="114">
            <text:p>114</text:p>
          </table:table-cell>
          <table:table-cell table:style-name="ce2" office:value-type="float" office:value="56">
            <text:p>56</text:p>
          </table:table-cell>
          <table:table-cell table:style-name="ce2" table:formula="of:=(COS(RADIANS([.A68] ))*[.$C$6])+[.$C$4]" office:value-type="float" office:value="62.860018907799">
            <text:p>62.86</text:p>
          </table:table-cell>
          <table:table-cell table:style-name="ce2" table:formula="of:=(SIN(RADIANS([.A68] ))*[.$C$6])+[.$C$4]" office:value-type="float" office:value="188.286818476047">
            <text:p>188.29</text:p>
          </table:table-cell>
          <table:table-cell table:style-name="ce2" table:formula="of:=(COS(RADIANS([.$A68] ))*[.$C$7])+[.$C$4]" office:value-type="float" office:value="66.927385338557">
            <text:p>66.93</text:p>
          </table:table-cell>
          <table:table-cell table:style-name="ce2" table:formula="of:=(SIN(RADIANS([.$A68] ))*[.$C$7])+[.$C$4]" office:value-type="float" office:value="179.151363899621">
            <text:p>179.15</text:p>
          </table:table-cell>
          <table:table-cell table:style-name="ce2" table:formula="of:=(COS(RADIANS([.$A68] ))*[.$C$8])+[.$C$4]" office:value-type="float" office:value="70.994751769315">
            <text:p>70.99</text:p>
          </table:table-cell>
          <table:table-cell table:style-name="ce2" table:formula="of:=(SIN(RADIANS([.$A68] ))*[.$C$8])+[.$C$4]" office:value-type="float" office:value="170.015909323195">
            <text:p>170.02</text:p>
          </table:table-cell>
          <table:table-cell table:style-name="ce2" table:formula="of:=[.A68]-[.$I$12]" office:value-type="float" office:value="204">
            <text:p>204</text:p>
          </table:table-cell>
          <table:table-cell table:style-name="Default"/>
          <table:table-cell table:style-name="Default" table:formula="of:=CONCATENATE(&quot;MOVE S&quot;;[.$B68];&quot; (&quot;;ROUND([.C68];2);&quot; &quot;;ROUND([.D68];2);&quot;);&quot;)" office:value-type="string" office:string-value="MOVE S56 (62.86 188.29);">
            <text:p>MOVE S56 (62.86 188.29);</text:p>
          </table:table-cell>
          <table:table-cell table:style-name="Default" table:formula="of:=CONCATENATE(&quot;MOVE M&quot;;[.$B68];&quot; (&quot;;ROUND([.E68];2);&quot; &quot;;ROUND([.F68];2);&quot;);&quot;)" office:value-type="string" office:string-value="MOVE M56 (66.93 179.15);">
            <text:p>MOVE M56 (66.93 179.15);</text:p>
          </table:table-cell>
          <table:table-cell table:style-name="Default" table:formula="of:=CONCATENATE(&quot;MOVE H&quot;;[.$B68];&quot; (&quot;;ROUND([.G68];2);&quot; &quot;;ROUND([.H68];2);&quot;);&quot;)" office:value-type="string" office:string-value="MOVE H56 (70.99 170.02);">
            <text:p>MOVE H56 (70.99 170.02);</text:p>
          </table:table-cell>
          <table:table-cell table:formula="of:=CONCATENATE(&quot;ROTATE =R&quot;;[.$I68];&quot; S&quot;;[.$B68];&quot;;&quot;)" office:value-type="string" office:string-value="ROTATE =R204 S56;">
            <text:p>ROTATE =R204 S56;</text:p>
          </table:table-cell>
          <table:table-cell table:formula="of:=CONCATENATE(&quot;ROTATE =R&quot;;[.$I68];&quot; M&quot;;[.$B68];&quot;;&quot;)" office:value-type="string" office:string-value="ROTATE =R204 M56;">
            <text:p>ROTATE =R204 M56;</text:p>
          </table:table-cell>
          <table:table-cell table:formula="of:=CONCATENATE(&quot;ROTATE =R&quot;;[.$I68];&quot; H&quot;;[.$B68];&quot;;&quot;)" office:value-type="string" office:string-value="ROTATE =R204 H56;">
            <text:p>ROTATE =R204 H56;</text:p>
          </table:table-cell>
          <table:table-cell table:number-columns-repeated="1002"/>
        </table:table-row>
        <table:table-row table:style-name="ro2">
          <table:table-cell table:style-name="ce2" table:formula="of:=[.A68]-[.$K$3]" office:value-type="float" office:value="108">
            <text:p>108</text:p>
          </table:table-cell>
          <table:table-cell table:style-name="ce2" office:value-type="float" office:value="57">
            <text:p>57</text:p>
          </table:table-cell>
          <table:table-cell table:style-name="ce2" table:formula="of:=(COS(RADIANS([.A69] ))*[.$C$6])+[.$C$4]" office:value-type="float" office:value="72.14338553438">
            <text:p>72.14</text:p>
          </table:table-cell>
          <table:table-cell table:style-name="ce2" table:formula="of:=(SIN(RADIANS([.A69] ))*[.$C$6])+[.$C$4]" office:value-type="float" office:value="191.85036904804">
            <text:p>191.85</text:p>
          </table:table-cell>
          <table:table-cell table:style-name="ce2" table:formula="of:=(COS(RADIANS([.$A69] ))*[.$C$7])+[.$C$4]" office:value-type="float" office:value="75.2335554781295">
            <text:p>75.23</text:p>
          </table:table-cell>
          <table:table-cell table:style-name="ce2" table:formula="of:=(SIN(RADIANS([.$A69] ))*[.$C$7])+[.$C$4]" office:value-type="float" office:value="182.339803885088">
            <text:p>182.34</text:p>
          </table:table-cell>
          <table:table-cell table:style-name="ce2" table:formula="of:=(COS(RADIANS([.$A69] ))*[.$C$8])+[.$C$4]" office:value-type="float" office:value="78.323725421879">
            <text:p>78.32</text:p>
          </table:table-cell>
          <table:table-cell table:style-name="ce2" table:formula="of:=(SIN(RADIANS([.$A69] ))*[.$C$8])+[.$C$4]" office:value-type="float" office:value="172.829238722137">
            <text:p>172.83</text:p>
          </table:table-cell>
          <table:table-cell table:style-name="ce2" table:formula="of:=[.A69]-[.$I$12]" office:value-type="float" office:value="198">
            <text:p>198</text:p>
          </table:table-cell>
          <table:table-cell table:style-name="Default"/>
          <table:table-cell table:style-name="Default" table:formula="of:=CONCATENATE(&quot;MOVE S&quot;;[.$B69];&quot; (&quot;;ROUND([.C69];2);&quot; &quot;;ROUND([.D69];2);&quot;);&quot;)" office:value-type="string" office:string-value="MOVE S57 (72.14 191.85);">
            <text:p>MOVE S57 (72.14 191.85);</text:p>
          </table:table-cell>
          <table:table-cell table:style-name="Default" table:formula="of:=CONCATENATE(&quot;MOVE M&quot;;[.$B69];&quot; (&quot;;ROUND([.E69];2);&quot; &quot;;ROUND([.F69];2);&quot;);&quot;)" office:value-type="string" office:string-value="MOVE M57 (75.23 182.34);">
            <text:p>MOVE M57 (75.23 182.34);</text:p>
          </table:table-cell>
          <table:table-cell table:style-name="Default" table:formula="of:=CONCATENATE(&quot;MOVE H&quot;;[.$B69];&quot; (&quot;;ROUND([.G69];2);&quot; &quot;;ROUND([.H69];2);&quot;);&quot;)" office:value-type="string" office:string-value="MOVE H57 (78.32 172.83);">
            <text:p>MOVE H57 (78.32 172.83);</text:p>
          </table:table-cell>
          <table:table-cell table:formula="of:=CONCATENATE(&quot;ROTATE =R&quot;;[.$I69];&quot; S&quot;;[.$B69];&quot;;&quot;)" office:value-type="string" office:string-value="ROTATE =R198 S57;">
            <text:p>ROTATE =R198 S57;</text:p>
          </table:table-cell>
          <table:table-cell table:formula="of:=CONCATENATE(&quot;ROTATE =R&quot;;[.$I69];&quot; M&quot;;[.$B69];&quot;;&quot;)" office:value-type="string" office:string-value="ROTATE =R198 M57;">
            <text:p>ROTATE =R198 M57;</text:p>
          </table:table-cell>
          <table:table-cell table:formula="of:=CONCATENATE(&quot;ROTATE =R&quot;;[.$I69];&quot; H&quot;;[.$B69];&quot;;&quot;)" office:value-type="string" office:string-value="ROTATE =R198 H57;">
            <text:p>ROTATE =R198 H57;</text:p>
          </table:table-cell>
          <table:table-cell table:number-columns-repeated="1002"/>
        </table:table-row>
        <table:table-row table:style-name="ro2">
          <table:table-cell table:style-name="ce2" table:formula="of:=[.A69]-[.$K$3]" office:value-type="float" office:value="102">
            <text:p>102</text:p>
          </table:table-cell>
          <table:table-cell table:style-name="ce2" office:value-type="float" office:value="58">
            <text:p>58</text:p>
          </table:table-cell>
          <table:table-cell table:style-name="ce2" table:formula="of:=(COS(RADIANS([.A70] ))*[.$C$6])+[.$C$4]" office:value-type="float" office:value="81.7483893723129">
            <text:p>81.75</text:p>
          </table:table-cell>
          <table:table-cell table:style-name="ce2" table:formula="of:=(SIN(RADIANS([.A70] ))*[.$C$6])+[.$C$4]" office:value-type="float" office:value="194.424022069712">
            <text:p>194.42</text:p>
          </table:table-cell>
          <table:table-cell table:style-name="ce2" table:formula="of:=(COS(RADIANS([.$A70] ))*[.$C$7])+[.$C$4]" office:value-type="float" office:value="83.8275062804905">
            <text:p>83.83</text:p>
          </table:table-cell>
          <table:table-cell table:style-name="ce2" table:formula="of:=(SIN(RADIANS([.$A70] ))*[.$C$7])+[.$C$4]" office:value-type="float" office:value="184.642546062373">
            <text:p>184.64</text:p>
          </table:table-cell>
          <table:table-cell table:style-name="ce2" table:formula="of:=(COS(RADIANS([.$A70] ))*[.$C$8])+[.$C$4]" office:value-type="float" office:value="85.9066231886681">
            <text:p>85.91</text:p>
          </table:table-cell>
          <table:table-cell table:style-name="ce2" table:formula="of:=(SIN(RADIANS([.$A70] ))*[.$C$8])+[.$C$4]" office:value-type="float" office:value="174.861070055035">
            <text:p>174.86</text:p>
          </table:table-cell>
          <table:table-cell table:style-name="ce2" table:formula="of:=[.A70]-[.$I$12]" office:value-type="float" office:value="192">
            <text:p>192</text:p>
          </table:table-cell>
          <table:table-cell table:style-name="Default"/>
          <table:table-cell table:style-name="Default" table:formula="of:=CONCATENATE(&quot;MOVE S&quot;;[.$B70];&quot; (&quot;;ROUND([.C70];2);&quot; &quot;;ROUND([.D70];2);&quot;);&quot;)" office:value-type="string" office:string-value="MOVE S58 (81.75 194.42);">
            <text:p>MOVE S58 (81.75 194.42);</text:p>
          </table:table-cell>
          <table:table-cell table:style-name="Default" table:formula="of:=CONCATENATE(&quot;MOVE M&quot;;[.$B70];&quot; (&quot;;ROUND([.E70];2);&quot; &quot;;ROUND([.F70];2);&quot;);&quot;)" office:value-type="string" office:string-value="MOVE M58 (83.83 184.64);">
            <text:p>MOVE M58 (83.83 184.64);</text:p>
          </table:table-cell>
          <table:table-cell table:style-name="Default" table:formula="of:=CONCATENATE(&quot;MOVE H&quot;;[.$B70];&quot; (&quot;;ROUND([.G70];2);&quot; &quot;;ROUND([.H70];2);&quot;);&quot;)" office:value-type="string" office:string-value="MOVE H58 (85.91 174.86);">
            <text:p>MOVE H58 (85.91 174.86);</text:p>
          </table:table-cell>
          <table:table-cell table:formula="of:=CONCATENATE(&quot;ROTATE =R&quot;;[.$I70];&quot; S&quot;;[.$B70];&quot;;&quot;)" office:value-type="string" office:string-value="ROTATE =R192 S58;">
            <text:p>ROTATE =R192 S58;</text:p>
          </table:table-cell>
          <table:table-cell table:formula="of:=CONCATENATE(&quot;ROTATE =R&quot;;[.$I70];&quot; M&quot;;[.$B70];&quot;;&quot;)" office:value-type="string" office:string-value="ROTATE =R192 M58;">
            <text:p>ROTATE =R192 M58;</text:p>
          </table:table-cell>
          <table:table-cell table:formula="of:=CONCATENATE(&quot;ROTATE =R&quot;;[.$I70];&quot; H&quot;;[.$B70];&quot;;&quot;)" office:value-type="string" office:string-value="ROTATE =R192 H58;">
            <text:p>ROTATE =R192 H58;</text:p>
          </table:table-cell>
          <table:table-cell table:number-columns-repeated="1002"/>
        </table:table-row>
        <table:table-row table:style-name="ro2">
          <table:table-cell table:style-name="ce2" table:formula="of:=[.A70]-[.$K$3]" office:value-type="float" office:value="96">
            <text:p>96</text:p>
          </table:table-cell>
          <table:table-cell table:style-name="ce2" office:value-type="float" office:value="59">
            <text:p>59</text:p>
          </table:table-cell>
          <table:table-cell table:style-name="ce2" table:formula="of:=(COS(RADIANS([.A71] ))*[.$C$6])+[.$C$4]" office:value-type="float" office:value="91.5697959895729">
            <text:p>91.57</text:p>
          </table:table-cell>
          <table:table-cell table:style-name="ce2" table:formula="of:=(SIN(RADIANS([.A71] ))*[.$C$6])+[.$C$4]" office:value-type="float" office:value="195.979580059986">
            <text:p>195.98</text:p>
          </table:table-cell>
          <table:table-cell table:style-name="ce2" table:formula="of:=(COS(RADIANS([.$A71] ))*[.$C$7])+[.$C$4]" office:value-type="float" office:value="92.6150806222494">
            <text:p>92.62</text:p>
          </table:table-cell>
          <table:table-cell table:style-name="ce2" table:formula="of:=(SIN(RADIANS([.$A71] ))*[.$C$7])+[.$C$4]" office:value-type="float" office:value="186.034361106303">
            <text:p>186.03</text:p>
          </table:table-cell>
          <table:table-cell table:style-name="ce2" table:formula="of:=(COS(RADIANS([.$A71] ))*[.$C$8])+[.$C$4]" office:value-type="float" office:value="93.660365254926">
            <text:p>93.66</text:p>
          </table:table-cell>
          <table:table-cell table:style-name="ce2" table:formula="of:=(SIN(RADIANS([.$A71] ))*[.$C$8])+[.$C$4]" office:value-type="float" office:value="176.089142152621">
            <text:p>176.09</text:p>
          </table:table-cell>
          <table:table-cell table:style-name="ce2" table:formula="of:=[.A71]-[.$I$12]" office:value-type="float" office:value="186">
            <text:p>186</text:p>
          </table:table-cell>
          <table:table-cell table:style-name="Default"/>
          <table:table-cell table:style-name="Default" table:formula="of:=CONCATENATE(&quot;MOVE S&quot;;[.$B71];&quot; (&quot;;ROUND([.C71];2);&quot; &quot;;ROUND([.D71];2);&quot;);&quot;)" office:value-type="string" office:string-value="MOVE S59 (91.57 195.98);">
            <text:p>MOVE S59 (91.57 195.98);</text:p>
          </table:table-cell>
          <table:table-cell table:style-name="Default" table:formula="of:=CONCATENATE(&quot;MOVE M&quot;;[.$B71];&quot; (&quot;;ROUND([.E71];2);&quot; &quot;;ROUND([.F71];2);&quot;);&quot;)" office:value-type="string" office:string-value="MOVE M59 (92.62 186.03);">
            <text:p>MOVE M59 (92.62 186.03);</text:p>
          </table:table-cell>
          <table:table-cell table:style-name="Default" table:formula="of:=CONCATENATE(&quot;MOVE H&quot;;[.$B71];&quot; (&quot;;ROUND([.G71];2);&quot; &quot;;ROUND([.H71];2);&quot;);&quot;)" office:value-type="string" office:string-value="MOVE H59 (93.66 176.09);">
            <text:p>MOVE H59 (93.66 176.09);</text:p>
          </table:table-cell>
          <table:table-cell table:formula="of:=CONCATENATE(&quot;ROTATE =R&quot;;[.$I71];&quot; S&quot;;[.$B71];&quot;;&quot;)" office:value-type="string" office:string-value="ROTATE =R186 S59;">
            <text:p>ROTATE =R186 S59;</text:p>
          </table:table-cell>
          <table:table-cell table:formula="of:=CONCATENATE(&quot;ROTATE =R&quot;;[.$I71];&quot; M&quot;;[.$B71];&quot;;&quot;)" office:value-type="string" office:string-value="ROTATE =R186 M59;">
            <text:p>ROTATE =R186 M59;</text:p>
          </table:table-cell>
          <table:table-cell table:formula="of:=CONCATENATE(&quot;ROTATE =R&quot;;[.$I71];&quot; H&quot;;[.$B71];&quot;;&quot;)" office:value-type="string" office:string-value="ROTATE =R186 H59;">
            <text:p>ROTATE =R186 H59;</text:p>
          </table:table-cell>
          <table:table-cell table:number-columns-repeated="1002"/>
        </table:table-row>
        <table:table-row table:style-name="ro2">
          <table:table-cell table:style-name="ce2" table:formula="of:=[.A71]-[.$K$3]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table:style-name="ce2" table:formula="of:=(COS(RADIANS([.A72] ))*[.$C$6])+[.$C$4]" office:value-type="float" office:value="101.5">
            <text:p>101.5</text:p>
          </table:table-cell>
          <table:table-cell table:style-name="ce2" table:formula="of:=(SIN(RADIANS([.A72] ))*[.$C$6])+[.$C$4]" office:value-type="float" office:value="196.5">
            <text:p>196.5</text:p>
          </table:table-cell>
          <table:table-cell table:style-name="ce2" table:formula="of:=(COS(RADIANS([.$A72] ))*[.$C$7])+[.$C$4]" office:value-type="float" office:value="101.5">
            <text:p>101.5</text:p>
          </table:table-cell>
          <table:table-cell table:style-name="ce2" table:formula="of:=(SIN(RADIANS([.$A72] ))*[.$C$7])+[.$C$4]" office:value-type="float" office:value="186.5">
            <text:p>186.5</text:p>
          </table:table-cell>
          <table:table-cell table:style-name="ce2" table:formula="of:=(COS(RADIANS([.$A72] ))*[.$C$8])+[.$C$4]" office:value-type="float" office:value="101.5">
            <text:p>101.5</text:p>
          </table:table-cell>
          <table:table-cell table:style-name="ce2" table:formula="of:=(SIN(RADIANS([.$A72] ))*[.$C$8])+[.$C$4]" office:value-type="float" office:value="176.5">
            <text:p>176.5</text:p>
          </table:table-cell>
          <table:table-cell table:style-name="ce2" table:formula="of:=[.A72]-[.$I$12]" office:value-type="float" office:value="180">
            <text:p>180</text:p>
          </table:table-cell>
          <table:table-cell/>
          <table:table-cell table:style-name="Default" table:formula="of:=CONCATENATE(&quot;MOVE S&quot;;[.$B72];&quot; (&quot;;ROUND([.C72];2);&quot; &quot;;ROUND([.D72];2);&quot;);&quot;)" office:value-type="string" office:string-value="MOVE S0 (101.5 196.5);">
            <text:p>MOVE S0 (101.5 196.5);</text:p>
          </table:table-cell>
          <table:table-cell table:style-name="Default" table:formula="of:=CONCATENATE(&quot;MOVE M&quot;;[.$B72];&quot; (&quot;;ROUND([.E72];2);&quot; &quot;;ROUND([.F72];2);&quot;);&quot;)" office:value-type="string" office:string-value="MOVE M0 (101.5 186.5);">
            <text:p>MOVE M0 (101.5 186.5);</text:p>
          </table:table-cell>
          <table:table-cell table:style-name="Default" table:formula="of:=CONCATENATE(&quot;MOVE H&quot;;[.$B72];&quot; (&quot;;ROUND([.G72];2);&quot; &quot;;ROUND([.H72];2);&quot;);&quot;)" office:value-type="string" office:string-value="MOVE H0 (101.5 176.5);">
            <text:p>MOVE H0 (101.5 176.5);</text:p>
          </table:table-cell>
          <table:table-cell table:formula="of:=CONCATENATE(&quot;ROTATE =R&quot;;[.$I72];&quot; S&quot;;[.$B72];&quot;;&quot;)" office:value-type="string" office:string-value="ROTATE =R180 S0;">
            <text:p>ROTATE =R180 S0;</text:p>
          </table:table-cell>
          <table:table-cell table:formula="of:=CONCATENATE(&quot;ROTATE =R&quot;;[.$I72];&quot; M&quot;;[.$B72];&quot;;&quot;)" office:value-type="string" office:string-value="ROTATE =R180 M0;">
            <text:p>ROTATE =R180 M0;</text:p>
          </table:table-cell>
          <table:table-cell table:formula="of:=CONCATENATE(&quot;ROTATE =R&quot;;[.$I72];&quot; H&quot;;[.$B72];&quot;;&quot;)" office:value-type="string" office:string-value="ROTATE =R180 H0;">
            <text:p>ROTATE =R180 H0;</text:p>
          </table:table-cell>
          <table:table-cell table:number-columns-repeated="1002"/>
        </table:table-row>
        <table:table-row table:style-name="ro2" table:number-rows-repeated="3">
          <table:table-cell table:number-columns-repeated="1018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/>
          <table:table-cell table:style-name="ce2" office:value-type="string">
            <text:p>Pendulum</text:p>
          </table:table-cell>
          <table:table-cell table:style-name="ce2" table:number-columns-repeated="3"/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48">
            <text:p>-4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table:formula="of:=(COS(RADIANS([.A79] ))*[.$C$9])+[.$C$4]" office:value-type="float" office:value="143.655228200608">
            <text:p>143.66</text:p>
          </table:table-cell>
          <table:table-cell table:style-name="ce2" table:formula="of:=(SIN(RADIANS([.$A79] ))*[.$C$9])+[.$C$4]" office:value-type="float" office:value="54.6818759949242">
            <text:p>54.68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54">
            <text:p>-5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table:formula="of:=(COS(RADIANS([.A80] ))*[.$C$9])+[.$C$4]" office:value-type="float" office:value="138.530470894426">
            <text:p>138.53</text:p>
          </table:table-cell>
          <table:table-cell table:style-name="ce2" table:formula="of:=(SIN(RADIANS([.$A80] ))*[.$C$9])+[.$C$4]" office:value-type="float" office:value="50.5319293543783">
            <text:p>50.53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60">
            <text:p>-6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table:formula="of:=(COS(RADIANS([.A81] ))*[.$C$9])+[.$C$4]" office:value-type="float" office:value="133">
            <text:p>133</text:p>
          </table:table-cell>
          <table:table-cell table:style-name="ce2" table:formula="of:=(SIN(RADIANS([.$A81] ))*[.$C$9])+[.$C$4]" office:value-type="float" office:value="46.9403995615804">
            <text:p>46.94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66">
            <text:p>-66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">
            <text:p>4</text:p>
          </table:table-cell>
          <table:table-cell table:style-name="ce2" table:formula="of:=(COS(RADIANS([.A82] ))*[.$C$9])+[.$C$4]" office:value-type="float" office:value="127.124408513775">
            <text:p>127.12</text:p>
          </table:table-cell>
          <table:table-cell table:style-name="ce2" table:formula="of:=(SIN(RADIANS([.$A82] ))*[.$C$9])+[.$C$4]" office:value-type="float" office:value="43.9466361685161">
            <text:p>43.95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72">
            <text:p>-7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5">
            <text:p>5</text:p>
          </table:table-cell>
          <table:table-cell table:style-name="ce2" table:formula="of:=(COS(RADIANS([.A83] ))*[.$C$9])+[.$C$4]" office:value-type="float" office:value="120.968070645622">
            <text:p>120.97</text:p>
          </table:table-cell>
          <table:table-cell table:style-name="ce2" table:formula="of:=(SIN(RADIANS([.$A83] ))*[.$C$9])+[.$C$4]" office:value-type="float" office:value="41.5834394734053">
            <text:p>41.58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78">
            <text:p>-78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6">
            <text:p>6</text:p>
          </table:table-cell>
          <table:table-cell table:style-name="ce2" table:formula="of:=(COS(RADIANS([.A84] ))*[.$C$9])+[.$C$4]" office:value-type="float" office:value="114.598436521519">
            <text:p>114.6</text:p>
          </table:table-cell>
          <table:table-cell table:style-name="ce2" table:formula="of:=(SIN(RADIANS([.$A84] ))*[.$C$9])+[.$C$4]" office:value-type="float" office:value="39.8767011537702">
            <text:p>39.88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84">
            <text:p>-84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7">
            <text:p>7</text:p>
          </table:table-cell>
          <table:table-cell table:style-name="ce2" table:formula="of:=(COS(RADIANS([.A85] ))*[.$C$9])+[.$C$4]" office:value-type="float" office:value="108.085293185862">
            <text:p>108.09</text:p>
          </table:table-cell>
          <table:table-cell table:style-name="ce2" table:formula="of:=(SIN(RADIANS([.$A85] ))*[.$C$9])+[.$C$4]" office:value-type="float" office:value="38.8451205917988">
            <text:p>38.85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90">
            <text:p>-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">
            <text:p>8</text:p>
          </table:table-cell>
          <table:table-cell table:style-name="ce2" table:formula="of:=(COS(RADIANS([.A86] ))*[.$C$9])+[.$C$4]" office:value-type="float" office:value="101.5">
            <text:p>101.5</text:p>
          </table:table-cell>
          <table:table-cell table:style-name="ce2" table:formula="of:=(SIN(RADIANS([.$A86] ))*[.$C$9])+[.$C$4]" office:value-type="float" office:value="38.5">
            <text:p>38.5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96">
            <text:p>-9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9">
            <text:p>9</text:p>
          </table:table-cell>
          <table:table-cell table:style-name="ce2" table:formula="of:=(COS(RADIANS([.A87] ))*[.$C$9])+[.$C$4]" office:value-type="float" office:value="94.9147068141378">
            <text:p>94.91</text:p>
          </table:table-cell>
          <table:table-cell table:style-name="ce2" table:formula="of:=(SIN(RADIANS([.$A87] ))*[.$C$9])+[.$C$4]" office:value-type="float" office:value="38.8451205917988">
            <text:p>38.85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102">
            <text:p>-10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0">
            <text:p>10</text:p>
          </table:table-cell>
          <table:table-cell table:style-name="ce2" table:formula="of:=(COS(RADIANS([.A88] ))*[.$C$9])+[.$C$4]" office:value-type="float" office:value="88.4015634784812">
            <text:p>88.4</text:p>
          </table:table-cell>
          <table:table-cell table:style-name="ce2" table:formula="of:=(SIN(RADIANS([.$A88] ))*[.$C$9])+[.$C$4]" office:value-type="float" office:value="39.8767011537702">
            <text:p>39.88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108">
            <text:p>-10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2" table:formula="of:=(COS(RADIANS([.A89] ))*[.$C$9])+[.$C$4]" office:value-type="float" office:value="82.0319293543783">
            <text:p>82.03</text:p>
          </table:table-cell>
          <table:table-cell table:style-name="ce2" table:formula="of:=(SIN(RADIANS([.$A89] ))*[.$C$9])+[.$C$4]" office:value-type="float" office:value="41.5834394734053">
            <text:p>41.58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114">
            <text:p>-114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2">
            <text:p>12</text:p>
          </table:table-cell>
          <table:table-cell table:style-name="ce2" table:formula="of:=(COS(RADIANS([.A90] ))*[.$C$9])+[.$C$4]" office:value-type="float" office:value="75.8755914862246">
            <text:p>75.88</text:p>
          </table:table-cell>
          <table:table-cell table:style-name="ce2" table:formula="of:=(SIN(RADIANS([.$A90] ))*[.$C$9])+[.$C$4]" office:value-type="float" office:value="43.9466361685161">
            <text:p>43.95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120">
            <text:p>-12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3">
            <text:p>13</text:p>
          </table:table-cell>
          <table:table-cell table:style-name="ce2" table:formula="of:=(COS(RADIANS([.A91] ))*[.$C$9])+[.$C$4]" office:value-type="float" office:value="70">
            <text:p>70</text:p>
          </table:table-cell>
          <table:table-cell table:style-name="ce2" table:formula="of:=(SIN(RADIANS([.$A91] ))*[.$C$9])+[.$C$4]" office:value-type="float" office:value="46.9403995615804">
            <text:p>46.94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126">
            <text:p>-12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4">
            <text:p>14</text:p>
          </table:table-cell>
          <table:table-cell table:style-name="ce2" table:formula="of:=(COS(RADIANS([.A92] ))*[.$C$9])+[.$C$4]" office:value-type="float" office:value="64.4695291055742">
            <text:p>64.47</text:p>
          </table:table-cell>
          <table:table-cell table:style-name="ce2" table:formula="of:=(SIN(RADIANS([.$A92] ))*[.$C$9])+[.$C$4]" office:value-type="float" office:value="50.5319293543783">
            <text:p>50.53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float" office:value="-132">
            <text:p>-13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5">
            <text:p>15</text:p>
          </table:table-cell>
          <table:table-cell table:style-name="ce2" table:formula="of:=(COS(RADIANS([.A93] ))*[.$C$9])+[.$C$4]" office:value-type="float" office:value="59.3447717993919">
            <text:p>59.34</text:p>
          </table:table-cell>
          <table:table-cell table:style-name="ce2" table:formula="of:=(SIN(RADIANS([.$A93] ))*[.$C$9])+[.$C$4]" office:value-type="float" office:value="54.6818759949242">
            <text:p>54.68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1018"/>
        </table:table-row>
        <table:table-row table:style-name="ro2">
          <table:table-cell office:value-type="string">
            <text:p>IC</text:p>
          </table:table-cell>
          <table:table-cell table:number-columns-repeated="1017"/>
        </table:table-row>
        <table:table-row table:style-name="ro2">
          <table:table-cell table:number-columns-repeated="1018"/>
        </table:table-row>
        <table:table-row table:style-name="ro2">
          <table:table-cell table:style-name="ce3" office:value-type="string">
            <text:p>Radius</text:p>
          </table:table-cell>
          <table:table-cell table:style-name="ce3" office:value-type="float" office:value="60">
            <text:p>60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osunuti</text:p>
          </table:table-cell>
          <table:table-cell table:style-name="ce3" office:value-type="float" office:value="105">
            <text:p>105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3" office:value-type="string">
            <text:p>Rozchod</text:p>
          </table:table-cell>
          <table:table-cell table:style-name="ce3" office:value-type="float" office:value="-30">
            <text:p>-30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Uhel</text:p>
          </table:table-cell>
          <table:table-cell table:style-name="ce2" office:value-type="string">
            <text:p>prirazeni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number-columns-repeated="1014"/>
        </table:table-row>
        <table:table-row table:style-name="ro2">
          <table:table-cell table:style-name="ce2" table:formula="of:=[.$B$99]+[.$B$98]" office:value-type="float" office:value="75">
            <text:p>75</text:p>
          </table:table-cell>
          <table:table-cell table:style-name="ce2" office:value-type="float" office:value="1">
            <text:p>1</text:p>
          </table:table-cell>
          <table:table-cell table:style-name="ce2" table:formula="of:=(COS(RADIANS([.A101] ))*[.$B$97])+[.$C$4]" office:value-type="float" office:value="117.029142706151">
            <text:p>117.03</text:p>
          </table:table-cell>
          <table:table-cell table:style-name="ce2" table:formula="of:=(SIN(RADIANS([.A101] ))*[.$B$97])+[.$C$4]" office:value-type="float" office:value="159.455549577344">
            <text:p>159.46</text:p>
          </table:table-cell>
          <table:table-cell table:number-columns-repeated="6"/>
          <table:table-cell table:style-name="ce3" table:formula="of:=CONCATENATE(&quot;MOVE &quot;;[.$A$95];[.$B101];&quot; (&quot;;ROUND([.C101];2);&quot; &quot;;ROUND([.D101];2);&quot;);&quot;)" office:value-type="string" office:string-value="MOVE IC1 (117.03 159.46);">
            <text:p>MOVE IC1 (117.03 159.46);</text:p>
          </table:table-cell>
          <table:table-cell table:style-name="ce3" table:formula="of:=CONCATENATE(&quot;ROTATE =R&quot;;[.$A101];&quot; &quot;;[.$A$95];[.$B101];&quot;;&quot;)" office:value-type="string" office:string-value="ROTATE =R75 IC1;">
            <text:p>ROTATE =R75 IC1;</text:p>
          </table:table-cell>
          <table:table-cell table:number-columns-repeated="1006"/>
        </table:table-row>
        <table:table-row table:style-name="ro2">
          <table:table-cell table:style-name="ce2" table:formula="of:=[.A101]+[.$B$99]" office:value-type="float" office:value="45">
            <text:p>45</text:p>
          </table:table-cell>
          <table:table-cell table:style-name="ce2" office:value-type="float" office:value="2">
            <text:p>2</text:p>
          </table:table-cell>
          <table:table-cell table:style-name="ce2" table:formula="of:=(COS(RADIANS([.A102] ))*[.$B$97])+[.$C$4]" office:value-type="float" office:value="143.926406871193">
            <text:p>143.93</text:p>
          </table:table-cell>
          <table:table-cell table:style-name="ce2" table:formula="of:=(SIN(RADIANS([.A102] ))*[.$B$97])+[.$C$4]" office:value-type="float" office:value="143.926406871193">
            <text:p>143.93</text:p>
          </table:table-cell>
          <table:table-cell table:number-columns-repeated="6"/>
          <table:table-cell table:style-name="ce3" table:formula="of:=CONCATENATE(&quot;MOVE &quot;;[.$A$95];[.$B102];&quot; (&quot;;ROUND([.C102];2);&quot; &quot;;ROUND([.D102];2);&quot;);&quot;)" office:value-type="string" office:string-value="MOVE IC2 (143.93 143.93);">
            <text:p>MOVE IC2 (143.93 143.93);</text:p>
          </table:table-cell>
          <table:table-cell table:style-name="ce3" table:formula="of:=CONCATENATE(&quot;ROTATE =R&quot;;[.$A102];&quot; &quot;;[.$A$95];[.$B102];&quot;;&quot;)" office:value-type="string" office:string-value="ROTATE =R45 IC2;">
            <text:p>ROTATE =R45 IC2;</text:p>
          </table:table-cell>
          <table:table-cell table:number-columns-repeated="1006"/>
        </table:table-row>
        <table:table-row table:style-name="ro2">
          <table:table-cell table:style-name="ce2" table:formula="of:=[.A102]+[.$B$99]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table:formula="of:=(COS(RADIANS([.A103] ))*[.$B$97])+[.$C$4]" office:value-type="float" office:value="159.455549577344">
            <text:p>159.46</text:p>
          </table:table-cell>
          <table:table-cell table:style-name="ce2" table:formula="of:=(SIN(RADIANS([.A103] ))*[.$B$97])+[.$C$4]" office:value-type="float" office:value="117.029142706151">
            <text:p>117.03</text:p>
          </table:table-cell>
          <table:table-cell table:number-columns-repeated="6"/>
          <table:table-cell table:style-name="ce3" table:formula="of:=CONCATENATE(&quot;MOVE &quot;;[.$A$95];[.$B103];&quot; (&quot;;ROUND([.C103];2);&quot; &quot;;ROUND([.D103];2);&quot;);&quot;)" office:value-type="string" office:string-value="MOVE IC3 (159.46 117.03);">
            <text:p>MOVE IC3 (159.46 117.03);</text:p>
          </table:table-cell>
          <table:table-cell table:style-name="ce3" table:formula="of:=CONCATENATE(&quot;ROTATE =R&quot;;[.$A103];&quot; &quot;;[.$A$95];[.$B103];&quot;;&quot;)" office:value-type="string" office:string-value="ROTATE =R15 IC3;">
            <text:p>ROTATE =R15 IC3;</text:p>
          </table:table-cell>
          <table:table-cell table:number-columns-repeated="1006"/>
        </table:table-row>
        <table:table-row table:style-name="ro2">
          <table:table-cell table:style-name="ce2" table:formula="of:=[.A103]+[.$B$99]" office:value-type="float" office:value="-15">
            <text:p>-15</text:p>
          </table:table-cell>
          <table:table-cell table:style-name="ce2" office:value-type="float" office:value="4">
            <text:p>4</text:p>
          </table:table-cell>
          <table:table-cell table:style-name="ce2" table:formula="of:=(COS(RADIANS([.A104] ))*[.$B$97])+[.$C$4]" office:value-type="float" office:value="159.455549577344">
            <text:p>159.46</text:p>
          </table:table-cell>
          <table:table-cell table:style-name="ce2" table:formula="of:=(SIN(RADIANS([.A104] ))*[.$B$97])+[.$C$4]" office:value-type="float" office:value="85.9708572938488">
            <text:p>85.97</text:p>
          </table:table-cell>
          <table:table-cell table:number-columns-repeated="6"/>
          <table:table-cell table:style-name="ce3" table:formula="of:=CONCATENATE(&quot;MOVE &quot;;[.$A$95];[.$B104];&quot; (&quot;;ROUND([.C104];2);&quot; &quot;;ROUND([.D104];2);&quot;);&quot;)" office:value-type="string" office:string-value="MOVE IC4 (159.46 85.97);">
            <text:p>MOVE IC4 (159.46 85.97);</text:p>
          </table:table-cell>
          <table:table-cell table:style-name="ce3" table:formula="of:=CONCATENATE(&quot;ROTATE =R&quot;;[.$A104];&quot; &quot;;[.$A$95];[.$B104];&quot;;&quot;)" office:value-type="string" office:string-value="ROTATE =R-15 IC4;">
            <text:p>ROTATE =R-15 IC4;</text:p>
          </table:table-cell>
          <table:table-cell table:number-columns-repeated="1006"/>
        </table:table-row>
        <table:table-row table:style-name="ro2">
          <table:table-cell table:style-name="ce2" table:formula="of:=[.A104]+[.$B$99]" office:value-type="float" office:value="-45">
            <text:p>-45</text:p>
          </table:table-cell>
          <table:table-cell table:style-name="ce2" office:value-type="float" office:value="5">
            <text:p>5</text:p>
          </table:table-cell>
          <table:table-cell table:style-name="ce2" table:formula="of:=(COS(RADIANS([.A105] ))*[.$B$97])+[.$C$4]" office:value-type="float" office:value="143.926406871193">
            <text:p>143.93</text:p>
          </table:table-cell>
          <table:table-cell table:style-name="ce2" table:formula="of:=(SIN(RADIANS([.A105] ))*[.$B$97])+[.$C$4]" office:value-type="float" office:value="59.0735931288072">
            <text:p>59.07</text:p>
          </table:table-cell>
          <table:table-cell table:number-columns-repeated="6"/>
          <table:table-cell table:style-name="ce3" table:formula="of:=CONCATENATE(&quot;MOVE &quot;;[.$A$95];[.$B105];&quot; (&quot;;ROUND([.C105];2);&quot; &quot;;ROUND([.D105];2);&quot;);&quot;)" office:value-type="string" office:string-value="MOVE IC5 (143.93 59.07);">
            <text:p>MOVE IC5 (143.93 59.07);</text:p>
          </table:table-cell>
          <table:table-cell table:style-name="ce3" table:formula="of:=CONCATENATE(&quot;ROTATE =R&quot;;[.$A105];&quot; &quot;;[.$A$95];[.$B105];&quot;;&quot;)" office:value-type="string" office:string-value="ROTATE =R-45 IC5;">
            <text:p>ROTATE =R-45 IC5;</text:p>
          </table:table-cell>
          <table:table-cell table:number-columns-repeated="1006"/>
        </table:table-row>
        <table:table-row table:style-name="ro2">
          <table:table-cell table:style-name="ce2" table:formula="of:=[.A105]+[.$B$99]" office:value-type="float" office:value="-75">
            <text:p>-75</text:p>
          </table:table-cell>
          <table:table-cell table:style-name="ce2" office:value-type="float" office:value="6">
            <text:p>6</text:p>
          </table:table-cell>
          <table:table-cell table:style-name="ce2" table:formula="of:=(COS(RADIANS([.A106] ))*[.$B$97])+[.$C$4]" office:value-type="float" office:value="117.029142706151">
            <text:p>117.03</text:p>
          </table:table-cell>
          <table:table-cell table:style-name="ce2" table:formula="of:=(SIN(RADIANS([.A106] ))*[.$B$97])+[.$C$4]" office:value-type="float" office:value="43.5444504226559">
            <text:p>43.54</text:p>
          </table:table-cell>
          <table:table-cell table:number-columns-repeated="6"/>
          <table:table-cell table:style-name="ce3" table:formula="of:=CONCATENATE(&quot;MOVE &quot;;[.$A$95];[.$B106];&quot; (&quot;;ROUND([.C106];2);&quot; &quot;;ROUND([.D106];2);&quot;);&quot;)" office:value-type="string" office:string-value="MOVE IC6 (117.03 43.54);">
            <text:p>MOVE IC6 (117.03 43.54);</text:p>
          </table:table-cell>
          <table:table-cell table:style-name="ce3" table:formula="of:=CONCATENATE(&quot;ROTATE =R&quot;;[.$A106];&quot; &quot;;[.$A$95];[.$B106];&quot;;&quot;)" office:value-type="string" office:string-value="ROTATE =R-75 IC6;">
            <text:p>ROTATE =R-75 IC6;</text:p>
          </table:table-cell>
          <table:table-cell table:number-columns-repeated="1006"/>
        </table:table-row>
        <table:table-row table:style-name="ro2">
          <table:table-cell table:style-name="ce2" table:formula="of:=[.A106]+[.$B$99]" office:value-type="float" office:value="-105">
            <text:p>-105</text:p>
          </table:table-cell>
          <table:table-cell table:style-name="ce2" office:value-type="float" office:value="7">
            <text:p>7</text:p>
          </table:table-cell>
          <table:table-cell table:style-name="ce2" table:formula="of:=(COS(RADIANS([.A107] ))*[.$B$97])+[.$C$4]" office:value-type="float" office:value="85.9708572938488">
            <text:p>85.97</text:p>
          </table:table-cell>
          <table:table-cell table:style-name="ce2" table:formula="of:=(SIN(RADIANS([.A107] ))*[.$B$97])+[.$C$4]" office:value-type="float" office:value="43.5444504226559">
            <text:p>43.54</text:p>
          </table:table-cell>
          <table:table-cell table:number-columns-repeated="6"/>
          <table:table-cell table:style-name="ce3" table:formula="of:=CONCATENATE(&quot;MOVE &quot;;[.$A$95];[.$B107];&quot; (&quot;;ROUND([.C107];2);&quot; &quot;;ROUND([.D107];2);&quot;);&quot;)" office:value-type="string" office:string-value="MOVE IC7 (85.97 43.54);">
            <text:p>MOVE IC7 (85.97 43.54);</text:p>
          </table:table-cell>
          <table:table-cell table:style-name="ce3" table:formula="of:=CONCATENATE(&quot;ROTATE =R&quot;;[.$A107];&quot; &quot;;[.$A$95];[.$B107];&quot;;&quot;)" office:value-type="string" office:string-value="ROTATE =R-105 IC7;">
            <text:p>ROTATE =R-105 IC7;</text:p>
          </table:table-cell>
          <table:table-cell table:number-columns-repeated="1006"/>
        </table:table-row>
        <table:table-row table:style-name="ro2">
          <table:table-cell table:style-name="ce2" table:formula="of:=[.A107]+[.$B$99]" office:value-type="float" office:value="-135">
            <text:p>-135</text:p>
          </table:table-cell>
          <table:table-cell table:style-name="ce2" office:value-type="float" office:value="8">
            <text:p>8</text:p>
          </table:table-cell>
          <table:table-cell table:style-name="ce2" table:formula="of:=(COS(RADIANS([.A108] ))*[.$B$97])+[.$C$4]" office:value-type="float" office:value="59.0735931288072">
            <text:p>59.07</text:p>
          </table:table-cell>
          <table:table-cell table:style-name="ce2" table:formula="of:=(SIN(RADIANS([.A108] ))*[.$B$97])+[.$C$4]" office:value-type="float" office:value="59.0735931288072">
            <text:p>59.07</text:p>
          </table:table-cell>
          <table:table-cell table:number-columns-repeated="6"/>
          <table:table-cell table:style-name="ce3" table:formula="of:=CONCATENATE(&quot;MOVE &quot;;[.$A$95];[.$B108];&quot; (&quot;;ROUND([.C108];2);&quot; &quot;;ROUND([.D108];2);&quot;);&quot;)" office:value-type="string" office:string-value="MOVE IC8 (59.07 59.07);">
            <text:p>MOVE IC8 (59.07 59.07);</text:p>
          </table:table-cell>
          <table:table-cell table:style-name="ce3" table:formula="of:=CONCATENATE(&quot;ROTATE =R&quot;;[.$A108];&quot; &quot;;[.$A$95];[.$B108];&quot;;&quot;)" office:value-type="string" office:string-value="ROTATE =R-135 IC8;">
            <text:p>ROTATE =R-135 IC8;</text:p>
          </table:table-cell>
          <table:table-cell table:number-columns-repeated="1006"/>
        </table:table-row>
        <table:table-row table:style-name="ro2">
          <table:table-cell table:style-name="ce2" table:formula="of:=[.A108]+[.$B$99]" office:value-type="float" office:value="-165">
            <text:p>-165</text:p>
          </table:table-cell>
          <table:table-cell table:style-name="ce2" office:value-type="float" office:value="9">
            <text:p>9</text:p>
          </table:table-cell>
          <table:table-cell table:style-name="ce2" table:formula="of:=(COS(RADIANS([.A109] ))*[.$B$97])+[.$C$4]" office:value-type="float" office:value="43.5444504226559">
            <text:p>43.54</text:p>
          </table:table-cell>
          <table:table-cell table:style-name="ce2" table:formula="of:=(SIN(RADIANS([.A109] ))*[.$B$97])+[.$C$4]" office:value-type="float" office:value="85.9708572938487">
            <text:p>85.97</text:p>
          </table:table-cell>
          <table:table-cell table:number-columns-repeated="6"/>
          <table:table-cell table:style-name="ce3" table:formula="of:=CONCATENATE(&quot;MOVE &quot;;[.$A$95];[.$B109];&quot; (&quot;;ROUND([.C109];2);&quot; &quot;;ROUND([.D109];2);&quot;);&quot;)" office:value-type="string" office:string-value="MOVE IC9 (43.54 85.97);">
            <text:p>MOVE IC9 (43.54 85.97);</text:p>
          </table:table-cell>
          <table:table-cell table:style-name="ce3" table:formula="of:=CONCATENATE(&quot;ROTATE =R&quot;;[.$A109];&quot; &quot;;[.$A$95];[.$B109];&quot;;&quot;)" office:value-type="string" office:string-value="ROTATE =R-165 IC9;">
            <text:p>ROTATE =R-165 IC9;</text:p>
          </table:table-cell>
          <table:table-cell table:number-columns-repeated="1006"/>
        </table:table-row>
        <table:table-row table:style-name="ro2">
          <table:table-cell table:style-name="ce2" table:formula="of:=[.A109]+[.$B$99]" office:value-type="float" office:value="-195">
            <text:p>-195</text:p>
          </table:table-cell>
          <table:table-cell table:style-name="ce2" office:value-type="float" office:value="10">
            <text:p>10</text:p>
          </table:table-cell>
          <table:table-cell table:style-name="ce2" table:formula="of:=(COS(RADIANS([.A110] ))*[.$B$97])+[.$C$4]" office:value-type="float" office:value="43.5444504226559">
            <text:p>43.54</text:p>
          </table:table-cell>
          <table:table-cell table:style-name="ce2" table:formula="of:=(SIN(RADIANS([.A110] ))*[.$B$97])+[.$C$4]" office:value-type="float" office:value="117.029142706151">
            <text:p>117.03</text:p>
          </table:table-cell>
          <table:table-cell table:number-columns-repeated="6"/>
          <table:table-cell table:style-name="ce3" table:formula="of:=CONCATENATE(&quot;MOVE &quot;;[.$A$95];[.$B110];&quot; (&quot;;ROUND([.C110];2);&quot; &quot;;ROUND([.D110];2);&quot;);&quot;)" office:value-type="string" office:string-value="MOVE IC10 (43.54 117.03);">
            <text:p>MOVE IC10 (43.54 117.03);</text:p>
          </table:table-cell>
          <table:table-cell table:style-name="ce3" table:formula="of:=CONCATENATE(&quot;ROTATE =R&quot;;[.$A110];&quot; &quot;;[.$A$95];[.$B110];&quot;;&quot;)" office:value-type="string" office:string-value="ROTATE =R-195 IC10;">
            <text:p>ROTATE =R-195 IC10;</text:p>
          </table:table-cell>
          <table:table-cell table:number-columns-repeated="1006"/>
        </table:table-row>
        <table:table-row table:style-name="ro2">
          <table:table-cell table:style-name="ce2" table:formula="of:=[.A110]+[.$B$99]" office:value-type="float" office:value="-225">
            <text:p>-225</text:p>
          </table:table-cell>
          <table:table-cell table:style-name="ce2" office:value-type="float" office:value="11">
            <text:p>11</text:p>
          </table:table-cell>
          <table:table-cell table:style-name="ce2" table:formula="of:=(COS(RADIANS([.A111] ))*[.$B$97])+[.$C$4]" office:value-type="float" office:value="59.0735931288071">
            <text:p>59.07</text:p>
          </table:table-cell>
          <table:table-cell table:style-name="ce2" table:formula="of:=(SIN(RADIANS([.A111] ))*[.$B$97])+[.$C$4]" office:value-type="float" office:value="143.926406871193">
            <text:p>143.93</text:p>
          </table:table-cell>
          <table:table-cell table:number-columns-repeated="6"/>
          <table:table-cell table:style-name="ce3" table:formula="of:=CONCATENATE(&quot;MOVE &quot;;[.$A$95];[.$B111];&quot; (&quot;;ROUND([.C111];2);&quot; &quot;;ROUND([.D111];2);&quot;);&quot;)" office:value-type="string" office:string-value="MOVE IC11 (59.07 143.93);">
            <text:p>MOVE IC11 (59.07 143.93);</text:p>
          </table:table-cell>
          <table:table-cell table:style-name="ce3" table:formula="of:=CONCATENATE(&quot;ROTATE =R&quot;;[.$A111];&quot; &quot;;[.$A$95];[.$B111];&quot;;&quot;)" office:value-type="string" office:string-value="ROTATE =R-225 IC11;">
            <text:p>ROTATE =R-225 IC11;</text:p>
          </table:table-cell>
          <table:table-cell table:number-columns-repeated="1006"/>
        </table:table-row>
        <table:table-row table:style-name="ro2">
          <table:table-cell table:style-name="ce2" table:formula="of:=[.A111]+[.$B$99]" office:value-type="float" office:value="-255">
            <text:p>-255</text:p>
          </table:table-cell>
          <table:table-cell table:style-name="ce2" office:value-type="float" office:value="12">
            <text:p>12</text:p>
          </table:table-cell>
          <table:table-cell table:style-name="ce2" table:formula="of:=(COS(RADIANS([.A112] ))*[.$B$97])+[.$C$4]" office:value-type="float" office:value="85.9708572938488">
            <text:p>85.97</text:p>
          </table:table-cell>
          <table:table-cell table:style-name="ce2" table:formula="of:=(SIN(RADIANS([.A112] ))*[.$B$97])+[.$C$4]" office:value-type="float" office:value="159.455549577344">
            <text:p>159.46</text:p>
          </table:table-cell>
          <table:table-cell table:number-columns-repeated="6"/>
          <table:table-cell table:style-name="ce3" table:formula="of:=CONCATENATE(&quot;MOVE &quot;;[.$A$95];[.$B112];&quot; (&quot;;ROUND([.C112];2);&quot; &quot;;ROUND([.D112];2);&quot;);&quot;)" office:value-type="string" office:string-value="MOVE IC12 (85.97 159.46);">
            <text:p>MOVE IC12 (85.97 159.46);</text:p>
          </table:table-cell>
          <table:table-cell table:style-name="ce3" table:formula="of:=CONCATENATE(&quot;ROTATE =R&quot;;[.$A112];&quot; &quot;;[.$A$95];[.$B112];&quot;;&quot;)" office:value-type="string" office:string-value="ROTATE =R-255 IC12;">
            <text:p>ROTATE =R-255 IC12;</text:p>
          </table:table-cell>
          <table:table-cell table:number-columns-repeated="1006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office:value-type="string">
            <text:p>ARC</text:p>
          </table:table-cell>
          <table:table-cell table:style-name="Default" office:value-type="float" office:value="90">
            <text:p>90</text:p>
          </table:table-cell>
          <table:table-cell table:style-name="Default" office:value-type="string">
            <text:p>radius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 office:value-type="float" office:value="180">
            <text:p>180</text:p>
          </table:table-cell>
          <table:table-cell table:style-name="Default" table:formula="of:=[.C118]-101.5" office:value-type="float" office:value="78.5">
            <text:p>78.5</text:p>
          </table:table-cell>
          <table:table-cell table:style-name="ce2" table:formula="of:=(COS(RADIANS([.B118]+1 ))*[.D118])+[.$C$4]" office:value-type="float" office:value="100.129986094673">
            <text:p>100.13</text:p>
          </table:table-cell>
          <table:table-cell table:style-name="ce2" table:formula="of:=(SIN(RADIANS([.B118]+1 ))*[.D118])+[.$C$4]" office:value-type="float" office:value="179.988044069777">
            <text:p>179.99</text:p>
          </table:table-cell>
          <table:table-cell table:style-name="ce2" table:formula="of:=(COS(RADIANS([.B118]-1 ))*[.D118])+[.$C$4]" office:value-type="float" office:value="102.870013905327">
            <text:p>102.87</text:p>
          </table:table-cell>
          <table:table-cell table:style-name="ce2" table:formula="of:=(SIN(RADIANS([.B118]+1 ))*[.D118])+[.$C$4]" office:value-type="float" office:value="179.988044069777">
            <text:p>179.99</text:p>
          </table:table-cell>
          <table:table-cell office:value-type="float" office:value="356">
            <text:p>356</text:p>
          </table:table-cell>
          <table:table-cell table:number-columns-repeated="1009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 office:value-type="float" office:value="182.5">
            <text:p>182.5</text:p>
          </table:table-cell>
          <table:table-cell table:style-name="Default" table:formula="of:=[.C119]-101.5" office:value-type="float" office:value="81">
            <text:p>81</text:p>
          </table:table-cell>
          <table:table-cell table:style-name="ce2" table:formula="of:=(COS(RADIANS([.B119]+1 ))*[.D119])+[.$C$4]" office:value-type="float" office:value="100.08635507858">
            <text:p>100.09</text:p>
          </table:table-cell>
          <table:table-cell table:style-name="ce2" table:formula="of:=(SIN(RADIANS([.B119]+1 ))*[.D119])+[.$C$4]" office:value-type="float" office:value="182.487663307668">
            <text:p>182.49</text:p>
          </table:table-cell>
          <table:table-cell table:style-name="ce2" table:formula="of:=(COS(RADIANS([.B119]-1 ))*[.D119])+[.$C$4]" office:value-type="float" office:value="102.91364492142">
            <text:p>102.91</text:p>
          </table:table-cell>
          <table:table-cell table:style-name="ce2" table:formula="of:=(SIN(RADIANS([.B119]+1 ))*[.D119])+[.$C$4]" office:value-type="float" office:value="182.487663307668">
            <text:p>182.49</text:p>
          </table:table-cell>
          <table:table-cell table:number-columns-repeated="1010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 office:value-type="float" office:value="184.5">
            <text:p>184.5</text:p>
          </table:table-cell>
          <table:table-cell table:style-name="Default" table:formula="of:=[.C120]-101.5" office:value-type="float" office:value="83">
            <text:p>83</text:p>
          </table:table-cell>
          <table:table-cell table:style-name="ce2" table:formula="of:=(COS(RADIANS([.B120]+1 ))*[.D120])+[.$C$4]" office:value-type="float" office:value="100.051450265705">
            <text:p>100.05</text:p>
          </table:table-cell>
          <table:table-cell table:style-name="ce2" table:formula="of:=(SIN(RADIANS([.B120]+1 ))*[.D120])+[.$C$4]" office:value-type="float" office:value="184.48735869798">
            <text:p>184.49</text:p>
          </table:table-cell>
          <table:table-cell table:style-name="ce2" table:formula="of:=(COS(RADIANS([.B120]-1 ))*[.D120])+[.$C$4]" office:value-type="float" office:value="102.948549734295">
            <text:p>102.95</text:p>
          </table:table-cell>
          <table:table-cell table:style-name="ce2" table:formula="of:=(SIN(RADIANS([.B120]+1 ))*[.D120])+[.$C$4]" office:value-type="float" office:value="184.48735869798">
            <text:p>184.49</text:p>
          </table:table-cell>
          <table:table-cell table:number-columns-repeated="1010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 office:value-type="float" office:value="186.5">
            <text:p>186.5</text:p>
          </table:table-cell>
          <table:table-cell table:style-name="Default" table:formula="of:=[.C121]-101.5" office:value-type="float" office:value="85">
            <text:p>85</text:p>
          </table:table-cell>
          <table:table-cell table:style-name="ce2" table:formula="of:=(COS(RADIANS([.B121]+1 ))*[.D121])+[.$C$4]" office:value-type="float" office:value="100.016545452831">
            <text:p>100.02</text:p>
          </table:table-cell>
          <table:table-cell table:style-name="ce2" table:formula="of:=(SIN(RADIANS([.B121]+1 ))*[.D121])+[.$C$4]" office:value-type="float" office:value="186.487054088293">
            <text:p>186.49</text:p>
          </table:table-cell>
          <table:table-cell table:style-name="ce2" table:formula="of:=(COS(RADIANS([.B121]-1 ))*[.D121])+[.$C$4]" office:value-type="float" office:value="102.983454547169">
            <text:p>102.98</text:p>
          </table:table-cell>
          <table:table-cell table:style-name="ce2" table:formula="of:=(SIN(RADIANS([.B121]+1 ))*[.D121])+[.$C$4]" office:value-type="float" office:value="186.487054088293">
            <text:p>186.49</text:p>
          </table:table-cell>
          <table:table-cell table:number-columns-repeated="1010"/>
        </table:table-row>
        <table:table-row table:style-name="ro2">
          <table:table-cell table:style-name="Default" office:value-type="float" office:value="5">
            <text:p>5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 office:value-type="float" office:value="191">
            <text:p>191</text:p>
          </table:table-cell>
          <table:table-cell table:style-name="Default" table:formula="of:=[.C122]-101.5" office:value-type="float" office:value="89.5">
            <text:p>89.5</text:p>
          </table:table-cell>
          <table:table-cell table:style-name="ce2" table:formula="of:=(COS(RADIANS([.B122]+1 ))*[.D122])+[.$C$4]" office:value-type="float" office:value="99.9380096238631">
            <text:p>99.94</text:p>
          </table:table-cell>
          <table:table-cell table:style-name="ce2" table:formula="of:=(SIN(RADIANS([.B122]+1 ))*[.D122])+[.$C$4]" office:value-type="float" office:value="190.986368716497">
            <text:p>190.99</text:p>
          </table:table-cell>
          <table:table-cell table:style-name="ce2" table:formula="of:=(COS(RADIANS([.B122]-1 ))*[.D122])+[.$C$4]" office:value-type="float" office:value="103.061990376137">
            <text:p>103.06</text:p>
          </table:table-cell>
          <table:table-cell table:style-name="ce2" table:formula="of:=(SIN(RADIANS([.B122]+1 ))*[.D122])+[.$C$4]" office:value-type="float" office:value="190.986368716497">
            <text:p>190.99</text:p>
          </table:table-cell>
          <table:table-cell table:number-columns-repeated="1010"/>
        </table:table-row>
        <table:table-row table:style-name="ro2">
          <table:table-cell table:style-name="Default" office:value-type="float" office:value="6">
            <text:p>6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 office:value-type="float" office:value="196.5">
            <text:p>196.5</text:p>
          </table:table-cell>
          <table:table-cell table:style-name="Default" table:formula="of:=[.C123]-101.5" office:value-type="float" office:value="95">
            <text:p>95</text:p>
          </table:table-cell>
          <table:table-cell table:style-name="ce2" table:formula="of:=(COS(RADIANS([.B123]+1 ))*[.D123])+[.$C$4]" office:value-type="float" office:value="99.8420213884581">
            <text:p>99.84</text:p>
          </table:table-cell>
          <table:table-cell table:style-name="ce2" table:formula="of:=(SIN(RADIANS([.B123]+1 ))*[.D123])+[.$C$4]" office:value-type="float" office:value="196.485531039857">
            <text:p>196.49</text:p>
          </table:table-cell>
          <table:table-cell table:style-name="ce2" table:formula="of:=(COS(RADIANS([.B123]-1 ))*[.D123])+[.$C$4]" office:value-type="float" office:value="103.157978611542">
            <text:p>103.16</text:p>
          </table:table-cell>
          <table:table-cell table:style-name="ce2" table:formula="of:=(SIN(RADIANS([.B123]+1 ))*[.D123])+[.$C$4]" office:value-type="float" office:value="196.485531039857">
            <text:p>196.49</text:p>
          </table:table-cell>
          <table:table-cell table:number-columns-repeated="1010"/>
        </table:table-row>
        <table:table-row table:style-name="ro2">
          <table:table-cell table:style-name="Default" office:value-type="float" office:value="7">
            <text:p>7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 office:value-type="float" office:value="201">
            <text:p>201</text:p>
          </table:table-cell>
          <table:table-cell table:style-name="Default" table:formula="of:=[.C124]-101.5" office:value-type="float" office:value="99.5">
            <text:p>99.5</text:p>
          </table:table-cell>
          <table:table-cell table:style-name="ce2" table:formula="of:=(COS(RADIANS([.B124]+1 ))*[.D124])+[.$C$4]" office:value-type="float" office:value="99.7634855594903">
            <text:p>99.76</text:p>
          </table:table-cell>
          <table:table-cell table:style-name="ce2" table:formula="of:=(SIN(RADIANS([.B124]+1 ))*[.D124])+[.$C$4]" office:value-type="float" office:value="200.984845668061">
            <text:p>200.98</text:p>
          </table:table-cell>
          <table:table-cell table:style-name="ce2" table:formula="of:=(COS(RADIANS([.B124]-1 ))*[.D124])+[.$C$4]" office:value-type="float" office:value="103.23651444051">
            <text:p>103.24</text:p>
          </table:table-cell>
          <table:table-cell table:style-name="ce2" table:formula="of:=(SIN(RADIANS([.B124]+1 ))*[.D124])+[.$C$4]" office:value-type="float" office:value="200.984845668061">
            <text:p>200.98</text:p>
          </table:table-cell>
          <table:table-cell table:number-columns-repeated="1010"/>
        </table:table-row>
        <table:table-row table:style-name="ro2">
          <table:table-cell table:style-name="Default" office:value-type="float" office:value="8">
            <text:p>8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/>
          <table:table-cell table:style-name="Default" table:formula="of:=[.C125]-101.5" office:value-type="float" office:value="-101.5">
            <text:p>-101.5</text:p>
          </table:table-cell>
          <table:table-cell table:style-name="ce2" table:formula="of:=(COS(RADIANS([.B125]+1 ))*[.D125])+[.$C$4]" office:value-type="float" office:value="103.271419253384">
            <text:p>103.27</text:p>
          </table:table-cell>
          <table:table-cell table:style-name="ce2" table:formula="of:=(SIN(RADIANS([.B125]+1 ))*[.D125])+[.$C$4]" office:value-type="float" office:value="0.0154589416262922">
            <text:p>0.02</text:p>
          </table:table-cell>
          <table:table-cell table:style-name="ce2" table:formula="of:=(COS(RADIANS([.B125]-1 ))*[.D125])+[.$C$4]" office:value-type="float" office:value="99.7285807466157">
            <text:p>99.73</text:p>
          </table:table-cell>
          <table:table-cell table:style-name="ce2" table:formula="of:=(SIN(RADIANS([.B125]+1 ))*[.D125])+[.$C$4]" office:value-type="float" office:value="0.0154589416262922">
            <text:p>0.02</text:p>
          </table:table-cell>
          <table:table-cell table:number-columns-repeated="1010"/>
        </table:table-row>
        <table:table-row table:style-name="ro2">
          <table:table-cell table:style-name="Default" office:value-type="float" office:value="9">
            <text:p>9</text:p>
          </table:table-cell>
          <table:table-cell table:style-name="Default" table:formula="of:=[.$B$115]" office:value-type="float" office:value="90">
            <text:p>90</text:p>
          </table:table-cell>
          <table:table-cell table:style-name="Default"/>
          <table:table-cell table:style-name="Default" table:formula="of:=[.C126]-101.5" office:value-type="float" office:value="-101.5">
            <text:p>-101.5</text:p>
          </table:table-cell>
          <table:table-cell table:style-name="ce2" table:formula="of:=(COS(RADIANS([.B126]+1 ))*[.D126])+[.$C$4]" office:value-type="float" office:value="103.271419253384">
            <text:p>103.27</text:p>
          </table:table-cell>
          <table:table-cell table:style-name="ce2" table:formula="of:=(SIN(RADIANS([.B126]+1 ))*[.D126])+[.$C$4]" office:value-type="float" office:value="0.0154589416262922">
            <text:p>0.02</text:p>
          </table:table-cell>
          <table:table-cell table:style-name="ce2" table:formula="of:=(COS(RADIANS([.B126]-1 ))*[.D126])+[.$C$4]" office:value-type="float" office:value="99.7285807466157">
            <text:p>99.73</text:p>
          </table:table-cell>
          <table:table-cell table:style-name="ce2" table:formula="of:=(SIN(RADIANS([.B126]+1 ))*[.D126])+[.$C$4]" office:value-type="float" office:value="0.0154589416262922">
            <text:p>0.02</text:p>
          </table:table-cell>
          <table:table-cell table:number-columns-repeated="1010"/>
        </table:table-row>
        <table:table-row table:style-name="ro2" table:number-rows-repeated="7">
          <table:table-cell table:style-name="Default" table:number-columns-repeated="4"/>
          <table:table-cell table:number-columns-repeated="1014"/>
        </table:table-row>
        <table:table-row table:style-name="ro2" table:number-rows-repeated="65402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Lis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543cm" fo:margin-right="0.436cm" style:shadow="none" fo:background-color="transparent" style:print-page-order="ltr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/03/2012</text:date>, <text:time>18:37:4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4T14:46:30.41</meta:creation-date>
    <meta:generator>OpenOffice.org/3.2$Win32 OpenOffice.org_project/320m19$Build-9505</meta:generator>
    <dc:date>2012-03-25T18:37:46.55</dc:date>
    <meta:editing-duration>PT27H51M12S</meta:editing-duration>
    <meta:editing-cycles>9</meta:editing-cycles>
    <meta:print-date>2012-03-24T18:47:09.28</meta:print-date>
    <meta:document-statistic meta:table-count="3" meta:cell-count="2401" meta:object-count="0"/>
  </office:meta>
</office:document-meta>
</file>